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6.79pt"/>
    </style:style>
    <style:style style:name="co9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3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_ref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dx_rob</text:p>
          </table:table-cell>
          <table:table-cell office:value-type="string" calcext:value-type="string">
            <text:p>ddz_rob</text:p>
          </table:table-cell>
          <table:table-cell office:value-type="string" calcext:value-type="string">
            <text:p>offs_x_j</text:p>
          </table:table-cell>
          <table:table-cell office:value-type="string" calcext:value-type="string">
            <text:p>iter</text:p>
          </table:table-cell>
          <table:table-cell/>
          <table:table-cell office:value-type="string" calcext:value-type="string">
            <text:p>ddx/ddz</text:p>
          </table:table-cell>
          <table:table-cell office:value-type="string" calcext:value-type="string">
            <text:p>Zcom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1129466" calcext:value-type="float">
            <text:p>-0.011294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4517118" calcext:value-type="float">
            <text:p>-0.0034517118</text:p>
          </table:table-cell>
          <table:table-cell office:value-type="float" office:value="-0.1971156693" calcext:value-type="float">
            <text:p>-0.19711566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]/[.I2]" office:value-type="float" office:value="0.0175110979875814" calcext:value-type="float">
            <text:p>0.017511098</text:p>
          </table:table-cell>
          <table:table-cell table:formula="of:=[.D2]/[.M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155" calcext:value-type="float">
            <text:p>-0.000155</text:p>
          </table:table-cell>
          <table:table-cell office:value-type="float" office:value="-0.01236967" calcext:value-type="float">
            <text:p>-0.012369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5348684" calcext:value-type="float">
            <text:p>-0.0075348684</text:p>
          </table:table-cell>
          <table:table-cell office:value-type="float" office:value="-0.3928958321" calcext:value-type="float">
            <text:p>-0.39289583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3]/[.I3]" office:value-type="float" office:value="0.0191777763579895" calcext:value-type="float">
            <text:p>0.0191777764</text:p>
          </table:table-cell>
          <table:table-cell table:formula="of:=[.D3]/[.M3]" office:value-type="float" office:value="-0.00808227174551582" calcext:value-type="float">
            <text:p>-0.008082271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0002888" calcext:value-type="float">
            <text:p>-0.00002888</text:p>
          </table:table-cell>
          <table:table-cell office:value-type="float" office:value="-0.01167361" calcext:value-type="float">
            <text:p>-0.011673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6608945" calcext:value-type="float">
            <text:p>-0.0106608945</text:p>
          </table:table-cell>
          <table:table-cell office:value-type="float" office:value="-0.5890447617" calcext:value-type="float">
            <text:p>-0.5890447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4]/[.I4]" office:value-type="float" office:value="0.0180986152380548" calcext:value-type="float">
            <text:p>0.0180986152</text:p>
          </table:table-cell>
          <table:table-cell table:formula="of:=[.D4]/[.M4]" office:value-type="float" office:value="-0.00159570219158402" calcext:value-type="float">
            <text:p>-0.001595702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19080152" calcext:value-type="float">
            <text:p>0.0019080152</text:p>
          </table:table-cell>
          <table:table-cell office:value-type="float" office:value="0" calcext:value-type="float">
            <text:p>0</text:p>
          </table:table-cell>
          <table:table-cell office:value-type="float" office:value="-0.00002166" calcext:value-type="float">
            <text:p>-0.00002166</text:p>
          </table:table-cell>
          <table:table-cell office:value-type="float" office:value="-0.01234145" calcext:value-type="float">
            <text:p>-0.012341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0317651" calcext:value-type="float">
            <text:p>-0.0150317651</text:p>
          </table:table-cell>
          <table:table-cell office:value-type="float" office:value="-0.7856035423" calcext:value-type="float">
            <text:p>-0.785603542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5]/[.I5]" office:value-type="float" office:value="0.0191340342687251" calcext:value-type="float">
            <text:p>0.0191340343</text:p>
          </table:table-cell>
          <table:table-cell table:formula="of:=[.D5]/[.M5]" office:value-type="float" office:value="-0.00113201427863039" calcext:value-type="float">
            <text:p>-0.001132014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12439511" calcext:value-type="float">
            <text:p>-0.0012439511</text:p>
          </table:table-cell>
          <table:table-cell office:value-type="float" office:value="0" calcext:value-type="float">
            <text:p>0</text:p>
          </table:table-cell>
          <table:table-cell office:value-type="float" office:value="0.00004548" calcext:value-type="float">
            <text:p>0.00004548</text:p>
          </table:table-cell>
          <table:table-cell office:value-type="float" office:value="-0.01168458" calcext:value-type="float">
            <text:p>-0.011684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7753183" calcext:value-type="float">
            <text:p>-0.0177753183</text:p>
          </table:table-cell>
          <table:table-cell office:value-type="float" office:value="-0.9812142181" calcext:value-type="float">
            <text:p>-0.98121421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6]/[.I6]" office:value-type="float" office:value="0.0181156346617354" calcext:value-type="float">
            <text:p>0.0181156347</text:p>
          </table:table-cell>
          <table:table-cell table:formula="of:=[.D6]/[.M6]" office:value-type="float" office:value="0.0025105385954854" calcext:value-type="float">
            <text:p>0.0025105386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10101683" calcext:value-type="float">
            <text:p>0.0010101683</text:p>
          </table:table-cell>
          <table:table-cell office:value-type="float" office:value="0" calcext:value-type="float">
            <text:p>0</text:p>
          </table:table-cell>
          <table:table-cell office:value-type="float" office:value="0.0000413" calcext:value-type="float">
            <text:p>0.0000413</text:p>
          </table:table-cell>
          <table:table-cell office:value-type="float" office:value="-0.01283831" calcext:value-type="float">
            <text:p>-0.012838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4030381" calcext:value-type="float">
            <text:p>-0.0234030381</text:p>
          </table:table-cell>
          <table:table-cell office:value-type="float" office:value="-1.1757746315" calcext:value-type="float">
            <text:p>-1.175774631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7]/[.I7]" office:value-type="float" office:value="0.0199043570706603" calcext:value-type="float">
            <text:p>0.0199043571</text:p>
          </table:table-cell>
          <table:table-cell table:formula="of:=[.D7]/[.M7]" office:value-type="float" office:value="0.00207492258370292" calcext:value-type="float">
            <text:p>0.002074922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12116063" calcext:value-type="float">
            <text:p>-0.0012116063</text:p>
          </table:table-cell>
          <table:table-cell office:value-type="float" office:value="0" calcext:value-type="float">
            <text:p>0</text:p>
          </table:table-cell>
          <table:table-cell office:value-type="float" office:value="0.0000354" calcext:value-type="float">
            <text:p>0.0000354</text:p>
          </table:table-cell>
          <table:table-cell office:value-type="float" office:value="-0.01101495" calcext:value-type="float">
            <text:p>-0.011014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4458854" calcext:value-type="float">
            <text:p>-0.0234458854</text:p>
          </table:table-cell>
          <table:table-cell office:value-type="float" office:value="-1.3729159546" calcext:value-type="float">
            <text:p>-1.372915954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8]/[.I8]" office:value-type="float" office:value="0.0170774367662083" calcext:value-type="float">
            <text:p>0.0170774368</text:p>
          </table:table-cell>
          <table:table-cell table:formula="of:=[.D8]/[.M8]" office:value-type="float" office:value="0.00207291061794749" calcext:value-type="float">
            <text:p>0.0020729106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3488015" calcext:value-type="float">
            <text:p>0.0003488015</text:p>
          </table:table-cell>
          <table:table-cell office:value-type="float" office:value="0" calcext:value-type="float">
            <text:p>0</text:p>
          </table:table-cell>
          <table:table-cell office:value-type="float" office:value="0.00005762" calcext:value-type="float">
            <text:p>0.00005762</text:p>
          </table:table-cell>
          <table:table-cell office:value-type="float" office:value="-0.00892851" calcext:value-type="float">
            <text:p>-0.008928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7519302" calcext:value-type="float">
            <text:p>-0.0217519302</text:p>
          </table:table-cell>
          <table:table-cell office:value-type="float" office:value="-1.5713696098" calcext:value-type="float">
            <text:p>-1.57136960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H9]/[.I9]" office:value-type="float" office:value="0.0138426567908288" calcext:value-type="float">
            <text:p>0.0138426568</text:p>
          </table:table-cell>
          <table:table-cell table:formula="of:=[.D9]/[.M9]" office:value-type="float" office:value="0.00416249574562703" calcext:value-type="float">
            <text:p>0.0041624957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05381855" calcext:value-type="float">
            <text:p>-0.0005381855</text:p>
          </table:table-cell>
          <table:table-cell office:value-type="float" office:value="0" calcext:value-type="float">
            <text:p>0</text:p>
          </table:table-cell>
          <table:table-cell office:value-type="float" office:value="0.00006605" calcext:value-type="float">
            <text:p>0.00006605</text:p>
          </table:table-cell>
          <table:table-cell office:value-type="float" office:value="-0.00737597" calcext:value-type="float">
            <text:p>-0.007375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2170642" calcext:value-type="float">
            <text:p>-0.0202170642</text:p>
          </table:table-cell>
          <table:table-cell office:value-type="float" office:value="-1.7679029465" calcext:value-type="float">
            <text:p>-1.767902946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10]/[.I10]" office:value-type="float" office:value="0.0114356188160808" calcext:value-type="float">
            <text:p>0.0114356188</text:p>
          </table:table-cell>
          <table:table-cell table:formula="of:=[.D10]/[.M10]" office:value-type="float" office:value="0.00577581336544032" calcext:value-type="float">
            <text:p>0.005775813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003128056" calcext:value-type="float">
            <text:p>-0.0003128056</text:p>
          </table:table-cell>
          <table:table-cell office:value-type="float" office:value="0" calcext:value-type="float">
            <text:p>0</text:p>
          </table:table-cell>
          <table:table-cell office:value-type="float" office:value="0.00005944" calcext:value-type="float">
            <text:p>0.00005944</text:p>
          </table:table-cell>
          <table:table-cell office:value-type="float" office:value="-0.00832502" calcext:value-type="float">
            <text:p>-0.008325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53661802" calcext:value-type="float">
            <text:p>-0.0253661802</text:p>
          </table:table-cell>
          <table:table-cell office:value-type="float" office:value="-1.9653033257" calcext:value-type="float">
            <text:p>-1.965303325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11]/[.I11]" office:value-type="float" office:value="0.0129070051774146" calcext:value-type="float">
            <text:p>0.0129070052</text:p>
          </table:table-cell>
          <table:table-cell table:formula="of:=[.D11]/[.M11]" office:value-type="float" office:value="0.00460525111619321" calcext:value-type="float">
            <text:p>0.004605251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004664217" calcext:value-type="float">
            <text:p>-0.0004664217</text:p>
          </table:table-cell>
          <table:table-cell office:value-type="float" office:value="0" calcext:value-type="float">
            <text:p>0</text:p>
          </table:table-cell>
          <table:table-cell office:value-type="float" office:value="0.00006338" calcext:value-type="float">
            <text:p>0.00006338</text:p>
          </table:table-cell>
          <table:table-cell office:value-type="float" office:value="-0.00714274" calcext:value-type="float">
            <text:p>-0.007142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9577649" calcext:value-type="float">
            <text:p>-0.0239577649</text:p>
          </table:table-cell>
          <table:table-cell office:value-type="float" office:value="-2.1634231377" calcext:value-type="float">
            <text:p>-2.163423137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H12]/[.I12]" office:value-type="float" office:value="0.011074007891711" calcext:value-type="float">
            <text:p>0.0110740079</text:p>
          </table:table-cell>
          <table:table-cell table:formula="of:=[.D12]/[.M12]" office:value-type="float" office:value="0.00572331179639491" calcext:value-type="float">
            <text:p>0.005723311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002916876" calcext:value-type="float">
            <text:p>-0.0002916876</text:p>
          </table:table-cell>
          <table:table-cell office:value-type="float" office:value="0" calcext:value-type="float">
            <text:p>0</text:p>
          </table:table-cell>
          <table:table-cell office:value-type="float" office:value="0.0000581" calcext:value-type="float">
            <text:p>0.0000581</text:p>
          </table:table-cell>
          <table:table-cell office:value-type="float" office:value="-0.00694426" calcext:value-type="float">
            <text:p>-0.006944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54065884" calcext:value-type="float">
            <text:p>-0.0254065884</text:p>
          </table:table-cell>
          <table:table-cell office:value-type="float" office:value="-2.359828167" calcext:value-type="float">
            <text:p>-2.35982816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3]/[.I13]" office:value-type="float" office:value="0.0107662874590987" calcext:value-type="float">
            <text:p>0.0107662875</text:p>
          </table:table-cell>
          <table:table-cell table:formula="of:=[.D13]/[.M13]" office:value-type="float" office:value="0.00539647489635799" calcext:value-type="float">
            <text:p>0.005396474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004625874" calcext:value-type="float">
            <text:p>-0.0004625874</text:p>
          </table:table-cell>
          <table:table-cell office:value-type="float" office:value="0" calcext:value-type="float">
            <text:p>0</text:p>
          </table:table-cell>
          <table:table-cell office:value-type="float" office:value="0.00003271" calcext:value-type="float">
            <text:p>0.00003271</text:p>
          </table:table-cell>
          <table:table-cell office:value-type="float" office:value="-0.00689863" calcext:value-type="float">
            <text:p>-0.006898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734252" calcext:value-type="float">
            <text:p>-0.02734252</text:p>
          </table:table-cell>
          <table:table-cell office:value-type="float" office:value="-2.5564404869" calcext:value-type="float">
            <text:p>-2.556440486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H14]/[.I14]" office:value-type="float" office:value="0.0106955433307021" calcext:value-type="float">
            <text:p>0.0106955433</text:p>
          </table:table-cell>
          <table:table-cell table:formula="of:=[.D14]/[.M14]" office:value-type="float" office:value="0.00305828315482622" calcext:value-type="float">
            <text:p>0.0030582832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002817076" calcext:value-type="float">
            <text:p>-0.0002817076</text:p>
          </table:table-cell>
          <table:table-cell office:value-type="float" office:value="0" calcext:value-type="float">
            <text:p>0</text:p>
          </table:table-cell>
          <table:table-cell office:value-type="float" office:value="0.00003037" calcext:value-type="float">
            <text:p>0.00003037</text:p>
          </table:table-cell>
          <table:table-cell office:value-type="float" office:value="-0.00765124" calcext:value-type="float">
            <text:p>-0.007651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26572403" calcext:value-type="float">
            <text:p>-0.0326572403</text:p>
          </table:table-cell>
          <table:table-cell office:value-type="float" office:value="-2.7530074692" calcext:value-type="float">
            <text:p>-2.753007469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15]/[.I15]" office:value-type="float" office:value="0.0118623871040531" calcext:value-type="float">
            <text:p>0.0118623871</text:p>
          </table:table-cell>
          <table:table-cell table:formula="of:=[.D15]/[.M15]" office:value-type="float" office:value="0.00256019296399653" calcext:value-type="float">
            <text:p>0.002560193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000939288" calcext:value-type="float">
            <text:p>-9.392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2835" calcext:value-type="float">
            <text:p>0.00002835</text:p>
          </table:table-cell>
          <table:table-cell office:value-type="float" office:value="-0.00777786" calcext:value-type="float">
            <text:p>-0.007777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55524852" calcext:value-type="float">
            <text:p>-0.0355524852</text:p>
          </table:table-cell>
          <table:table-cell office:value-type="float" office:value="-2.9482861328" calcext:value-type="float">
            <text:p>-2.94828613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16]/[.I16]" office:value-type="float" office:value="0.0120586956620237" calcext:value-type="float">
            <text:p>0.0120586957</text:p>
          </table:table-cell>
          <table:table-cell table:formula="of:=[.D16]/[.M16]" office:value-type="float" office:value="0.00235100053891254" calcext:value-type="float">
            <text:p>0.002351000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0002509477" calcext:value-type="float">
            <text:p>-0.0002509477</text:p>
          </table:table-cell>
          <table:table-cell office:value-type="float" office:value="0" calcext:value-type="float">
            <text:p>0</text:p>
          </table:table-cell>
          <table:table-cell office:value-type="float" office:value="-0.00002803" calcext:value-type="float">
            <text:p>-0.00002803</text:p>
          </table:table-cell>
          <table:table-cell office:value-type="float" office:value="-0.0075497" calcext:value-type="float">
            <text:p>-0.00754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67785793" calcext:value-type="float">
            <text:p>-0.0367785793</text:p>
          </table:table-cell>
          <table:table-cell office:value-type="float" office:value="-3.1421363831" calcext:value-type="float">
            <text:p>-3.14213638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H17]/[.I17]" office:value-type="float" office:value="0.0117049595612125" calcext:value-type="float">
            <text:p>0.0117049596</text:p>
          </table:table-cell>
          <table:table-cell table:formula="of:=[.D17]/[.M17]" office:value-type="float" office:value="-0.00239471139164674" calcext:value-type="float">
            <text:p>-0.002394711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000123847" calcext:value-type="float">
            <text:p>-0.000123847</text:p>
          </table:table-cell>
          <table:table-cell office:value-type="float" office:value="0" calcext:value-type="float">
            <text:p>0</text:p>
          </table:table-cell>
          <table:table-cell office:value-type="float" office:value="-0.00002638" calcext:value-type="float">
            <text:p>-0.00002638</text:p>
          </table:table-cell>
          <table:table-cell office:value-type="float" office:value="-0.00746866" calcext:value-type="float">
            <text:p>-0.007468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86513511" calcext:value-type="float">
            <text:p>-0.0386513511</text:p>
          </table:table-cell>
          <table:table-cell office:value-type="float" office:value="-3.3379655647" calcext:value-type="float">
            <text:p>-3.337965564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H18]/[.I18]" office:value-type="float" office:value="0.0115793139116682" calcext:value-type="float">
            <text:p>0.0115793139</text:p>
          </table:table-cell>
          <table:table-cell table:formula="of:=[.D18]/[.M18]" office:value-type="float" office:value="-0.00227820060853671" calcext:value-type="float">
            <text:p>-0.002278200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4882174" calcext:value-type="float">
            <text:p>0.0004882174</text:p>
          </table:table-cell>
          <table:table-cell office:value-type="float" office:value="0" calcext:value-type="float">
            <text:p>0</text:p>
          </table:table-cell>
          <table:table-cell office:value-type="float" office:value="-0.00011824" calcext:value-type="float">
            <text:p>-0.00011824</text:p>
          </table:table-cell>
          <table:table-cell office:value-type="float" office:value="-0.00751472" calcext:value-type="float">
            <text:p>-0.007514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11939365" calcext:value-type="float">
            <text:p>-0.0411939365</text:p>
          </table:table-cell>
          <table:table-cell office:value-type="float" office:value="-3.5357394218" calcext:value-type="float">
            <text:p>-3.53573942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H19]/[.I19]" office:value-type="float" office:value="0.0116507274959275" calcext:value-type="float">
            <text:p>0.0116507275</text:p>
          </table:table-cell>
          <table:table-cell table:formula="of:=[.D19]/[.M19]" office:value-type="float" office:value="-0.0101487224760283" calcext:value-type="float">
            <text:p>-0.0101487225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000065088" calcext:value-type="float">
            <text:p>-0.000065088</text:p>
          </table:table-cell>
          <table:table-cell office:value-type="float" office:value="0" calcext:value-type="float">
            <text:p>0</text:p>
          </table:table-cell>
          <table:table-cell office:value-type="float" office:value="-0.00008687" calcext:value-type="float">
            <text:p>-0.00008687</text:p>
          </table:table-cell>
          <table:table-cell office:value-type="float" office:value="-0.00784633" calcext:value-type="float">
            <text:p>-0.007846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53822733" calcext:value-type="float">
            <text:p>-0.0453822733</text:p>
          </table:table-cell>
          <table:table-cell office:value-type="float" office:value="-3.7306077766" calcext:value-type="float">
            <text:p>-3.730607776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H20]/[.I20]" office:value-type="float" office:value="0.0121648471288398" calcext:value-type="float">
            <text:p>0.0121648471</text:p>
          </table:table-cell>
          <table:table-cell table:formula="of:=[.D20]/[.M20]" office:value-type="float" office:value="-0.00714106795424111" calcext:value-type="float">
            <text:p>-0.007141068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14334873" calcext:value-type="float">
            <text:p>0.0014334873</text:p>
          </table:table-cell>
          <table:table-cell office:value-type="float" office:value="0" calcext:value-type="float">
            <text:p>0</text:p>
          </table:table-cell>
          <table:table-cell office:value-type="float" office:value="-0.00008252" calcext:value-type="float">
            <text:p>-0.00008252</text:p>
          </table:table-cell>
          <table:table-cell office:value-type="float" office:value="-0.00752337" calcext:value-type="float">
            <text:p>-0.007523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58128216" calcext:value-type="float">
            <text:p>-0.0458128216</text:p>
          </table:table-cell>
          <table:table-cell office:value-type="float" office:value="-3.9276625061" calcext:value-type="float">
            <text:p>-3.927662506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H21]/[.I21]" office:value-type="float" office:value="0.0116641441388736" calcext:value-type="float">
            <text:p>0.0116641441</text:p>
          </table:table-cell>
          <table:table-cell table:formula="of:=[.D21]/[.M21]" office:value-type="float" office:value="-0.00707467251926199" calcext:value-type="float">
            <text:p>-0.0070746725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0001221409" calcext:value-type="float">
            <text:p>-0.0001221409</text:p>
          </table:table-cell>
          <table:table-cell office:value-type="float" office:value="0" calcext:value-type="float">
            <text:p>0</text:p>
          </table:table-cell>
          <table:table-cell office:value-type="float" office:value="-0.00015817" calcext:value-type="float">
            <text:p>-0.00015817</text:p>
          </table:table-cell>
          <table:table-cell office:value-type="float" office:value="-0.0070484" calcext:value-type="float">
            <text:p>-0.00704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50852188" calcext:value-type="float">
            <text:p>-0.0450852188</text:p>
          </table:table-cell>
          <table:table-cell office:value-type="float" office:value="-4.1257529831" calcext:value-type="float">
            <text:p>-4.125752983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formula="of:=[.H22]/[.I22]" office:value-type="float" office:value="0.0109277552448436" calcext:value-type="float">
            <text:p>0.0109277552</text:p>
          </table:table-cell>
          <table:table-cell table:formula="of:=[.D22]/[.M22]" office:value-type="float" office:value="-0.014474152875508" calcext:value-type="float">
            <text:p>-0.014474152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08934256" calcext:value-type="float">
            <text:p>0.0008934256</text:p>
          </table:table-cell>
          <table:table-cell office:value-type="float" office:value="0" calcext:value-type="float">
            <text:p>0</text:p>
          </table:table-cell>
          <table:table-cell office:value-type="float" office:value="-0.00015098" calcext:value-type="float">
            <text:p>-0.00015098</text:p>
          </table:table-cell>
          <table:table-cell office:value-type="float" office:value="-0.00802078" calcext:value-type="float">
            <text:p>-0.008020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37287476" calcext:value-type="float">
            <text:p>-0.0537287476</text:p>
          </table:table-cell>
          <table:table-cell office:value-type="float" office:value="-4.3206595421" calcext:value-type="float">
            <text:p>-4.320659542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H23]/[.I23]" office:value-type="float" office:value="0.0124353115714102" calcext:value-type="float">
            <text:p>0.0124353116</text:p>
          </table:table-cell>
          <table:table-cell table:formula="of:=[.D23]/[.M23]" office:value-type="float" office:value="-0.0121412317763807" calcext:value-type="float">
            <text:p>-0.0121412318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12172651" calcext:value-type="float">
            <text:p>0.0012172651</text:p>
          </table:table-cell>
          <table:table-cell office:value-type="float" office:value="0" calcext:value-type="float">
            <text:p>0</text:p>
          </table:table-cell>
          <table:table-cell office:value-type="float" office:value="-0.00022218" calcext:value-type="float">
            <text:p>-0.00022218</text:p>
          </table:table-cell>
          <table:table-cell office:value-type="float" office:value="-0.00825357" calcext:value-type="float">
            <text:p>-0.008253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77830422" calcext:value-type="float">
            <text:p>-0.0577830422</text:p>
          </table:table-cell>
          <table:table-cell office:value-type="float" office:value="-4.5156290817" calcext:value-type="float">
            <text:p>-4.515629081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H24]/[.I24]" office:value-type="float" office:value="0.012796233072856" calcext:value-type="float">
            <text:p>0.0127962331</text:p>
          </table:table-cell>
          <table:table-cell table:formula="of:=[.D24]/[.M24]" office:value-type="float" office:value="-0.0173629222549329" calcext:value-type="float">
            <text:p>-0.0173629223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698028" calcext:value-type="float">
            <text:p>0.000698028</text:p>
          </table:table-cell>
          <table:table-cell office:value-type="float" office:value="0" calcext:value-type="float">
            <text:p>0</text:p>
          </table:table-cell>
          <table:table-cell office:value-type="float" office:value="-0.00020783" calcext:value-type="float">
            <text:p>-0.00020783</text:p>
          </table:table-cell>
          <table:table-cell office:value-type="float" office:value="-0.00857659" calcext:value-type="float">
            <text:p>-0.008576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26377642" calcext:value-type="float">
            <text:p>-0.0626377642</text:p>
          </table:table-cell>
          <table:table-cell office:value-type="float" office:value="-4.7106540108" calcext:value-type="float">
            <text:p>-4.710654010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H25]/[.I25]" office:value-type="float" office:value="0.0132970419938276" calcext:value-type="float">
            <text:p>0.013297042</text:p>
          </table:table-cell>
          <table:table-cell table:formula="of:=[.D25]/[.M25]" office:value-type="float" office:value="-0.0156297919564722" calcext:value-type="float">
            <text:p>-0.01562979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019590505" calcext:value-type="float">
            <text:p>0.0019590505</text:p>
          </table:table-cell>
          <table:table-cell office:value-type="float" office:value="0" calcext:value-type="float">
            <text:p>0</text:p>
          </table:table-cell>
          <table:table-cell office:value-type="float" office:value="-0.00019952" calcext:value-type="float">
            <text:p>-0.00019952</text:p>
          </table:table-cell>
          <table:table-cell office:value-type="float" office:value="-0.00822157" calcext:value-type="float">
            <text:p>-0.008221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25468164" calcext:value-type="float">
            <text:p>-0.0625468164</text:p>
          </table:table-cell>
          <table:table-cell office:value-type="float" office:value="-4.9069304657" calcext:value-type="float">
            <text:p>-4.906930465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26]/[.I26]" office:value-type="float" office:value="0.0127466278230779" calcext:value-type="float">
            <text:p>0.0127466278</text:p>
          </table:table-cell>
          <table:table-cell table:formula="of:=[.D26]/[.M26]" office:value-type="float" office:value="-0.0156527673647745" calcext:value-type="float">
            <text:p>-0.015652767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8066986" calcext:value-type="float">
            <text:p>0.0008066986</text:p>
          </table:table-cell>
          <table:table-cell office:value-type="float" office:value="0" calcext:value-type="float">
            <text:p>0</text:p>
          </table:table-cell>
          <table:table-cell office:value-type="float" office:value="-0.00025204" calcext:value-type="float">
            <text:p>-0.00025204</text:p>
          </table:table-cell>
          <table:table-cell office:value-type="float" office:value="-0.00795598" calcext:value-type="float">
            <text:p>-0.007955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29451173" calcext:value-type="float">
            <text:p>-0.0629451173</text:p>
          </table:table-cell>
          <table:table-cell office:value-type="float" office:value="-5.1030275917" calcext:value-type="float">
            <text:p>-5.103027591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27]/[.I27]" office:value-type="float" office:value="0.0123348573310439" calcext:value-type="float">
            <text:p>0.0123348573</text:p>
          </table:table-cell>
          <table:table-cell table:formula="of:=[.D27]/[.M27]" office:value-type="float" office:value="-0.020433150804726" calcext:value-type="float">
            <text:p>-0.0204331508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14725917" calcext:value-type="float">
            <text:p>0.0014725917</text:p>
          </table:table-cell>
          <table:table-cell office:value-type="float" office:value="0" calcext:value-type="float">
            <text:p>0</text:p>
          </table:table-cell>
          <table:table-cell office:value-type="float" office:value="-0.00024271" calcext:value-type="float">
            <text:p>-0.00024271</text:p>
          </table:table-cell>
          <table:table-cell office:value-type="float" office:value="-0.00818077" calcext:value-type="float">
            <text:p>-0.008180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72152849" calcext:value-type="float">
            <text:p>-0.0672152849</text:p>
          </table:table-cell>
          <table:table-cell office:value-type="float" office:value="-5.2994835091" calcext:value-type="float">
            <text:p>-5.299483509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H28]/[.I28]" office:value-type="float" office:value="0.0126833652344764" calcext:value-type="float">
            <text:p>0.0126833652</text:p>
          </table:table-cell>
          <table:table-cell table:formula="of:=[.D28]/[.M28]" office:value-type="float" office:value="-0.0191360885311618" calcext:value-type="float">
            <text:p>-0.019136088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17417048" calcext:value-type="float">
            <text:p>0.0017417048</text:p>
          </table:table-cell>
          <table:table-cell office:value-type="float" office:value="0" calcext:value-type="float">
            <text:p>0</text:p>
          </table:table-cell>
          <table:table-cell office:value-type="float" office:value="-0.00023404" calcext:value-type="float">
            <text:p>-0.00023404</text:p>
          </table:table-cell>
          <table:table-cell office:value-type="float" office:value="-0.00840434" calcext:value-type="float">
            <text:p>-0.008404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15945368" calcext:value-type="float">
            <text:p>-0.0715945368</text:p>
          </table:table-cell>
          <table:table-cell office:value-type="float" office:value="-5.494596653" calcext:value-type="float">
            <text:p>-5.49459665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H29]/[.I29]" office:value-type="float" office:value="0.0130299895190505" calcext:value-type="float">
            <text:p>0.0130299895</text:p>
          </table:table-cell>
          <table:table-cell table:formula="of:=[.D29]/[.M29]" office:value-type="float" office:value="-0.0179616414623988" calcext:value-type="float">
            <text:p>-0.0179616415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12967705" calcext:value-type="float">
            <text:p>0.0012967705</text:p>
          </table:table-cell>
          <table:table-cell office:value-type="float" office:value="0" calcext:value-type="float">
            <text:p>0</text:p>
          </table:table-cell>
          <table:table-cell office:value-type="float" office:value="-0.00026539" calcext:value-type="float">
            <text:p>-0.00026539</text:p>
          </table:table-cell>
          <table:table-cell office:value-type="float" office:value="-0.00822807" calcext:value-type="float">
            <text:p>-0.008228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26006789" calcext:value-type="float">
            <text:p>-0.0726006789</text:p>
          </table:table-cell>
          <table:table-cell office:value-type="float" office:value="-5.6911796951" calcext:value-type="float">
            <text:p>-5.691179695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H30]/[.I30]" office:value-type="float" office:value="0.0127567012095063" calcext:value-type="float">
            <text:p>0.0127567012</text:p>
          </table:table-cell>
          <table:table-cell table:formula="of:=[.D30]/[.M30]" office:value-type="float" office:value="-0.0208039677061834" calcext:value-type="float">
            <text:p>-0.020803967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1520841" calcext:value-type="float">
            <text:p>0.001520841</text:p>
          </table:table-cell>
          <table:table-cell office:value-type="float" office:value="0" calcext:value-type="float">
            <text:p>0</text:p>
          </table:table-cell>
          <table:table-cell office:value-type="float" office:value="-0.00025655" calcext:value-type="float">
            <text:p>-0.00025655</text:p>
          </table:table-cell>
          <table:table-cell office:value-type="float" office:value="-0.00863439" calcext:value-type="float">
            <text:p>-0.008634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88008327" calcext:value-type="float">
            <text:p>-0.0788008327</text:p>
          </table:table-cell>
          <table:table-cell office:value-type="float" office:value="-5.8865211296" calcext:value-type="float">
            <text:p>-5.886521129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31]/[.I31]" office:value-type="float" office:value="0.0133866558813074" calcext:value-type="float">
            <text:p>0.0133866559</text:p>
          </table:table-cell>
          <table:table-cell table:formula="of:=[.D31]/[.M31]" office:value-type="float" office:value="-0.019164607073992" calcext:value-type="float">
            <text:p>-0.0191646071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17887262" calcext:value-type="float">
            <text:p>0.0017887262</text:p>
          </table:table-cell>
          <table:table-cell office:value-type="float" office:value="0" calcext:value-type="float">
            <text:p>0</text:p>
          </table:table-cell>
          <table:table-cell office:value-type="float" office:value="-0.00026109" calcext:value-type="float">
            <text:p>-0.00026109</text:p>
          </table:table-cell>
          <table:table-cell office:value-type="float" office:value="-0.00866615" calcext:value-type="float">
            <text:p>-0.008666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17337856" calcext:value-type="float">
            <text:p>-0.0817337856</text:p>
          </table:table-cell>
          <table:table-cell office:value-type="float" office:value="-6.0832438087" calcext:value-type="float">
            <text:p>-6.083243808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formula="of:=[.H32]/[.I32]" office:value-type="float" office:value="0.0134358885111768" calcext:value-type="float">
            <text:p>0.0134358885</text:p>
          </table:table-cell>
          <table:table-cell table:formula="of:=[.D32]/[.M32]" office:value-type="float" office:value="-0.0194322839001536" calcext:value-type="float">
            <text:p>-0.0194322839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14201244" calcext:value-type="float">
            <text:p>0.0014201244</text:p>
          </table:table-cell>
          <table:table-cell office:value-type="float" office:value="0" calcext:value-type="float">
            <text:p>0</text:p>
          </table:table-cell>
          <table:table-cell office:value-type="float" office:value="-0.00025293" calcext:value-type="float">
            <text:p>-0.00025293</text:p>
          </table:table-cell>
          <table:table-cell office:value-type="float" office:value="-0.00848509" calcext:value-type="float">
            <text:p>-0.008485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26337315" calcext:value-type="float">
            <text:p>-0.0826337315</text:p>
          </table:table-cell>
          <table:table-cell office:value-type="float" office:value="-6.2814612389" calcext:value-type="float">
            <text:p>-6.281461238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33]/[.I33]" office:value-type="float" office:value="0.0131551765357181" calcext:value-type="float">
            <text:p>0.0131551765</text:p>
          </table:table-cell>
          <table:table-cell table:formula="of:=[.D33]/[.M33]" office:value-type="float" office:value="-0.0192266519049182" calcext:value-type="float">
            <text:p>-0.0192266519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17429877" calcext:value-type="float">
            <text:p>0.0017429877</text:p>
          </table:table-cell>
          <table:table-cell office:value-type="float" office:value="0" calcext:value-type="float">
            <text:p>0</text:p>
          </table:table-cell>
          <table:table-cell office:value-type="float" office:value="-0.00024526" calcext:value-type="float">
            <text:p>-0.00024526</text:p>
          </table:table-cell>
          <table:table-cell office:value-type="float" office:value="-0.00836786" calcext:value-type="float">
            <text:p>-0.008367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40287852" calcext:value-type="float">
            <text:p>-0.0840287852</text:p>
          </table:table-cell>
          <table:table-cell office:value-type="float" office:value="-6.4769922256" calcext:value-type="float">
            <text:p>-6.476992225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34]/[.I34]" office:value-type="float" office:value="0.0129734269045253" calcext:value-type="float">
            <text:p>0.0129734269</text:p>
          </table:table-cell>
          <table:table-cell table:formula="of:=[.D34]/[.M34]" office:value-type="float" office:value="-0.0189047968439589" calcext:value-type="float">
            <text:p>-0.018904796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14297068" calcext:value-type="float">
            <text:p>0.0014297068</text:p>
          </table:table-cell>
          <table:table-cell office:value-type="float" office:value="0" calcext:value-type="float">
            <text:p>0</text:p>
          </table:table-cell>
          <table:table-cell office:value-type="float" office:value="-0.00023112" calcext:value-type="float">
            <text:p>-0.00023112</text:p>
          </table:table-cell>
          <table:table-cell office:value-type="float" office:value="-0.00830538" calcext:value-type="float">
            <text:p>-0.008305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59378327" calcext:value-type="float">
            <text:p>-0.0859378327</text:p>
          </table:table-cell>
          <table:table-cell office:value-type="float" office:value="-6.6739746857" calcext:value-type="float">
            <text:p>-6.673974685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H35]/[.I35]" office:value-type="float" office:value="0.0128765595836219" calcext:value-type="float">
            <text:p>0.0128765596</text:p>
          </table:table-cell>
          <table:table-cell table:formula="of:=[.D35]/[.M35]" office:value-type="float" office:value="-0.0179488937630491" calcext:value-type="float">
            <text:p>-0.017948893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15473389" calcext:value-type="float">
            <text:p>0.0015473389</text:p>
          </table:table-cell>
          <table:table-cell office:value-type="float" office:value="0" calcext:value-type="float">
            <text:p>0</text:p>
          </table:table-cell>
          <table:table-cell office:value-type="float" office:value="-0.00022452" calcext:value-type="float">
            <text:p>-0.00022452</text:p>
          </table:table-cell>
          <table:table-cell office:value-type="float" office:value="-0.00848423" calcext:value-type="float">
            <text:p>-0.008484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03852688" calcext:value-type="float">
            <text:p>-0.0903852688</text:p>
          </table:table-cell>
          <table:table-cell office:value-type="float" office:value="-6.8713917351" calcext:value-type="float">
            <text:p>-6.87139173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36]/[.I36]" office:value-type="float" office:value="0.013153851837365" calcext:value-type="float">
            <text:p>0.0131538518</text:p>
          </table:table-cell>
          <table:table-cell table:formula="of:=[.D36]/[.M36]" office:value-type="float" office:value="-0.0170687645547462" calcext:value-type="float">
            <text:p>-0.0170687646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13237748" calcext:value-type="float">
            <text:p>0.0013237748</text:p>
          </table:table-cell>
          <table:table-cell office:value-type="float" office:value="0" calcext:value-type="float">
            <text:p>0</text:p>
          </table:table-cell>
          <table:table-cell office:value-type="float" office:value="-0.00024237" calcext:value-type="float">
            <text:p>-0.00024237</text:p>
          </table:table-cell>
          <table:table-cell office:value-type="float" office:value="-0.00846422" calcext:value-type="float">
            <text:p>-0.008464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27407941" calcext:value-type="float">
            <text:p>-0.0927407941</text:p>
          </table:table-cell>
          <table:table-cell office:value-type="float" office:value="-7.0671371269" calcext:value-type="float">
            <text:p>-7.067137126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H37]/[.I37]" office:value-type="float" office:value="0.0131228236320753" calcext:value-type="float">
            <text:p>0.0131228236</text:p>
          </table:table-cell>
          <table:table-cell table:formula="of:=[.D37]/[.M37]" office:value-type="float" office:value="-0.0184693482740704" calcext:value-type="float">
            <text:p>-0.0184693483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14114463" calcext:value-type="float">
            <text:p>0.0014114463</text:p>
          </table:table-cell>
          <table:table-cell office:value-type="float" office:value="0" calcext:value-type="float">
            <text:p>0</text:p>
          </table:table-cell>
          <table:table-cell office:value-type="float" office:value="-0.00018113" calcext:value-type="float">
            <text:p>-0.00018113</text:p>
          </table:table-cell>
          <table:table-cell office:value-type="float" office:value="-0.0085135" calcext:value-type="float">
            <text:p>-0.00851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58633005" calcext:value-type="float">
            <text:p>-0.0958633005</text:p>
          </table:table-cell>
          <table:table-cell office:value-type="float" office:value="-7.262800827" calcext:value-type="float">
            <text:p>-7.26280082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38]/[.I38]" office:value-type="float" office:value="0.0131992192521129" calcext:value-type="float">
            <text:p>0.0131992193</text:p>
          </table:table-cell>
          <table:table-cell table:formula="of:=[.D38]/[.M38]" office:value-type="float" office:value="-0.0137227813661028" calcext:value-type="float">
            <text:p>-0.013722781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15928275" calcext:value-type="float">
            <text:p>0.0015928275</text:p>
          </table:table-cell>
          <table:table-cell office:value-type="float" office:value="0" calcext:value-type="float">
            <text:p>0</text:p>
          </table:table-cell>
          <table:table-cell office:value-type="float" office:value="-0.00017637" calcext:value-type="float">
            <text:p>-0.00017637</text:p>
          </table:table-cell>
          <table:table-cell office:value-type="float" office:value="-0.00833536" calcext:value-type="float">
            <text:p>-0.008335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63928574" calcext:value-type="float">
            <text:p>-0.0963928574</text:p>
          </table:table-cell>
          <table:table-cell office:value-type="float" office:value="-7.4589911842" calcext:value-type="float">
            <text:p>-7.458991184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H39]/[.I39]" office:value-type="float" office:value="0.0129230421406294" calcext:value-type="float">
            <text:p>0.0129230421</text:p>
          </table:table-cell>
          <table:table-cell table:formula="of:=[.D39]/[.M39]" office:value-type="float" office:value="-0.0136477153042395" calcext:value-type="float">
            <text:p>-0.0136477153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6731568" calcext:value-type="float">
            <text:p>0.0006731568</text:p>
          </table:table-cell>
          <table:table-cell office:value-type="float" office:value="0" calcext:value-type="float">
            <text:p>0</text:p>
          </table:table-cell>
          <table:table-cell office:value-type="float" office:value="-0.00012563" calcext:value-type="float">
            <text:p>-0.00012563</text:p>
          </table:table-cell>
          <table:table-cell office:value-type="float" office:value="-0.00842417" calcext:value-type="float">
            <text:p>-0.008424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99905842" calcext:value-type="float">
            <text:p>-0.0999905842</text:p>
          </table:table-cell>
          <table:table-cell office:value-type="float" office:value="-7.6558211327" calcext:value-type="float">
            <text:p>-7.65582113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40]/[.I40]" office:value-type="float" office:value="0.0130607262717926" calcext:value-type="float">
            <text:p>0.0130607263</text:p>
          </table:table-cell>
          <table:table-cell table:formula="of:=[.D40]/[.M40]" office:value-type="float" office:value="-0.00961891378669534" calcext:value-type="float">
            <text:p>-0.0096189138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13569726" calcext:value-type="float">
            <text:p>0.0013569726</text:p>
          </table:table-cell>
          <table:table-cell office:value-type="float" office:value="0" calcext:value-type="float">
            <text:p>0</text:p>
          </table:table-cell>
          <table:table-cell office:value-type="float" office:value="-0.00012249" calcext:value-type="float">
            <text:p>-0.00012249</text:p>
          </table:table-cell>
          <table:table-cell office:value-type="float" office:value="-0.00844598" calcext:value-type="float">
            <text:p>-0.008445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28178337" calcext:value-type="float">
            <text:p>-0.1028178337</text:p>
          </table:table-cell>
          <table:table-cell office:value-type="float" office:value="-7.8519577026" calcext:value-type="float">
            <text:p>-7.8519577026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H41]/[.I41]" office:value-type="float" office:value="0.0130945475758172" calcext:value-type="float">
            <text:p>0.0130945476</text:p>
          </table:table-cell>
          <table:table-cell table:formula="of:=[.D41]/[.M41]" office:value-type="float" office:value="-0.00935427507447547" calcext:value-type="float">
            <text:p>-0.009354275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303364" calcext:value-type="float">
            <text:p>0.000303364</text:p>
          </table:table-cell>
          <table:table-cell office:value-type="float" office:value="0" calcext:value-type="float">
            <text:p>0</text:p>
          </table:table-cell>
          <table:table-cell office:value-type="float" office:value="-0.00013584" calcext:value-type="float">
            <text:p>-0.00013584</text:p>
          </table:table-cell>
          <table:table-cell office:value-type="float" office:value="-0.00834127" calcext:value-type="float">
            <text:p>-0.008341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41003268" calcext:value-type="float">
            <text:p>-0.1041003268</text:p>
          </table:table-cell>
          <table:table-cell office:value-type="float" office:value="-8.0497003555" calcext:value-type="float">
            <text:p>-8.0497003555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[.H42]/[.I42]" office:value-type="float" office:value="0.0129321989891056" calcext:value-type="float">
            <text:p>0.012932199</text:p>
          </table:table-cell>
          <table:table-cell table:formula="of:=[.D42]/[.M42]" office:value-type="float" office:value="-0.0105040140593595" calcext:value-type="float">
            <text:p>-0.010504014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0010406815" calcext:value-type="float">
            <text:p>0.0010406815</text:p>
          </table:table-cell>
          <table:table-cell office:value-type="float" office:value="0" calcext:value-type="float">
            <text:p>0</text:p>
          </table:table-cell>
          <table:table-cell office:value-type="float" office:value="-0.0000634" calcext:value-type="float">
            <text:p>-0.0000634</text:p>
          </table:table-cell>
          <table:table-cell office:value-type="float" office:value="-0.00843161" calcext:value-type="float">
            <text:p>-0.008431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77983084" calcext:value-type="float">
            <text:p>-0.1077983084</text:p>
          </table:table-cell>
          <table:table-cell office:value-type="float" office:value="-8.2463415909" calcext:value-type="float">
            <text:p>-8.24634159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H43]/[.I43]" office:value-type="float" office:value="0.0130722584326312" calcext:value-type="float">
            <text:p>0.0130722584</text:p>
          </table:table-cell>
          <table:table-cell table:formula="of:=[.D43]/[.M43]" office:value-type="float" office:value="-0.00484996531599618" calcext:value-type="float">
            <text:p>-0.0048499653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0007522382" calcext:value-type="float">
            <text:p>0.0007522382</text:p>
          </table:table-cell>
          <table:table-cell office:value-type="float" office:value="0" calcext:value-type="float">
            <text:p>0</text:p>
          </table:table-cell>
          <table:table-cell office:value-type="float" office:value="-0.00006192" calcext:value-type="float">
            <text:p>-0.00006192</text:p>
          </table:table-cell>
          <table:table-cell office:value-type="float" office:value="-0.0082656" calcext:value-type="float">
            <text:p>-0.00826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1901238" calcext:value-type="float">
            <text:p>-0.1081901238</text:p>
          </table:table-cell>
          <table:table-cell office:value-type="float" office:value="-8.4425328255" calcext:value-type="float">
            <text:p>-8.442532825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H44]/[.I44]" office:value-type="float" office:value="0.0128148893271958" calcext:value-type="float">
            <text:p>0.0128148893</text:p>
          </table:table-cell>
          <table:table-cell table:formula="of:=[.D44]/[.M44]" office:value-type="float" office:value="-0.00483187941924658" calcext:value-type="float">
            <text:p>-0.004831879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-0.0000133727" calcext:value-type="float">
            <text:p>-1.33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007085" calcext:value-type="float">
            <text:p>-0.00007085</text:p>
          </table:table-cell>
          <table:table-cell office:value-type="float" office:value="-0.00822358" calcext:value-type="float">
            <text:p>-0.008223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01515459" calcext:value-type="float">
            <text:p>-0.1101515459</text:p>
          </table:table-cell>
          <table:table-cell office:value-type="float" office:value="-8.639520359" calcext:value-type="float">
            <text:p>-8.63952035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formula="of:=[.H45]/[.I45]" office:value-type="float" office:value="0.0127497293047354" calcext:value-type="float">
            <text:p>0.0127497293</text:p>
          </table:table-cell>
          <table:table-cell table:formula="of:=[.D45]/[.M45]" office:value-type="float" office:value="-0.0055569807253622" calcext:value-type="float">
            <text:p>-0.0055569807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006555096" calcext:value-type="float">
            <text:p>0.0006555096</text:p>
          </table:table-cell>
          <table:table-cell office:value-type="float" office:value="0" calcext:value-type="float">
            <text:p>0</text:p>
          </table:table-cell>
          <table:table-cell office:value-type="float" office:value="-0.0000077" calcext:value-type="float">
            <text:p>-0.0000077</text:p>
          </table:table-cell>
          <table:table-cell office:value-type="float" office:value="-0.00805781" calcext:value-type="float">
            <text:p>-0.008057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03929319" calcext:value-type="float">
            <text:p>-0.1103929319</text:p>
          </table:table-cell>
          <table:table-cell office:value-type="float" office:value="-8.8365743446" calcext:value-type="float">
            <text:p>-8.8365743446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H46]/[.I46]" office:value-type="float" office:value="0.0124927293762272" calcext:value-type="float">
            <text:p>0.0124927294</text:p>
          </table:table-cell>
          <table:table-cell table:formula="of:=[.D46]/[.M46]" office:value-type="float" office:value="-0.000616358504863843" calcext:value-type="float">
            <text:p>-0.0006163585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0003247626" calcext:value-type="float">
            <text:p>0.0003247626</text:p>
          </table:table-cell>
          <table:table-cell office:value-type="float" office:value="0" calcext:value-type="float">
            <text:p>0</text:p>
          </table:table-cell>
          <table:table-cell office:value-type="float" office:value="-0.00000753" calcext:value-type="float">
            <text:p>-0.00000753</text:p>
          </table:table-cell>
          <table:table-cell office:value-type="float" office:value="-0.00821641" calcext:value-type="float">
            <text:p>-0.008216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0562092" calcext:value-type="float">
            <text:p>-0.1150562092</text:p>
          </table:table-cell>
          <table:table-cell office:value-type="float" office:value="-9.0320773888" calcext:value-type="float">
            <text:p>-9.032077388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47]/[.I47]" office:value-type="float" office:value="0.012738620834081" calcext:value-type="float">
            <text:p>0.0127386208</text:p>
          </table:table-cell>
          <table:table-cell table:formula="of:=[.D47]/[.M47]" office:value-type="float" office:value="-0.000591115796449028" calcext:value-type="float">
            <text:p>-0.000591115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0.00028028" calcext:value-type="float">
            <text:p>-0.00028028</text:p>
          </table:table-cell>
          <table:table-cell office:value-type="float" office:value="0" calcext:value-type="float">
            <text:p>0</text:p>
          </table:table-cell>
          <table:table-cell office:value-type="float" office:value="0.00003742" calcext:value-type="float">
            <text:p>0.00003742</text:p>
          </table:table-cell>
          <table:table-cell office:value-type="float" office:value="-0.00830144" calcext:value-type="float">
            <text:p>-0.008301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7578877" calcext:value-type="float">
            <text:p>-0.1187578877</text:p>
          </table:table-cell>
          <table:table-cell office:value-type="float" office:value="-9.2271735382" calcext:value-type="float">
            <text:p>-9.227173538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48]/[.I48]" office:value-type="float" office:value="0.0128704513043294" calcext:value-type="float">
            <text:p>0.0128704513</text:p>
          </table:table-cell>
          <table:table-cell table:formula="of:=[.D48]/[.M48]" office:value-type="float" office:value="0.00290743495431373" calcext:value-type="float">
            <text:p>0.002907435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002767264" calcext:value-type="float">
            <text:p>0.0002767264</text:p>
          </table:table-cell>
          <table:table-cell office:value-type="float" office:value="0" calcext:value-type="float">
            <text:p>0</text:p>
          </table:table-cell>
          <table:table-cell office:value-type="float" office:value="0.00003664" calcext:value-type="float">
            <text:p>0.00003664</text:p>
          </table:table-cell>
          <table:table-cell office:value-type="float" office:value="-0.00839513" calcext:value-type="float">
            <text:p>-0.008395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622637" calcext:value-type="float">
            <text:p>-0.122622637</text:p>
          </table:table-cell>
          <table:table-cell office:value-type="float" office:value="-9.4211247444" calcext:value-type="float">
            <text:p>-9.421124744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49]/[.I49]" office:value-type="float" office:value="0.0130157110033903" calcext:value-type="float">
            <text:p>0.013015711</text:p>
          </table:table-cell>
          <table:table-cell table:formula="of:=[.D49]/[.M49]" office:value-type="float" office:value="0.00281505943013455" calcext:value-type="float">
            <text:p>0.0028150594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0.0006486333" calcext:value-type="float">
            <text:p>-0.0006486333</text:p>
          </table:table-cell>
          <table:table-cell office:value-type="float" office:value="0" calcext:value-type="float">
            <text:p>0</text:p>
          </table:table-cell>
          <table:table-cell office:value-type="float" office:value="0.00004085" calcext:value-type="float">
            <text:p>0.00004085</text:p>
          </table:table-cell>
          <table:table-cell office:value-type="float" office:value="-0.00835745" calcext:value-type="float">
            <text:p>-0.008357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6047382" calcext:value-type="float">
            <text:p>-0.1246047382</text:p>
          </table:table-cell>
          <table:table-cell office:value-type="float" office:value="-9.6165774918" calcext:value-type="float">
            <text:p>-9.61657749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50]/[.I50]" office:value-type="float" office:value="0.0129572853030353" calcext:value-type="float">
            <text:p>0.0129572853</text:p>
          </table:table-cell>
          <table:table-cell table:formula="of:=[.D50]/[.M50]" office:value-type="float" office:value="0.00315266655357436" calcext:value-type="float">
            <text:p>0.0031526666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000493204" calcext:value-type="float">
            <text:p>4.93204E-05</text:p>
          </table:table-cell>
          <table:table-cell office:value-type="float" office:value="0" calcext:value-type="float">
            <text:p>0</text:p>
          </table:table-cell>
          <table:table-cell office:value-type="float" office:value="0.00006727" calcext:value-type="float">
            <text:p>0.00006727</text:p>
          </table:table-cell>
          <table:table-cell office:value-type="float" office:value="-0.00823828" calcext:value-type="float">
            <text:p>-0.008238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3302755" calcext:value-type="float">
            <text:p>-0.1253302755</text:p>
          </table:table-cell>
          <table:table-cell office:value-type="float" office:value="-9.8124828529" calcext:value-type="float">
            <text:p>-9.812482852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51]/[.I51]" office:value-type="float" office:value="0.012772534472553" calcext:value-type="float">
            <text:p>0.0127725345</text:p>
          </table:table-cell>
          <table:table-cell table:formula="of:=[.D51]/[.M51]" office:value-type="float" office:value="0.00526676989164189" calcext:value-type="float">
            <text:p>0.0052667699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0.0004424715" calcext:value-type="float">
            <text:p>-0.0004424715</text:p>
          </table:table-cell>
          <table:table-cell office:value-type="float" office:value="0" calcext:value-type="float">
            <text:p>0</text:p>
          </table:table-cell>
          <table:table-cell office:value-type="float" office:value="0.00006727" calcext:value-type="float">
            <text:p>0.00006727</text:p>
          </table:table-cell>
          <table:table-cell office:value-type="float" office:value="-0.00828124" calcext:value-type="float">
            <text:p>-0.008281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969802" calcext:value-type="float">
            <text:p>-0.125969802</text:p>
          </table:table-cell>
          <table:table-cell office:value-type="float" office:value="-9.8113923645" calcext:value-type="float">
            <text:p>-9.8113923645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formula="of:=[.H52]/[.I52]" office:value-type="float" office:value="0.0128391361103638" calcext:value-type="float">
            <text:p>0.0128391361</text:p>
          </table:table-cell>
          <table:table-cell table:formula="of:=[.D52]/[.M52]" office:value-type="float" office:value="0.00523944908923422" calcext:value-type="float">
            <text:p>0.0052394491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0.0004648927" calcext:value-type="float">
            <text:p>-0.0004648927</text:p>
          </table:table-cell>
          <table:table-cell office:value-type="float" office:value="0" calcext:value-type="float">
            <text:p>0</text:p>
          </table:table-cell>
          <table:table-cell office:value-type="float" office:value="0.00008147" calcext:value-type="float">
            <text:p>0.00008147</text:p>
          </table:table-cell>
          <table:table-cell office:value-type="float" office:value="-0.00827387" calcext:value-type="float">
            <text:p>-0.008273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8649995" calcext:value-type="float">
            <text:p>-0.1258649995</text:p>
          </table:table-cell>
          <table:table-cell office:value-type="float" office:value="-9.8119633484" calcext:value-type="float">
            <text:p>-9.811963348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formula="of:=[.H53]/[.I53]" office:value-type="float" office:value="0.012827707873626" calcext:value-type="float">
            <text:p>0.0128277079</text:p>
          </table:table-cell>
          <table:table-cell table:formula="of:=[.D53]/[.M53]" office:value-type="float" office:value="0.0063510956752846" calcext:value-type="float">
            <text:p>0.0063510957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-0.0003689711" calcext:value-type="float">
            <text:p>-0.0003689711</text:p>
          </table:table-cell>
          <table:table-cell office:value-type="float" office:value="0" calcext:value-type="float">
            <text:p>0</text:p>
          </table:table-cell>
          <table:table-cell office:value-type="float" office:value="0.00008147" calcext:value-type="float">
            <text:p>0.00008147</text:p>
          </table:table-cell>
          <table:table-cell office:value-type="float" office:value="-0.00820517" calcext:value-type="float">
            <text:p>-0.008205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8159446" calcext:value-type="float">
            <text:p>-0.1248159446</text:p>
          </table:table-cell>
          <table:table-cell office:value-type="float" office:value="-9.811654892" calcext:value-type="float">
            <text:p>-9.81165489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formula="of:=[.H54]/[.I54]" office:value-type="float" office:value="0.0127211918859651" calcext:value-type="float">
            <text:p>0.0127211919</text:p>
          </table:table-cell>
          <table:table-cell table:formula="of:=[.D54]/[.M54]" office:value-type="float" office:value="0.00640427412229223" calcext:value-type="float">
            <text:p>0.0064042741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0.0006207244" calcext:value-type="float">
            <text:p>-0.0006207244</text:p>
          </table:table-cell>
          <table:table-cell office:value-type="float" office:value="0" calcext:value-type="float">
            <text:p>0</text:p>
          </table:table-cell>
          <table:table-cell office:value-type="float" office:value="0.00009737" calcext:value-type="float">
            <text:p>0.00009737</text:p>
          </table:table-cell>
          <table:table-cell office:value-type="float" office:value="-0.00804805" calcext:value-type="float">
            <text:p>-0.008048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4167911" calcext:value-type="float">
            <text:p>-0.1224167911</text:p>
          </table:table-cell>
          <table:table-cell office:value-type="float" office:value="-9.8109290314" calcext:value-type="float">
            <text:p>-9.810929031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formula="of:=[.H55]/[.I55]" office:value-type="float" office:value="0.0124775941919673" calcext:value-type="float">
            <text:p>0.0124775942</text:p>
          </table:table-cell>
          <table:table-cell table:formula="of:=[.D55]/[.M55]" office:value-type="float" office:value="0.00780358765495707" calcext:value-type="float">
            <text:p>0.007803587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0.0004247282" calcext:value-type="float">
            <text:p>-0.0004247282</text:p>
          </table:table-cell>
          <table:table-cell office:value-type="float" office:value="0" calcext:value-type="float">
            <text:p>0</text:p>
          </table:table-cell>
          <table:table-cell office:value-type="float" office:value="0.00007811" calcext:value-type="float">
            <text:p>0.00007811</text:p>
          </table:table-cell>
          <table:table-cell office:value-type="float" office:value="-0.0080693" calcext:value-type="float">
            <text:p>-0.00806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7430326" calcext:value-type="float">
            <text:p>-0.1227430326</text:p>
          </table:table-cell>
          <table:table-cell office:value-type="float" office:value="-9.8111700249" calcext:value-type="float">
            <text:p>-9.811170024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H56]/[.I56]" office:value-type="float" office:value="0.0125105397509663" calcext:value-type="float">
            <text:p>0.0125105398</text:p>
          </table:table-cell>
          <table:table-cell table:formula="of:=[.D56]/[.M56]" office:value-type="float" office:value="0.00624353557519108" calcext:value-type="float">
            <text:p>0.0062435356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0.000745226" calcext:value-type="float">
            <text:p>-0.000745226</text:p>
          </table:table-cell>
          <table:table-cell office:value-type="float" office:value="0" calcext:value-type="float">
            <text:p>0</text:p>
          </table:table-cell>
          <table:table-cell office:value-type="float" office:value="0.00007811" calcext:value-type="float">
            <text:p>0.00007811</text:p>
          </table:table-cell>
          <table:table-cell office:value-type="float" office:value="-0.00777493" calcext:value-type="float">
            <text:p>-0.007774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2817364" calcext:value-type="float">
            <text:p>-0.1182817364</text:p>
          </table:table-cell>
          <table:table-cell office:value-type="float" office:value="-9.8125291252" calcext:value-type="float">
            <text:p>-9.812529125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H57]/[.I57]" office:value-type="float" office:value="0.0120541539179981" calcext:value-type="float">
            <text:p>0.0120541539</text:p>
          </table:table-cell>
          <table:table-cell table:formula="of:=[.D57]/[.M57]" office:value-type="float" office:value="0.00647992389439907" calcext:value-type="float">
            <text:p>0.006479923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0.0002702585" calcext:value-type="float">
            <text:p>-0.0002702585</text:p>
          </table:table-cell>
          <table:table-cell office:value-type="float" office:value="0" calcext:value-type="float">
            <text:p>0</text:p>
          </table:table-cell>
          <table:table-cell office:value-type="float" office:value="0.00005543" calcext:value-type="float">
            <text:p>0.00005543</text:p>
          </table:table-cell>
          <table:table-cell office:value-type="float" office:value="-0.0080107" calcext:value-type="float">
            <text:p>-0.00801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8515967" calcext:value-type="float">
            <text:p>-0.1218515967</text:p>
          </table:table-cell>
          <table:table-cell office:value-type="float" office:value="-9.8111626053" calcext:value-type="float">
            <text:p>-9.811162605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formula="of:=[.H58]/[.I58]" office:value-type="float" office:value="0.0124196898575685" calcext:value-type="float">
            <text:p>0.0124196899</text:p>
          </table:table-cell>
          <table:table-cell table:formula="of:=[.D58]/[.M58]" office:value-type="float" office:value="0.00446307441133251" calcext:value-type="float">
            <text:p>0.0044630744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0.0006181506" calcext:value-type="float">
            <text:p>-0.0006181506</text:p>
          </table:table-cell>
          <table:table-cell office:value-type="float" office:value="0" calcext:value-type="float">
            <text:p>0</text:p>
          </table:table-cell>
          <table:table-cell office:value-type="float" office:value="0.00005543" calcext:value-type="float">
            <text:p>0.00005543</text:p>
          </table:table-cell>
          <table:table-cell office:value-type="float" office:value="-0.00838678" calcext:value-type="float">
            <text:p>-0.008386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7532396" calcext:value-type="float">
            <text:p>-0.127532396</text:p>
          </table:table-cell>
          <table:table-cell office:value-type="float" office:value="-9.8080990601" calcext:value-type="float">
            <text:p>-9.808099060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formula="of:=[.H59]/[.I59]" office:value-type="float" office:value="0.013002763860615" calcext:value-type="float">
            <text:p>0.0130027639</text:p>
          </table:table-cell>
          <table:table-cell table:formula="of:=[.D59]/[.M59]" office:value-type="float" office:value="0.0042629398329609" calcext:value-type="float">
            <text:p>0.0042629398</text:p>
          </table:table-cell>
        </table:table-row>
        <table:table-row table:style-name="ro1">
          <table:table-cell office:value-type="float" office:value="2.87" calcext:value-type="float">
            <text:p>2.87</text:p>
          </table:table-cell>
          <table:table-cell office:value-type="float" office:value="-0.000121774" calcext:value-type="float">
            <text:p>-0.000121774</text:p>
          </table:table-cell>
          <table:table-cell office:value-type="float" office:value="0" calcext:value-type="float">
            <text:p>0</text:p>
          </table:table-cell>
          <table:table-cell office:value-type="float" office:value="0.00006976" calcext:value-type="float">
            <text:p>0.00006976</text:p>
          </table:table-cell>
          <table:table-cell office:value-type="float" office:value="-0.00872014" calcext:value-type="float">
            <text:p>-0.008720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5860704" calcext:value-type="float">
            <text:p>-0.1325860704</text:p>
          </table:table-cell>
          <table:table-cell office:value-type="float" office:value="-9.806953392" calcext:value-type="float">
            <text:p>-9.80695339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formula="of:=[.H60]/[.I60]" office:value-type="float" office:value="0.0135195982993206" calcext:value-type="float">
            <text:p>0.0135195983</text:p>
          </table:table-cell>
          <table:table-cell table:formula="of:=[.D60]/[.M60]" office:value-type="float" office:value="0.00515991662292995" calcext:value-type="float">
            <text:p>0.0051599166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0.0004833167" calcext:value-type="float">
            <text:p>-0.0004833167</text:p>
          </table:table-cell>
          <table:table-cell office:value-type="float" office:value="0" calcext:value-type="float">
            <text:p>0</text:p>
          </table:table-cell>
          <table:table-cell office:value-type="float" office:value="0.00002562" calcext:value-type="float">
            <text:p>0.00002562</text:p>
          </table:table-cell>
          <table:table-cell office:value-type="float" office:value="-0.00863259" calcext:value-type="float">
            <text:p>-0.008632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2291355" calcext:value-type="float">
            <text:p>-0.1312291355</text:p>
          </table:table-cell>
          <table:table-cell office:value-type="float" office:value="-9.8050342369" calcext:value-type="float">
            <text:p>-9.805034236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H61]/[.I61]" office:value-type="float" office:value="0.0133838528585791" calcext:value-type="float">
            <text:p>0.0133838529</text:p>
          </table:table-cell>
          <table:table-cell table:formula="of:=[.D61]/[.M61]" office:value-type="float" office:value="0.00191424698632857" calcext:value-type="float">
            <text:p>0.00191424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0.0004344656" calcext:value-type="float">
            <text:p>-0.0004344656</text:p>
          </table:table-cell>
          <table:table-cell office:value-type="float" office:value="0" calcext:value-type="float">
            <text:p>0</text:p>
          </table:table-cell>
          <table:table-cell office:value-type="float" office:value="0.00002562" calcext:value-type="float">
            <text:p>0.00002562</text:p>
          </table:table-cell>
          <table:table-cell office:value-type="float" office:value="-0.00876419" calcext:value-type="float">
            <text:p>-0.008764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2373862" calcext:value-type="float">
            <text:p>-0.1332373862</text:p>
          </table:table-cell>
          <table:table-cell office:value-type="float" office:value="-9.8056017685" calcext:value-type="float">
            <text:p>-9.805601768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[.H62]/[.I62]" office:value-type="float" office:value="0.0135878846954624" calcext:value-type="float">
            <text:p>0.0135878847</text:p>
          </table:table-cell>
          <table:table-cell table:formula="of:=[.D62]/[.M62]" office:value-type="float" office:value="0.00188550319451531" calcext:value-type="float">
            <text:p>0.0018855032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0.0001245869" calcext:value-type="float">
            <text:p>0.0001245869</text:p>
          </table:table-cell>
          <table:table-cell office:value-type="float" office:value="0" calcext:value-type="float">
            <text:p>0</text:p>
          </table:table-cell>
          <table:table-cell office:value-type="float" office:value="0.0000324" calcext:value-type="float">
            <text:p>0.0000324</text:p>
          </table:table-cell>
          <table:table-cell office:value-type="float" office:value="-0.00900194" calcext:value-type="float">
            <text:p>-0.009001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8298825" calcext:value-type="float">
            <text:p>-0.1368298825</text:p>
          </table:table-cell>
          <table:table-cell office:value-type="float" office:value="-9.8040275955" calcext:value-type="float">
            <text:p>-9.804027595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formula="of:=[.H63]/[.I63]" office:value-type="float" office:value="0.0139564970790988" calcext:value-type="float">
            <text:p>0.0139564971</text:p>
          </table:table-cell>
          <table:table-cell table:formula="of:=[.D63]/[.M63]" office:value-type="float" office:value="0.00232149942900229" calcext:value-type="float">
            <text:p>0.0023214994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0003517158" calcext:value-type="float">
            <text:p>-0.0003517158</text:p>
          </table:table-cell>
          <table:table-cell office:value-type="float" office:value="0" calcext:value-type="float">
            <text:p>0</text:p>
          </table:table-cell>
          <table:table-cell office:value-type="float" office:value="-0.00001458" calcext:value-type="float">
            <text:p>-0.00001458</text:p>
          </table:table-cell>
          <table:table-cell office:value-type="float" office:value="-0.00879995" calcext:value-type="float">
            <text:p>-0.008799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7842892" calcext:value-type="float">
            <text:p>-0.1337842892</text:p>
          </table:table-cell>
          <table:table-cell office:value-type="float" office:value="-9.805837307" calcext:value-type="float">
            <text:p>-9.805837307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formula="of:=[.H64]/[.I64]" office:value-type="float" office:value="0.0136433315189205" calcext:value-type="float">
            <text:p>0.0136433315</text:p>
          </table:table-cell>
          <table:table-cell table:formula="of:=[.D64]/[.M64]" office:value-type="float" office:value="-0.0010686539412885" calcext:value-type="float">
            <text:p>-0.0010686539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-0.0001235327" calcext:value-type="float">
            <text:p>-0.0001235327</text:p>
          </table:table-cell>
          <table:table-cell office:value-type="float" office:value="0" calcext:value-type="float">
            <text:p>0</text:p>
          </table:table-cell>
          <table:table-cell office:value-type="float" office:value="-0.0000092" calcext:value-type="float">
            <text:p>-0.0000092</text:p>
          </table:table-cell>
          <table:table-cell office:value-type="float" office:value="-0.00876059" calcext:value-type="float">
            <text:p>-0.008760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1480314" calcext:value-type="float">
            <text:p>-0.1331480314</text:p>
          </table:table-cell>
          <table:table-cell office:value-type="float" office:value="-9.8030434418" calcext:value-type="float">
            <text:p>-9.803043441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formula="of:=[.H65]/[.I65]" office:value-type="float" office:value="0.0135823157563761" calcext:value-type="float">
            <text:p>0.0135823158</text:p>
          </table:table-cell>
          <table:table-cell table:formula="of:=[.D65]/[.M65]" office:value-type="float" office:value="-0.000677351356353287" calcext:value-type="float">
            <text:p>-0.000677351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.000338157" calcext:value-type="float">
            <text:p>0.000338157</text:p>
          </table:table-cell>
          <table:table-cell office:value-type="float" office:value="0" calcext:value-type="float">
            <text:p>0</text:p>
          </table:table-cell>
          <table:table-cell office:value-type="float" office:value="-0.00005193" calcext:value-type="float">
            <text:p>-0.00005193</text:p>
          </table:table-cell>
          <table:table-cell office:value-type="float" office:value="-0.00862181" calcext:value-type="float">
            <text:p>-0.008621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0626084" calcext:value-type="float">
            <text:p>-0.1310626084</text:p>
          </table:table-cell>
          <table:table-cell office:value-type="float" office:value="-9.80482584" calcext:value-type="float">
            <text:p>-9.8048258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H66]/[.I66]" office:value-type="float" office:value="0.0133671531283415" calcext:value-type="float">
            <text:p>0.0133671531</text:p>
          </table:table-cell>
          <table:table-cell table:formula="of:=[.D66]/[.M66]" office:value-type="float" office:value="-0.00388489602097069" calcext:value-type="float">
            <text:p>-0.003884896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0001507948" calcext:value-type="float">
            <text:p>-0.0001507948</text:p>
          </table:table-cell>
          <table:table-cell office:value-type="float" office:value="0" calcext:value-type="float">
            <text:p>0</text:p>
          </table:table-cell>
          <table:table-cell office:value-type="float" office:value="-0.00005193" calcext:value-type="float">
            <text:p>-0.00005193</text:p>
          </table:table-cell>
          <table:table-cell office:value-type="float" office:value="-0.0087259" calcext:value-type="float">
            <text:p>-0.00872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6771823" calcext:value-type="float">
            <text:p>-0.1326771823</text:p>
          </table:table-cell>
          <table:table-cell office:value-type="float" office:value="-9.8072169113" calcext:value-type="float">
            <text:p>-9.80721691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H67]/[.I67]" office:value-type="float" office:value="0.0135285253196682" calcext:value-type="float">
            <text:p>0.0135285253</text:p>
          </table:table-cell>
          <table:table-cell table:formula="of:=[.D67]/[.M67]" office:value-type="float" office:value="-0.00383855584943191" calcext:value-type="float">
            <text:p>-0.003838555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.0007126434" calcext:value-type="float">
            <text:p>0.0007126434</text:p>
          </table:table-cell>
          <table:table-cell office:value-type="float" office:value="0" calcext:value-type="float">
            <text:p>0</text:p>
          </table:table-cell>
          <table:table-cell office:value-type="float" office:value="-0.00005418" calcext:value-type="float">
            <text:p>-0.00005418</text:p>
          </table:table-cell>
          <table:table-cell office:value-type="float" office:value="-0.00885907" calcext:value-type="float">
            <text:p>-0.008859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46993943" calcext:value-type="float">
            <text:p>-0.1346993943</text:p>
          </table:table-cell>
          <table:table-cell office:value-type="float" office:value="-9.8070214081" calcext:value-type="float">
            <text:p>-9.8070214081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formula="of:=[.H68]/[.I68]" office:value-type="float" office:value="0.0137349954379366" calcext:value-type="float">
            <text:p>0.0137349954</text:p>
          </table:table-cell>
          <table:table-cell table:formula="of:=[.D68]/[.M68]" office:value-type="float" office:value="-0.00394466821957237" calcext:value-type="float">
            <text:p>-0.0039446682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0.000065523" calcext:value-type="float">
            <text:p>0.000065523</text:p>
          </table:table-cell>
          <table:table-cell office:value-type="float" office:value="0" calcext:value-type="float">
            <text:p>0</text:p>
          </table:table-cell>
          <table:table-cell office:value-type="float" office:value="-0.00008839" calcext:value-type="float">
            <text:p>-0.00008839</text:p>
          </table:table-cell>
          <table:table-cell office:value-type="float" office:value="-0.00873097" calcext:value-type="float">
            <text:p>-0.008730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7407902" calcext:value-type="float">
            <text:p>-0.1327407902</text:p>
          </table:table-cell>
          <table:table-cell office:value-type="float" office:value="-9.8062157249" calcext:value-type="float">
            <text:p>-9.8062157249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H69]/[.I69]" office:value-type="float" office:value="0.0135363930311" calcext:value-type="float">
            <text:p>0.013536393</text:p>
          </table:table-cell>
          <table:table-cell table:formula="of:=[.D69]/[.M69]" office:value-type="float" office:value="-0.00652980449052586" calcext:value-type="float">
            <text:p>-0.0065298045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.0005002088" calcext:value-type="float">
            <text:p>0.0005002088</text:p>
          </table:table-cell>
          <table:table-cell office:value-type="float" office:value="0" calcext:value-type="float">
            <text:p>0</text:p>
          </table:table-cell>
          <table:table-cell office:value-type="float" office:value="-0.00009341" calcext:value-type="float">
            <text:p>-0.00009341</text:p>
          </table:table-cell>
          <table:table-cell office:value-type="float" office:value="-0.00857342" calcext:value-type="float">
            <text:p>-0.008573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03454463" calcext:value-type="float">
            <text:p>-0.1303454463</text:p>
          </table:table-cell>
          <table:table-cell office:value-type="float" office:value="-9.8062182617" calcext:value-type="float">
            <text:p>-9.806218261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H70]/[.I70]" office:value-type="float" office:value="0.0132921216743756" calcext:value-type="float">
            <text:p>0.0132921217</text:p>
          </table:table-cell>
          <table:table-cell table:formula="of:=[.D70]/[.M70]" office:value-type="float" office:value="-0.00702747103045822" calcext:value-type="float">
            <text:p>-0.007027471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0.0006585073" calcext:value-type="float">
            <text:p>0.0006585073</text:p>
          </table:table-cell>
          <table:table-cell office:value-type="float" office:value="0" calcext:value-type="float">
            <text:p>0</text:p>
          </table:table-cell>
          <table:table-cell office:value-type="float" office:value="-0.00009341" calcext:value-type="float">
            <text:p>-0.00009341</text:p>
          </table:table-cell>
          <table:table-cell office:value-type="float" office:value="-0.00858484" calcext:value-type="float">
            <text:p>-0.008584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05242175" calcext:value-type="float">
            <text:p>-0.1305242175</text:p>
          </table:table-cell>
          <table:table-cell office:value-type="float" office:value="-9.8066005898" calcext:value-type="float">
            <text:p>-9.8066005898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H71]/[.I71]" office:value-type="float" office:value="0.0133098331378725" calcext:value-type="float">
            <text:p>0.0133098331</text:p>
          </table:table-cell>
          <table:table-cell table:formula="of:=[.D71]/[.M71]" office:value-type="float" office:value="-0.00701811953856929" calcext:value-type="float">
            <text:p>-0.007018119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000519424" calcext:value-type="float">
            <text:p>0.000519424</text:p>
          </table:table-cell>
          <table:table-cell office:value-type="float" office:value="0" calcext:value-type="float">
            <text:p>0</text:p>
          </table:table-cell>
          <table:table-cell office:value-type="float" office:value="-0.00011183" calcext:value-type="float">
            <text:p>-0.00011183</text:p>
          </table:table-cell>
          <table:table-cell office:value-type="float" office:value="-0.00871387" calcext:value-type="float">
            <text:p>-0.008713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457198" calcext:value-type="float">
            <text:p>-0.132457198</text:p>
          </table:table-cell>
          <table:table-cell office:value-type="float" office:value="-9.8044734192" calcext:value-type="float">
            <text:p>-9.804473419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formula="of:=[.H72]/[.I72]" office:value-type="float" office:value="0.0135098737419809" calcext:value-type="float">
            <text:p>0.0135098737</text:p>
          </table:table-cell>
          <table:table-cell table:formula="of:=[.D72]/[.M72]" office:value-type="float" office:value="-0.00827764952772998" calcext:value-type="float">
            <text:p>-0.0082776495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0.0006111891" calcext:value-type="float">
            <text:p>0.0006111891</text:p>
          </table:table-cell>
          <table:table-cell office:value-type="float" office:value="0" calcext:value-type="float">
            <text:p>0</text:p>
          </table:table-cell>
          <table:table-cell office:value-type="float" office:value="-0.00012163" calcext:value-type="float">
            <text:p>-0.00012163</text:p>
          </table:table-cell>
          <table:table-cell office:value-type="float" office:value="-0.00826087" calcext:value-type="float">
            <text:p>-0.008260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5974348" calcext:value-type="float">
            <text:p>-0.1255974348</text:p>
          </table:table-cell>
          <table:table-cell office:value-type="float" office:value="-9.8065094757" calcext:value-type="float">
            <text:p>-9.806509475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formula="of:=[.H73]/[.I73]" office:value-type="float" office:value="0.0128075575831771" calcext:value-type="float">
            <text:p>0.0128075576</text:p>
          </table:table-cell>
          <table:table-cell table:formula="of:=[.D73]/[.M73]" office:value-type="float" office:value="-0.00949673653310467" calcext:value-type="float">
            <text:p>-0.009496736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0007828028" calcext:value-type="float">
            <text:p>0.0007828028</text:p>
          </table:table-cell>
          <table:table-cell office:value-type="float" office:value="0" calcext:value-type="float">
            <text:p>0</text:p>
          </table:table-cell>
          <table:table-cell office:value-type="float" office:value="-0.00012869" calcext:value-type="float">
            <text:p>-0.00012869</text:p>
          </table:table-cell>
          <table:table-cell office:value-type="float" office:value="-0.00832876" calcext:value-type="float">
            <text:p>-0.008328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66314827" calcext:value-type="float">
            <text:p>-0.1266314827</text:p>
          </table:table-cell>
          <table:table-cell office:value-type="float" office:value="-9.8066610336" calcext:value-type="float">
            <text:p>-9.8066610336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formula="of:=[.H74]/[.I74]" office:value-type="float" office:value="0.0129128030698858" calcext:value-type="float">
            <text:p>0.0129128031</text:p>
          </table:table-cell>
          <table:table-cell table:formula="of:=[.D74]/[.M74]" office:value-type="float" office:value="-0.00996607779918211" calcext:value-type="float">
            <text:p>-0.0099660778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0.0007452419" calcext:value-type="float">
            <text:p>0.0007452419</text:p>
          </table:table-cell>
          <table:table-cell office:value-type="float" office:value="0" calcext:value-type="float">
            <text:p>0</text:p>
          </table:table-cell>
          <table:table-cell office:value-type="float" office:value="-0.00012869" calcext:value-type="float">
            <text:p>-0.00012869</text:p>
          </table:table-cell>
          <table:table-cell office:value-type="float" office:value="-0.00794755" calcext:value-type="float">
            <text:p>-0.007947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08637857" calcext:value-type="float">
            <text:p>-0.1208637857</text:p>
          </table:table-cell>
          <table:table-cell office:value-type="float" office:value="-9.8089537621" calcext:value-type="float">
            <text:p>-9.808953762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formula="of:=[.H75]/[.I75]" office:value-type="float" office:value="0.0123217815713431" calcext:value-type="float">
            <text:p>0.0123217816</text:p>
          </table:table-cell>
          <table:table-cell table:formula="of:=[.D75]/[.M75]" office:value-type="float" office:value="-0.0104441065810886" calcext:value-type="float">
            <text:p>-0.0104441066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0008367075" calcext:value-type="float">
            <text:p>0.0008367075</text:p>
          </table:table-cell>
          <table:table-cell office:value-type="float" office:value="0" calcext:value-type="float">
            <text:p>0</text:p>
          </table:table-cell>
          <table:table-cell office:value-type="float" office:value="-0.00014032" calcext:value-type="float">
            <text:p>-0.00014032</text:p>
          </table:table-cell>
          <table:table-cell office:value-type="float" office:value="-0.00812059" calcext:value-type="float">
            <text:p>-0.008120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5057855" calcext:value-type="float">
            <text:p>-0.1235057855</text:p>
          </table:table-cell>
          <table:table-cell office:value-type="float" office:value="-9.8097799683" calcext:value-type="float">
            <text:p>-9.809779968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formula="of:=[.H76]/[.I76]" office:value-type="float" office:value="0.012590066841367" calcext:value-type="float">
            <text:p>0.0125900668</text:p>
          </table:table-cell>
          <table:table-cell table:formula="of:=[.D76]/[.M76]" office:value-type="float" office:value="-0.0111452942838201" calcext:value-type="float">
            <text:p>-0.011145294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0.0007659245" calcext:value-type="float">
            <text:p>0.0007659245</text:p>
          </table:table-cell>
          <table:table-cell office:value-type="float" office:value="0" calcext:value-type="float">
            <text:p>0</text:p>
          </table:table-cell>
          <table:table-cell office:value-type="float" office:value="-0.00012884" calcext:value-type="float">
            <text:p>-0.00012884</text:p>
          </table:table-cell>
          <table:table-cell office:value-type="float" office:value="-0.00825695" calcext:value-type="float">
            <text:p>-0.008256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5678362" calcext:value-type="float">
            <text:p>-0.1255678362</text:p>
          </table:table-cell>
          <table:table-cell office:value-type="float" office:value="-9.8088543892" calcext:value-type="float">
            <text:p>-9.8088543892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table:formula="of:=[.H77]/[.I77]" office:value-type="float" office:value="0.0128014782580783" calcext:value-type="float">
            <text:p>0.0128014783</text:p>
          </table:table-cell>
          <table:table-cell table:formula="of:=[.D77]/[.M77]" office:value-type="float" office:value="-0.0100644626661531" calcext:value-type="float">
            <text:p>-0.0100644627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0009540055" calcext:value-type="float">
            <text:p>0.0009540055</text:p>
          </table:table-cell>
          <table:table-cell office:value-type="float" office:value="0" calcext:value-type="float">
            <text:p>0</text:p>
          </table:table-cell>
          <table:table-cell office:value-type="float" office:value="-0.00014263" calcext:value-type="float">
            <text:p>-0.00014263</text:p>
          </table:table-cell>
          <table:table-cell office:value-type="float" office:value="-0.00820219" calcext:value-type="float">
            <text:p>-0.008202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7384241" calcext:value-type="float">
            <text:p>-0.1247384241</text:p>
          </table:table-cell>
          <table:table-cell office:value-type="float" office:value="-9.8091195869" calcext:value-type="float">
            <text:p>-9.809119586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formula="of:=[.H78]/[.I78]" office:value-type="float" office:value="0.0127165769562629" calcext:value-type="float">
            <text:p>0.012716577</text:p>
          </table:table-cell>
          <table:table-cell table:formula="of:=[.D78]/[.M78]" office:value-type="float" office:value="-0.0112160686394269" calcext:value-type="float">
            <text:p>-0.0112160686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0.0006661497" calcext:value-type="float">
            <text:p>0.0006661497</text:p>
          </table:table-cell>
          <table:table-cell office:value-type="float" office:value="0" calcext:value-type="float">
            <text:p>0</text:p>
          </table:table-cell>
          <table:table-cell office:value-type="float" office:value="-0.00012099" calcext:value-type="float">
            <text:p>-0.00012099</text:p>
          </table:table-cell>
          <table:table-cell office:value-type="float" office:value="-0.00818132" calcext:value-type="float">
            <text:p>-0.008181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4441891" calcext:value-type="float">
            <text:p>-0.1244441891</text:p>
          </table:table-cell>
          <table:table-cell office:value-type="float" office:value="-9.8109457207" calcext:value-type="float">
            <text:p>-9.8109457207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formula="of:=[.H79]/[.I79]" office:value-type="float" office:value="0.0126842195077521" calcext:value-type="float">
            <text:p>0.0126842195</text:p>
          </table:table-cell>
          <table:table-cell table:formula="of:=[.D79]/[.M79]" office:value-type="float" office:value="-0.00953862395128494" calcext:value-type="float">
            <text:p>-0.009538624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0010477671" calcext:value-type="float">
            <text:p>0.0010477671</text:p>
          </table:table-cell>
          <table:table-cell office:value-type="float" office:value="0" calcext:value-type="float">
            <text:p>0</text:p>
          </table:table-cell>
          <table:table-cell office:value-type="float" office:value="-0.00013228" calcext:value-type="float">
            <text:p>-0.00013228</text:p>
          </table:table-cell>
          <table:table-cell office:value-type="float" office:value="-0.00817556" calcext:value-type="float">
            <text:p>-0.008175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3504594" calcext:value-type="float">
            <text:p>-0.1243504594</text:p>
          </table:table-cell>
          <table:table-cell office:value-type="float" office:value="-9.8104620552" calcext:value-type="float">
            <text:p>-9.8104620552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formula="of:=[.H80]/[.I80]" office:value-type="float" office:value="0.0126752907967356" calcext:value-type="float">
            <text:p>0.0126752908</text:p>
          </table:table-cell>
          <table:table-cell table:formula="of:=[.D80]/[.M80]" office:value-type="float" office:value="-0.0104360524836296" calcext:value-type="float">
            <text:p>-0.010436052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0.0005066355" calcext:value-type="float">
            <text:p>0.0005066355</text:p>
          </table:table-cell>
          <table:table-cell office:value-type="float" office:value="0" calcext:value-type="float">
            <text:p>0</text:p>
          </table:table-cell>
          <table:table-cell office:value-type="float" office:value="-0.00013228" calcext:value-type="float">
            <text:p>-0.00013228</text:p>
          </table:table-cell>
          <table:table-cell office:value-type="float" office:value="-0.00777014" calcext:value-type="float">
            <text:p>-0.007770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2057704" calcext:value-type="float">
            <text:p>-0.1182057704</text:p>
          </table:table-cell>
          <table:table-cell office:value-type="float" office:value="-9.8122695923" calcext:value-type="float">
            <text:p>-9.812269592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H81]/[.I81]" office:value-type="float" office:value="0.0120467308086154" calcext:value-type="float">
            <text:p>0.0120467308</text:p>
          </table:table-cell>
          <table:table-cell table:formula="of:=[.D81]/[.M81]" office:value-type="float" office:value="-0.0109805724143349" calcext:value-type="float">
            <text:p>-0.0109805724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0010393541" calcext:value-type="float">
            <text:p>0.0010393541</text:p>
          </table:table-cell>
          <table:table-cell office:value-type="float" office:value="0" calcext:value-type="float">
            <text:p>0</text:p>
          </table:table-cell>
          <table:table-cell office:value-type="float" office:value="-0.00010133" calcext:value-type="float">
            <text:p>-0.00010133</text:p>
          </table:table-cell>
          <table:table-cell office:value-type="float" office:value="-0.00758145" calcext:value-type="float">
            <text:p>-0.007581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3283645" calcext:value-type="float">
            <text:p>-0.1153283645</text:p>
          </table:table-cell>
          <table:table-cell office:value-type="float" office:value="-9.8116814423" calcext:value-type="float">
            <text:p>-9.811681442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H82]/[.I82]" office:value-type="float" office:value="0.0117541896542623" calcext:value-type="float">
            <text:p>0.0117541897</text:p>
          </table:table-cell>
          <table:table-cell table:formula="of:=[.D82]/[.M82]" office:value-type="float" office:value="-0.00862075591601977" calcext:value-type="float">
            <text:p>-0.0086207559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0.000677652" calcext:value-type="float">
            <text:p>0.000677652</text:p>
          </table:table-cell>
          <table:table-cell office:value-type="float" office:value="0" calcext:value-type="float">
            <text:p>0</text:p>
          </table:table-cell>
          <table:table-cell office:value-type="float" office:value="-0.00011261" calcext:value-type="float">
            <text:p>-0.00011261</text:p>
          </table:table-cell>
          <table:table-cell office:value-type="float" office:value="-0.00756427" calcext:value-type="float">
            <text:p>-0.007564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50568341" calcext:value-type="float">
            <text:p>-0.1150568341</text:p>
          </table:table-cell>
          <table:table-cell office:value-type="float" office:value="-9.81081604" calcext:value-type="float">
            <text:p>-9.8108160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[.H83]/[.I83]" office:value-type="float" office:value="0.0117275498420211" calcext:value-type="float">
            <text:p>0.0117275498</text:p>
          </table:table-cell>
          <table:table-cell table:formula="of:=[.D83]/[.M83]" office:value-type="float" office:value="-0.00960217620192976" calcext:value-type="float">
            <text:p>-0.0096021762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0005162515" calcext:value-type="float">
            <text:p>0.0005162515</text:p>
          </table:table-cell>
          <table:table-cell office:value-type="float" office:value="0" calcext:value-type="float">
            <text:p>0</text:p>
          </table:table-cell>
          <table:table-cell office:value-type="float" office:value="-0.00007747" calcext:value-type="float">
            <text:p>-0.00007747</text:p>
          </table:table-cell>
          <table:table-cell office:value-type="float" office:value="-0.00755748" calcext:value-type="float">
            <text:p>-0.007557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9602682" calcext:value-type="float">
            <text:p>-0.1149602682</text:p>
          </table:table-cell>
          <table:table-cell office:value-type="float" office:value="-9.8113934708" calcext:value-type="float">
            <text:p>-9.811393470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H84]/[.I84]" office:value-type="float" office:value="0.0117170174187935" calcext:value-type="float">
            <text:p>0.0117170174</text:p>
          </table:table-cell>
          <table:table-cell table:formula="of:=[.D84]/[.M84]" office:value-type="float" office:value="-0.00661175086039749" calcext:value-type="float">
            <text:p>-0.0066117509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0.0008472283" calcext:value-type="float">
            <text:p>0.0008472283</text:p>
          </table:table-cell>
          <table:table-cell office:value-type="float" office:value="0" calcext:value-type="float">
            <text:p>0</text:p>
          </table:table-cell>
          <table:table-cell office:value-type="float" office:value="-0.00007747" calcext:value-type="float">
            <text:p>-0.00007747</text:p>
          </table:table-cell>
          <table:table-cell office:value-type="float" office:value="-0.00764438" calcext:value-type="float">
            <text:p>-0.007644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2803547" calcext:value-type="float">
            <text:p>-0.1162803547</text:p>
          </table:table-cell>
          <table:table-cell office:value-type="float" office:value="-9.8112411118" calcext:value-type="float">
            <text:p>-9.811241111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formula="of:=[.H85]/[.I85]" office:value-type="float" office:value="0.0118517477427142" calcext:value-type="float">
            <text:p>0.0118517477</text:p>
          </table:table-cell>
          <table:table-cell table:formula="of:=[.D85]/[.M85]" office:value-type="float" office:value="-0.0065365886687577" calcext:value-type="float">
            <text:p>-0.0065365887</text:p>
          </table:table-cell>
        </table:table-row>
        <table:table-row table:style-name="ro1">
          <table:table-cell office:value-type="float" office:value="4.17" calcext:value-type="float">
            <text:p>4.17</text:p>
          </table:table-cell>
          <table:table-cell office:value-type="float" office:value="0.0001624252" calcext:value-type="float">
            <text:p>0.0001624252</text:p>
          </table:table-cell>
          <table:table-cell office:value-type="float" office:value="0" calcext:value-type="float">
            <text:p>0</text:p>
          </table:table-cell>
          <table:table-cell office:value-type="float" office:value="-0.00008289" calcext:value-type="float">
            <text:p>-0.00008289</text:p>
          </table:table-cell>
          <table:table-cell office:value-type="float" office:value="-0.00731425" calcext:value-type="float">
            <text:p>-0.007314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12615338" calcext:value-type="float">
            <text:p>-0.1112615338</text:p>
          </table:table-cell>
          <table:table-cell office:value-type="float" office:value="-9.811490078" calcext:value-type="float">
            <text:p>-9.81149007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formula="of:=[.H86]/[.I86]" office:value-type="float" office:value="0.0113399221642672" calcext:value-type="float">
            <text:p>0.0113399222</text:p>
          </table:table-cell>
          <table:table-cell table:formula="of:=[.D86]/[.M86]" office:value-type="float" office:value="-0.00730957398113291" calcext:value-type="float">
            <text:p>-0.007309574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0.0006845745" calcext:value-type="float">
            <text:p>0.0006845745</text:p>
          </table:table-cell>
          <table:table-cell office:value-type="float" office:value="0" calcext:value-type="float">
            <text:p>0</text:p>
          </table:table-cell>
          <table:table-cell office:value-type="float" office:value="-0.00005148" calcext:value-type="float">
            <text:p>-0.00005148</text:p>
          </table:table-cell>
          <table:table-cell office:value-type="float" office:value="-0.00751128" calcext:value-type="float">
            <text:p>-0.007511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2493324" calcext:value-type="float">
            <text:p>-0.1142493324</text:p>
          </table:table-cell>
          <table:table-cell office:value-type="float" office:value="-9.810686512" calcext:value-type="float">
            <text:p>-9.81068651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H87]/[.I87]" office:value-type="float" office:value="0.0116453962992554" calcext:value-type="float">
            <text:p>0.0116453963</text:p>
          </table:table-cell>
          <table:table-cell table:formula="of:=[.D87]/[.M87]" office:value-type="float" office:value="-0.00442063100963695" calcext:value-type="float">
            <text:p>-0.004420631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0.0004210194" calcext:value-type="float">
            <text:p>0.0004210194</text:p>
          </table:table-cell>
          <table:table-cell office:value-type="float" office:value="0" calcext:value-type="float">
            <text:p>0</text:p>
          </table:table-cell>
          <table:table-cell office:value-type="float" office:value="-0.00005662" calcext:value-type="float">
            <text:p>-0.00005662</text:p>
          </table:table-cell>
          <table:table-cell office:value-type="float" office:value="-0.00751811" calcext:value-type="float">
            <text:p>-0.007518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43537857" calcext:value-type="float">
            <text:p>-0.1143537857</text:p>
          </table:table-cell>
          <table:table-cell office:value-type="float" office:value="-9.8107404709" calcext:value-type="float">
            <text:p>-9.810740470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formula="of:=[.H88]/[.I88]" office:value-type="float" office:value="0.0116559790812109" calcext:value-type="float">
            <text:p>0.0116559791</text:p>
          </table:table-cell>
          <table:table-cell table:formula="of:=[.D88]/[.M88]" office:value-type="float" office:value="-0.00485759279469449" calcext:value-type="float">
            <text:p>-0.0048575928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0.0001734074" calcext:value-type="float">
            <text:p>0.0001734074</text:p>
          </table:table-cell>
          <table:table-cell office:value-type="float" office:value="0" calcext:value-type="float">
            <text:p>0</text:p>
          </table:table-cell>
          <table:table-cell office:value-type="float" office:value="-0.00005662" calcext:value-type="float">
            <text:p>-0.00005662</text:p>
          </table:table-cell>
          <table:table-cell office:value-type="float" office:value="-0.00781069" calcext:value-type="float">
            <text:p>-0.0078106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7853833" calcext:value-type="float">
            <text:p>-0.1187853833</text:p>
          </table:table-cell>
          <table:table-cell office:value-type="float" office:value="-9.8091954041" calcext:value-type="float">
            <text:p>-9.809195404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formula="of:=[.H89]/[.I89]" office:value-type="float" office:value="0.0121095949674273" calcext:value-type="float">
            <text:p>0.012109595</text:p>
          </table:table-cell>
          <table:table-cell table:formula="of:=[.D89]/[.M89]" office:value-type="float" office:value="-0.00467563119594818" calcext:value-type="float">
            <text:p>-0.004675631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0004856209" calcext:value-type="float">
            <text:p>0.0004856209</text:p>
          </table:table-cell>
          <table:table-cell office:value-type="float" office:value="0" calcext:value-type="float">
            <text:p>0</text:p>
          </table:table-cell>
          <table:table-cell office:value-type="float" office:value="-0.00003071" calcext:value-type="float">
            <text:p>-0.00003071</text:p>
          </table:table-cell>
          <table:table-cell office:value-type="float" office:value="-0.00781244" calcext:value-type="float">
            <text:p>-0.007812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87974643" calcext:value-type="float">
            <text:p>-0.1187974643</text:p>
          </table:table-cell>
          <table:table-cell office:value-type="float" office:value="-9.8079935646" calcext:value-type="float">
            <text:p>-9.807993564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H90]/[.I90]" office:value-type="float" office:value="0.0121123105880469" calcext:value-type="float">
            <text:p>0.0121123106</text:p>
          </table:table-cell>
          <table:table-cell table:formula="of:=[.D90]/[.M90]" office:value-type="float" office:value="-0.00253543696528938" calcext:value-type="float">
            <text:p>-0.002535437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0.0002627315" calcext:value-type="float">
            <text:p>0.0002627315</text:p>
          </table:table-cell>
          <table:table-cell office:value-type="float" office:value="0" calcext:value-type="float">
            <text:p>0</text:p>
          </table:table-cell>
          <table:table-cell office:value-type="float" office:value="-0.00002782" calcext:value-type="float">
            <text:p>-0.00002782</text:p>
          </table:table-cell>
          <table:table-cell office:value-type="float" office:value="-0.00785241" calcext:value-type="float">
            <text:p>-0.007852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93938141" calcext:value-type="float">
            <text:p>-0.1193938141</text:p>
          </table:table-cell>
          <table:table-cell office:value-type="float" office:value="-9.8070499611" calcext:value-type="float">
            <text:p>-9.807049961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H91]/[.I91]" office:value-type="float" office:value="0.0121742842723938" calcext:value-type="float">
            <text:p>0.0121742843</text:p>
          </table:table-cell>
          <table:table-cell table:formula="of:=[.D91]/[.M91]" office:value-type="float" office:value="-0.00228514460296316" calcext:value-type="float">
            <text:p>-0.0022851446</text:p>
          </table:table-cell>
        </table:table-row>
        <table:table-row table:style-name="ro1">
          <table:table-cell office:value-type="float" office:value="4.47" calcext:value-type="float">
            <text:p>4.47</text:p>
          </table:table-cell>
          <table:table-cell office:value-type="float" office:value="0.0000815806" calcext:value-type="float">
            <text:p>8.15806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121" calcext:value-type="float">
            <text:p>-0.00001121</text:p>
          </table:table-cell>
          <table:table-cell office:value-type="float" office:value="-0.00803206" calcext:value-type="float">
            <text:p>-0.008032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1081161" calcext:value-type="float">
            <text:p>-0.1221081161</text:p>
          </table:table-cell>
          <table:table-cell office:value-type="float" office:value="-9.805669651" calcext:value-type="float">
            <text:p>-9.805669651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H92]/[.I92]" office:value-type="float" office:value="0.0124528074518141" calcext:value-type="float">
            <text:p>0.0124528075</text:p>
          </table:table-cell>
          <table:table-cell table:formula="of:=[.D92]/[.M92]" office:value-type="float" office:value="-0.00090019861331486" calcext:value-type="float">
            <text:p>-0.0009001986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0002328705" calcext:value-type="float">
            <text:p>0.0002328705</text:p>
          </table:table-cell>
          <table:table-cell office:value-type="float" office:value="0" calcext:value-type="float">
            <text:p>0</text:p>
          </table:table-cell>
          <table:table-cell office:value-type="float" office:value="-0.00001023" calcext:value-type="float">
            <text:p>-0.00001023</text:p>
          </table:table-cell>
          <table:table-cell office:value-type="float" office:value="-0.00818937" calcext:value-type="float">
            <text:p>-0.008189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4695594" calcext:value-type="float">
            <text:p>-0.1244695594</text:p>
          </table:table-cell>
          <table:table-cell office:value-type="float" office:value="-9.8033061218" calcext:value-type="float">
            <text:p>-9.8033061218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formula="of:=[.H93]/[.I93]" office:value-type="float" office:value="0.012696692100965" calcext:value-type="float">
            <text:p>0.0126966921</text:p>
          </table:table-cell>
          <table:table-cell table:formula="of:=[.D93]/[.M93]" office:value-type="float" office:value="-0.000805721672908999" calcext:value-type="float">
            <text:p>-0.0008057217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-0.000069968" calcext:value-type="float">
            <text:p>-0.000069968</text:p>
          </table:table-cell>
          <table:table-cell office:value-type="float" office:value="0" calcext:value-type="float">
            <text:p>0</text:p>
          </table:table-cell>
          <table:table-cell office:value-type="float" office:value="-0.00001023" calcext:value-type="float">
            <text:p>-0.00001023</text:p>
          </table:table-cell>
          <table:table-cell office:value-type="float" office:value="-0.00815714" calcext:value-type="float">
            <text:p>-0.008157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9882114" calcext:value-type="float">
            <text:p>-0.1239882114</text:p>
          </table:table-cell>
          <table:table-cell office:value-type="float" office:value="-9.8039704895" calcext:value-type="float">
            <text:p>-9.803970489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formula="of:=[.H94]/[.I94]" office:value-type="float" office:value="0.012646734456493" calcext:value-type="float">
            <text:p>0.0126467345</text:p>
          </table:table-cell>
          <table:table-cell table:formula="of:=[.D94]/[.M94]" office:value-type="float" office:value="-0.000808904467409593" calcext:value-type="float">
            <text:p>-0.0008089045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000148082" calcext:value-type="float">
            <text:p>0.000148082</text:p>
          </table:table-cell>
          <table:table-cell office:value-type="float" office:value="0" calcext:value-type="float">
            <text:p>0</text:p>
          </table:table-cell>
          <table:table-cell office:value-type="float" office:value="-0.00000211" calcext:value-type="float">
            <text:p>-0.00000211</text:p>
          </table:table-cell>
          <table:table-cell office:value-type="float" office:value="-0.00852764" calcext:value-type="float">
            <text:p>-0.008527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95780093" calcext:value-type="float">
            <text:p>-0.1295780093</text:p>
          </table:table-cell>
          <table:table-cell office:value-type="float" office:value="-9.8008099937" calcext:value-type="float">
            <text:p>-9.8008099937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formula="of:=[.H95]/[.I95]" office:value-type="float" office:value="0.0132211530866626" calcext:value-type="float">
            <text:p>0.0132211531</text:p>
          </table:table-cell>
          <table:table-cell table:formula="of:=[.D95]/[.M95]" office:value-type="float" office:value="-0.000159592736440557" calcext:value-type="float">
            <text:p>-0.0001595927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0.0000127888" calcext:value-type="float">
            <text:p>1.27888E-05</text:p>
          </table:table-cell>
          <table:table-cell office:value-type="float" office:value="0" calcext:value-type="float">
            <text:p>0</text:p>
          </table:table-cell>
          <table:table-cell office:value-type="float" office:value="0.00000437" calcext:value-type="float">
            <text:p>0.00000437</text:p>
          </table:table-cell>
          <table:table-cell office:value-type="float" office:value="-0.00861994" calcext:value-type="float">
            <text:p>-0.008619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09954596" calcext:value-type="float">
            <text:p>-0.1309954596</text:p>
          </table:table-cell>
          <table:table-cell office:value-type="float" office:value="-9.8019351578" calcext:value-type="float">
            <text:p>-9.8019351578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[.H96]/[.I96]" office:value-type="float" office:value="0.0133642446609901" calcext:value-type="float">
            <text:p>0.0133642447</text:p>
          </table:table-cell>
          <table:table-cell table:formula="of:=[.D96]/[.M96]" office:value-type="float" office:value="0.000326991918425133" calcext:value-type="float">
            <text:p>0.0003269919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-0.000007948" calcext:value-type="float">
            <text:p>-0.000007948</text:p>
          </table:table-cell>
          <table:table-cell office:value-type="float" office:value="0" calcext:value-type="float">
            <text:p>0</text:p>
          </table:table-cell>
          <table:table-cell office:value-type="float" office:value="0.00000437" calcext:value-type="float">
            <text:p>0.00000437</text:p>
          </table:table-cell>
          <table:table-cell office:value-type="float" office:value="-0.00847798" calcext:value-type="float">
            <text:p>-0.008477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88389019" calcext:value-type="float">
            <text:p>-0.1288389019</text:p>
          </table:table-cell>
          <table:table-cell office:value-type="float" office:value="-9.8019901085" calcext:value-type="float">
            <text:p>-9.801990108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formula="of:=[.H97]/[.I97]" office:value-type="float" office:value="0.0131441575102463" calcext:value-type="float">
            <text:p>0.0131441575</text:p>
          </table:table-cell>
          <table:table-cell table:formula="of:=[.D97]/[.M97]" office:value-type="float" office:value="0.000332467105373125" calcext:value-type="float">
            <text:p>0.0003324671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0.0000490947" calcext:value-type="float">
            <text:p>-4.9094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752" calcext:value-type="float">
            <text:p>0.00000752</text:p>
          </table:table-cell>
          <table:table-cell office:value-type="float" office:value="-0.00845026" calcext:value-type="float">
            <text:p>-0.008450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84542168" calcext:value-type="float">
            <text:p>-0.1284542168</text:p>
          </table:table-cell>
          <table:table-cell office:value-type="float" office:value="-9.8047838783" calcext:value-type="float">
            <text:p>-9.804783878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formula="of:=[.H98]/[.I98]" office:value-type="float" office:value="0.0131011777918222" calcext:value-type="float">
            <text:p>0.0131011778</text:p>
          </table:table-cell>
          <table:table-cell table:formula="of:=[.D98]/[.M98]" office:value-type="float" office:value="0.000573994194987112" calcext:value-type="float">
            <text:p>0.0005739942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0000113502" calcext:value-type="float">
            <text:p>-1.13502E-05</text:p>
          </table:table-cell>
          <table:table-cell office:value-type="float" office:value="0" calcext:value-type="float">
            <text:p>0</text:p>
          </table:table-cell>
          <table:table-cell office:value-type="float" office:value="0.00000752" calcext:value-type="float">
            <text:p>0.00000752</text:p>
          </table:table-cell>
          <table:table-cell office:value-type="float" office:value="-0.00814506" calcext:value-type="float">
            <text:p>-0.008145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8416739" calcext:value-type="float">
            <text:p>-0.1238416739</text:p>
          </table:table-cell>
          <table:table-cell office:value-type="float" office:value="-9.8069100571" calcext:value-type="float">
            <text:p>-9.8069100571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formula="of:=[.H99]/[.I99]" office:value-type="float" office:value="0.0126280013968662" calcext:value-type="float">
            <text:p>0.0126280014</text:p>
          </table:table-cell>
          <table:table-cell table:formula="of:=[.D99]/[.M99]" office:value-type="float" office:value="0.000595501993044298" calcext:value-type="float">
            <text:p>0.000595502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0000753682" calcext:value-type="float">
            <text:p>-7.5368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355" calcext:value-type="float">
            <text:p>-0.00000355</text:p>
          </table:table-cell>
          <table:table-cell office:value-type="float" office:value="-0.00798172" calcext:value-type="float">
            <text:p>-0.007981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3606337" calcext:value-type="float">
            <text:p>-0.1213606337</text:p>
          </table:table-cell>
          <table:table-cell office:value-type="float" office:value="-9.8071101379" calcext:value-type="float">
            <text:p>-9.807110137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formula="of:=[.H100]/[.I100]" office:value-type="float" office:value="0.0123747599439101" calcext:value-type="float">
            <text:p>0.0123747599</text:p>
          </table:table-cell>
          <table:table-cell table:formula="of:=[.D100]/[.M100]" office:value-type="float" office:value="-0.000286874251790801" calcext:value-type="float">
            <text:p>-0.0002868743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0000276227" calcext:value-type="float">
            <text:p>-2.76227E-05</text:p>
          </table:table-cell>
          <table:table-cell office:value-type="float" office:value="0" calcext:value-type="float">
            <text:p>0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0" calcext:value-type="float">
            <text:p>0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000004" calcext:value-type="float">
            <text:p>-4E-10</text:p>
          </table:table-cell>
          <table:table-cell office:value-type="float" office:value="-9.8070724297" calcext:value-type="float">
            <text:p>-9.8070724297</text:p>
          </table:table-cell>
          <table:table-cell office:value-type="float" office:value="-0.1196281463" calcext:value-type="float">
            <text:p>-0.1196281463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H101]/[.I101]" office:value-type="float" office:value="0.0000000000407868915894441" calcext:value-type="float">
            <text:p>4.07868915894441E-11</text:p>
          </table:table-cell>
          <table:table-cell table:formula="of:=[.D101]/[.M101]" office:value-type="float" office:value="53938.89836335" calcext:value-type="float">
            <text:p>53938.89836335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0.0000786525" calcext:value-type="float">
            <text:p>7.86525E-05</text:p>
          </table:table-cell>
          <table:table-cell office:value-type="float" office:value="0" calcext:value-type="float">
            <text:p>0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0.00003665" calcext:value-type="float">
            <text:p>0.000036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5571963" calcext:value-type="float">
            <text:p>0.0005571963</text:p>
          </table:table-cell>
          <table:table-cell office:value-type="float" office:value="-9.8068022156" calcext:value-type="float">
            <text:p>-9.8068022156</text:p>
          </table:table-cell>
          <table:table-cell office:value-type="float" office:value="-0.1190709472" calcext:value-type="float">
            <text:p>-0.1190709472</text:p>
          </table:table-cell>
          <table:table-cell office:value-type="float" office:value="101" calcext:value-type="float">
            <text:p>101</text:p>
          </table:table-cell>
          <table:table-cell/>
          <table:table-cell table:formula="of:=[.H102]/[.I102]" office:value-type="float" office:value="-0.0000568173281922266" calcext:value-type="float">
            <text:p>-5.68173281922266E-05</text:p>
          </table:table-cell>
          <table:table-cell table:formula="of:=[.D102]/[.M102]" office:value-type="float" office:value="-0.0387205817309268" calcext:value-type="float">
            <text:p>-0.0387205817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-0.0000886313" calcext:value-type="float">
            <text:p>-8.86313E-05</text:p>
          </table:table-cell>
          <table:table-cell office:value-type="float" office:value="0" calcext:value-type="float">
            <text:p>0</text:p>
          </table:table-cell>
          <table:table-cell office:value-type="float" office:value="-0.00001439" calcext:value-type="float">
            <text:p>-0.00001439</text:p>
          </table:table-cell>
          <table:table-cell office:value-type="float" office:value="0.00007016" calcext:value-type="float">
            <text:p>0.000070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665773" calcext:value-type="float">
            <text:p>0.0010665773</text:p>
          </table:table-cell>
          <table:table-cell office:value-type="float" office:value="-9.8053396416" calcext:value-type="float">
            <text:p>-9.8053396416</text:p>
          </table:table-cell>
          <table:table-cell office:value-type="float" office:value="-0.1185376644" calcext:value-type="float">
            <text:p>-0.1185376644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[.H103]/[.I103]" office:value-type="float" office:value="-0.000108775150987627" calcext:value-type="float">
            <text:p>-0.0001087752</text:p>
          </table:table-cell>
          <table:table-cell table:formula="of:=[.D103]/[.M103]" office:value-type="float" office:value="0.132291243628215" calcext:value-type="float">
            <text:p>0.1322912436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0.0000349322" calcext:value-type="float">
            <text:p>3.49322E-05</text:p>
          </table:table-cell>
          <table:table-cell office:value-type="float" office:value="0" calcext:value-type="float">
            <text:p>0</text:p>
          </table:table-cell>
          <table:table-cell office:value-type="float" office:value="-0.00000829" calcext:value-type="float">
            <text:p>-0.00000829</text:p>
          </table:table-cell>
          <table:table-cell office:value-type="float" office:value="-0.00008946" calcext:value-type="float">
            <text:p>-0.000089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3599802" calcext:value-type="float">
            <text:p>-0.0013599802</text:p>
          </table:table-cell>
          <table:table-cell office:value-type="float" office:value="-9.8050611687" calcext:value-type="float">
            <text:p>-9.8050611687</text:p>
          </table:table-cell>
          <table:table-cell office:value-type="float" office:value="-0.118990995" calcext:value-type="float">
            <text:p>-0.118990995</text:p>
          </table:table-cell>
          <table:table-cell office:value-type="float" office:value="103" calcext:value-type="float">
            <text:p>103</text:p>
          </table:table-cell>
          <table:table-cell/>
          <table:table-cell table:formula="of:=[.H104]/[.I104]" office:value-type="float" office:value="0.000138701857805984" calcext:value-type="float">
            <text:p>0.0001387019</text:p>
          </table:table-cell>
          <table:table-cell table:formula="of:=[.D104]/[.M104]" office:value-type="float" office:value="-0.0597684856651023" calcext:value-type="float">
            <text:p>-0.0597684857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0001617647" calcext:value-type="float">
            <text:p>0.0001617647</text:p>
          </table:table-cell>
          <table:table-cell office:value-type="float" office:value="0" calcext:value-type="float">
            <text:p>0</text:p>
          </table:table-cell>
          <table:table-cell office:value-type="float" office:value="-0.00002901" calcext:value-type="float">
            <text:p>-0.00002901</text:p>
          </table:table-cell>
          <table:table-cell office:value-type="float" office:value="-0.0002186" calcext:value-type="float">
            <text:p>-0.00021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228588" calcext:value-type="float">
            <text:p>-0.0033228588</text:p>
          </table:table-cell>
          <table:table-cell office:value-type="float" office:value="-9.8043518448" calcext:value-type="float">
            <text:p>-9.8043518448</text:p>
          </table:table-cell>
          <table:table-cell office:value-type="float" office:value="-0.1198217124" calcext:value-type="float">
            <text:p>-0.1198217124</text:p>
          </table:table-cell>
          <table:table-cell office:value-type="float" office:value="104" calcext:value-type="float">
            <text:p>104</text:p>
          </table:table-cell>
          <table:table-cell/>
          <table:table-cell table:formula="of:=[.H105]/[.I105]" office:value-type="float" office:value="0.000338916723165373" calcext:value-type="float">
            <text:p>0.0003389167</text:p>
          </table:table-cell>
          <table:table-cell table:formula="of:=[.D105]/[.M105]" office:value-type="float" office:value="-0.0855962483322036" calcext:value-type="float">
            <text:p>-0.0855962483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0000390933" calcext:value-type="float">
            <text:p>-3.90933E-05</text:p>
          </table:table-cell>
          <table:table-cell office:value-type="float" office:value="0" calcext:value-type="float">
            <text:p>0</text:p>
          </table:table-cell>
          <table:table-cell office:value-type="float" office:value="-0.00002876" calcext:value-type="float">
            <text:p>-0.00002876</text:p>
          </table:table-cell>
          <table:table-cell office:value-type="float" office:value="-0.00026885" calcext:value-type="float">
            <text:p>-0.0002688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086194" calcext:value-type="float">
            <text:p>-0.004086194</text:p>
          </table:table-cell>
          <table:table-cell office:value-type="float" office:value="-9.8033204842" calcext:value-type="float">
            <text:p>-9.8033204842</text:p>
          </table:table-cell>
          <table:table-cell office:value-type="float" office:value="-0.1206389591" calcext:value-type="float">
            <text:p>-0.1206389591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H106]/[.I106]" office:value-type="float" office:value="0.000416817343326245" calcext:value-type="float">
            <text:p>0.0004168173</text:p>
          </table:table-cell>
          <table:table-cell table:formula="of:=[.D106]/[.M106]" office:value-type="float" office:value="-0.0689990482893352" calcext:value-type="float">
            <text:p>-0.0689990483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03645751" calcext:value-type="float">
            <text:p>0.0003645751</text:p>
          </table:table-cell>
          <table:table-cell office:value-type="float" office:value="0" calcext:value-type="float">
            <text:p>0</text:p>
          </table:table-cell>
          <table:table-cell office:value-type="float" office:value="-0.00002876" calcext:value-type="float">
            <text:p>-0.00002876</text:p>
          </table:table-cell>
          <table:table-cell office:value-type="float" office:value="-0.0004014" calcext:value-type="float">
            <text:p>-0.00040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099647" calcext:value-type="float">
            <text:p>-0.006099647</text:p>
          </table:table-cell>
          <table:table-cell office:value-type="float" office:value="-9.8013578415" calcext:value-type="float">
            <text:p>-9.8013578415</text:p>
          </table:table-cell>
          <table:table-cell office:value-type="float" office:value="-0.1216555685" calcext:value-type="float">
            <text:p>-0.1216555685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[.H107]/[.I107]" office:value-type="float" office:value="0.000622326732544489" calcext:value-type="float">
            <text:p>0.0006223267</text:p>
          </table:table-cell>
          <table:table-cell table:formula="of:=[.D107]/[.M107]" office:value-type="float" office:value="-0.0462136663845531" calcext:value-type="float">
            <text:p>-0.0462136664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0.000054493" calcext:value-type="float">
            <text:p>0.000054493</text:p>
          </table:table-cell>
          <table:table-cell office:value-type="float" office:value="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office:value-type="float" office:value="-0.00040078" calcext:value-type="float">
            <text:p>-0.000400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0898101" calcext:value-type="float">
            <text:p>-0.0060898101</text:p>
          </table:table-cell>
          <table:table-cell office:value-type="float" office:value="-9.8006980896" calcext:value-type="float">
            <text:p>-9.8006980896</text:p>
          </table:table-cell>
          <table:table-cell office:value-type="float" office:value="-0.122525543" calcext:value-type="float">
            <text:p>-0.122525543</text:p>
          </table:table-cell>
          <table:table-cell office:value-type="float" office:value="107" calcext:value-type="float">
            <text:p>107</text:p>
          </table:table-cell>
          <table:table-cell/>
          <table:table-cell table:formula="of:=[.H108]/[.I108]" office:value-type="float" office:value="0.000621364931796256" calcext:value-type="float">
            <text:p>0.0006213649</text:p>
          </table:table-cell>
          <table:table-cell table:formula="of:=[.D108]/[.M108]" office:value-type="float" office:value="-0.0746743139588934" calcext:value-type="float">
            <text:p>-0.07467431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0002511218" calcext:value-type="float">
            <text:p>0.0002511218</text:p>
          </table:table-cell>
          <table:table-cell office:value-type="float" office:value="0" calcext:value-type="float">
            <text:p>0</text:p>
          </table:table-cell>
          <table:table-cell office:value-type="float" office:value="-0.0000464" calcext:value-type="float">
            <text:p>-0.0000464</text:p>
          </table:table-cell>
          <table:table-cell office:value-type="float" office:value="-0.00026136" calcext:value-type="float">
            <text:p>-0.000261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9709659" calcext:value-type="float">
            <text:p>-0.0039709659</text:p>
          </table:table-cell>
          <table:table-cell office:value-type="float" office:value="-9.7998978806" calcext:value-type="float">
            <text:p>-9.7998978806</text:p>
          </table:table-cell>
          <table:table-cell office:value-type="float" office:value="-0.1230219081" calcext:value-type="float">
            <text:p>-0.1230219081</text:p>
          </table:table-cell>
          <table:table-cell office:value-type="float" office:value="108" calcext:value-type="float">
            <text:p>108</text:p>
          </table:table-cell>
          <table:table-cell/>
          <table:table-cell table:formula="of:=[.H109]/[.I109]" office:value-type="float" office:value="0.000405204824415668" calcext:value-type="float">
            <text:p>0.0004052048</text:p>
          </table:table-cell>
          <table:table-cell table:formula="of:=[.D109]/[.M109]" office:value-type="float" office:value="-0.114509989033107" calcext:value-type="float">
            <text:p>-0.114509989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0.0003520806" calcext:value-type="float">
            <text:p>0.0003520806</text:p>
          </table:table-cell>
          <table:table-cell office:value-type="float" office:value="0" calcext:value-type="float">
            <text:p>0</text:p>
          </table:table-cell>
          <table:table-cell office:value-type="float" office:value="-0.00006194" calcext:value-type="float">
            <text:p>-0.00006194</text:p>
          </table:table-cell>
          <table:table-cell office:value-type="float" office:value="-0.00013248" calcext:value-type="float">
            <text:p>-0.000132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0129821" calcext:value-type="float">
            <text:p>-0.0020129821</text:p>
          </table:table-cell>
          <table:table-cell office:value-type="float" office:value="-9.8004870605" calcext:value-type="float">
            <text:p>-9.8004870605</text:p>
          </table:table-cell>
          <table:table-cell office:value-type="float" office:value="-0.1232455745" calcext:value-type="float">
            <text:p>-0.1232455745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[.H110]/[.I110]" office:value-type="float" office:value="0.000205396128536626" calcext:value-type="float">
            <text:p>0.0002053961</text:p>
          </table:table-cell>
          <table:table-cell table:formula="of:=[.D110]/[.M110]" office:value-type="float" office:value="-0.301563619729838" calcext:value-type="float">
            <text:p>-0.301563619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0002366123" calcext:value-type="float">
            <text:p>0.0002366123</text:p>
          </table:table-cell>
          <table:table-cell office:value-type="float" office:value="0" calcext:value-type="float">
            <text:p>0</text:p>
          </table:table-cell>
          <table:table-cell office:value-type="float" office:value="-0.00006481" calcext:value-type="float">
            <text:p>-0.00006481</text:p>
          </table:table-cell>
          <table:table-cell office:value-type="float" office:value="0.00001646" calcext:value-type="float">
            <text:p>0.000016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2501829" calcext:value-type="float">
            <text:p>0.0002501829</text:p>
          </table:table-cell>
          <table:table-cell office:value-type="float" office:value="-9.8009331131" calcext:value-type="float">
            <text:p>-9.8009331131</text:p>
          </table:table-cell>
          <table:table-cell office:value-type="float" office:value="-0.1232205555" calcext:value-type="float">
            <text:p>-0.1232205555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[.H111]/[.I111]" office:value-type="float" office:value="-0.000025526436831367" calcext:value-type="float">
            <text:p>-2.5526436831367E-05</text:p>
          </table:table-cell>
          <table:table-cell table:formula="of:=[.D111]/[.M111]" office:value-type="float" office:value="2.5389364143593" calcext:value-type="float">
            <text:p>2.5389364144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0.000508909" calcext:value-type="float">
            <text:p>0.000508909</text:p>
          </table:table-cell>
          <table:table-cell office:value-type="float" office:value="0" calcext:value-type="float">
            <text:p>0</text:p>
          </table:table-cell>
          <table:table-cell office:value-type="float" office:value="-0.00006481" calcext:value-type="float">
            <text:p>-0.00006481</text:p>
          </table:table-cell>
          <table:table-cell office:value-type="float" office:value="-0.00004158" calcext:value-type="float">
            <text:p>-0.000041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6317205" calcext:value-type="float">
            <text:p>-0.0006317205</text:p>
          </table:table-cell>
          <table:table-cell office:value-type="float" office:value="-9.798987484" calcext:value-type="float">
            <text:p>-9.798987484</text:p>
          </table:table-cell>
          <table:table-cell office:value-type="float" office:value="-0.1232779846" calcext:value-type="float">
            <text:p>-0.1232779846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[.H112]/[.I112]" office:value-type="float" office:value="0.0000644679362058057" calcext:value-type="float">
            <text:p>6.44679362058057E-05</text:p>
          </table:table-cell>
          <table:table-cell table:formula="of:=[.D112]/[.M112]" office:value-type="float" office:value="-1.005305952297" calcext:value-type="float">
            <text:p>-1.0053059523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000334111" calcext:value-type="float">
            <text:p>0.000334111</text:p>
          </table:table-cell>
          <table:table-cell office:value-type="float" office:value="0" calcext:value-type="float">
            <text:p>0</text:p>
          </table:table-cell>
          <table:table-cell office:value-type="float" office:value="-0.00007583" calcext:value-type="float">
            <text:p>-0.00007583</text:p>
          </table:table-cell>
          <table:table-cell office:value-type="float" office:value="0.00001979" calcext:value-type="float">
            <text:p>0.000019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3007343" calcext:value-type="float">
            <text:p>0.0003007343</text:p>
          </table:table-cell>
          <table:table-cell office:value-type="float" office:value="-9.800128994" calcext:value-type="float">
            <text:p>-9.800128994</text:p>
          </table:table-cell>
          <table:table-cell office:value-type="float" office:value="-0.1232529208" calcext:value-type="float">
            <text:p>-0.123252920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H113]/[.I113]" office:value-type="float" office:value="-0.0000306867695500866" calcext:value-type="float">
            <text:p>-3.06867695500866E-05</text:p>
          </table:table-cell>
          <table:table-cell table:formula="of:=[.D113]/[.M113]" office:value-type="float" office:value="2.47109751569748" calcext:value-type="float">
            <text:p>2.4710975157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0.0004379368" calcext:value-type="float">
            <text:p>0.0004379368</text:p>
          </table:table-cell>
          <table:table-cell office:value-type="float" office:value="0" calcext:value-type="float">
            <text:p>0</text:p>
          </table:table-cell>
          <table:table-cell office:value-type="float" office:value="-0.00008168" calcext:value-type="float">
            <text:p>-0.00008168</text:p>
          </table:table-cell>
          <table:table-cell office:value-type="float" office:value="-0.00018705" calcext:value-type="float">
            <text:p>-0.000187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8416391" calcext:value-type="float">
            <text:p>-0.0028416391</text:p>
          </table:table-cell>
          <table:table-cell office:value-type="float" office:value="-9.7987966537" calcext:value-type="float">
            <text:p>-9.7987966537</text:p>
          </table:table-cell>
          <table:table-cell office:value-type="float" office:value="-0.1234715134" calcext:value-type="float">
            <text:p>-0.1234715134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[.H114]/[.I114]" office:value-type="float" office:value="0.000289998782547141" calcext:value-type="float">
            <text:p>0.0002899988</text:p>
          </table:table-cell>
          <table:table-cell table:formula="of:=[.D114]/[.M114]" office:value-type="float" office:value="-0.281656354839084" calcext:value-type="float">
            <text:p>-0.2816563548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0005139668" calcext:value-type="float">
            <text:p>0.0005139668</text:p>
          </table:table-cell>
          <table:table-cell office:value-type="float" office:value="0" calcext:value-type="float">
            <text:p>0</text:p>
          </table:table-cell>
          <table:table-cell office:value-type="float" office:value="-0.00008168" calcext:value-type="float">
            <text:p>-0.00008168</text:p>
          </table:table-cell>
          <table:table-cell office:value-type="float" office:value="-0.00003176" calcext:value-type="float">
            <text:p>-0.000031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4826367" calcext:value-type="float">
            <text:p>-0.0004826367</text:p>
          </table:table-cell>
          <table:table-cell office:value-type="float" office:value="-9.8005732918" calcext:value-type="float">
            <text:p>-9.8005732918</text:p>
          </table:table-cell>
          <table:table-cell office:value-type="float" office:value="-0.1235059872" calcext:value-type="float">
            <text:p>-0.1235059872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[.H115]/[.I115]" office:value-type="float" office:value="0.0000492457620212703" calcext:value-type="float">
            <text:p>4.92457620212703E-05</text:p>
          </table:table-cell>
          <table:table-cell table:formula="of:=[.D115]/[.M115]" office:value-type="float" office:value="-1.65861988214784" calcext:value-type="float">
            <text:p>-1.6586198821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0.0005059015" calcext:value-type="float">
            <text:p>0.0005059015</text:p>
          </table:table-cell>
          <table:table-cell office:value-type="float" office:value="0" calcext:value-type="float">
            <text:p>0</text:p>
          </table:table-cell>
          <table:table-cell office:value-type="float" office:value="-0.00009145" calcext:value-type="float">
            <text:p>-0.00009145</text:p>
          </table:table-cell>
          <table:table-cell office:value-type="float" office:value="-0.00018513" calcext:value-type="float">
            <text:p>-0.000185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8125397" calcext:value-type="float">
            <text:p>-0.0028125397</text:p>
          </table:table-cell>
          <table:table-cell office:value-type="float" office:value="-9.7988962555" calcext:value-type="float">
            <text:p>-9.7988962555</text:p>
          </table:table-cell>
          <table:table-cell office:value-type="float" office:value="-0.1236934885" calcext:value-type="float">
            <text:p>-0.1236934885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[.H116]/[.I116]" office:value-type="float" office:value="0.000287026173832727" calcext:value-type="float">
            <text:p>0.0002870262</text:p>
          </table:table-cell>
          <table:table-cell table:formula="of:=[.D116]/[.M116]" office:value-type="float" office:value="-0.318612058192627" calcext:value-type="float">
            <text:p>-0.3186120582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0005007389" calcext:value-type="float">
            <text:p>0.0005007389</text:p>
          </table:table-cell>
          <table:table-cell office:value-type="float" office:value="0" calcext:value-type="float">
            <text:p>0</text:p>
          </table:table-cell>
          <table:table-cell office:value-type="float" office:value="-0.00009145" calcext:value-type="float">
            <text:p>-0.00009145</text:p>
          </table:table-cell>
          <table:table-cell office:value-type="float" office:value="-0.00014457" calcext:value-type="float">
            <text:p>-0.000144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1962611" calcext:value-type="float">
            <text:p>-0.0021962611</text:p>
          </table:table-cell>
          <table:table-cell office:value-type="float" office:value="-9.7987890816" calcext:value-type="float">
            <text:p>-9.7987890816</text:p>
          </table:table-cell>
          <table:table-cell office:value-type="float" office:value="-0.1238307506" calcext:value-type="float">
            <text:p>-0.1238307506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H117]/[.I117]" office:value-type="float" office:value="0.000224135970445991" calcext:value-type="float">
            <text:p>0.000224136</text:p>
          </table:table-cell>
          <table:table-cell table:formula="of:=[.D117]/[.M117]" office:value-type="float" office:value="-0.40801126128051" calcext:value-type="float">
            <text:p>-0.4080112613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.0006267123" calcext:value-type="float">
            <text:p>0.0006267123</text:p>
          </table:table-cell>
          <table:table-cell office:value-type="float" office:value="0" calcext:value-type="float">
            <text:p>0</text:p>
          </table:table-cell>
          <table:table-cell office:value-type="float" office:value="-0.00008631" calcext:value-type="float">
            <text:p>-0.00008631</text:p>
          </table:table-cell>
          <table:table-cell office:value-type="float" office:value="0.00002556" calcext:value-type="float">
            <text:p>0.000025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38836" calcext:value-type="float">
            <text:p>0.00038836</text:p>
          </table:table-cell>
          <table:table-cell office:value-type="float" office:value="-9.7988706779" calcext:value-type="float">
            <text:p>-9.7988706779</text:p>
          </table:table-cell>
          <table:table-cell office:value-type="float" office:value="-0.1238079071" calcext:value-type="float">
            <text:p>-0.1238079071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[.H118]/[.I118]" office:value-type="float" office:value="-0.0000396331386305457" calcext:value-type="float">
            <text:p>-3.96331386305457E-05</text:p>
          </table:table-cell>
          <table:table-cell table:formula="of:=[.D118]/[.M118]" office:value-type="float" office:value="2.17772306161693" calcext:value-type="float">
            <text:p>2.1777230616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005219212" calcext:value-type="float">
            <text:p>0.0005219212</text:p>
          </table:table-cell>
          <table:table-cell office:value-type="float" office:value="0" calcext:value-type="float">
            <text:p>0</text:p>
          </table:table-cell>
          <table:table-cell office:value-type="float" office:value="-0.00009279" calcext:value-type="float">
            <text:p>-0.00009279</text:p>
          </table:table-cell>
          <table:table-cell office:value-type="float" office:value="-0.0001696" calcext:value-type="float">
            <text:p>-0.00016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5763968" calcext:value-type="float">
            <text:p>-0.0025763968</text:p>
          </table:table-cell>
          <table:table-cell office:value-type="float" office:value="-9.7981521416" calcext:value-type="float">
            <text:p>-9.7981521416</text:p>
          </table:table-cell>
          <table:table-cell office:value-type="float" office:value="-0.1239510477" calcext:value-type="float">
            <text:p>-0.1239510477</text:p>
          </table:table-cell>
          <table:table-cell office:value-type="float" office:value="118" calcext:value-type="float">
            <text:p>118</text:p>
          </table:table-cell>
          <table:table-cell/>
          <table:table-cell table:formula="of:=[.H119]/[.I119]" office:value-type="float" office:value="0.000262947213185372" calcext:value-type="float">
            <text:p>0.0002629472</text:p>
          </table:table-cell>
          <table:table-cell table:formula="of:=[.D119]/[.M119]" office:value-type="float" office:value="-0.352884515777641" calcext:value-type="float">
            <text:p>-0.3528845158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0.0005267019" calcext:value-type="float">
            <text:p>0.0005267019</text:p>
          </table:table-cell>
          <table:table-cell office:value-type="float" office:value="0" calcext:value-type="float">
            <text:p>0</text:p>
          </table:table-cell>
          <table:table-cell office:value-type="float" office:value="-0.00009279" calcext:value-type="float">
            <text:p>-0.00009279</text:p>
          </table:table-cell>
          <table:table-cell office:value-type="float" office:value="-0.00019665" calcext:value-type="float">
            <text:p>-0.000196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9875337" calcext:value-type="float">
            <text:p>-0.0029875337</text:p>
          </table:table-cell>
          <table:table-cell office:value-type="float" office:value="-9.7990287399" calcext:value-type="float">
            <text:p>-9.7990287399</text:p>
          </table:table-cell>
          <table:table-cell office:value-type="float" office:value="-0.1241082773" calcext:value-type="float">
            <text:p>-0.1241082773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H120]/[.I120]" office:value-type="float" office:value="0.000304880593709789" calcext:value-type="float">
            <text:p>0.0003048806</text:p>
          </table:table-cell>
          <table:table-cell table:formula="of:=[.D120]/[.M120]" office:value-type="float" office:value="-0.304348659489706" calcext:value-type="float">
            <text:p>-0.3043486595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006188875" calcext:value-type="float">
            <text:p>0.0006188875</text:p>
          </table:table-cell>
          <table:table-cell office:value-type="float" office:value="0" calcext:value-type="float">
            <text:p>0</text:p>
          </table:table-cell>
          <table:table-cell office:value-type="float" office:value="-0.00009237" calcext:value-type="float">
            <text:p>-0.00009237</text:p>
          </table:table-cell>
          <table:table-cell office:value-type="float" office:value="-0.00029363" calcext:value-type="float">
            <text:p>-0.000293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4609184" calcext:value-type="float">
            <text:p>-0.0044609184</text:p>
          </table:table-cell>
          <table:table-cell office:value-type="float" office:value="-9.7991693497" calcext:value-type="float">
            <text:p>-9.7991693497</text:p>
          </table:table-cell>
          <table:table-cell office:value-type="float" office:value="-0.1243313253" calcext:value-type="float">
            <text:p>-0.1243313253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H121]/[.I121]" office:value-type="float" office:value="0.000455234340871614" calcext:value-type="float">
            <text:p>0.0004552343</text:p>
          </table:table-cell>
          <table:table-cell table:formula="of:=[.D121]/[.M121]" office:value-type="float" office:value="-0.202906485093246" calcext:value-type="float">
            <text:p>-0.2029064851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0.0005408605" calcext:value-type="float">
            <text:p>0.0005408605</text:p>
          </table:table-cell>
          <table:table-cell office:value-type="float" office:value="0" calcext:value-type="float">
            <text:p>0</text:p>
          </table:table-cell>
          <table:table-cell office:value-type="float" office:value="-0.00009237" calcext:value-type="float">
            <text:p>-0.00009237</text:p>
          </table:table-cell>
          <table:table-cell office:value-type="float" office:value="-0.00025576" calcext:value-type="float">
            <text:p>-0.000255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861203" calcext:value-type="float">
            <text:p>-0.0038861203</text:p>
          </table:table-cell>
          <table:table-cell office:value-type="float" office:value="-9.800559063" calcext:value-type="float">
            <text:p>-9.800559063</text:p>
          </table:table-cell>
          <table:table-cell office:value-type="float" office:value="-0.1245163754" calcext:value-type="float">
            <text:p>-0.1245163754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[.H122]/[.I122]" office:value-type="float" office:value="0.000396520267366303" calcext:value-type="float">
            <text:p>0.0003965203</text:p>
          </table:table-cell>
          <table:table-cell table:formula="of:=[.D122]/[.M122]" office:value-type="float" office:value="-0.232951522537609" calcext:value-type="float">
            <text:p>-0.2329515225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05865694" calcext:value-type="float">
            <text:p>0.0005865694</text:p>
          </table:table-cell>
          <table:table-cell office:value-type="float" office:value="0" calcext:value-type="float">
            <text:p>0</text:p>
          </table:table-cell>
          <table:table-cell office:value-type="float" office:value="-0.00009237" calcext:value-type="float">
            <text:p>-0.00009237</text:p>
          </table:table-cell>
          <table:table-cell office:value-type="float" office:value="-0.00048063" calcext:value-type="float">
            <text:p>-0.000480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301631" calcext:value-type="float">
            <text:p>-0.007301631</text:p>
          </table:table-cell>
          <table:table-cell office:value-type="float" office:value="-9.798752861" calcext:value-type="float">
            <text:p>-9.798752861</text:p>
          </table:table-cell>
          <table:table-cell office:value-type="float" office:value="-0.1248482689" calcext:value-type="float">
            <text:p>-0.1248482689</text:p>
          </table:table-cell>
          <table:table-cell office:value-type="float" office:value="122" calcext:value-type="float">
            <text:p>122</text:p>
          </table:table-cell>
          <table:table-cell/>
          <table:table-cell table:formula="of:=[.H123]/[.I123]" office:value-type="float" office:value="0.000745159216032604" calcext:value-type="float">
            <text:p>0.0007451592</text:p>
          </table:table-cell>
          <table:table-cell table:formula="of:=[.D123]/[.M123]" office:value-type="float" office:value="-0.12396008532485" calcext:value-type="float">
            <text:p>-0.1239600853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0.0005604894" calcext:value-type="float">
            <text:p>0.0005604894</text:p>
          </table:table-cell>
          <table:table-cell office:value-type="float" office:value="0" calcext:value-type="float">
            <text:p>0</text:p>
          </table:table-cell>
          <table:table-cell office:value-type="float" office:value="-0.0000849" calcext:value-type="float">
            <text:p>-0.0000849</text:p>
          </table:table-cell>
          <table:table-cell office:value-type="float" office:value="-0.00033394" calcext:value-type="float">
            <text:p>-0.000333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073244" calcext:value-type="float">
            <text:p>-0.005073244</text:p>
          </table:table-cell>
          <table:table-cell office:value-type="float" office:value="-9.798765316" calcext:value-type="float">
            <text:p>-9.798765316</text:p>
          </table:table-cell>
          <table:table-cell office:value-type="float" office:value="-0.1250688434" calcext:value-type="float">
            <text:p>-0.1250688434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[.H124]/[.I124]" office:value-type="float" office:value="0.000517743188697061" calcext:value-type="float">
            <text:p>0.0005177432</text:p>
          </table:table-cell>
          <table:table-cell table:formula="of:=[.D124]/[.M124]" office:value-type="float" office:value="-0.163980911489453" calcext:value-type="float">
            <text:p>-0.1639809115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05751833" calcext:value-type="float">
            <text:p>0.0005751833</text:p>
          </table:table-cell>
          <table:table-cell office:value-type="float" office:value="0" calcext:value-type="float">
            <text:p>0</text:p>
          </table:table-cell>
          <table:table-cell office:value-type="float" office:value="-0.0000849" calcext:value-type="float">
            <text:p>-0.0000849</text:p>
          </table:table-cell>
          <table:table-cell office:value-type="float" office:value="-0.00047912" calcext:value-type="float">
            <text:p>-0.000479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2771181" calcext:value-type="float">
            <text:p>-0.0072771181</text:p>
          </table:table-cell>
          <table:table-cell office:value-type="float" office:value="-9.7966003418" calcext:value-type="float">
            <text:p>-9.7966003418</text:p>
          </table:table-cell>
          <table:table-cell office:value-type="float" office:value="-0.1253720522" calcext:value-type="float">
            <text:p>-0.1253720522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[.H125]/[.I125]" office:value-type="float" office:value="0.0007428207588453" calcext:value-type="float">
            <text:p>0.0007428208</text:p>
          </table:table-cell>
          <table:table-cell table:formula="of:=[.D125]/[.M125]" office:value-type="float" office:value="-0.11429405948748" calcext:value-type="float">
            <text:p>-0.1142940595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0.0004750041" calcext:value-type="float">
            <text:p>0.0004750041</text:p>
          </table:table-cell>
          <table:table-cell office:value-type="float" office:value="0" calcext:value-type="float">
            <text:p>0</text:p>
          </table:table-cell>
          <table:table-cell office:value-type="float" office:value="-0.00007265" calcext:value-type="float">
            <text:p>-0.00007265</text:p>
          </table:table-cell>
          <table:table-cell office:value-type="float" office:value="-0.000488" calcext:value-type="float">
            <text:p>-0.0004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412272" calcext:value-type="float">
            <text:p>-0.007412272</text:p>
          </table:table-cell>
          <table:table-cell office:value-type="float" office:value="-9.7968987274" calcext:value-type="float">
            <text:p>-9.7968987274</text:p>
          </table:table-cell>
          <table:table-cell office:value-type="float" office:value="-0.1256685406" calcext:value-type="float">
            <text:p>-0.1256685406</text:p>
          </table:table-cell>
          <table:table-cell office:value-type="float" office:value="125" calcext:value-type="float">
            <text:p>125</text:p>
          </table:table-cell>
          <table:table-cell/>
          <table:table-cell table:formula="of:=[.H126]/[.I126]" office:value-type="float" office:value="0.000756593714628215" calcext:value-type="float">
            <text:p>0.0007565937</text:p>
          </table:table-cell>
          <table:table-cell table:formula="of:=[.D126]/[.M126]" office:value-type="float" office:value="-0.0960224736147851" calcext:value-type="float">
            <text:p>-0.0960224736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05566778" calcext:value-type="float">
            <text:p>0.0005566778</text:p>
          </table:table-cell>
          <table:table-cell office:value-type="float" office:value="0" calcext:value-type="float">
            <text:p>0</text:p>
          </table:table-cell>
          <table:table-cell office:value-type="float" office:value="-0.00007265" calcext:value-type="float">
            <text:p>-0.00007265</text:p>
          </table:table-cell>
          <table:table-cell office:value-type="float" office:value="-0.00049944" calcext:value-type="float">
            <text:p>-0.000499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5869485" calcext:value-type="float">
            <text:p>-0.0075869485</text:p>
          </table:table-cell>
          <table:table-cell office:value-type="float" office:value="-9.7980596733" calcext:value-type="float">
            <text:p>-9.7980596733</text:p>
          </table:table-cell>
          <table:table-cell office:value-type="float" office:value="-0.12596035" calcext:value-type="float">
            <text:p>-0.12596035</text:p>
          </table:table-cell>
          <table:table-cell office:value-type="float" office:value="126" calcext:value-type="float">
            <text:p>126</text:p>
          </table:table-cell>
          <table:table-cell/>
          <table:table-cell table:formula="of:=[.H127]/[.I127]" office:value-type="float" office:value="0.000774331730258253" calcext:value-type="float">
            <text:p>0.0007743317</text:p>
          </table:table-cell>
          <table:table-cell table:formula="of:=[.D127]/[.M127]" office:value-type="float" office:value="-0.0938228373720007" calcext:value-type="float">
            <text:p>-0.0938228374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.0003531413" calcext:value-type="float">
            <text:p>0.0003531413</text:p>
          </table:table-cell>
          <table:table-cell office:value-type="float" office:value="0" calcext:value-type="float">
            <text:p>0</text:p>
          </table:table-cell>
          <table:table-cell office:value-type="float" office:value="-0.00007265" calcext:value-type="float">
            <text:p>-0.00007265</text:p>
          </table:table-cell>
          <table:table-cell office:value-type="float" office:value="-0.00052291" calcext:value-type="float">
            <text:p>-0.000522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9426329" calcext:value-type="float">
            <text:p>-0.0079426329</text:p>
          </table:table-cell>
          <table:table-cell office:value-type="float" office:value="-9.7970252037" calcext:value-type="float">
            <text:p>-9.7970252037</text:p>
          </table:table-cell>
          <table:table-cell office:value-type="float" office:value="-0.1262545288" calcext:value-type="float">
            <text:p>-0.1262545288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[.H128]/[.I128]" office:value-type="float" office:value="0.000810718839122751" calcext:value-type="float">
            <text:p>0.0008107188</text:p>
          </table:table-cell>
          <table:table-cell table:formula="of:=[.D128]/[.M128]" office:value-type="float" office:value="-0.0896118314934088" calcext:value-type="float">
            <text:p>-0.0896118315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05109528" calcext:value-type="float">
            <text:p>0.0005109528</text:p>
          </table:table-cell>
          <table:table-cell office:value-type="float" office:value="0" calcext:value-type="float">
            <text:p>0</text:p>
          </table:table-cell>
          <table:table-cell office:value-type="float" office:value="-0.00006083" calcext:value-type="float">
            <text:p>-0.00006083</text:p>
          </table:table-cell>
          <table:table-cell office:value-type="float" office:value="-0.00040734" calcext:value-type="float">
            <text:p>-0.000407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1862441" calcext:value-type="float">
            <text:p>-0.0061862441</text:p>
          </table:table-cell>
          <table:table-cell office:value-type="float" office:value="-9.7955451584" calcext:value-type="float">
            <text:p>-9.7955451584</text:p>
          </table:table-cell>
          <table:table-cell office:value-type="float" office:value="-0.1264754683" calcext:value-type="float">
            <text:p>-0.1264754683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[.H129]/[.I129]" office:value-type="float" office:value="0.000631536479079482" calcext:value-type="float">
            <text:p>0.0006315365</text:p>
          </table:table-cell>
          <table:table-cell table:formula="of:=[.D129]/[.M129]" office:value-type="float" office:value="-0.0963206434071155" calcext:value-type="float">
            <text:p>-0.0963206434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.0004105829" calcext:value-type="float">
            <text:p>0.0004105829</text:p>
          </table:table-cell>
          <table:table-cell office:value-type="float" office:value="0" calcext:value-type="float">
            <text:p>0</text:p>
          </table:table-cell>
          <table:table-cell office:value-type="float" office:value="-0.00006083" calcext:value-type="float">
            <text:p>-0.00006083</text:p>
          </table:table-cell>
          <table:table-cell office:value-type="float" office:value="-0.00051848" calcext:value-type="float">
            <text:p>-0.000518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8748989" calcext:value-type="float">
            <text:p>-0.0078748989</text:p>
          </table:table-cell>
          <table:table-cell office:value-type="float" office:value="-9.7965464783" calcext:value-type="float">
            <text:p>-9.7965464783</text:p>
          </table:table-cell>
          <table:table-cell office:value-type="float" office:value="-0.1267470121" calcext:value-type="float">
            <text:p>-0.1267470121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[.H130]/[.I130]" office:value-type="float" office:value="0.000803844387146371" calcext:value-type="float">
            <text:p>0.0008038444</text:p>
          </table:table-cell>
          <table:table-cell table:formula="of:=[.D130]/[.M130]" office:value-type="float" office:value="-0.0756738505271463" calcext:value-type="float">
            <text:p>-0.0756738505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0003245521" calcext:value-type="float">
            <text:p>0.0003245521</text:p>
          </table:table-cell>
          <table:table-cell office:value-type="float" office:value="0" calcext:value-type="float">
            <text:p>0</text:p>
          </table:table-cell>
          <table:table-cell office:value-type="float" office:value="-0.00006299" calcext:value-type="float">
            <text:p>-0.00006299</text:p>
          </table:table-cell>
          <table:table-cell office:value-type="float" office:value="-0.00052982" calcext:value-type="float">
            <text:p>-0.000529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0452129" calcext:value-type="float">
            <text:p>-0.0080452129</text:p>
          </table:table-cell>
          <table:table-cell office:value-type="float" office:value="-9.794192009" calcext:value-type="float">
            <text:p>-9.794192009</text:p>
          </table:table-cell>
          <table:table-cell office:value-type="float" office:value="-0.1270151883" calcext:value-type="float">
            <text:p>-0.1270151883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[.H131]/[.I131]" office:value-type="float" office:value="0.000821426912256484" calcext:value-type="float">
            <text:p>0.0008214269</text:p>
          </table:table-cell>
          <table:table-cell table:formula="of:=[.D131]/[.M131]" office:value-type="float" office:value="-0.076683633151201" calcext:value-type="float">
            <text:p>-0.0766836332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0.0004124106" calcext:value-type="float">
            <text:p>0.0004124106</text:p>
          </table:table-cell>
          <table:table-cell office:value-type="float" office:value="0" calcext:value-type="float">
            <text:p>0</text:p>
          </table:table-cell>
          <table:table-cell office:value-type="float" office:value="-0.00004937" calcext:value-type="float">
            <text:p>-0.00004937</text:p>
          </table:table-cell>
          <table:table-cell office:value-type="float" office:value="-0.00069052" calcext:value-type="float">
            <text:p>-0.000690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4843082" calcext:value-type="float">
            <text:p>-0.0104843082</text:p>
          </table:table-cell>
          <table:table-cell office:value-type="float" office:value="-9.7932298088" calcext:value-type="float">
            <text:p>-9.7932298088</text:p>
          </table:table-cell>
          <table:table-cell office:value-type="float" office:value="-0.1273533851" calcext:value-type="float">
            <text:p>-0.1273533851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[.H132]/[.I132]" office:value-type="float" office:value="0.00107056695336395" calcext:value-type="float">
            <text:p>0.001070567</text:p>
          </table:table-cell>
          <table:table-cell table:formula="of:=[.D132]/[.M132]" office:value-type="float" office:value="-0.0461157518872305" calcext:value-type="float">
            <text:p>-0.0461157519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003788505" calcext:value-type="float">
            <text:p>0.0003788505</text:p>
          </table:table-cell>
          <table:table-cell office:value-type="float" office:value="0" calcext:value-type="float">
            <text:p>0</text:p>
          </table:table-cell>
          <table:table-cell office:value-type="float" office:value="-0.00004937" calcext:value-type="float">
            <text:p>-0.00004937</text:p>
          </table:table-cell>
          <table:table-cell office:value-type="float" office:value="-0.00053475" calcext:value-type="float">
            <text:p>-0.000534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1195803" calcext:value-type="float">
            <text:p>-0.0081195803</text:p>
          </table:table-cell>
          <table:table-cell office:value-type="float" office:value="-9.7935741234" calcext:value-type="float">
            <text:p>-9.7935741234</text:p>
          </table:table-cell>
          <table:table-cell office:value-type="float" office:value="-0.1276071221" calcext:value-type="float">
            <text:p>-0.1276071221</text:p>
          </table:table-cell>
          <table:table-cell office:value-type="float" office:value="132" calcext:value-type="float">
            <text:p>132</text:p>
          </table:table-cell>
          <table:table-cell/>
          <table:table-cell table:formula="of:=[.H133]/[.I133]" office:value-type="float" office:value="0.000829072226103819" calcext:value-type="float">
            <text:p>0.0008290722</text:p>
          </table:table-cell>
          <table:table-cell table:formula="of:=[.D133]/[.M133]" office:value-type="float" office:value="-0.0595484910066421" calcext:value-type="float">
            <text:p>-0.059548491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0.0002254692" calcext:value-type="float">
            <text:p>0.0002254692</text:p>
          </table:table-cell>
          <table:table-cell office:value-type="float" office:value="0" calcext:value-type="float">
            <text:p>0</text:p>
          </table:table-cell>
          <table:table-cell office:value-type="float" office:value="-0.00003871" calcext:value-type="float">
            <text:p>-0.00003871</text:p>
          </table:table-cell>
          <table:table-cell office:value-type="float" office:value="-0.00041466" calcext:value-type="float">
            <text:p>-0.000414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2967458" calcext:value-type="float">
            <text:p>-0.0062967458</text:p>
          </table:table-cell>
          <table:table-cell office:value-type="float" office:value="-9.7946038818" calcext:value-type="float">
            <text:p>-9.7946038818</text:p>
          </table:table-cell>
          <table:table-cell office:value-type="float" office:value="-0.1277979463" calcext:value-type="float">
            <text:p>-0.1277979463</text:p>
          </table:table-cell>
          <table:table-cell office:value-type="float" office:value="133" calcext:value-type="float">
            <text:p>133</text:p>
          </table:table-cell>
          <table:table-cell/>
          <table:table-cell table:formula="of:=[.H134]/[.I134]" office:value-type="float" office:value="0.00064287906647255" calcext:value-type="float">
            <text:p>0.0006428791</text:p>
          </table:table-cell>
          <table:table-cell table:formula="of:=[.D134]/[.M134]" office:value-type="float" office:value="-0.060213502070304" calcext:value-type="float">
            <text:p>-0.0602135021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003593086" calcext:value-type="float">
            <text:p>0.0003593086</text:p>
          </table:table-cell>
          <table:table-cell office:value-type="float" office:value="0" calcext:value-type="float">
            <text:p>0</text:p>
          </table:table-cell>
          <table:table-cell office:value-type="float" office:value="-0.00003871" calcext:value-type="float">
            <text:p>-0.00003871</text:p>
          </table:table-cell>
          <table:table-cell office:value-type="float" office:value="-0.00029758" calcext:value-type="float">
            <text:p>-0.000297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5189695" calcext:value-type="float">
            <text:p>-0.0045189695</text:p>
          </table:table-cell>
          <table:table-cell office:value-type="float" office:value="-9.7946596336" calcext:value-type="float">
            <text:p>-9.7946596336</text:p>
          </table:table-cell>
          <table:table-cell office:value-type="float" office:value="-0.1279308498" calcext:value-type="float">
            <text:p>-0.1279308498</text:p>
          </table:table-cell>
          <table:table-cell office:value-type="float" office:value="134" calcext:value-type="float">
            <text:p>134</text:p>
          </table:table-cell>
          <table:table-cell/>
          <table:table-cell table:formula="of:=[.H135]/[.I135]" office:value-type="float" office:value="0.000461370753966574" calcext:value-type="float">
            <text:p>0.0004613708</text:p>
          </table:table-cell>
          <table:table-cell table:formula="of:=[.D135]/[.M135]" office:value-type="float" office:value="-0.0839021538907612" calcext:value-type="float">
            <text:p>-0.0839021539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0.0001399677" calcext:value-type="float">
            <text:p>0.0001399677</text:p>
          </table:table-cell>
          <table:table-cell office:value-type="float" office:value="0" calcext:value-type="float">
            <text:p>0</text:p>
          </table:table-cell>
          <table:table-cell office:value-type="float" office:value="-0.00003619" calcext:value-type="float">
            <text:p>-0.00003619</text:p>
          </table:table-cell>
          <table:table-cell office:value-type="float" office:value="-0.00046061" calcext:value-type="float">
            <text:p>-0.000460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9944943" calcext:value-type="float">
            <text:p>-0.0069944943</text:p>
          </table:table-cell>
          <table:table-cell office:value-type="float" office:value="-9.7945614624" calcext:value-type="float">
            <text:p>-9.7945614624</text:p>
          </table:table-cell>
          <table:table-cell office:value-type="float" office:value="-0.1281306893" calcext:value-type="float">
            <text:p>-0.1281306893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H136]/[.I136]" office:value-type="float" office:value="0.000714120211185658" calcext:value-type="float">
            <text:p>0.0007141202</text:p>
          </table:table-cell>
          <table:table-cell table:formula="of:=[.D136]/[.M136]" office:value-type="float" office:value="-0.0506777422528253" calcext:value-type="float">
            <text:p>-0.0506777423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003028467" calcext:value-type="float">
            <text:p>0.0003028467</text:p>
          </table:table-cell>
          <table:table-cell office:value-type="float" office:value="0" calcext:value-type="float">
            <text:p>0</text:p>
          </table:table-cell>
          <table:table-cell office:value-type="float" office:value="-0.00003066" calcext:value-type="float">
            <text:p>-0.00003066</text:p>
          </table:table-cell>
          <table:table-cell office:value-type="float" office:value="-0.00018874" calcext:value-type="float">
            <text:p>-0.000188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8667198" calcext:value-type="float">
            <text:p>-0.0028667198</text:p>
          </table:table-cell>
          <table:table-cell office:value-type="float" office:value="-9.7967888451" calcext:value-type="float">
            <text:p>-9.7967888451</text:p>
          </table:table-cell>
          <table:table-cell office:value-type="float" office:value="-0.1282103062" calcext:value-type="float">
            <text:p>-0.1282103062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[.H137]/[.I137]" office:value-type="float" office:value="0.000292618310481789" calcext:value-type="float">
            <text:p>0.0002926183</text:p>
          </table:table-cell>
          <table:table-cell table:formula="of:=[.D137]/[.M137]" office:value-type="float" office:value="-0.10477813213233" calcext:value-type="float">
            <text:p>-0.1047781321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0.00016967" calcext:value-type="float">
            <text:p>0.00016967</text:p>
          </table:table-cell>
          <table:table-cell office:value-type="float" office:value="0" calcext:value-type="float">
            <text:p>0</text:p>
          </table:table-cell>
          <table:table-cell office:value-type="float" office:value="-0.00003066" calcext:value-type="float">
            <text:p>-0.00003066</text:p>
          </table:table-cell>
          <table:table-cell office:value-type="float" office:value="-0.00022563" calcext:value-type="float">
            <text:p>-0.000225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427598" calcext:value-type="float">
            <text:p>-0.003427598</text:p>
          </table:table-cell>
          <table:table-cell office:value-type="float" office:value="-9.798192215" calcext:value-type="float">
            <text:p>-9.798192215</text:p>
          </table:table-cell>
          <table:table-cell office:value-type="float" office:value="-0.1283029467" calcext:value-type="float">
            <text:p>-0.1283029467</text:p>
          </table:table-cell>
          <table:table-cell office:value-type="float" office:value="137" calcext:value-type="float">
            <text:p>137</text:p>
          </table:table-cell>
          <table:table-cell/>
          <table:table-cell table:formula="of:=[.H138]/[.I138]" office:value-type="float" office:value="0.000349819428399527" calcext:value-type="float">
            <text:p>0.0003498194</text:p>
          </table:table-cell>
          <table:table-cell table:formula="of:=[.D138]/[.M138]" office:value-type="float" office:value="-0.0876452178207304" calcext:value-type="float">
            <text:p>-0.0876452178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001877201" calcext:value-type="float">
            <text:p>0.0001877201</text:p>
          </table:table-cell>
          <table:table-cell office:value-type="float" office:value="0" calcext:value-type="float">
            <text:p>0</text:p>
          </table:table-cell>
          <table:table-cell office:value-type="float" office:value="-0.00003041" calcext:value-type="float">
            <text:p>-0.00003041</text:p>
          </table:table-cell>
          <table:table-cell office:value-type="float" office:value="-0.00002824" calcext:value-type="float">
            <text:p>-0.000028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4290351" calcext:value-type="float">
            <text:p>-0.0004290351</text:p>
          </table:table-cell>
          <table:table-cell office:value-type="float" office:value="-9.7985598946" calcext:value-type="float">
            <text:p>-9.7985598946</text:p>
          </table:table-cell>
          <table:table-cell office:value-type="float" office:value="-0.1283142418" calcext:value-type="float">
            <text:p>-0.1283142418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H139]/[.I139]" office:value-type="float" office:value="0.0000437855260992426" calcext:value-type="float">
            <text:p>4.37855260992426E-05</text:p>
          </table:table-cell>
          <table:table-cell table:formula="of:=[.D139]/[.M139]" office:value-type="float" office:value="-0.694521745178392" calcext:value-type="float">
            <text:p>-0.6945217452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0.0001934748" calcext:value-type="float">
            <text:p>0.0001934748</text:p>
          </table:table-cell>
          <table:table-cell office:value-type="float" office:value="0" calcext:value-type="float">
            <text:p>0</text:p>
          </table:table-cell>
          <table:table-cell office:value-type="float" office:value="-0.00003041" calcext:value-type="float">
            <text:p>-0.00003041</text:p>
          </table:table-cell>
          <table:table-cell office:value-type="float" office:value="0.00012088" calcext:value-type="float">
            <text:p>0.000120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8365156" calcext:value-type="float">
            <text:p>0.0018365156</text:p>
          </table:table-cell>
          <table:table-cell office:value-type="float" office:value="-9.7995224953" calcext:value-type="float">
            <text:p>-9.7995224953</text:p>
          </table:table-cell>
          <table:table-cell office:value-type="float" office:value="-0.1282671392" calcext:value-type="float">
            <text:p>-0.1282671392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H140]/[.I140]" office:value-type="float" office:value="-0.000187408682502726" calcext:value-type="float">
            <text:p>-0.0001874087</text:p>
          </table:table-cell>
          <table:table-cell table:formula="of:=[.D140]/[.M140]" office:value-type="float" office:value="0.162265694384558" calcext:value-type="float">
            <text:p>0.1622656944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0001827447" calcext:value-type="float">
            <text:p>0.0001827447</text:p>
          </table:table-cell>
          <table:table-cell office:value-type="float" office:value="0" calcext:value-type="float">
            <text:p>0</text:p>
          </table:table-cell>
          <table:table-cell office:value-type="float" office:value="-0.00003041" calcext:value-type="float">
            <text:p>-0.00003041</text:p>
          </table:table-cell>
          <table:table-cell office:value-type="float" office:value="0.00010719" calcext:value-type="float">
            <text:p>0.000107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28752" calcext:value-type="float">
            <text:p>0.001628752</text:p>
          </table:table-cell>
          <table:table-cell office:value-type="float" office:value="-9.8007672882" calcext:value-type="float">
            <text:p>-9.8007672882</text:p>
          </table:table-cell>
          <table:table-cell office:value-type="float" office:value="-0.1282264292" calcext:value-type="float">
            <text:p>-0.1282264292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[.H141]/[.I141]" office:value-type="float" office:value="-0.000166186172174601" calcext:value-type="float">
            <text:p>-0.0001661862</text:p>
          </table:table-cell>
          <table:table-cell table:formula="of:=[.D141]/[.M141]" office:value-type="float" office:value="0.182987547050848" calcext:value-type="float">
            <text:p>0.1829875471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0.000190837" calcext:value-type="float">
            <text:p>0.000190837</text:p>
          </table:table-cell>
          <table:table-cell office:value-type="float" office:value="0" calcext:value-type="float">
            <text:p>0</text:p>
          </table:table-cell>
          <table:table-cell office:value-type="float" office:value="-0.00002904" calcext:value-type="float">
            <text:p>-0.00002904</text:p>
          </table:table-cell>
          <table:table-cell office:value-type="float" office:value="0.00011108" calcext:value-type="float">
            <text:p>0.000111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87551" calcext:value-type="float">
            <text:p>0.001687551</text:p>
          </table:table-cell>
          <table:table-cell office:value-type="float" office:value="-9.7992653465" calcext:value-type="float">
            <text:p>-9.7992653465</text:p>
          </table:table-cell>
          <table:table-cell office:value-type="float" office:value="-0.1281852722" calcext:value-type="float">
            <text:p>-0.1281852722</text:p>
          </table:table-cell>
          <table:table-cell office:value-type="float" office:value="141" calcext:value-type="float">
            <text:p>141</text:p>
          </table:table-cell>
          <table:table-cell/>
          <table:table-cell table:formula="of:=[.H142]/[.I142]" office:value-type="float" office:value="-0.000172211991443087" calcext:value-type="float">
            <text:p>-0.000172212</text:p>
          </table:table-cell>
          <table:table-cell table:formula="of:=[.D142]/[.M142]" office:value-type="float" office:value="0.168629372186298" calcext:value-type="float">
            <text:p>0.1686293722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001857362" calcext:value-type="float">
            <text:p>0.0001857362</text:p>
          </table:table-cell>
          <table:table-cell office:value-type="float" office:value="0" calcext:value-type="float">
            <text:p>0</text:p>
          </table:table-cell>
          <table:table-cell office:value-type="float" office:value="-0.00002904" calcext:value-type="float">
            <text:p>-0.00002904</text:p>
          </table:table-cell>
          <table:table-cell office:value-type="float" office:value="0.00029833" calcext:value-type="float">
            <text:p>0.000298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5339524" calcext:value-type="float">
            <text:p>0.0045339524</text:p>
          </table:table-cell>
          <table:table-cell office:value-type="float" office:value="-9.8024267769" calcext:value-type="float">
            <text:p>-9.8024267769</text:p>
          </table:table-cell>
          <table:table-cell office:value-type="float" office:value="-0.1280773133" calcext:value-type="float">
            <text:p>-0.1280773133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H143]/[.I143]" office:value-type="float" office:value="-0.000462533666732867" calcext:value-type="float">
            <text:p>-0.0004625337</text:p>
          </table:table-cell>
          <table:table-cell table:formula="of:=[.D143]/[.M143]" office:value-type="float" office:value="0.0627846189124473" calcext:value-type="float">
            <text:p>0.0627846189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0.0001718614" calcext:value-type="float">
            <text:p>0.0001718614</text:p>
          </table:table-cell>
          <table:table-cell office:value-type="float" office:value="0" calcext:value-type="float">
            <text:p>0</text:p>
          </table:table-cell>
          <table:table-cell office:value-type="float" office:value="-0.00003619" calcext:value-type="float">
            <text:p>-0.00003619</text:p>
          </table:table-cell>
          <table:table-cell office:value-type="float" office:value="0.00009702" calcext:value-type="float">
            <text:p>0.000097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4743814" calcext:value-type="float">
            <text:p>0.0014743814</text:p>
          </table:table-cell>
          <table:table-cell office:value-type="float" office:value="-9.8015226173" calcext:value-type="float">
            <text:p>-9.8015226173</text:p>
          </table:table-cell>
          <table:table-cell office:value-type="float" office:value="-0.1280430406" calcext:value-type="float">
            <text:p>-0.1280430406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[.H144]/[.I144]" office:value-type="float" office:value="-0.000150423710434302" calcext:value-type="float">
            <text:p>-0.0001504237</text:p>
          </table:table-cell>
          <table:table-cell table:formula="of:=[.D144]/[.M144]" office:value-type="float" office:value="0.240587071649227" calcext:value-type="float">
            <text:p>0.2405870716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001842923" calcext:value-type="float">
            <text:p>0.0001842923</text:p>
          </table:table-cell>
          <table:table-cell office:value-type="float" office:value="0" calcext:value-type="float">
            <text:p>0</text:p>
          </table:table-cell>
          <table:table-cell office:value-type="float" office:value="-0.00003619" calcext:value-type="float">
            <text:p>-0.00003619</text:p>
          </table:table-cell>
          <table:table-cell office:value-type="float" office:value="0.00030553" calcext:value-type="float">
            <text:p>0.000305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434626" calcext:value-type="float">
            <text:p>0.0046434626</text:p>
          </table:table-cell>
          <table:table-cell office:value-type="float" office:value="-9.8027061081" calcext:value-type="float">
            <text:p>-9.8027061081</text:p>
          </table:table-cell>
          <table:table-cell office:value-type="float" office:value="-0.1279374957" calcext:value-type="float">
            <text:p>-0.1279374957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H145]/[.I145]" office:value-type="float" office:value="-0.000473691912089774" calcext:value-type="float">
            <text:p>-0.0004736919</text:p>
          </table:table-cell>
          <table:table-cell table:formula="of:=[.D145]/[.M145]" office:value-type="float" office:value="0.0763998689366291" calcext:value-type="float">
            <text:p>0.0763998689</text:p>
          </table:table-cell>
        </table:table-row>
        <table:table-row table:style-name="ro1">
          <table:table-cell office:value-type="float" office:value="7.17" calcext:value-type="float">
            <text:p>7.17</text:p>
          </table:table-cell>
          <table:table-cell office:value-type="float" office:value="0.0002641071" calcext:value-type="float">
            <text:p>0.0002641071</text:p>
          </table:table-cell>
          <table:table-cell office:value-type="float" office:value="0" calcext:value-type="float">
            <text:p>0</text:p>
          </table:table-cell>
          <table:table-cell office:value-type="float" office:value="-0.00003619" calcext:value-type="float">
            <text:p>-0.00003619</text:p>
          </table:table-cell>
          <table:table-cell office:value-type="float" office:value="0.00011091" calcext:value-type="float">
            <text:p>0.000110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848734" calcext:value-type="float">
            <text:p>0.0016848734</text:p>
          </table:table-cell>
          <table:table-cell office:value-type="float" office:value="-9.798586483" calcext:value-type="float">
            <text:p>-9.798586483</text:p>
          </table:table-cell>
          <table:table-cell office:value-type="float" office:value="-0.1279000491" calcext:value-type="float">
            <text:p>-0.1279000491</text:p>
          </table:table-cell>
          <table:table-cell office:value-type="float" office:value="145" calcext:value-type="float">
            <text:p>145</text:p>
          </table:table-cell>
          <table:table-cell/>
          <table:table-cell table:formula="of:=[.H146]/[.I146]" office:value-type="float" office:value="-0.000171950658691757" calcext:value-type="float">
            <text:p>-0.0001719507</text:p>
          </table:table-cell>
          <table:table-cell table:formula="of:=[.D146]/[.M146]" office:value-type="float" office:value="0.210467353107818" calcext:value-type="float">
            <text:p>0.2104673531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001952506" calcext:value-type="float">
            <text:p>0.0001952506</text:p>
          </table:table-cell>
          <table:table-cell office:value-type="float" office:value="0" calcext:value-type="float">
            <text:p>0</text:p>
          </table:table-cell>
          <table:table-cell office:value-type="float" office:value="-0.00004404" calcext:value-type="float">
            <text:p>-0.00004404</text:p>
          </table:table-cell>
          <table:table-cell office:value-type="float" office:value="0.00008641" calcext:value-type="float">
            <text:p>0.000086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128302" calcext:value-type="float">
            <text:p>0.0013128302</text:p>
          </table:table-cell>
          <table:table-cell office:value-type="float" office:value="-9.7992258835" calcext:value-type="float">
            <text:p>-9.7992258835</text:p>
          </table:table-cell>
          <table:table-cell office:value-type="float" office:value="-0.1278715134" calcext:value-type="float">
            <text:p>-0.1278715134</text:p>
          </table:table-cell>
          <table:table-cell office:value-type="float" office:value="146" calcext:value-type="float">
            <text:p>146</text:p>
          </table:table-cell>
          <table:table-cell/>
          <table:table-cell table:formula="of:=[.H147]/[.I147]" office:value-type="float" office:value="-0.000133972848019613" calcext:value-type="float">
            <text:p>-0.0001339728</text:p>
          </table:table-cell>
          <table:table-cell table:formula="of:=[.D147]/[.M147]" office:value-type="float" office:value="0.328723324546723" calcext:value-type="float">
            <text:p>0.3287233245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0.0002404544" calcext:value-type="float">
            <text:p>0.0002404544</text:p>
          </table:table-cell>
          <table:table-cell office:value-type="float" office:value="0" calcext:value-type="float">
            <text:p>0</text:p>
          </table:table-cell>
          <table:table-cell office:value-type="float" office:value="-0.00004404" calcext:value-type="float">
            <text:p>-0.00004404</text:p>
          </table:table-cell>
          <table:table-cell office:value-type="float" office:value="0.00006606" calcext:value-type="float">
            <text:p>0.000066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033575" calcext:value-type="float">
            <text:p>0.0010033575</text:p>
          </table:table-cell>
          <table:table-cell office:value-type="float" office:value="-9.7970095444" calcext:value-type="float">
            <text:p>-9.7970095444</text:p>
          </table:table-cell>
          <table:table-cell office:value-type="float" office:value="-0.12785016" calcext:value-type="float">
            <text:p>-0.12785016</text:p>
          </table:table-cell>
          <table:table-cell office:value-type="float" office:value="147" calcext:value-type="float">
            <text:p>147</text:p>
          </table:table-cell>
          <table:table-cell/>
          <table:table-cell table:formula="of:=[.H148]/[.I148]" office:value-type="float" office:value="-0.000102414670053427" calcext:value-type="float">
            <text:p>-0.0001024147</text:p>
          </table:table-cell>
          <table:table-cell table:formula="of:=[.D148]/[.M148]" office:value-type="float" office:value="0.430016519869913" calcext:value-type="float">
            <text:p>0.4300165199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0030992" calcext:value-type="float">
            <text:p>0.00030992</text:p>
          </table:table-cell>
          <table:table-cell office:value-type="float" office:value="0" calcext:value-type="float">
            <text:p>0</text:p>
          </table:table-cell>
          <table:table-cell office:value-type="float" office:value="-0.0000444" calcext:value-type="float">
            <text:p>-0.0000444</text:p>
          </table:table-cell>
          <table:table-cell office:value-type="float" office:value="-0.00022175" calcext:value-type="float">
            <text:p>-0.000221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687548" calcext:value-type="float">
            <text:p>-0.0033687548</text:p>
          </table:table-cell>
          <table:table-cell office:value-type="float" office:value="-9.7987292862" calcext:value-type="float">
            <text:p>-9.7987292862</text:p>
          </table:table-cell>
          <table:table-cell office:value-type="float" office:value="-0.1279203445" calcext:value-type="float">
            <text:p>-0.1279203445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[.H149]/[.I149]" office:value-type="float" office:value="0.000343795067871134" calcext:value-type="float">
            <text:p>0.0003437951</text:p>
          </table:table-cell>
          <table:table-cell table:formula="of:=[.D149]/[.M149]" office:value-type="float" office:value="-0.12914670438682" calcext:value-type="float">
            <text:p>-0.1291467044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0.0002445993" calcext:value-type="float">
            <text:p>0.0002445993</text:p>
          </table:table-cell>
          <table:table-cell office:value-type="float" office:value="0" calcext:value-type="float">
            <text:p>0</text:p>
          </table:table-cell>
          <table:table-cell office:value-type="float" office:value="-0.00005323" calcext:value-type="float">
            <text:p>-0.00005323</text:p>
          </table:table-cell>
          <table:table-cell office:value-type="float" office:value="-0.00041053" calcext:value-type="float">
            <text:p>-0.000410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2373245" calcext:value-type="float">
            <text:p>-0.0062373245</text:p>
          </table:table-cell>
          <table:table-cell office:value-type="float" office:value="-9.7996430206" calcext:value-type="float">
            <text:p>-9.7996430206</text:p>
          </table:table-cell>
          <table:table-cell office:value-type="float" office:value="-0.1280476451" calcext:value-type="float">
            <text:p>-0.1280476451</text:p>
          </table:table-cell>
          <table:table-cell office:value-type="float" office:value="149" calcext:value-type="float">
            <text:p>149</text:p>
          </table:table-cell>
          <table:table-cell/>
          <table:table-cell table:formula="of:=[.H150]/[.I150]" office:value-type="float" office:value="0.00063648486857005" calcext:value-type="float">
            <text:p>0.0006364849</text:p>
          </table:table-cell>
          <table:table-cell table:formula="of:=[.D150]/[.M150]" office:value-type="float" office:value="-0.0836312104631622" calcext:value-type="float">
            <text:p>-0.0836312105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002928846" calcext:value-type="float">
            <text:p>0.0002928846</text:p>
          </table:table-cell>
          <table:table-cell office:value-type="float" office:value="0" calcext:value-type="float">
            <text:p>0</text:p>
          </table:table-cell>
          <table:table-cell office:value-type="float" office:value="-0.00005323" calcext:value-type="float">
            <text:p>-0.00005323</text:p>
          </table:table-cell>
          <table:table-cell office:value-type="float" office:value="-0.00062615" calcext:value-type="float">
            <text:p>-0.000626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5130344" calcext:value-type="float">
            <text:p>-0.0095130344</text:p>
          </table:table-cell>
          <table:table-cell office:value-type="float" office:value="-9.7994292068" calcext:value-type="float">
            <text:p>-9.7994292068</text:p>
          </table:table-cell>
          <table:table-cell office:value-type="float" office:value="-0.1282379031" calcext:value-type="float">
            <text:p>-0.1282379031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H151]/[.I151]" office:value-type="float" office:value="0.000970774337897021" calcext:value-type="float">
            <text:p>0.0009707743</text:p>
          </table:table-cell>
          <table:table-cell table:formula="of:=[.D151]/[.M151]" office:value-type="float" office:value="-0.0548325166024801" calcext:value-type="float">
            <text:p>-0.0548325166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0.0003713793" calcext:value-type="float">
            <text:p>0.0003713793</text:p>
          </table:table-cell>
          <table:table-cell office:value-type="float" office:value="0" calcext:value-type="float">
            <text:p>0</text:p>
          </table:table-cell>
          <table:table-cell office:value-type="float" office:value="-0.00006163" calcext:value-type="float">
            <text:p>-0.00006163</text:p>
          </table:table-cell>
          <table:table-cell office:value-type="float" office:value="-0.0004035" calcext:value-type="float">
            <text:p>-0.00040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1304266" calcext:value-type="float">
            <text:p>-0.0061304266</text:p>
          </table:table-cell>
          <table:table-cell office:value-type="float" office:value="-9.7994606972" calcext:value-type="float">
            <text:p>-9.7994606972</text:p>
          </table:table-cell>
          <table:table-cell office:value-type="float" office:value="-0.1283581108" calcext:value-type="float">
            <text:p>-0.1283581108</text:p>
          </table:table-cell>
          <table:table-cell office:value-type="float" office:value="151" calcext:value-type="float">
            <text:p>151</text:p>
          </table:table-cell>
          <table:table-cell/>
          <table:table-cell table:formula="of:=[.H152]/[.I152]" office:value-type="float" office:value="0.000625588161372151" calcext:value-type="float">
            <text:p>0.0006255882</text:p>
          </table:table-cell>
          <table:table-cell table:formula="of:=[.D152]/[.M152]" office:value-type="float" office:value="-0.0985152913776728" calcext:value-type="float">
            <text:p>-0.0985152914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0002980064" calcext:value-type="float">
            <text:p>0.0002980064</text:p>
          </table:table-cell>
          <table:table-cell office:value-type="float" office:value="0" calcext:value-type="float">
            <text:p>0</text:p>
          </table:table-cell>
          <table:table-cell office:value-type="float" office:value="-0.00006163" calcext:value-type="float">
            <text:p>-0.00006163</text:p>
          </table:table-cell>
          <table:table-cell office:value-type="float" office:value="-0.00047578" calcext:value-type="float">
            <text:p>-0.000475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2302539" calcext:value-type="float">
            <text:p>-0.0072302539</text:p>
          </table:table-cell>
          <table:table-cell office:value-type="float" office:value="-9.8017509842" calcext:value-type="float">
            <text:p>-9.8017509842</text:p>
          </table:table-cell>
          <table:table-cell office:value-type="float" office:value="-0.1284971535" calcext:value-type="float">
            <text:p>-0.1284971535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[.H153]/[.I153]" office:value-type="float" office:value="0.000737649213049266" calcext:value-type="float">
            <text:p>0.0007376492</text:p>
          </table:table-cell>
          <table:table-cell table:formula="of:=[.D153]/[.M153]" office:value-type="float" office:value="-0.0835491977890633" calcext:value-type="float">
            <text:p>-0.0835491978</text:p>
          </table:table-cell>
        </table:table-row>
        <table:table-row table:style-name="ro1">
          <table:table-cell office:value-type="float" office:value="7.57" calcext:value-type="float">
            <text:p>7.57</text:p>
          </table:table-cell>
          <table:table-cell office:value-type="float" office:value="0.000450628" calcext:value-type="float">
            <text:p>0.000450628</text:p>
          </table:table-cell>
          <table:table-cell office:value-type="float" office:value="0" calcext:value-type="float">
            <text:p>0</text:p>
          </table:table-cell>
          <table:table-cell office:value-type="float" office:value="-0.00006532" calcext:value-type="float">
            <text:p>-0.00006532</text:p>
          </table:table-cell>
          <table:table-cell office:value-type="float" office:value="-0.00039597" calcext:value-type="float">
            <text:p>-0.000395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0172267" calcext:value-type="float">
            <text:p>-0.0060172267</text:p>
          </table:table-cell>
          <table:table-cell office:value-type="float" office:value="-9.8014400673" calcext:value-type="float">
            <text:p>-9.8014400673</text:p>
          </table:table-cell>
          <table:table-cell office:value-type="float" office:value="-0.1286106855" calcext:value-type="float">
            <text:p>-0.1286106855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[.H154]/[.I154]" office:value-type="float" office:value="0.000613912512720956" calcext:value-type="float">
            <text:p>0.0006139125</text:p>
          </table:table-cell>
          <table:table-cell table:formula="of:=[.D154]/[.M154]" office:value-type="float" office:value="-0.106399525415261" calcext:value-type="float">
            <text:p>-0.1063995254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0003341955" calcext:value-type="float">
            <text:p>0.0003341955</text:p>
          </table:table-cell>
          <table:table-cell office:value-type="float" office:value="0" calcext:value-type="float">
            <text:p>0</text:p>
          </table:table-cell>
          <table:table-cell office:value-type="float" office:value="-0.00007084" calcext:value-type="float">
            <text:p>-0.00007084</text:p>
          </table:table-cell>
          <table:table-cell office:value-type="float" office:value="-0.0003172" calcext:value-type="float">
            <text:p>-0.00031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8204652" calcext:value-type="float">
            <text:p>-0.0048204652</text:p>
          </table:table-cell>
          <table:table-cell office:value-type="float" office:value="-9.8019455719" calcext:value-type="float">
            <text:p>-9.8019455719</text:p>
          </table:table-cell>
          <table:table-cell office:value-type="float" office:value="-0.1286999583" calcext:value-type="float">
            <text:p>-0.1286999583</text:p>
          </table:table-cell>
          <table:table-cell office:value-type="float" office:value="154" calcext:value-type="float">
            <text:p>154</text:p>
          </table:table-cell>
          <table:table-cell/>
          <table:table-cell table:formula="of:=[.H155]/[.I155]" office:value-type="float" office:value="0.00049178657080276" calcext:value-type="float">
            <text:p>0.0004917866</text:p>
          </table:table-cell>
          <table:table-cell table:formula="of:=[.D155]/[.M155]" office:value-type="float" office:value="-0.14404622697274" calcext:value-type="float">
            <text:p>-0.144046227</text:p>
          </table:table-cell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0.000453303" calcext:value-type="float">
            <text:p>0.000453303</text:p>
          </table:table-cell>
          <table:table-cell office:value-type="float" office:value="0" calcext:value-type="float">
            <text:p>0</text:p>
          </table:table-cell>
          <table:table-cell office:value-type="float" office:value="-0.00007084" calcext:value-type="float">
            <text:p>-0.00007084</text:p>
          </table:table-cell>
          <table:table-cell office:value-type="float" office:value="-0.00020875" calcext:value-type="float">
            <text:p>-0.000208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1734235" calcext:value-type="float">
            <text:p>-0.0031734235</text:p>
          </table:table-cell>
          <table:table-cell office:value-type="float" office:value="-9.8054837036" calcext:value-type="float">
            <text:p>-9.8054837036</text:p>
          </table:table-cell>
          <table:table-cell office:value-type="float" office:value="-0.1287576407" calcext:value-type="float">
            <text:p>-0.128757640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[.H156]/[.I156]" office:value-type="float" office:value="0.000323637629302765" calcext:value-type="float">
            <text:p>0.0003236376</text:p>
          </table:table-cell>
          <table:table-cell table:formula="of:=[.D156]/[.M156]" office:value-type="float" office:value="-0.218886784434231" calcext:value-type="float">
            <text:p>-0.2188867844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0004395965" calcext:value-type="float">
            <text:p>0.0004395965</text:p>
          </table:table-cell>
          <table:table-cell office:value-type="float" office:value="0" calcext:value-type="float">
            <text:p>0</text:p>
          </table:table-cell>
          <table:table-cell office:value-type="float" office:value="-0.000073" calcext:value-type="float">
            <text:p>-0.000073</text:p>
          </table:table-cell>
          <table:table-cell office:value-type="float" office:value="-0.00016659" calcext:value-type="float">
            <text:p>-0.000166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5332958" calcext:value-type="float">
            <text:p>-0.0025332958</text:p>
          </table:table-cell>
          <table:table-cell office:value-type="float" office:value="-9.8086475563" calcext:value-type="float">
            <text:p>-9.8086475563</text:p>
          </table:table-cell>
          <table:table-cell office:value-type="float" office:value="-0.1288028806" calcext:value-type="float">
            <text:p>-0.1288028806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H157]/[.I157]" office:value-type="float" office:value="0.000258271671548937" calcext:value-type="float">
            <text:p>0.0002582717</text:p>
          </table:table-cell>
          <table:table-cell table:formula="of:=[.D157]/[.M157]" office:value-type="float" office:value="-0.282648110658811" calcext:value-type="float">
            <text:p>-0.2826481107</text:p>
          </table:table-cell>
        </table:table-row>
        <table:table-row table:style-name="ro1">
          <table:table-cell office:value-type="float" office:value="7.77" calcext:value-type="float">
            <text:p>7.77</text:p>
          </table:table-cell>
          <table:table-cell office:value-type="float" office:value="0.000432407" calcext:value-type="float">
            <text:p>0.000432407</text:p>
          </table:table-cell>
          <table:table-cell office:value-type="float" office:value="0" calcext:value-type="float">
            <text:p>0</text:p>
          </table:table-cell>
          <table:table-cell office:value-type="float" office:value="-0.00007336" calcext:value-type="float">
            <text:p>-0.00007336</text:p>
          </table:table-cell>
          <table:table-cell office:value-type="float" office:value="-0.00007362" calcext:value-type="float">
            <text:p>-0.000073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1197171" calcext:value-type="float">
            <text:p>-0.0011197171</text:p>
          </table:table-cell>
          <table:table-cell office:value-type="float" office:value="-9.8105491447" calcext:value-type="float">
            <text:p>-9.8105491447</text:p>
          </table:table-cell>
          <table:table-cell office:value-type="float" office:value="-0.1288225353" calcext:value-type="float">
            <text:p>-0.1288225353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[.H158]/[.I158]" office:value-type="float" office:value="0.000114133988167717" calcext:value-type="float">
            <text:p>0.000114134</text:p>
          </table:table-cell>
          <table:table-cell table:formula="of:=[.D158]/[.M158]" office:value-type="float" office:value="-0.642753321580238" calcext:value-type="float">
            <text:p>-0.6427533216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0004671812" calcext:value-type="float">
            <text:p>0.0004671812</text:p>
          </table:table-cell>
          <table:table-cell office:value-type="float" office:value="0" calcext:value-type="float">
            <text:p>0</text:p>
          </table:table-cell>
          <table:table-cell office:value-type="float" office:value="-0.00007804" calcext:value-type="float">
            <text:p>-0.00007804</text:p>
          </table:table-cell>
          <table:table-cell office:value-type="float" office:value="-0.00022248" calcext:value-type="float">
            <text:p>-0.000222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835804" calcext:value-type="float">
            <text:p>-0.0033835804</text:p>
          </table:table-cell>
          <table:table-cell office:value-type="float" office:value="-9.8095440292" calcext:value-type="float">
            <text:p>-9.8095440292</text:p>
          </table:table-cell>
          <table:table-cell office:value-type="float" office:value="-0.1288808733" calcext:value-type="float">
            <text:p>-0.1288808733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[.H159]/[.I159]" office:value-type="float" office:value="0.000344927388054748" calcext:value-type="float">
            <text:p>0.0003449274</text:p>
          </table:table-cell>
          <table:table-cell table:formula="of:=[.D159]/[.M159]" office:value-type="float" office:value="-0.226250517362841" calcext:value-type="float">
            <text:p>-0.2262505174</text:p>
          </table:table-cell>
        </table:table-row>
        <table:table-row table:style-name="ro1">
          <table:table-cell office:value-type="float" office:value="7.87" calcext:value-type="float">
            <text:p>7.87</text:p>
          </table:table-cell>
          <table:table-cell office:value-type="float" office:value="0.0004436724" calcext:value-type="float">
            <text:p>0.0004436724</text:p>
          </table:table-cell>
          <table:table-cell office:value-type="float" office:value="0" calcext:value-type="float">
            <text:p>0</text:p>
          </table:table-cell>
          <table:table-cell office:value-type="float" office:value="-0.00007583" calcext:value-type="float">
            <text:p>-0.00007583</text:p>
          </table:table-cell>
          <table:table-cell office:value-type="float" office:value="-0.00036163" calcext:value-type="float">
            <text:p>-0.000361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4995058" calcext:value-type="float">
            <text:p>-0.0054995058</text:p>
          </table:table-cell>
          <table:table-cell office:value-type="float" office:value="-9.8089614296" calcext:value-type="float">
            <text:p>-9.8089614296</text:p>
          </table:table-cell>
          <table:table-cell office:value-type="float" office:value="-0.128974095" calcext:value-type="float">
            <text:p>-0.128974095</text:p>
          </table:table-cell>
          <table:table-cell office:value-type="float" office:value="159" calcext:value-type="float">
            <text:p>159</text:p>
          </table:table-cell>
          <table:table-cell/>
          <table:table-cell table:formula="of:=[.H160]/[.I160]" office:value-type="float" office:value="0.000560661374751095" calcext:value-type="float">
            <text:p>0.0005606614</text:p>
          </table:table-cell>
          <table:table-cell table:formula="of:=[.D160]/[.M160]" office:value-type="float" office:value="-0.135250979316463" calcext:value-type="float">
            <text:p>-0.1352509793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0005154894" calcext:value-type="float">
            <text:p>0.0005154894</text:p>
          </table:table-cell>
          <table:table-cell office:value-type="float" office:value="0" calcext:value-type="float">
            <text:p>0</text:p>
          </table:table-cell>
          <table:table-cell office:value-type="float" office:value="-0.00007583" calcext:value-type="float">
            <text:p>-0.00007583</text:p>
          </table:table-cell>
          <table:table-cell office:value-type="float" office:value="-0.00040433" calcext:value-type="float">
            <text:p>-0.000404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149515" calcext:value-type="float">
            <text:p>-0.006149515</text:p>
          </table:table-cell>
          <table:table-cell office:value-type="float" office:value="-9.8099337578" calcext:value-type="float">
            <text:p>-9.8099337578</text:p>
          </table:table-cell>
          <table:table-cell office:value-type="float" office:value="-0.1290765852" calcext:value-type="float">
            <text:p>-0.1290765852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[.H161]/[.I161]" office:value-type="float" office:value="0.000626866108561686" calcext:value-type="float">
            <text:p>0.0006268661</text:p>
          </table:table-cell>
          <table:table-cell table:formula="of:=[.D161]/[.M161]" office:value-type="float" office:value="-0.120966820449088" calcext:value-type="float">
            <text:p>-0.1209668204</text:p>
          </table:table-cell>
        </table:table-row>
        <table:table-row table:style-name="ro1">
          <table:table-cell office:value-type="float" office:value="7.97" calcext:value-type="float">
            <text:p>7.97</text:p>
          </table:table-cell>
          <table:table-cell office:value-type="float" office:value="0.000431794" calcext:value-type="float">
            <text:p>0.000431794</text:p>
          </table:table-cell>
          <table:table-cell office:value-type="float" office:value="0" calcext:value-type="float">
            <text:p>0</text:p>
          </table:table-cell>
          <table:table-cell office:value-type="float" office:value="-0.00008168" calcext:value-type="float">
            <text:p>-0.00008168</text:p>
          </table:table-cell>
          <table:table-cell office:value-type="float" office:value="-0.00041286" calcext:value-type="float">
            <text:p>-0.000412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2789378" calcext:value-type="float">
            <text:p>-0.0062789378</text:p>
          </table:table-cell>
          <table:table-cell office:value-type="float" office:value="-9.809500618" calcext:value-type="float">
            <text:p>-9.809500618</text:p>
          </table:table-cell>
          <table:table-cell office:value-type="float" office:value="-0.1291795075" calcext:value-type="float">
            <text:p>-0.1291795075</text:p>
          </table:table-cell>
          <table:table-cell office:value-type="float" office:value="161" calcext:value-type="float">
            <text:p>161</text:p>
          </table:table-cell>
          <table:table-cell/>
          <table:table-cell table:formula="of:=[.H162]/[.I162]" office:value-type="float" office:value="0.000640087405517711" calcext:value-type="float">
            <text:p>0.0006400874</text:p>
          </table:table-cell>
          <table:table-cell table:formula="of:=[.D162]/[.M162]" office:value-type="float" office:value="-0.127607572490723" calcext:value-type="float">
            <text:p>-0.1276075725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0004906912" calcext:value-type="float">
            <text:p>0.0004906912</text:p>
          </table:table-cell>
          <table:table-cell office:value-type="float" office:value="0" calcext:value-type="float">
            <text:p>0</text:p>
          </table:table-cell>
          <table:table-cell office:value-type="float" office:value="-0.00007874" calcext:value-type="float">
            <text:p>-0.00007874</text:p>
          </table:table-cell>
          <table:table-cell office:value-type="float" office:value="-0.00020745" calcext:value-type="float">
            <text:p>-0.000207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1546986" calcext:value-type="float">
            <text:p>-0.0031546986</text:p>
          </table:table-cell>
          <table:table-cell office:value-type="float" office:value="-9.8087626839" calcext:value-type="float">
            <text:p>-9.8087626839</text:p>
          </table:table-cell>
          <table:table-cell office:value-type="float" office:value="-0.129230395" calcext:value-type="float">
            <text:p>-0.129230395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[.H163]/[.I163]" office:value-type="float" office:value="0.00032162044303285" calcext:value-type="float">
            <text:p>0.0003216204</text:p>
          </table:table-cell>
          <table:table-cell table:formula="of:=[.D163]/[.M163]" office:value-type="float" office:value="-0.244822745897274" calcext:value-type="float">
            <text:p>-0.2448227459</text:p>
          </table:table-cell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0.0005264651" calcext:value-type="float">
            <text:p>0.0005264651</text:p>
          </table:table-cell>
          <table:table-cell office:value-type="float" office:value="0" calcext:value-type="float">
            <text:p>0</text:p>
          </table:table-cell>
          <table:table-cell office:value-type="float" office:value="-0.00008307" calcext:value-type="float">
            <text:p>-0.00008307</text:p>
          </table:table-cell>
          <table:table-cell office:value-type="float" office:value="-0.00012377" calcext:value-type="float">
            <text:p>-0.000123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8819553" calcext:value-type="float">
            <text:p>-0.0018819553</text:p>
          </table:table-cell>
          <table:table-cell office:value-type="float" office:value="-9.8077757645" calcext:value-type="float">
            <text:p>-9.8077757645</text:p>
          </table:table-cell>
          <table:table-cell office:value-type="float" office:value="-0.1292602718" calcext:value-type="float">
            <text:p>-0.1292602718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[.H164]/[.I164]" office:value-type="float" office:value="0.000191884005628665" calcext:value-type="float">
            <text:p>0.000191884</text:p>
          </table:table-cell>
          <table:table-cell table:formula="of:=[.D164]/[.M164]" office:value-type="float" office:value="-0.432917791807815" calcext:value-type="float">
            <text:p>-0.4329177918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0004510606" calcext:value-type="float">
            <text:p>0.0004510606</text:p>
          </table:table-cell>
          <table:table-cell office:value-type="float" office:value="0" calcext:value-type="float">
            <text:p>0</text:p>
          </table:table-cell>
          <table:table-cell office:value-type="float" office:value="-0.00007534" calcext:value-type="float">
            <text:p>-0.00007534</text:p>
          </table:table-cell>
          <table:table-cell office:value-type="float" office:value="-0.00011542" calcext:value-type="float">
            <text:p>-0.000115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7553028" calcext:value-type="float">
            <text:p>-0.0017553028</text:p>
          </table:table-cell>
          <table:table-cell office:value-type="float" office:value="-9.8090293503" calcext:value-type="float">
            <text:p>-9.8090293503</text:p>
          </table:table-cell>
          <table:table-cell office:value-type="float" office:value="-0.1292877048" calcext:value-type="float">
            <text:p>-0.1292877048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[.H165]/[.I165]" office:value-type="float" office:value="0.000178947654993643" calcext:value-type="float">
            <text:p>0.0001789477</text:p>
          </table:table-cell>
          <table:table-cell table:formula="of:=[.D165]/[.M165]" office:value-type="float" office:value="-0.421016972827481" calcext:value-type="float">
            <text:p>-0.4210169728</text:p>
          </table:table-cell>
        </table:table-row>
        <table:table-row table:style-name="ro1">
          <table:table-cell office:value-type="float" office:value="8.17" calcext:value-type="float">
            <text:p>8.17</text:p>
          </table:table-cell>
          <table:table-cell office:value-type="float" office:value="0.0005618903" calcext:value-type="float">
            <text:p>0.0005618903</text:p>
          </table:table-cell>
          <table:table-cell office:value-type="float" office:value="0" calcext:value-type="float">
            <text:p>0</text:p>
          </table:table-cell>
          <table:table-cell office:value-type="float" office:value="-0.00007534" calcext:value-type="float">
            <text:p>-0.00007534</text:p>
          </table:table-cell>
          <table:table-cell office:value-type="float" office:value="-0.00003839" calcext:value-type="float">
            <text:p>-0.000038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5838594" calcext:value-type="float">
            <text:p>-0.0005838594</text:p>
          </table:table-cell>
          <table:table-cell office:value-type="float" office:value="-9.8091943359" calcext:value-type="float">
            <text:p>-9.8091943359</text:p>
          </table:table-cell>
          <table:table-cell office:value-type="float" office:value="-0.1292966902" calcext:value-type="float">
            <text:p>-0.1292966902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[.H166]/[.I166]" office:value-type="float" office:value="0.0000595216467333278" calcext:value-type="float">
            <text:p>5.95216467333278E-05</text:p>
          </table:table-cell>
          <table:table-cell table:formula="of:=[.D166]/[.M166]" office:value-type="float" office:value="-1.26575799116484" calcext:value-type="float">
            <text:p>-1.2657579912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0003857282" calcext:value-type="float">
            <text:p>0.0003857282</text:p>
          </table:table-cell>
          <table:table-cell office:value-type="float" office:value="0" calcext:value-type="float">
            <text:p>0</text:p>
          </table:table-cell>
          <table:table-cell office:value-type="float" office:value="-0.00007715" calcext:value-type="float">
            <text:p>-0.00007715</text:p>
          </table:table-cell>
          <table:table-cell office:value-type="float" office:value="0.00008115" calcext:value-type="float">
            <text:p>0.000081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2343512" calcext:value-type="float">
            <text:p>0.0012343512</text:p>
          </table:table-cell>
          <table:table-cell office:value-type="float" office:value="-9.81088871" calcext:value-type="float">
            <text:p>-9.81088871</text:p>
          </table:table-cell>
          <table:table-cell office:value-type="float" office:value="-0.1292779893" calcext:value-type="float">
            <text:p>-0.1292779893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H167]/[.I167]" office:value-type="float" office:value="-0.000125814412586482" calcext:value-type="float">
            <text:p>-0.0001258144</text:p>
          </table:table-cell>
          <table:table-cell table:formula="of:=[.D167]/[.M167]" office:value-type="float" office:value="0.613204786430718" calcext:value-type="float">
            <text:p>0.6132047864</text:p>
          </table:table-cell>
        </table:table-row>
        <table:table-row table:style-name="ro1">
          <table:table-cell office:value-type="float" office:value="8.27" calcext:value-type="float">
            <text:p>8.27</text:p>
          </table:table-cell>
          <table:table-cell office:value-type="float" office:value="0.0005160199" calcext:value-type="float">
            <text:p>0.0005160199</text:p>
          </table:table-cell>
          <table:table-cell office:value-type="float" office:value="0" calcext:value-type="float">
            <text:p>0</text:p>
          </table:table-cell>
          <table:table-cell office:value-type="float" office:value="-0.00006785" calcext:value-type="float">
            <text:p>-0.00006785</text:p>
          </table:table-cell>
          <table:table-cell office:value-type="float" office:value="-0.00000232" calcext:value-type="float">
            <text:p>-0.000002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352441" calcext:value-type="float">
            <text:p>-3.52441E-05</text:p>
          </table:table-cell>
          <table:table-cell office:value-type="float" office:value="-9.8108791161" calcext:value-type="float">
            <text:p>-9.8108791161</text:p>
          </table:table-cell>
          <table:table-cell office:value-type="float" office:value="-0.1292785108" calcext:value-type="float">
            <text:p>-0.1292785108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[.H168]/[.I168]" office:value-type="float" office:value="0.00000359234881838093" calcext:value-type="float">
            <text:p>3.59234881838093E-06</text:p>
          </table:table-cell>
          <table:table-cell table:formula="of:=[.D168]/[.M168]" office:value-type="float" office:value="-18.8873640702241" calcext:value-type="float">
            <text:p>-18.8873640702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0004566331" calcext:value-type="float">
            <text:p>0.0004566331</text:p>
          </table:table-cell>
          <table:table-cell office:value-type="float" office:value="0" calcext:value-type="float">
            <text:p>0</text:p>
          </table:table-cell>
          <table:table-cell office:value-type="float" office:value="-0.00006785" calcext:value-type="float">
            <text:p>-0.00006785</text:p>
          </table:table-cell>
          <table:table-cell office:value-type="float" office:value="0.00015726" calcext:value-type="float">
            <text:p>0.000157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3915384" calcext:value-type="float">
            <text:p>0.0023915384</text:p>
          </table:table-cell>
          <table:table-cell office:value-type="float" office:value="-9.8090617752" calcext:value-type="float">
            <text:p>-9.8090617752</text:p>
          </table:table-cell>
          <table:table-cell office:value-type="float" office:value="-0.1292433441" calcext:value-type="float">
            <text:p>-0.1292433441</text:p>
          </table:table-cell>
          <table:table-cell office:value-type="float" office:value="168" calcext:value-type="float">
            <text:p>168</text:p>
          </table:table-cell>
          <table:table-cell/>
          <table:table-cell table:formula="of:=[.H169]/[.I169]" office:value-type="float" office:value="-0.000243809087434485" calcext:value-type="float">
            <text:p>-0.0002438091</text:p>
          </table:table-cell>
          <table:table-cell table:formula="of:=[.D169]/[.M169]" office:value-type="float" office:value="0.278291513716577" calcext:value-type="float">
            <text:p>0.2782915137</text:p>
          </table:table-cell>
        </table:table-row>
        <table:table-row table:style-name="ro1">
          <table:table-cell office:value-type="float" office:value="8.37" calcext:value-type="float">
            <text:p>8.37</text:p>
          </table:table-cell>
          <table:table-cell office:value-type="float" office:value="0.00037148" calcext:value-type="float">
            <text:p>0.00037148</text:p>
          </table:table-cell>
          <table:table-cell office:value-type="float" office:value="0" calcext:value-type="float">
            <text:p>0</text:p>
          </table:table-cell>
          <table:table-cell office:value-type="float" office:value="-0.00006191" calcext:value-type="float">
            <text:p>-0.00006191</text:p>
          </table:table-cell>
          <table:table-cell office:value-type="float" office:value="0.00011124" calcext:value-type="float">
            <text:p>0.000111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916947" calcext:value-type="float">
            <text:p>0.0016916947</text:p>
          </table:table-cell>
          <table:table-cell office:value-type="float" office:value="-9.8089807892" calcext:value-type="float">
            <text:p>-9.8089807892</text:p>
          </table:table-cell>
          <table:table-cell office:value-type="float" office:value="-0.1292188168" calcext:value-type="float">
            <text:p>-0.1292188168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[.H170]/[.I170]" office:value-type="float" office:value="-0.000172463861063181" calcext:value-type="float">
            <text:p>-0.0001724639</text:p>
          </table:table-cell>
          <table:table-cell table:formula="of:=[.D170]/[.M170]" office:value-type="float" office:value="0.358973756115315" calcext:value-type="float">
            <text:p>0.3589737561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0004521754" calcext:value-type="float">
            <text:p>0.0004521754</text:p>
          </table:table-cell>
          <table:table-cell office:value-type="float" office:value="0" calcext:value-type="float">
            <text:p>0</text:p>
          </table:table-cell>
          <table:table-cell office:value-type="float" office:value="-0.00006191" calcext:value-type="float">
            <text:p>-0.00006191</text:p>
          </table:table-cell>
          <table:table-cell office:value-type="float" office:value="0.00019679" calcext:value-type="float">
            <text:p>0.000196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9927821" calcext:value-type="float">
            <text:p>0.0029927821</text:p>
          </table:table-cell>
          <table:table-cell office:value-type="float" office:value="-9.8091469193" calcext:value-type="float">
            <text:p>-9.8091469193</text:p>
          </table:table-cell>
          <table:table-cell office:value-type="float" office:value="-0.1291760653" calcext:value-type="float">
            <text:p>-0.1291760653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[.H171]/[.I171]" office:value-type="float" office:value="-0.000305101159623937" calcext:value-type="float">
            <text:p>-0.0003051012</text:p>
          </table:table-cell>
          <table:table-cell table:formula="of:=[.D171]/[.M171]" office:value-type="float" office:value="0.202916305124206" calcext:value-type="float">
            <text:p>0.2029163051</text:p>
          </table:table-cell>
        </table:table-row>
        <table:table-row table:style-name="ro1">
          <table:table-cell office:value-type="float" office:value="8.47" calcext:value-type="float">
            <text:p>8.47</text:p>
          </table:table-cell>
          <table:table-cell office:value-type="float" office:value="0.0003248437" calcext:value-type="float">
            <text:p>0.0003248437</text:p>
          </table:table-cell>
          <table:table-cell office:value-type="float" office:value="0" calcext:value-type="float">
            <text:p>0</text:p>
          </table:table-cell>
          <table:table-cell office:value-type="float" office:value="-0.00006191" calcext:value-type="float">
            <text:p>-0.00006191</text:p>
          </table:table-cell>
          <table:table-cell office:value-type="float" office:value="0.00008851" calcext:value-type="float">
            <text:p>0.000088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461362" calcext:value-type="float">
            <text:p>0.0013461362</text:p>
          </table:table-cell>
          <table:table-cell office:value-type="float" office:value="-9.8093222809" calcext:value-type="float">
            <text:p>-9.8093222809</text:p>
          </table:table-cell>
          <table:table-cell office:value-type="float" office:value="-0.1291571259" calcext:value-type="float">
            <text:p>-0.1291571259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[.H172]/[.I172]" office:value-type="float" office:value="-0.000137230295982945" calcext:value-type="float">
            <text:p>-0.0001372303</text:p>
          </table:table-cell>
          <table:table-cell table:formula="of:=[.D172]/[.M172]" office:value-type="float" office:value="0.45113944815578" calcext:value-type="float">
            <text:p>0.4511394482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0004189278" calcext:value-type="float">
            <text:p>0.0004189278</text:p>
          </table:table-cell>
          <table:table-cell office:value-type="float" office:value="0" calcext:value-type="float">
            <text:p>0</text:p>
          </table:table-cell>
          <table:table-cell office:value-type="float" office:value="-0.00005639" calcext:value-type="float">
            <text:p>-0.00005639</text:p>
          </table:table-cell>
          <table:table-cell office:value-type="float" office:value="0.00028773" calcext:value-type="float">
            <text:p>0.000287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3770907" calcext:value-type="float">
            <text:p>0.0043770907</text:p>
          </table:table-cell>
          <table:table-cell office:value-type="float" office:value="-9.8121466637" calcext:value-type="float">
            <text:p>-9.8121466637</text:p>
          </table:table-cell>
          <table:table-cell office:value-type="float" office:value="-0.1290963292" calcext:value-type="float">
            <text:p>-0.1290963292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[.H173]/[.I173]" office:value-type="float" office:value="-0.000446089000706953" calcext:value-type="float">
            <text:p>-0.000446089</text:p>
          </table:table-cell>
          <table:table-cell table:formula="of:=[.D173]/[.M173]" office:value-type="float" office:value="0.126409752113668" calcext:value-type="float">
            <text:p>0.1264097521</text:p>
          </table:table-cell>
        </table:table-row>
        <table:table-row table:style-name="ro1">
          <table:table-cell office:value-type="float" office:value="8.57" calcext:value-type="float">
            <text:p>8.57</text:p>
          </table:table-cell>
          <table:table-cell office:value-type="float" office:value="0.0003600283" calcext:value-type="float">
            <text:p>0.0003600283</text:p>
          </table:table-cell>
          <table:table-cell office:value-type="float" office:value="0" calcext:value-type="float">
            <text:p>0</text:p>
          </table:table-cell>
          <table:table-cell office:value-type="float" office:value="-0.00005721" calcext:value-type="float">
            <text:p>-0.00005721</text:p>
          </table:table-cell>
          <table:table-cell office:value-type="float" office:value="0.00017549" calcext:value-type="float">
            <text:p>0.000175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6698545" calcext:value-type="float">
            <text:p>0.0026698545</text:p>
          </table:table-cell>
          <table:table-cell office:value-type="float" office:value="-9.812996273" calcext:value-type="float">
            <text:p>-9.812996273</text:p>
          </table:table-cell>
          <table:table-cell office:value-type="float" office:value="-0.1290597469" calcext:value-type="float">
            <text:p>-0.1290597469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[.H174]/[.I174]" office:value-type="float" office:value="-0.000272073322533096" calcext:value-type="float">
            <text:p>-0.0002720733</text:p>
          </table:table-cell>
          <table:table-cell table:formula="of:=[.D174]/[.M174]" office:value-type="float" office:value="0.210274199128952" calcext:value-type="float">
            <text:p>0.2102741991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000326697" calcext:value-type="float">
            <text:p>0.000326697</text:p>
          </table:table-cell>
          <table:table-cell office:value-type="float" office:value="0" calcext:value-type="float">
            <text:p>0</text:p>
          </table:table-cell>
          <table:table-cell office:value-type="float" office:value="-0.00005721" calcext:value-type="float">
            <text:p>-0.00005721</text:p>
          </table:table-cell>
          <table:table-cell office:value-type="float" office:value="0.00015506" calcext:value-type="float">
            <text:p>0.000155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3597944" calcext:value-type="float">
            <text:p>0.0023597944</text:p>
          </table:table-cell>
          <table:table-cell office:value-type="float" office:value="-9.8157497787" calcext:value-type="float">
            <text:p>-9.8157497787</text:p>
          </table:table-cell>
          <table:table-cell office:value-type="float" office:value="-0.1290278584" calcext:value-type="float">
            <text:p>-0.1290278584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H175]/[.I175]" office:value-type="float" office:value="-0.000240408980791331" calcext:value-type="float">
            <text:p>-0.000240409</text:p>
          </table:table-cell>
          <table:table-cell table:formula="of:=[.D175]/[.M175]" office:value-type="float" office:value="0.237969479391691" calcext:value-type="float">
            <text:p>0.2379694794</text:p>
          </table:table-cell>
        </table:table-row>
        <table:table-row table:style-name="ro1">
          <table:table-cell office:value-type="float" office:value="8.67" calcext:value-type="float">
            <text:p>8.67</text:p>
          </table:table-cell>
          <table:table-cell office:value-type="float" office:value="0.0003739352" calcext:value-type="float">
            <text:p>0.0003739352</text:p>
          </table:table-cell>
          <table:table-cell office:value-type="float" office:value="0" calcext:value-type="float">
            <text:p>0</text:p>
          </table:table-cell>
          <table:table-cell office:value-type="float" office:value="-0.00005048" calcext:value-type="float">
            <text:p>-0.00005048</text:p>
          </table:table-cell>
          <table:table-cell office:value-type="float" office:value="0.00025593" calcext:value-type="float">
            <text:p>0.000255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8948679" calcext:value-type="float">
            <text:p>0.0038948679</text:p>
          </table:table-cell>
          <table:table-cell office:value-type="float" office:value="-9.8160057259" calcext:value-type="float">
            <text:p>-9.8160057259</text:p>
          </table:table-cell>
          <table:table-cell office:value-type="float" office:value="-0.1289759278" calcext:value-type="float">
            <text:p>-0.1289759278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[.H176]/[.I176]" office:value-type="float" office:value="-0.000396787451918778" calcext:value-type="float">
            <text:p>-0.0003967875</text:p>
          </table:table-cell>
          <table:table-cell table:formula="of:=[.D176]/[.M176]" office:value-type="float" office:value="0.127221765093351" calcext:value-type="float">
            <text:p>0.1272217651</text:p>
          </table:table-cell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0.0003395637" calcext:value-type="float">
            <text:p>0.0003395637</text:p>
          </table:table-cell>
          <table:table-cell office:value-type="float" office:value="0" calcext:value-type="float">
            <text:p>0</text:p>
          </table:table-cell>
          <table:table-cell office:value-type="float" office:value="-0.00005048" calcext:value-type="float">
            <text:p>-0.00005048</text:p>
          </table:table-cell>
          <table:table-cell office:value-type="float" office:value="0.00035825" calcext:value-type="float">
            <text:p>0.000358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45215" calcext:value-type="float">
            <text:p>0.00545215</text:p>
          </table:table-cell>
          <table:table-cell office:value-type="float" office:value="-9.8160227966" calcext:value-type="float">
            <text:p>-9.8160227966</text:p>
          </table:table-cell>
          <table:table-cell office:value-type="float" office:value="-0.1289041936" calcext:value-type="float">
            <text:p>-0.1289041936</text:p>
          </table:table-cell>
          <table:table-cell office:value-type="float" office:value="176" calcext:value-type="float">
            <text:p>176</text:p>
          </table:table-cell>
          <table:table-cell/>
          <table:table-cell table:formula="of:=[.H177]/[.I177]" office:value-type="float" office:value="-0.000555433714140158" calcext:value-type="float">
            <text:p>-0.0005554337</text:p>
          </table:table-cell>
          <table:table-cell table:formula="of:=[.D177]/[.M177]" office:value-type="float" office:value="0.0908839321684781" calcext:value-type="float">
            <text:p>0.0908839322</text:p>
          </table:table-cell>
        </table:table-row>
        <table:table-row table:style-name="ro1">
          <table:table-cell office:value-type="float" office:value="8.77" calcext:value-type="float">
            <text:p>8.77</text:p>
          </table:table-cell>
          <table:table-cell office:value-type="float" office:value="0.000278131" calcext:value-type="float">
            <text:p>0.000278131</text:p>
          </table:table-cell>
          <table:table-cell office:value-type="float" office:value="0" calcext:value-type="float">
            <text:p>0</text:p>
          </table:table-cell>
          <table:table-cell office:value-type="float" office:value="-0.00004753" calcext:value-type="float">
            <text:p>-0.00004753</text:p>
          </table:table-cell>
          <table:table-cell office:value-type="float" office:value="0.00047853" calcext:value-type="float">
            <text:p>0.000478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2824422" calcext:value-type="float">
            <text:p>0.0072824422</text:p>
          </table:table-cell>
          <table:table-cell office:value-type="float" office:value="-9.8158843231" calcext:value-type="float">
            <text:p>-9.8158843231</text:p>
          </table:table-cell>
          <table:table-cell office:value-type="float" office:value="-0.128809616" calcext:value-type="float">
            <text:p>-0.128809616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[.H178]/[.I178]" office:value-type="float" office:value="-0.000741903832634011" calcext:value-type="float">
            <text:p>-0.0007419038</text:p>
          </table:table-cell>
          <table:table-cell table:formula="of:=[.D178]/[.M178]" office:value-type="float" office:value="0.06406490694522" calcext:value-type="float">
            <text:p>0.0640649069</text:p>
          </table:table-cell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0003350191" calcext:value-type="float">
            <text:p>0.0003350191</text:p>
          </table:table-cell>
          <table:table-cell office:value-type="float" office:value="0" calcext:value-type="float">
            <text:p>0</text:p>
          </table:table-cell>
          <table:table-cell office:value-type="float" office:value="-0.00004753" calcext:value-type="float">
            <text:p>-0.00004753</text:p>
          </table:table-cell>
          <table:table-cell office:value-type="float" office:value="0.0005349" calcext:value-type="float">
            <text:p>0.00053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1412465" calcext:value-type="float">
            <text:p>0.0081412465</text:p>
          </table:table-cell>
          <table:table-cell office:value-type="float" office:value="-9.8169257545" calcext:value-type="float">
            <text:p>-9.8169257545</text:p>
          </table:table-cell>
          <table:table-cell office:value-type="float" office:value="-0.1287052482" calcext:value-type="float">
            <text:p>-0.1287052482</text:p>
          </table:table-cell>
          <table:table-cell office:value-type="float" office:value="178" calcext:value-type="float">
            <text:p>178</text:p>
          </table:table-cell>
          <table:table-cell/>
          <table:table-cell table:formula="of:=[.H179]/[.I179]" office:value-type="float" office:value="-0.00082930712766857" calcext:value-type="float">
            <text:p>-0.0008293071</text:p>
          </table:table-cell>
          <table:table-cell table:formula="of:=[.D179]/[.M179]" office:value-type="float" office:value="0.0573129042476954" calcext:value-type="float">
            <text:p>0.0573129042</text:p>
          </table:table-cell>
        </table:table-row>
        <table:table-row table:style-name="ro1">
          <table:table-cell office:value-type="float" office:value="8.87" calcext:value-type="float">
            <text:p>8.87</text:p>
          </table:table-cell>
          <table:table-cell office:value-type="float" office:value="0.0002606857" calcext:value-type="float">
            <text:p>0.0002606857</text:p>
          </table:table-cell>
          <table:table-cell office:value-type="float" office:value="0" calcext:value-type="float">
            <text:p>0</text:p>
          </table:table-cell>
          <table:table-cell office:value-type="float" office:value="-0.00004789" calcext:value-type="float">
            <text:p>-0.00004789</text:p>
          </table:table-cell>
          <table:table-cell office:value-type="float" office:value="0.00036712" calcext:value-type="float">
            <text:p>0.000367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5865756" calcext:value-type="float">
            <text:p>0.0055865756</text:p>
          </table:table-cell>
          <table:table-cell office:value-type="float" office:value="-9.8151130867" calcext:value-type="float">
            <text:p>-9.8151130867</text:p>
          </table:table-cell>
          <table:table-cell office:value-type="float" office:value="-0.1286345273" calcext:value-type="float">
            <text:p>-0.1286345273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[.H180]/[.I180]" office:value-type="float" office:value="-0.000569180971289073" calcext:value-type="float">
            <text:p>-0.000569181</text:p>
          </table:table-cell>
          <table:table-cell table:formula="of:=[.D180]/[.M180]" office:value-type="float" office:value="0.084138441753489" calcext:value-type="float">
            <text:p>0.0841384418</text:p>
          </table:table-cell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0.0003140762" calcext:value-type="float">
            <text:p>0.0003140762</text:p>
          </table:table-cell>
          <table:table-cell office:value-type="float" office:value="0" calcext:value-type="float">
            <text:p>0</text:p>
          </table:table-cell>
          <table:table-cell office:value-type="float" office:value="-0.00004532" calcext:value-type="float">
            <text:p>-0.00004532</text:p>
          </table:table-cell>
          <table:table-cell office:value-type="float" office:value="0.00026953" calcext:value-type="float">
            <text:p>0.000269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1031798" calcext:value-type="float">
            <text:p>0.0041031798</text:p>
          </table:table-cell>
          <table:table-cell office:value-type="float" office:value="-9.8189539146" calcext:value-type="float">
            <text:p>-9.8189539146</text:p>
          </table:table-cell>
          <table:table-cell office:value-type="float" office:value="-0.1285832375" calcext:value-type="float">
            <text:p>-0.1285832375</text:p>
          </table:table-cell>
          <table:table-cell office:value-type="float" office:value="180" calcext:value-type="float">
            <text:p>180</text:p>
          </table:table-cell>
          <table:table-cell/>
          <table:table-cell table:formula="of:=[.H181]/[.I181]" office:value-type="float" office:value="-0.000417883598974724" calcext:value-type="float">
            <text:p>-0.0004178836</text:p>
          </table:table-cell>
          <table:table-cell table:formula="of:=[.D181]/[.M181]" office:value-type="float" office:value="0.10845125319872" calcext:value-type="float">
            <text:p>0.1084512532</text:p>
          </table:table-cell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0.0002854" calcext:value-type="float">
            <text:p>0.0002854</text:p>
          </table:table-cell>
          <table:table-cell office:value-type="float" office:value="0" calcext:value-type="float">
            <text:p>0</text:p>
          </table:table-cell>
          <table:table-cell office:value-type="float" office:value="-0.00004316" calcext:value-type="float">
            <text:p>-0.00004316</text:p>
          </table:table-cell>
          <table:table-cell office:value-type="float" office:value="0.00021993" calcext:value-type="float">
            <text:p>0.000219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3485039" calcext:value-type="float">
            <text:p>0.0033485039</text:p>
          </table:table-cell>
          <table:table-cell office:value-type="float" office:value="-9.8204137421" calcext:value-type="float">
            <text:p>-9.8204137421</text:p>
          </table:table-cell>
          <table:table-cell office:value-type="float" office:value="-0.1285419017" calcext:value-type="float">
            <text:p>-0.1285419017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[.H182]/[.I182]" office:value-type="float" office:value="-0.000340973811077328" calcext:value-type="float">
            <text:p>-0.0003409738</text:p>
          </table:table-cell>
          <table:table-cell table:formula="of:=[.D182]/[.M182]" office:value-type="float" office:value="0.126578636240811" calcext:value-type="float">
            <text:p>0.1265786362</text:p>
          </table:table-cell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0.0002693373" calcext:value-type="float">
            <text:p>0.0002693373</text:p>
          </table:table-cell>
          <table:table-cell office:value-type="float" office:value="0" calcext:value-type="float">
            <text:p>0</text:p>
          </table:table-cell>
          <table:table-cell office:value-type="float" office:value="-0.00004316" calcext:value-type="float">
            <text:p>-0.00004316</text:p>
          </table:table-cell>
          <table:table-cell office:value-type="float" office:value="0.00026053" calcext:value-type="float">
            <text:p>0.000260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9660897" calcext:value-type="float">
            <text:p>0.0039660897</text:p>
          </table:table-cell>
          <table:table-cell office:value-type="float" office:value="-9.8187612915" calcext:value-type="float">
            <text:p>-9.8187612915</text:p>
          </table:table-cell>
          <table:table-cell office:value-type="float" office:value="-0.1284935325" calcext:value-type="float">
            <text:p>-0.1284935325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[.H183]/[.I183]" office:value-type="float" office:value="-0.00040392974044836" calcext:value-type="float">
            <text:p>-0.0004039297</text:p>
          </table:table-cell>
          <table:table-cell table:formula="of:=[.D183]/[.M183]" office:value-type="float" office:value="0.106850265474616" calcext:value-type="float">
            <text:p>0.1068502655</text:p>
          </table:table-cell>
        </table:table-row>
        <table:table-row table:style-name="ro1">
          <table:table-cell office:value-type="float" office:value="9.07" calcext:value-type="float">
            <text:p>9.07</text:p>
          </table:table-cell>
          <table:table-cell office:value-type="float" office:value="0.0002607075" calcext:value-type="float">
            <text:p>0.0002607075</text:p>
          </table:table-cell>
          <table:table-cell office:value-type="float" office:value="0" calcext:value-type="float">
            <text:p>0</text:p>
          </table:table-cell>
          <table:table-cell office:value-type="float" office:value="-0.0000461" calcext:value-type="float">
            <text:p>-0.0000461</text:p>
          </table:table-cell>
          <table:table-cell office:value-type="float" office:value="0.00022019" calcext:value-type="float">
            <text:p>0.000220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3517244" calcext:value-type="float">
            <text:p>0.0033517244</text:p>
          </table:table-cell>
          <table:table-cell office:value-type="float" office:value="-9.8183852386" calcext:value-type="float">
            <text:p>-9.8183852386</text:p>
          </table:table-cell>
          <table:table-cell office:value-type="float" office:value="-0.1284531355" calcext:value-type="float">
            <text:p>-0.1284531355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H184]/[.I184]" office:value-type="float" office:value="-0.000341372264231702" calcext:value-type="float">
            <text:p>-0.0003413723</text:p>
          </table:table-cell>
          <table:table-cell table:formula="of:=[.D184]/[.M184]" office:value-type="float" office:value="0.135043191349342" calcext:value-type="float">
            <text:p>0.1350431913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0.0002704607" calcext:value-type="float">
            <text:p>0.0002704607</text:p>
          </table:table-cell>
          <table:table-cell office:value-type="float" office:value="0" calcext:value-type="float">
            <text:p>0</text:p>
          </table:table-cell>
          <table:table-cell office:value-type="float" office:value="-0.00004476" calcext:value-type="float">
            <text:p>-0.00004476</text:p>
          </table:table-cell>
          <table:table-cell office:value-type="float" office:value="0.00011693" calcext:value-type="float">
            <text:p>0.000116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7796282" calcext:value-type="float">
            <text:p>0.0017796282</text:p>
          </table:table-cell>
          <table:table-cell office:value-type="float" office:value="-9.8165896416" calcext:value-type="float">
            <text:p>-9.8165896416</text:p>
          </table:table-cell>
          <table:table-cell office:value-type="float" office:value="-0.1284319609" calcext:value-type="float">
            <text:p>-0.1284319609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H185]/[.I185]" office:value-type="float" office:value="-0.000181287826523626" calcext:value-type="float">
            <text:p>-0.0001812878</text:p>
          </table:table-cell>
          <table:table-cell table:formula="of:=[.D185]/[.M185]" office:value-type="float" office:value="0.246900196545557" calcext:value-type="float">
            <text:p>0.2469001965</text:p>
          </table:table-cell>
        </table:table-row>
        <table:table-row table:style-name="ro1">
          <table:table-cell office:value-type="float" office:value="9.17" calcext:value-type="float">
            <text:p>9.17</text:p>
          </table:table-cell>
          <table:table-cell office:value-type="float" office:value="0.0002999121" calcext:value-type="float">
            <text:p>0.0002999121</text:p>
          </table:table-cell>
          <table:table-cell office:value-type="float" office:value="0" calcext:value-type="float">
            <text:p>0</text:p>
          </table:table-cell>
          <table:table-cell office:value-type="float" office:value="-0.00004771" calcext:value-type="float">
            <text:p>-0.00004771</text:p>
          </table:table-cell>
          <table:table-cell office:value-type="float" office:value="0.00007719" calcext:value-type="float">
            <text:p>0.000077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1746212" calcext:value-type="float">
            <text:p>0.0011746212</text:p>
          </table:table-cell>
          <table:table-cell office:value-type="float" office:value="-9.8152578735" calcext:value-type="float">
            <text:p>-9.8152578735</text:p>
          </table:table-cell>
          <table:table-cell office:value-type="float" office:value="-0.1284181476" calcext:value-type="float">
            <text:p>-0.1284181476</text:p>
          </table:table-cell>
          <table:table-cell office:value-type="float" office:value="185" calcext:value-type="float">
            <text:p>185</text:p>
          </table:table-cell>
          <table:table-cell/>
          <table:table-cell table:formula="of:=[.H186]/[.I186]" office:value-type="float" office:value="-0.000119672984157791" calcext:value-type="float">
            <text:p>-0.000119673</text:p>
          </table:table-cell>
          <table:table-cell table:formula="of:=[.D186]/[.M186]" office:value-type="float" office:value="0.39866976106398" calcext:value-type="float">
            <text:p>0.3986697611</text:p>
          </table:table-cell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0.0002571937" calcext:value-type="float">
            <text:p>0.0002571937</text:p>
          </table:table-cell>
          <table:table-cell office:value-type="float" office:value="0" calcext:value-type="float">
            <text:p>0</text:p>
          </table:table-cell>
          <table:table-cell office:value-type="float" office:value="-0.00004807" calcext:value-type="float">
            <text:p>-0.00004807</text:p>
          </table:table-cell>
          <table:table-cell office:value-type="float" office:value="0.00001114" calcext:value-type="float">
            <text:p>0.000011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1695023" calcext:value-type="float">
            <text:p>0.0001695023</text:p>
          </table:table-cell>
          <table:table-cell office:value-type="float" office:value="-9.8157584381" calcext:value-type="float">
            <text:p>-9.8157584381</text:p>
          </table:table-cell>
          <table:table-cell office:value-type="float" office:value="-0.1284161657" calcext:value-type="float">
            <text:p>-0.1284161657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[.H187]/[.I187]" office:value-type="float" office:value="-0.0000172683854303173" calcext:value-type="float">
            <text:p>-1.72683854303173E-05</text:p>
          </table:table-cell>
          <table:table-cell table:formula="of:=[.D187]/[.M187]" office:value-type="float" office:value="2.7836997381125" calcext:value-type="float">
            <text:p>2.7836997381</text:p>
          </table:table-cell>
        </table:table-row>
        <table:table-row table:style-name="ro1">
          <table:table-cell office:value-type="float" office:value="9.27" calcext:value-type="float">
            <text:p>9.27</text:p>
          </table:table-cell>
          <table:table-cell office:value-type="float" office:value="0.0003246559" calcext:value-type="float">
            <text:p>0.0003246559</text:p>
          </table:table-cell>
          <table:table-cell office:value-type="float" office:value="0" calcext:value-type="float">
            <text:p>0</text:p>
          </table:table-cell>
          <table:table-cell office:value-type="float" office:value="-0.00004807" calcext:value-type="float">
            <text:p>-0.00004807</text:p>
          </table:table-cell>
          <table:table-cell office:value-type="float" office:value="0.0001108" calcext:value-type="float">
            <text:p>0.00011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862183" calcext:value-type="float">
            <text:p>0.0016862183</text:p>
          </table:table-cell>
          <table:table-cell office:value-type="float" office:value="-9.8161620522" calcext:value-type="float">
            <text:p>-9.8161620522</text:p>
          </table:table-cell>
          <table:table-cell office:value-type="float" office:value="-0.1283967942" calcext:value-type="float">
            <text:p>-0.1283967942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[.H188]/[.I188]" office:value-type="float" office:value="-0.000171779794489241" calcext:value-type="float">
            <text:p>-0.0001717798</text:p>
          </table:table-cell>
          <table:table-cell table:formula="of:=[.D188]/[.M188]" office:value-type="float" office:value="0.279835007038682" calcext:value-type="float">
            <text:p>0.279835007</text:p>
          </table:table-cell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0.0002792199" calcext:value-type="float">
            <text:p>0.0002792199</text:p>
          </table:table-cell>
          <table:table-cell office:value-type="float" office:value="0" calcext:value-type="float">
            <text:p>0</text:p>
          </table:table-cell>
          <table:table-cell office:value-type="float" office:value="-0.00005222" calcext:value-type="float">
            <text:p>-0.00005222</text:p>
          </table:table-cell>
          <table:table-cell office:value-type="float" office:value="0.00017895" calcext:value-type="float">
            <text:p>0.000178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7241399" calcext:value-type="float">
            <text:p>0.0027241399</text:p>
          </table:table-cell>
          <table:table-cell office:value-type="float" office:value="-9.8186932564" calcext:value-type="float">
            <text:p>-9.8186932564</text:p>
          </table:table-cell>
          <table:table-cell office:value-type="float" office:value="-0.1283658445" calcext:value-type="float">
            <text:p>-0.1283658445</text:p>
          </table:table-cell>
          <table:table-cell office:value-type="float" office:value="188" calcext:value-type="float">
            <text:p>188</text:p>
          </table:table-cell>
          <table:table-cell/>
          <table:table-cell table:formula="of:=[.H189]/[.I189]" office:value-type="float" office:value="-0.000277444241190075" calcext:value-type="float">
            <text:p>-0.0002774442</text:p>
          </table:table-cell>
          <table:table-cell table:formula="of:=[.D189]/[.M189]" office:value-type="float" office:value="0.188217999321257" calcext:value-type="float">
            <text:p>0.1882179993</text:p>
          </table:table-cell>
        </table:table-row>
        <table:table-row table:style-name="ro1">
          <table:table-cell office:value-type="float" office:value="9.37" calcext:value-type="float">
            <text:p>9.37</text:p>
          </table:table-cell>
          <table:table-cell office:value-type="float" office:value="0.000306728" calcext:value-type="float">
            <text:p>0.000306728</text:p>
          </table:table-cell>
          <table:table-cell office:value-type="float" office:value="0" calcext:value-type="float">
            <text:p>0</text:p>
          </table:table-cell>
          <table:table-cell office:value-type="float" office:value="-0.00005339" calcext:value-type="float">
            <text:p>-0.00005339</text:p>
          </table:table-cell>
          <table:table-cell office:value-type="float" office:value="0.000072" calcext:value-type="float">
            <text:p>0.0000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961786" calcext:value-type="float">
            <text:p>0.0010961786</text:p>
          </table:table-cell>
          <table:table-cell office:value-type="float" office:value="-9.8200690269" calcext:value-type="float">
            <text:p>-9.8200690269</text:p>
          </table:table-cell>
          <table:table-cell office:value-type="float" office:value="-0.1283535212" calcext:value-type="float">
            <text:p>-0.1283535212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[.H190]/[.I190]" office:value-type="float" office:value="-0.00011162636403036" calcext:value-type="float">
            <text:p>-0.0001116264</text:p>
          </table:table-cell>
          <table:table-cell table:formula="of:=[.D190]/[.M190]" office:value-type="float" office:value="0.478292027728138" calcext:value-type="float">
            <text:p>0.4782920277</text:p>
          </table:table-cell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0003419147" calcext:value-type="float">
            <text:p>0.0003419147</text:p>
          </table:table-cell>
          <table:table-cell office:value-type="float" office:value="0" calcext:value-type="float">
            <text:p>0</text:p>
          </table:table-cell>
          <table:table-cell office:value-type="float" office:value="-0.00005634" calcext:value-type="float">
            <text:p>-0.00005634</text:p>
          </table:table-cell>
          <table:table-cell office:value-type="float" office:value="0.00006528" calcext:value-type="float">
            <text:p>0.000065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994047" calcext:value-type="float">
            <text:p>0.000994047</text:p>
          </table:table-cell>
          <table:table-cell office:value-type="float" office:value="-9.8213723373" calcext:value-type="float">
            <text:p>-9.8213723373</text:p>
          </table:table-cell>
          <table:table-cell office:value-type="float" office:value="-0.1283424646" calcext:value-type="float">
            <text:p>-0.1283424646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[.H191]/[.I191]" office:value-type="float" office:value="-0.000101212637690638" calcext:value-type="float">
            <text:p>-0.0001012126</text:p>
          </table:table-cell>
          <table:table-cell table:formula="of:=[.D191]/[.M191]" office:value-type="float" office:value="0.556649854064729" calcext:value-type="float">
            <text:p>0.5566498541</text:p>
          </table:table-cell>
        </table:table-row>
        <table:table-row table:style-name="ro1">
          <table:table-cell office:value-type="float" office:value="9.47" calcext:value-type="float">
            <text:p>9.47</text:p>
          </table:table-cell>
          <table:table-cell office:value-type="float" office:value="0.000322567" calcext:value-type="float">
            <text:p>0.000322567</text:p>
          </table:table-cell>
          <table:table-cell office:value-type="float" office:value="0" calcext:value-type="float">
            <text:p>0</text:p>
          </table:table-cell>
          <table:table-cell office:value-type="float" office:value="-0.00005634" calcext:value-type="float">
            <text:p>-0.00005634</text:p>
          </table:table-cell>
          <table:table-cell office:value-type="float" office:value="-0.00008204" calcext:value-type="float">
            <text:p>-0.000082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493831" calcext:value-type="float">
            <text:p>-0.0012493831</text:p>
          </table:table-cell>
          <table:table-cell office:value-type="float" office:value="-9.8227231026" calcext:value-type="float">
            <text:p>-9.8227231026</text:p>
          </table:table-cell>
          <table:table-cell office:value-type="float" office:value="-0.1283562034" calcext:value-type="float">
            <text:p>-0.1283562034</text:p>
          </table:table-cell>
          <table:table-cell office:value-type="float" office:value="191" calcext:value-type="float">
            <text:p>191</text:p>
          </table:table-cell>
          <table:table-cell/>
          <table:table-cell table:formula="of:=[.H192]/[.I192]" office:value-type="float" office:value="0.000127193150712891" calcext:value-type="float">
            <text:p>0.0001271932</text:p>
          </table:table-cell>
          <table:table-cell table:formula="of:=[.D192]/[.M192]" office:value-type="float" office:value="-0.44294837956467" calcext:value-type="float">
            <text:p>-0.4429483796</text:p>
          </table:table-cell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0003694927" calcext:value-type="float">
            <text:p>0.0003694927</text:p>
          </table:table-cell>
          <table:table-cell office:value-type="float" office:value="0" calcext:value-type="float">
            <text:p>0</text:p>
          </table:table-cell>
          <table:table-cell office:value-type="float" office:value="-0.00005921" calcext:value-type="float">
            <text:p>-0.00005921</text:p>
          </table:table-cell>
          <table:table-cell office:value-type="float" office:value="-0.00007909" calcext:value-type="float">
            <text:p>-0.000079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043798" calcext:value-type="float">
            <text:p>-0.0012043798</text:p>
          </table:table-cell>
          <table:table-cell office:value-type="float" office:value="-9.8217173958" calcext:value-type="float">
            <text:p>-9.8217173958</text:p>
          </table:table-cell>
          <table:table-cell office:value-type="float" office:value="-0.1283692867" calcext:value-type="float">
            <text:p>-0.1283692867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[.H193]/[.I193]" office:value-type="float" office:value="0.000122624155375823" calcext:value-type="float">
            <text:p>0.0001226242</text:p>
          </table:table-cell>
          <table:table-cell table:formula="of:=[.D193]/[.M193]" office:value-type="float" office:value="-0.482857556233771" calcext:value-type="float">
            <text:p>-0.4828575562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0003331902" calcext:value-type="float">
            <text:p>0.0003331902</text:p>
          </table:table-cell>
          <table:table-cell office:value-type="float" office:value="0" calcext:value-type="float">
            <text:p>0</text:p>
          </table:table-cell>
          <table:table-cell office:value-type="float" office:value="-0.00006216" calcext:value-type="float">
            <text:p>-0.00006216</text:p>
          </table:table-cell>
          <table:table-cell office:value-type="float" office:value="0.00002804" calcext:value-type="float">
            <text:p>0.000028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4270341" calcext:value-type="float">
            <text:p>0.0004270341</text:p>
          </table:table-cell>
          <table:table-cell office:value-type="float" office:value="-9.8221166992" calcext:value-type="float">
            <text:p>-9.8221166992</text:p>
          </table:table-cell>
          <table:table-cell office:value-type="float" office:value="-0.1283646971" calcext:value-type="float">
            <text:p>-0.1283646971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[.H194]/[.I194]" office:value-type="float" office:value="-0.0000434767894821267" calcext:value-type="float">
            <text:p>-4.34767894821267E-05</text:p>
          </table:table-cell>
          <table:table-cell table:formula="of:=[.D194]/[.M194]" office:value-type="float" office:value="1.42972838474087" calcext:value-type="float">
            <text:p>1.4297283847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0.0003916451" calcext:value-type="float">
            <text:p>0.0003916451</text:p>
          </table:table-cell>
          <table:table-cell office:value-type="float" office:value="0" calcext:value-type="float">
            <text:p>0</text:p>
          </table:table-cell>
          <table:table-cell office:value-type="float" office:value="-0.0000618" calcext:value-type="float">
            <text:p>-0.0000618</text:p>
          </table:table-cell>
          <table:table-cell office:value-type="float" office:value="0.00005212" calcext:value-type="float">
            <text:p>0.000052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7936453" calcext:value-type="float">
            <text:p>0.0007936453</text:p>
          </table:table-cell>
          <table:table-cell office:value-type="float" office:value="-9.8219211197" calcext:value-type="float">
            <text:p>-9.8219211197</text:p>
          </table:table-cell>
          <table:table-cell office:value-type="float" office:value="-0.1283562481" calcext:value-type="float">
            <text:p>-0.1283562481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H195]/[.I195]" office:value-type="float" office:value="-0.0000808034691307153" calcext:value-type="float">
            <text:p>-8.08034691307153E-05</text:p>
          </table:table-cell>
          <table:table-cell table:formula="of:=[.D195]/[.M195]" office:value-type="float" office:value="0.76481864782348" calcext:value-type="float">
            <text:p>0.7648186478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0003845707" calcext:value-type="float">
            <text:p>0.0003845707</text:p>
          </table:table-cell>
          <table:table-cell office:value-type="float" office:value="0" calcext:value-type="float">
            <text:p>0</text:p>
          </table:table-cell>
          <table:table-cell office:value-type="float" office:value="-0.00006217" calcext:value-type="float">
            <text:p>-0.00006217</text:p>
          </table:table-cell>
          <table:table-cell office:value-type="float" office:value="0.00014534" calcext:value-type="float">
            <text:p>0.000145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2135489" calcext:value-type="float">
            <text:p>0.0022135489</text:p>
          </table:table-cell>
          <table:table-cell office:value-type="float" office:value="-9.8231460571" calcext:value-type="float">
            <text:p>-9.8231460571</text:p>
          </table:table-cell>
          <table:table-cell office:value-type="float" office:value="-0.1283329576" calcext:value-type="float">
            <text:p>-0.1283329576</text:p>
          </table:table-cell>
          <table:table-cell office:value-type="float" office:value="195" calcext:value-type="float">
            <text:p>195</text:p>
          </table:table-cell>
          <table:table-cell/>
          <table:table-cell table:formula="of:=[.H196]/[.I196]" office:value-type="float" office:value="-0.00022534011885124" calcext:value-type="float">
            <text:p>-0.0002253401</text:p>
          </table:table-cell>
          <table:table-cell table:formula="of:=[.D196]/[.M196]" office:value-type="float" office:value="0.275894058798478" calcext:value-type="float">
            <text:p>0.2758940588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0.0003769342" calcext:value-type="float">
            <text:p>0.0003769342</text:p>
          </table:table-cell>
          <table:table-cell office:value-type="float" office:value="0" calcext:value-type="float">
            <text:p>0</text:p>
          </table:table-cell>
          <table:table-cell office:value-type="float" office:value="-0.00006217" calcext:value-type="float">
            <text:p>-0.00006217</text:p>
          </table:table-cell>
          <table:table-cell office:value-type="float" office:value="0.00010328" calcext:value-type="float">
            <text:p>0.000103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5728803" calcext:value-type="float">
            <text:p>0.0015728803</text:p>
          </table:table-cell>
          <table:table-cell office:value-type="float" office:value="-9.8224342155" calcext:value-type="float">
            <text:p>-9.8224342155</text:p>
          </table:table-cell>
          <table:table-cell office:value-type="float" office:value="-0.1283165663" calcext:value-type="float">
            <text:p>-0.1283165663</text:p>
          </table:table-cell>
          <table:table-cell office:value-type="float" office:value="196" calcext:value-type="float">
            <text:p>196</text:p>
          </table:table-cell>
          <table:table-cell/>
          <table:table-cell table:formula="of:=[.H197]/[.I197]" office:value-type="float" office:value="-0.000160131416051427" calcext:value-type="float">
            <text:p>-0.0001601314</text:p>
          </table:table-cell>
          <table:table-cell table:formula="of:=[.D197]/[.M197]" office:value-type="float" office:value="0.388243615981226" calcext:value-type="float">
            <text:p>0.388243616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0003889765" calcext:value-type="float">
            <text:p>0.0003889765</text:p>
          </table:table-cell>
          <table:table-cell office:value-type="float" office:value="0" calcext:value-type="float">
            <text:p>0</text:p>
          </table:table-cell>
          <table:table-cell office:value-type="float" office:value="-0.0000672" calcext:value-type="float">
            <text:p>-0.0000672</text:p>
          </table:table-cell>
          <table:table-cell office:value-type="float" office:value="0.00013578" calcext:value-type="float">
            <text:p>0.000135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0675742" calcext:value-type="float">
            <text:p>0.0020675742</text:p>
          </table:table-cell>
          <table:table-cell office:value-type="float" office:value="-9.8219960022" calcext:value-type="float">
            <text:p>-9.8219960022</text:p>
          </table:table-cell>
          <table:table-cell office:value-type="float" office:value="-0.1282952428" calcext:value-type="float">
            <text:p>-0.1282952428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[.H198]/[.I198]" office:value-type="float" office:value="-0.000210504483970151" calcext:value-type="float">
            <text:p>-0.0002105045</text:p>
          </table:table-cell>
          <table:table-cell table:formula="of:=[.D198]/[.M198]" office:value-type="float" office:value="0.319233104837466" calcext:value-type="float">
            <text:p>0.3192331048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0.0003800793" calcext:value-type="float">
            <text:p>0.0003800793</text:p>
          </table:table-cell>
          <table:table-cell office:value-type="float" office:value="0" calcext:value-type="float">
            <text:p>0</text:p>
          </table:table-cell>
          <table:table-cell office:value-type="float" office:value="-0.00006878" calcext:value-type="float">
            <text:p>-0.00006878</text:p>
          </table:table-cell>
          <table:table-cell office:value-type="float" office:value="0.00034322" calcext:value-type="float">
            <text:p>0.000343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2255765" calcext:value-type="float">
            <text:p>0.0052255765</text:p>
          </table:table-cell>
          <table:table-cell office:value-type="float" office:value="-9.8201462555" calcext:value-type="float">
            <text:p>-9.8201462555</text:p>
          </table:table-cell>
          <table:table-cell office:value-type="float" office:value="-0.1282419264" calcext:value-type="float">
            <text:p>-0.1282419264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[.H199]/[.I199]" office:value-type="float" office:value="-0.000532128174473297" calcext:value-type="float">
            <text:p>-0.0005321282</text:p>
          </table:table-cell>
          <table:table-cell table:formula="of:=[.D199]/[.M199]" office:value-type="float" office:value="0.129254573051086" calcext:value-type="float">
            <text:p>0.1292545731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0.0004476122" calcext:value-type="float">
            <text:p>0.0004476122</text:p>
          </table:table-cell>
          <table:table-cell office:value-type="float" office:value="0" calcext:value-type="float">
            <text:p>0</text:p>
          </table:table-cell>
          <table:table-cell office:value-type="float" office:value="-0.00007211" calcext:value-type="float">
            <text:p>-0.00007211</text:p>
          </table:table-cell>
          <table:table-cell office:value-type="float" office:value="0.00035203" calcext:value-type="float">
            <text:p>0.000352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3588529" calcext:value-type="float">
            <text:p>0.0053588529</text:p>
          </table:table-cell>
          <table:table-cell office:value-type="float" office:value="-9.8185992432" calcext:value-type="float">
            <text:p>-9.8185992432</text:p>
          </table:table-cell>
          <table:table-cell office:value-type="float" office:value="-0.1281877905" calcext:value-type="float">
            <text:p>-0.1281877905</text:p>
          </table:table-cell>
          <table:table-cell office:value-type="float" office:value="199" calcext:value-type="float">
            <text:p>199</text:p>
          </table:table-cell>
          <table:table-cell/>
          <table:table-cell table:formula="of:=[.H200]/[.I200]" office:value-type="float" office:value="-0.000545785887300711" calcext:value-type="float">
            <text:p>-0.0005457859</text:p>
          </table:table-cell>
          <table:table-cell table:formula="of:=[.D200]/[.M200]" office:value-type="float" office:value="0.13212140818927" calcext:value-type="float">
            <text:p>0.1321214082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0.0004117971" calcext:value-type="float">
            <text:p>0.0004117971</text:p>
          </table:table-cell>
          <table:table-cell office:value-type="float" office:value="0" calcext:value-type="float">
            <text:p>0</text:p>
          </table:table-cell>
          <table:table-cell office:value-type="float" office:value="-0.00007211" calcext:value-type="float">
            <text:p>-0.00007211</text:p>
          </table:table-cell>
          <table:table-cell office:value-type="float" office:value="0.00048355" calcext:value-type="float">
            <text:p>0.000483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3620671" calcext:value-type="float">
            <text:p>0.0073620671</text:p>
          </table:table-cell>
          <table:table-cell office:value-type="float" office:value="-9.8201921844" calcext:value-type="float">
            <text:p>-9.8201921844</text:p>
          </table:table-cell>
          <table:table-cell office:value-type="float" office:value="-0.1281141788" calcext:value-type="float">
            <text:p>-0.128114178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H201]/[.I201]" office:value-type="float" office:value="-0.000749686662109843" calcext:value-type="float">
            <text:p>-0.0007496867</text:p>
          </table:table-cell>
          <table:table-cell table:formula="of:=[.D201]/[.M201]" office:value-type="float" office:value="0.0961868519803472" calcext:value-type="float">
            <text:p>0.096186852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0004722895" calcext:value-type="float">
            <text:p>0.0004722895</text:p>
          </table:table-cell>
          <table:table-cell office:value-type="float" office:value="0" calcext:value-type="float">
            <text:p>0</text:p>
          </table:table-cell>
          <table:table-cell office:value-type="float" office:value="-0.00007205" calcext:value-type="float">
            <text:p>-0.00007205</text:p>
          </table:table-cell>
          <table:table-cell office:value-type="float" office:value="0.00013174" calcext:value-type="float">
            <text:p>0.000131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0056681" calcext:value-type="float">
            <text:p>0.0020056681</text:p>
          </table:table-cell>
          <table:table-cell office:value-type="float" office:value="-9.8198221779" calcext:value-type="float">
            <text:p>-9.8198221779</text:p>
          </table:table-cell>
          <table:table-cell office:value-type="float" office:value="-0.1280943155" calcext:value-type="float">
            <text:p>-0.1280943155</text:p>
          </table:table-cell>
          <table:table-cell office:value-type="float" office:value="201" calcext:value-type="float">
            <text:p>201</text:p>
          </table:table-cell>
          <table:table-cell/>
          <table:table-cell table:formula="of:=[.H202]/[.I202]" office:value-type="float" office:value="-0.000204246885907349" calcext:value-type="float">
            <text:p>-0.0002042469</text:p>
          </table:table-cell>
          <table:table-cell table:formula="of:=[.D202]/[.M202]" office:value-type="float" office:value="0.352759356305111" calcext:value-type="float">
            <text:p>0.3527593563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0.0004271969" calcext:value-type="float">
            <text:p>0.0004271969</text:p>
          </table:table-cell>
          <table:table-cell office:value-type="float" office:value="0" calcext:value-type="float">
            <text:p>0</text:p>
          </table:table-cell>
          <table:table-cell office:value-type="float" office:value="-0.00007205" calcext:value-type="float">
            <text:p>-0.00007205</text:p>
          </table:table-cell>
          <table:table-cell office:value-type="float" office:value="0.00020429" calcext:value-type="float">
            <text:p>0.000204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1096209" calcext:value-type="float">
            <text:p>0.0031096209</text:p>
          </table:table-cell>
          <table:table-cell office:value-type="float" office:value="-9.8177322006" calcext:value-type="float">
            <text:p>-9.8177322006</text:p>
          </table:table-cell>
          <table:table-cell office:value-type="float" office:value="-0.1280638278" calcext:value-type="float">
            <text:p>-0.1280638278</text:p>
          </table:table-cell>
          <table:table-cell office:value-type="float" office:value="202" calcext:value-type="float">
            <text:p>202</text:p>
          </table:table-cell>
          <table:table-cell/>
          <table:table-cell table:formula="of:=[.H203]/[.I203]" office:value-type="float" office:value="-0.000316735151913184" calcext:value-type="float">
            <text:p>-0.0003167352</text:p>
          </table:table-cell>
          <table:table-cell table:formula="of:=[.D203]/[.M203]" office:value-type="float" office:value="0.227477119494929" calcext:value-type="float">
            <text:p>0.227477119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.0004548022" calcext:value-type="float">
            <text:p>0.0004548022</text:p>
          </table:table-cell>
          <table:table-cell office:value-type="float" office:value="0" calcext:value-type="float">
            <text:p>0</text:p>
          </table:table-cell>
          <table:table-cell office:value-type="float" office:value="-0.00006948" calcext:value-type="float">
            <text:p>-0.00006948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471781" calcext:value-type="float">
            <text:p>0.000471781</text:p>
          </table:table-cell>
          <table:table-cell office:value-type="float" office:value="-9.8164772224" calcext:value-type="float">
            <text:p>-9.8164772224</text:p>
          </table:table-cell>
          <table:table-cell office:value-type="float" office:value="-0.1280592531" calcext:value-type="float">
            <text:p>-0.1280592531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H204]/[.I204]" office:value-type="float" office:value="-0.0000480601125344083" calcext:value-type="float">
            <text:p>-4.80601125344083E-05</text:p>
          </table:table-cell>
          <table:table-cell table:formula="of:=[.D204]/[.M204]" office:value-type="float" office:value="1.44568949875547" calcext:value-type="float">
            <text:p>1.4456894988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0.000438733" calcext:value-type="float">
            <text:p>0.000438733</text:p>
          </table:table-cell>
          <table:table-cell office:value-type="float" office:value="0" calcext:value-type="float">
            <text:p>0</text:p>
          </table:table-cell>
          <table:table-cell office:value-type="float" office:value="-0.00007416" calcext:value-type="float">
            <text:p>-0.00007416</text:p>
          </table:table-cell>
          <table:table-cell office:value-type="float" office:value="0.00015888" calcext:value-type="float">
            <text:p>0.000158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4182617" calcext:value-type="float">
            <text:p>0.0024182617</text:p>
          </table:table-cell>
          <table:table-cell office:value-type="float" office:value="-9.8174508095" calcext:value-type="float">
            <text:p>-9.8174508095</text:p>
          </table:table-cell>
          <table:table-cell office:value-type="float" office:value="-0.1280359924" calcext:value-type="float">
            <text:p>-0.1280359924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[.H205]/[.I205]" office:value-type="float" office:value="-0.000246322772267922" calcext:value-type="float">
            <text:p>-0.0002463228</text:p>
          </table:table-cell>
          <table:table-cell table:formula="of:=[.D205]/[.M205]" office:value-type="float" office:value="0.301068388103951" calcext:value-type="float">
            <text:p>0.3010683881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.0004161947" calcext:value-type="float">
            <text:p>0.0004161947</text:p>
          </table:table-cell>
          <table:table-cell office:value-type="float" office:value="0" calcext:value-type="float">
            <text:p>0</text:p>
          </table:table-cell>
          <table:table-cell office:value-type="float" office:value="-0.00007416" calcext:value-type="float">
            <text:p>-0.00007416</text:p>
          </table:table-cell>
          <table:table-cell office:value-type="float" office:value="0.00009086" calcext:value-type="float">
            <text:p>0.000090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826358" calcext:value-type="float">
            <text:p>0.0013826358</text:p>
          </table:table-cell>
          <table:table-cell office:value-type="float" office:value="-9.8149679184" calcext:value-type="float">
            <text:p>-9.8149679184</text:p>
          </table:table-cell>
          <table:table-cell office:value-type="float" office:value="-0.1280228347" calcext:value-type="float">
            <text:p>-0.1280228347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H206]/[.I206]" office:value-type="float" office:value="-0.000140870129326453" calcext:value-type="float">
            <text:p>-0.0001408701</text:p>
          </table:table-cell>
          <table:table-cell table:formula="of:=[.D206]/[.M206]" office:value-type="float" office:value="0.526442336317738" calcext:value-type="float">
            <text:p>0.5264423363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0.000495189" calcext:value-type="float">
            <text:p>0.000495189</text:p>
          </table:table-cell>
          <table:table-cell office:value-type="float" office:value="0" calcext:value-type="float">
            <text:p>0</text:p>
          </table:table-cell>
          <table:table-cell office:value-type="float" office:value="-0.00006901" calcext:value-type="float">
            <text:p>-0.00006901</text:p>
          </table:table-cell>
          <table:table-cell office:value-type="float" office:value="0.00006428" calcext:value-type="float">
            <text:p>0.000064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9779748" calcext:value-type="float">
            <text:p>0.0009779748</text:p>
          </table:table-cell>
          <table:table-cell office:value-type="float" office:value="-9.8132435036" calcext:value-type="float">
            <text:p>-9.8132435036</text:p>
          </table:table-cell>
          <table:table-cell office:value-type="float" office:value="-0.1280136108" calcext:value-type="float">
            <text:p>-0.1280136108</text:p>
          </table:table-cell>
          <table:table-cell office:value-type="float" office:value="206" calcext:value-type="float">
            <text:p>206</text:p>
          </table:table-cell>
          <table:table-cell/>
          <table:table-cell table:formula="of:=[.H207]/[.I207]" office:value-type="float" office:value="-0.0000996586704122066" calcext:value-type="float">
            <text:p>-9.96586704122066E-05</text:p>
          </table:table-cell>
          <table:table-cell table:formula="of:=[.D207]/[.M207]" office:value-type="float" office:value="0.692463583093794" calcext:value-type="float">
            <text:p>0.6924635831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0004325044" calcext:value-type="float">
            <text:p>0.0004325044</text:p>
          </table:table-cell>
          <table:table-cell office:value-type="float" office:value="0" calcext:value-type="float">
            <text:p>0</text:p>
          </table:table-cell>
          <table:table-cell office:value-type="float" office:value="-0.00007117" calcext:value-type="float">
            <text:p>-0.00007117</text:p>
          </table:table-cell>
          <table:table-cell office:value-type="float" office:value="0.00007662" calcext:value-type="float">
            <text:p>0.000076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1657738" calcext:value-type="float">
            <text:p>0.0011657738</text:p>
          </table:table-cell>
          <table:table-cell office:value-type="float" office:value="-9.8131389427" calcext:value-type="float">
            <text:p>-9.8131389427</text:p>
          </table:table-cell>
          <table:table-cell office:value-type="float" office:value="-0.1280027181" calcext:value-type="float">
            <text:p>-0.1280027181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H208]/[.I208]" office:value-type="float" office:value="-0.000118797237744934" calcext:value-type="float">
            <text:p>-0.0001187972</text:p>
          </table:table-cell>
          <table:table-cell table:formula="of:=[.D208]/[.M208]" office:value-type="float" office:value="0.599088003652131" calcext:value-type="float">
            <text:p>0.5990880037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0.0004092554" calcext:value-type="float">
            <text:p>0.0004092554</text:p>
          </table:table-cell>
          <table:table-cell office:value-type="float" office:value="0" calcext:value-type="float">
            <text:p>0</text:p>
          </table:table-cell>
          <table:table-cell office:value-type="float" office:value="-0.00007117" calcext:value-type="float">
            <text:p>-0.00007117</text:p>
          </table:table-cell>
          <table:table-cell office:value-type="float" office:value="0.00022862" calcext:value-type="float">
            <text:p>0.000228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4797817" calcext:value-type="float">
            <text:p>0.0034797817</text:p>
          </table:table-cell>
          <table:table-cell office:value-type="float" office:value="-9.8173178864" calcext:value-type="float">
            <text:p>-9.8173178864</text:p>
          </table:table-cell>
          <table:table-cell office:value-type="float" office:value="-0.1279704869" calcext:value-type="float">
            <text:p>-0.1279704869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H209]/[.I209]" office:value-type="float" office:value="-0.000354453399621557" calcext:value-type="float">
            <text:p>-0.0003544534</text:p>
          </table:table-cell>
          <table:table-cell table:formula="of:=[.D209]/[.M209]" office:value-type="float" office:value="0.200788030460384" calcext:value-type="float">
            <text:p>0.2007880305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0004651615" calcext:value-type="float">
            <text:p>0.0004651615</text:p>
          </table:table-cell>
          <table:table-cell office:value-type="float" office:value="0" calcext:value-type="float">
            <text:p>0</text:p>
          </table:table-cell>
          <table:table-cell office:value-type="float" office:value="-0.00006953" calcext:value-type="float">
            <text:p>-0.00006953</text:p>
          </table:table-cell>
          <table:table-cell office:value-type="float" office:value="0.00023394" calcext:value-type="float">
            <text:p>0.000233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5610321" calcext:value-type="float">
            <text:p>0.0035610321</text:p>
          </table:table-cell>
          <table:table-cell office:value-type="float" office:value="-9.8183678627" calcext:value-type="float">
            <text:p>-9.8183678627</text:p>
          </table:table-cell>
          <table:table-cell office:value-type="float" office:value="-0.1279378235" calcext:value-type="float">
            <text:p>-0.1279378235</text:p>
          </table:table-cell>
          <table:table-cell office:value-type="float" office:value="209" calcext:value-type="float">
            <text:p>209</text:p>
          </table:table-cell>
          <table:table-cell/>
          <table:table-cell table:formula="of:=[.H210]/[.I210]" office:value-type="float" office:value="-0.000362690841267862" calcext:value-type="float">
            <text:p>-0.0003626908</text:p>
          </table:table-cell>
          <table:table-cell table:formula="of:=[.D210]/[.M210]" office:value-type="float" office:value="0.19170597128106" calcext:value-type="float">
            <text:p>0.1917059713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0004219427" calcext:value-type="float">
            <text:p>0.0004219427</text:p>
          </table:table-cell>
          <table:table-cell office:value-type="float" office:value="0" calcext:value-type="float">
            <text:p>0</text:p>
          </table:table-cell>
          <table:table-cell office:value-type="float" office:value="-0.00006953" calcext:value-type="float">
            <text:p>-0.00006953</text:p>
          </table:table-cell>
          <table:table-cell office:value-type="float" office:value="0.00003715" calcext:value-type="float">
            <text:p>0.000037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565436" calcext:value-type="float">
            <text:p>0.000565436</text:p>
          </table:table-cell>
          <table:table-cell office:value-type="float" office:value="-9.8166011429" calcext:value-type="float">
            <text:p>-9.8166011429</text:p>
          </table:table-cell>
          <table:table-cell office:value-type="float" office:value="-0.1279326826" calcext:value-type="float">
            <text:p>-0.1279326826</text:p>
          </table:table-cell>
          <table:table-cell office:value-type="float" office:value="210" calcext:value-type="float">
            <text:p>210</text:p>
          </table:table-cell>
          <table:table-cell/>
          <table:table-cell table:formula="of:=[.H211]/[.I211]" office:value-type="float" office:value="-0.0000575999769949867" calcext:value-type="float">
            <text:p>-0.0000576</text:p>
          </table:table-cell>
          <table:table-cell table:formula="of:=[.D211]/[.M211]" office:value-type="float" office:value="1.20711853766976" calcext:value-type="float">
            <text:p>1.2071185377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0004293157" calcext:value-type="float">
            <text:p>0.0004293157</text:p>
          </table:table-cell>
          <table:table-cell office:value-type="float" office:value="0" calcext:value-type="float">
            <text:p>0</text:p>
          </table:table-cell>
          <table:table-cell office:value-type="float" office:value="-0.00006438" calcext:value-type="float">
            <text:p>-0.00006438</text:p>
          </table:table-cell>
          <table:table-cell office:value-type="float" office:value="0.0000987" calcext:value-type="float">
            <text:p>0.00009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5022342" calcext:value-type="float">
            <text:p>0.0015022342</text:p>
          </table:table-cell>
          <table:table-cell office:value-type="float" office:value="-9.8169726181" calcext:value-type="float">
            <text:p>-9.8169726181</text:p>
          </table:table-cell>
          <table:table-cell office:value-type="float" office:value="-0.1279191524" calcext:value-type="float">
            <text:p>-0.1279191524</text:p>
          </table:table-cell>
          <table:table-cell office:value-type="float" office:value="211" calcext:value-type="float">
            <text:p>211</text:p>
          </table:table-cell>
          <table:table-cell/>
          <table:table-cell table:formula="of:=[.H212]/[.I212]" office:value-type="float" office:value="-0.000153024181531307" calcext:value-type="float">
            <text:p>-0.0001530242</text:p>
          </table:table-cell>
          <table:table-cell table:formula="of:=[.D212]/[.M212]" office:value-type="float" office:value="0.420717819600484" calcext:value-type="float">
            <text:p>0.4207178196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0.000429913" calcext:value-type="float">
            <text:p>0.000429913</text:p>
          </table:table-cell>
          <table:table-cell office:value-type="float" office:value="0" calcext:value-type="float">
            <text:p>0</text:p>
          </table:table-cell>
          <table:table-cell office:value-type="float" office:value="-0.00006403" calcext:value-type="float">
            <text:p>-0.00006403</text:p>
          </table:table-cell>
          <table:table-cell office:value-type="float" office:value="-0.00013389" calcext:value-type="float">
            <text:p>-0.000133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0377107" calcext:value-type="float">
            <text:p>-0.0020377107</text:p>
          </table:table-cell>
          <table:table-cell office:value-type="float" office:value="-9.8166120529" calcext:value-type="float">
            <text:p>-9.8166120529</text:p>
          </table:table-cell>
          <table:table-cell office:value-type="float" office:value="-0.1279373467" calcext:value-type="float">
            <text:p>-0.1279373467</text:p>
          </table:table-cell>
          <table:table-cell office:value-type="float" office:value="212" calcext:value-type="float">
            <text:p>212</text:p>
          </table:table-cell>
          <table:table-cell/>
          <table:table-cell table:formula="of:=[.H213]/[.I213]" office:value-type="float" office:value="0.000207577796598168" calcext:value-type="float">
            <text:p>0.0002075778</text:p>
          </table:table-cell>
          <table:table-cell table:formula="of:=[.D213]/[.M213]" office:value-type="float" office:value="-0.308462663393379" calcext:value-type="float">
            <text:p>-0.3084626634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.0003648569" calcext:value-type="float">
            <text:p>0.0003648569</text:p>
          </table:table-cell>
          <table:table-cell office:value-type="float" office:value="0" calcext:value-type="float">
            <text:p>0</text:p>
          </table:table-cell>
          <table:table-cell office:value-type="float" office:value="-0.00006403" calcext:value-type="float">
            <text:p>-0.00006403</text:p>
          </table:table-cell>
          <table:table-cell office:value-type="float" office:value="-0.00023914" calcext:value-type="float">
            <text:p>-0.000239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6396757" calcext:value-type="float">
            <text:p>-0.0036396757</text:p>
          </table:table-cell>
          <table:table-cell office:value-type="float" office:value="-9.8168382263" calcext:value-type="float">
            <text:p>-9.8168382263</text:p>
          </table:table-cell>
          <table:table-cell office:value-type="float" office:value="-0.127969563" calcext:value-type="float">
            <text:p>-0.127969563</text:p>
          </table:table-cell>
          <table:table-cell office:value-type="float" office:value="213" calcext:value-type="float">
            <text:p>213</text:p>
          </table:table-cell>
          <table:table-cell/>
          <table:table-cell table:formula="of:=[.H214]/[.I214]" office:value-type="float" office:value="0.000370758447485572" calcext:value-type="float">
            <text:p>0.0003707584</text:p>
          </table:table-cell>
          <table:table-cell table:formula="of:=[.D214]/[.M214]" office:value-type="float" office:value="-0.172700043476398" calcext:value-type="float">
            <text:p>-0.1727000435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0.0004149016" calcext:value-type="float">
            <text:p>0.0004149016</text:p>
          </table:table-cell>
          <table:table-cell office:value-type="float" office:value="0" calcext:value-type="float">
            <text:p>0</text:p>
          </table:table-cell>
          <table:table-cell office:value-type="float" office:value="-0.00005851" calcext:value-type="float">
            <text:p>-0.00005851</text:p>
          </table:table-cell>
          <table:table-cell office:value-type="float" office:value="-0.00027454" calcext:value-type="float">
            <text:p>-0.000274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1784297" calcext:value-type="float">
            <text:p>-0.0041784297</text:p>
          </table:table-cell>
          <table:table-cell office:value-type="float" office:value="-9.8167514801" calcext:value-type="float">
            <text:p>-9.8167514801</text:p>
          </table:table-cell>
          <table:table-cell office:value-type="float" office:value="-0.1280062199" calcext:value-type="float">
            <text:p>-0.1280062199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H215]/[.I215]" office:value-type="float" office:value="0.000425642811521743" calcext:value-type="float">
            <text:p>0.0004256428</text:p>
          </table:table-cell>
          <table:table-cell table:formula="of:=[.D215]/[.M215]" office:value-type="float" office:value="-0.137462676253869" calcext:value-type="float">
            <text:p>-0.1374626763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.0003831528" calcext:value-type="float">
            <text:p>0.0003831528</text:p>
          </table:table-cell>
          <table:table-cell office:value-type="float" office:value="0" calcext:value-type="float">
            <text:p>0</text:p>
          </table:table-cell>
          <table:table-cell office:value-type="float" office:value="-0.00005851" calcext:value-type="float">
            <text:p>-0.00005851</text:p>
          </table:table-cell>
          <table:table-cell office:value-type="float" office:value="-0.00056035" calcext:value-type="float">
            <text:p>-0.000560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5277309" calcext:value-type="float">
            <text:p>-0.0085277309</text:p>
          </table:table-cell>
          <table:table-cell office:value-type="float" office:value="-9.8159744263" calcext:value-type="float">
            <text:p>-9.8159744263</text:p>
          </table:table-cell>
          <table:table-cell office:value-type="float" office:value="-0.128080368" calcext:value-type="float">
            <text:p>-0.128080368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[.H216]/[.I216]" office:value-type="float" office:value="0.000868760505034691" calcext:value-type="float">
            <text:p>0.0008687605</text:p>
          </table:table-cell>
          <table:table-cell table:formula="of:=[.D216]/[.M216]" office:value-type="float" office:value="-0.0673488258972634" calcext:value-type="float">
            <text:p>-0.0673488259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0.0003339539" calcext:value-type="float">
            <text:p>0.0003339539</text:p>
          </table:table-cell>
          <table:table-cell office:value-type="float" office:value="0" calcext:value-type="float">
            <text:p>0</text:p>
          </table:table-cell>
          <table:table-cell office:value-type="float" office:value="-0.00005851" calcext:value-type="float">
            <text:p>-0.00005851</text:p>
          </table:table-cell>
          <table:table-cell office:value-type="float" office:value="-0.00059399" calcext:value-type="float">
            <text:p>-0.000593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378258" calcext:value-type="float">
            <text:p>-0.0090378258</text:p>
          </table:table-cell>
          <table:table-cell office:value-type="float" office:value="-9.813964386" calcext:value-type="float">
            <text:p>-9.813964386</text:p>
          </table:table-cell>
          <table:table-cell office:value-type="float" office:value="-0.1281582862" calcext:value-type="float">
            <text:p>-0.1281582862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H217]/[.I217]" office:value-type="float" office:value="0.000920914876448177" calcext:value-type="float">
            <text:p>0.0009209149</text:p>
          </table:table-cell>
          <table:table-cell table:formula="of:=[.D217]/[.M217]" office:value-type="float" office:value="-0.063534645271085" calcext:value-type="float">
            <text:p>-0.0635346453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.0003801754" calcext:value-type="float">
            <text:p>0.0003801754</text:p>
          </table:table-cell>
          <table:table-cell office:value-type="float" office:value="0" calcext:value-type="float">
            <text:p>0</text:p>
          </table:table-cell>
          <table:table-cell office:value-type="float" office:value="-0.00005593" calcext:value-type="float">
            <text:p>-0.00005593</text:p>
          </table:table-cell>
          <table:table-cell office:value-type="float" office:value="-0.00045622" calcext:value-type="float">
            <text:p>-0.0004562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9422901" calcext:value-type="float">
            <text:p>-0.0069422901</text:p>
          </table:table-cell>
          <table:table-cell office:value-type="float" office:value="-9.8149257851" calcext:value-type="float">
            <text:p>-9.8149257851</text:p>
          </table:table-cell>
          <table:table-cell office:value-type="float" office:value="-0.1282176226" calcext:value-type="float">
            <text:p>-0.1282176226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H218]/[.I218]" office:value-type="float" office:value="0.000707319673322346" calcext:value-type="float">
            <text:p>0.0007073197</text:p>
          </table:table-cell>
          <table:table-cell table:formula="of:=[.D218]/[.M218]" office:value-type="float" office:value="-0.079073157596892" calcext:value-type="float">
            <text:p>-0.0790731576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0.0003491446" calcext:value-type="float">
            <text:p>0.0003491446</text:p>
          </table:table-cell>
          <table:table-cell office:value-type="float" office:value="0" calcext:value-type="float">
            <text:p>0</text:p>
          </table:table-cell>
          <table:table-cell office:value-type="float" office:value="-0.00005593" calcext:value-type="float">
            <text:p>-0.00005593</text:p>
          </table:table-cell>
          <table:table-cell office:value-type="float" office:value="-0.00035568" calcext:value-type="float">
            <text:p>-0.000355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4140816" calcext:value-type="float">
            <text:p>-0.0054140816</text:p>
          </table:table-cell>
          <table:table-cell office:value-type="float" office:value="-9.8179627419" calcext:value-type="float">
            <text:p>-9.8179627419</text:p>
          </table:table-cell>
          <table:table-cell office:value-type="float" office:value="-0.1282635033" calcext:value-type="float">
            <text:p>-0.1282635033</text:p>
          </table:table-cell>
          <table:table-cell office:value-type="float" office:value="218" calcext:value-type="float">
            <text:p>218</text:p>
          </table:table-cell>
          <table:table-cell/>
          <table:table-cell table:formula="of:=[.H219]/[.I219]" office:value-type="float" office:value="0.000551446541642941" calcext:value-type="float">
            <text:p>0.0005514465</text:p>
          </table:table-cell>
          <table:table-cell table:formula="of:=[.D219]/[.M219]" office:value-type="float" office:value="-0.101424155881667" calcext:value-type="float">
            <text:p>-0.1014241559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.0003362144" calcext:value-type="float">
            <text:p>0.0003362144</text:p>
          </table:table-cell>
          <table:table-cell office:value-type="float" office:value="0" calcext:value-type="float">
            <text:p>0</text:p>
          </table:table-cell>
          <table:table-cell office:value-type="float" office:value="-0.00005299" calcext:value-type="float">
            <text:p>-0.00005299</text:p>
          </table:table-cell>
          <table:table-cell office:value-type="float" office:value="-0.0002013" calcext:value-type="float">
            <text:p>-0.00020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0645058" calcext:value-type="float">
            <text:p>-0.0030645058</text:p>
          </table:table-cell>
          <table:table-cell office:value-type="float" office:value="-9.8190634727" calcext:value-type="float">
            <text:p>-9.8190634727</text:p>
          </table:table-cell>
          <table:table-cell office:value-type="float" office:value="-0.1282892525" calcext:value-type="float">
            <text:p>-0.1282892525</text:p>
          </table:table-cell>
          <table:table-cell office:value-type="float" office:value="219" calcext:value-type="float">
            <text:p>219</text:p>
          </table:table-cell>
          <table:table-cell/>
          <table:table-cell table:formula="of:=[.H220]/[.I220]" office:value-type="float" office:value="0.000312097564958233" calcext:value-type="float">
            <text:p>0.0003120976</text:p>
          </table:table-cell>
          <table:table-cell table:formula="of:=[.D220]/[.M220]" office:value-type="float" office:value="-0.169786649912156" calcext:value-type="float">
            <text:p>-0.1697866499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0.00035192" calcext:value-type="float">
            <text:p>0.00035192</text:p>
          </table:table-cell>
          <table:table-cell office:value-type="float" office:value="0" calcext:value-type="float">
            <text:p>0</text:p>
          </table:table-cell>
          <table:table-cell office:value-type="float" office:value="-0.00005299" calcext:value-type="float">
            <text:p>-0.00005299</text:p>
          </table:table-cell>
          <table:table-cell office:value-type="float" office:value="-0.00041002" calcext:value-type="float">
            <text:p>-0.000410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2402132" calcext:value-type="float">
            <text:p>-0.0062402132</text:p>
          </table:table-cell>
          <table:table-cell office:value-type="float" office:value="-9.8164303589" calcext:value-type="float">
            <text:p>-9.8164303589</text:p>
          </table:table-cell>
          <table:table-cell office:value-type="float" office:value="-0.1283412427" calcext:value-type="float">
            <text:p>-0.1283412427</text:p>
          </table:table-cell>
          <table:table-cell office:value-type="float" office:value="220" calcext:value-type="float">
            <text:p>220</text:p>
          </table:table-cell>
          <table:table-cell/>
          <table:table-cell table:formula="of:=[.H221]/[.I221]" office:value-type="float" office:value="0.000635690670829479" calcext:value-type="float">
            <text:p>0.0006356907</text:p>
          </table:table-cell>
          <table:table-cell table:formula="of:=[.D221]/[.M221]" office:value-type="float" office:value="-0.0833581526858908" calcext:value-type="float">
            <text:p>-0.0833581527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0.0003045226" calcext:value-type="float">
            <text:p>0.0003045226</text:p>
          </table:table-cell>
          <table:table-cell office:value-type="float" office:value="0" calcext:value-type="float">
            <text:p>0</text:p>
          </table:table-cell>
          <table:table-cell office:value-type="float" office:value="-0.00005299" calcext:value-type="float">
            <text:p>-0.00005299</text:p>
          </table:table-cell>
          <table:table-cell office:value-type="float" office:value="-0.00028174" calcext:value-type="float">
            <text:p>-0.000281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87962" calcext:value-type="float">
            <text:p>-0.004287962</text:p>
          </table:table-cell>
          <table:table-cell office:value-type="float" office:value="-9.816538353" calcext:value-type="float">
            <text:p>-9.816538353</text:p>
          </table:table-cell>
          <table:table-cell office:value-type="float" office:value="-0.1283766925" calcext:value-type="float">
            <text:p>-0.1283766925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[.H222]/[.I222]" office:value-type="float" office:value="0.000436809987982125" calcext:value-type="float">
            <text:p>0.00043681</text:p>
          </table:table-cell>
          <table:table-cell table:formula="of:=[.D222]/[.M222]" office:value-type="float" office:value="-0.121311328627789" calcext:value-type="float">
            <text:p>-0.1213113286</text:p>
          </table:table-cell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0.0003417917" calcext:value-type="float">
            <text:p>0.0003417917</text:p>
          </table:table-cell>
          <table:table-cell office:value-type="float" office:value="0" calcext:value-type="float">
            <text:p>0</text:p>
          </table:table-cell>
          <table:table-cell office:value-type="float" office:value="-0.00005164" calcext:value-type="float">
            <text:p>-0.00005164</text:p>
          </table:table-cell>
          <table:table-cell office:value-type="float" office:value="-0.00028065" calcext:value-type="float">
            <text:p>-0.000280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70302" calcext:value-type="float">
            <text:p>-0.004270302</text:p>
          </table:table-cell>
          <table:table-cell office:value-type="float" office:value="-9.8141333961" calcext:value-type="float">
            <text:p>-9.8141333961</text:p>
          </table:table-cell>
          <table:table-cell office:value-type="float" office:value="-0.1284116954" calcext:value-type="float">
            <text:p>-0.128411695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H223]/[.I223]" office:value-type="float" office:value="0.000435117582740108" calcext:value-type="float">
            <text:p>0.0004351176</text:p>
          </table:table-cell>
          <table:table-cell table:formula="of:=[.D223]/[.M223]" office:value-type="float" office:value="-0.118680563710624" calcext:value-type="float">
            <text:p>-0.1186805637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000317983" calcext:value-type="float">
            <text:p>0.000317983</text:p>
          </table:table-cell>
          <table:table-cell office:value-type="float" office:value="0" calcext:value-type="float">
            <text:p>0</text:p>
          </table:table-cell>
          <table:table-cell office:value-type="float" office:value="-0.00005164" calcext:value-type="float">
            <text:p>-0.00005164</text:p>
          </table:table-cell>
          <table:table-cell office:value-type="float" office:value="-0.00022292" calcext:value-type="float">
            <text:p>-0.000222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918509" calcext:value-type="float">
            <text:p>-0.0033918509</text:p>
          </table:table-cell>
          <table:table-cell office:value-type="float" office:value="-9.8142204857" calcext:value-type="float">
            <text:p>-9.8142204857</text:p>
          </table:table-cell>
          <table:table-cell office:value-type="float" office:value="-0.1284392625" calcext:value-type="float">
            <text:p>-0.1284392625</text:p>
          </table:table-cell>
          <table:table-cell office:value-type="float" office:value="223" calcext:value-type="float">
            <text:p>223</text:p>
          </table:table-cell>
          <table:table-cell/>
          <table:table-cell table:formula="of:=[.H224]/[.I224]" office:value-type="float" office:value="0.000345605736588266" calcext:value-type="float">
            <text:p>0.0003456057</text:p>
          </table:table-cell>
          <table:table-cell table:formula="of:=[.D224]/[.M224]" office:value-type="float" office:value="-0.149418816104667" calcext:value-type="float">
            <text:p>-0.1494188161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0.0003155503" calcext:value-type="float">
            <text:p>0.0003155503</text:p>
          </table:table-cell>
          <table:table-cell office:value-type="float" office:value="0" calcext:value-type="float">
            <text:p>0</text:p>
          </table:table-cell>
          <table:table-cell office:value-type="float" office:value="-0.00005201" calcext:value-type="float">
            <text:p>-0.00005201</text:p>
          </table:table-cell>
          <table:table-cell office:value-type="float" office:value="-0.00029591" calcext:value-type="float">
            <text:p>-0.000295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5016381" calcext:value-type="float">
            <text:p>-0.0045016381</text:p>
          </table:table-cell>
          <table:table-cell office:value-type="float" office:value="-9.8121629333" calcext:value-type="float">
            <text:p>-9.8121629333</text:p>
          </table:table-cell>
          <table:table-cell office:value-type="float" office:value="-0.1284755766" calcext:value-type="float">
            <text:p>-0.1284755766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H225]/[.I225]" office:value-type="float" office:value="0.000458781425726491" calcext:value-type="float">
            <text:p>0.0004587814</text:p>
          </table:table-cell>
          <table:table-cell table:formula="of:=[.D225]/[.M225]" office:value-type="float" office:value="-0.113365531129864" calcext:value-type="float">
            <text:p>-0.1133655311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0003213235" calcext:value-type="float">
            <text:p>0.0003213235</text:p>
          </table:table-cell>
          <table:table-cell office:value-type="float" office:value="0" calcext:value-type="float">
            <text:p>0</text:p>
          </table:table-cell>
          <table:table-cell office:value-type="float" office:value="-0.00005201" calcext:value-type="float">
            <text:p>-0.00005201</text:p>
          </table:table-cell>
          <table:table-cell office:value-type="float" office:value="-0.00056435" calcext:value-type="float">
            <text:p>-0.000564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5821384" calcext:value-type="float">
            <text:p>-0.0085821384</text:p>
          </table:table-cell>
          <table:table-cell office:value-type="float" office:value="-9.8086361504" calcext:value-type="float">
            <text:p>-9.8086361504</text:p>
          </table:table-cell>
          <table:table-cell office:value-type="float" office:value="-0.1285442263" calcext:value-type="float">
            <text:p>-0.1285442263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H226]/[.I226]" office:value-type="float" office:value="0.000874957360881412" calcext:value-type="float">
            <text:p>0.0008749574</text:p>
          </table:table-cell>
          <table:table-cell table:formula="of:=[.D226]/[.M226]" office:value-type="float" office:value="-0.059442896677395" calcext:value-type="float">
            <text:p>-0.0594428967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0.0003214111" calcext:value-type="float">
            <text:p>0.0003214111</text:p>
          </table:table-cell>
          <table:table-cell office:value-type="float" office:value="0" calcext:value-type="float">
            <text:p>0</text:p>
          </table:table-cell>
          <table:table-cell office:value-type="float" office:value="-0.00005201" calcext:value-type="float">
            <text:p>-0.00005201</text:p>
          </table:table-cell>
          <table:table-cell office:value-type="float" office:value="-0.00040274" calcext:value-type="float">
            <text:p>-0.000402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1254369" calcext:value-type="float">
            <text:p>-0.0061254369</text:p>
          </table:table-cell>
          <table:table-cell office:value-type="float" office:value="-9.8100802422" calcext:value-type="float">
            <text:p>-9.8100802422</text:p>
          </table:table-cell>
          <table:table-cell office:value-type="float" office:value="-0.1285928488" calcext:value-type="float">
            <text:p>-0.1285928488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H227]/[.I227]" office:value-type="float" office:value="0.00062440232381079" calcext:value-type="float">
            <text:p>0.0006244023</text:p>
          </table:table-cell>
          <table:table-cell table:formula="of:=[.D227]/[.M227]" office:value-type="float" office:value="-0.0832956541266178" calcext:value-type="float">
            <text:p>-0.0832956541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0003204323" calcext:value-type="float">
            <text:p>0.0003204323</text:p>
          </table:table-cell>
          <table:table-cell office:value-type="float" office:value="0" calcext:value-type="float">
            <text:p>0</text:p>
          </table:table-cell>
          <table:table-cell office:value-type="float" office:value="-0.00005207" calcext:value-type="float">
            <text:p>-0.00005207</text:p>
          </table:table-cell>
          <table:table-cell office:value-type="float" office:value="-0.00028564" calcext:value-type="float">
            <text:p>-0.000285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453116" calcext:value-type="float">
            <text:p>-0.0043453116</text:p>
          </table:table-cell>
          <table:table-cell office:value-type="float" office:value="-9.8120150757" calcext:value-type="float">
            <text:p>-9.8120150757</text:p>
          </table:table-cell>
          <table:table-cell office:value-type="float" office:value="-0.1286270618" calcext:value-type="float">
            <text:p>-0.1286270618</text:p>
          </table:table-cell>
          <table:table-cell office:value-type="float" office:value="227" calcext:value-type="float">
            <text:p>227</text:p>
          </table:table-cell>
          <table:table-cell/>
          <table:table-cell table:formula="of:=[.H228]/[.I228]" office:value-type="float" office:value="0.000442856188711064" calcext:value-type="float">
            <text:p>0.0004428562</text:p>
          </table:table-cell>
          <table:table-cell table:formula="of:=[.D228]/[.M228]" office:value-type="float" office:value="-0.117577672678686" calcext:value-type="float">
            <text:p>-0.1175776727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0.0003212391" calcext:value-type="float">
            <text:p>0.0003212391</text:p>
          </table:table-cell>
          <table:table-cell office:value-type="float" office:value="0" calcext:value-type="float">
            <text:p>0</text:p>
          </table:table-cell>
          <table:table-cell office:value-type="float" office:value="-0.00005207" calcext:value-type="float">
            <text:p>-0.00005207</text:p>
          </table:table-cell>
          <table:table-cell office:value-type="float" office:value="-0.00038253" calcext:value-type="float">
            <text:p>-0.000382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8196542" calcext:value-type="float">
            <text:p>-0.0058196542</text:p>
          </table:table-cell>
          <table:table-cell office:value-type="float" office:value="-9.8127127075" calcext:value-type="float">
            <text:p>-9.8127127075</text:p>
          </table:table-cell>
          <table:table-cell office:value-type="float" office:value="-0.1286725402" calcext:value-type="float">
            <text:p>-0.1286725402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H229]/[.I229]" office:value-type="float" office:value="0.000593072922185111" calcext:value-type="float">
            <text:p>0.0005930729</text:p>
          </table:table-cell>
          <table:table-cell table:formula="of:=[.D229]/[.M229]" office:value-type="float" office:value="-0.0877969606303283" calcext:value-type="float">
            <text:p>-0.0877969606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.0003214443" calcext:value-type="float">
            <text:p>0.0003214443</text:p>
          </table:table-cell>
          <table:table-cell office:value-type="float" office:value="0" calcext:value-type="float">
            <text:p>0</text:p>
          </table:table-cell>
          <table:table-cell office:value-type="float" office:value="-0.00005244" calcext:value-type="float">
            <text:p>-0.00005244</text:p>
          </table:table-cell>
          <table:table-cell office:value-type="float" office:value="-0.00029101" calcext:value-type="float">
            <text:p>-0.000291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4272787" calcext:value-type="float">
            <text:p>-0.0044272787</text:p>
          </table:table-cell>
          <table:table-cell office:value-type="float" office:value="-9.8126769447" calcext:value-type="float">
            <text:p>-9.8126769447</text:p>
          </table:table-cell>
          <table:table-cell office:value-type="float" office:value="-0.1287068576" calcext:value-type="float">
            <text:p>-0.1287068576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H230]/[.I230]" office:value-type="float" office:value="0.000451179502285689" calcext:value-type="float">
            <text:p>0.0004511795</text:p>
          </table:table-cell>
          <table:table-cell table:formula="of:=[.D230]/[.M230]" office:value-type="float" office:value="-0.116228684446739" calcext:value-type="float">
            <text:p>-0.1162286844</text:p>
          </table:table-cell>
        </table:table-row>
        <table:table-row table:style-name="ro1">
          <table:table-cell office:value-type="float" office:value="11.43" calcext:value-type="float">
            <text:p>11.43</text:p>
          </table:table-cell>
          <table:table-cell office:value-type="float" office:value="0.0003211457" calcext:value-type="float">
            <text:p>0.0003211457</text:p>
          </table:table-cell>
          <table:table-cell office:value-type="float" office:value="0" calcext:value-type="float">
            <text:p>0</text:p>
          </table:table-cell>
          <table:table-cell office:value-type="float" office:value="-0.00005244" calcext:value-type="float">
            <text:p>-0.00005244</text:p>
          </table:table-cell>
          <table:table-cell office:value-type="float" office:value="-0.00016592" calcext:value-type="float">
            <text:p>-0.000165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5239703" calcext:value-type="float">
            <text:p>-0.0025239703</text:p>
          </table:table-cell>
          <table:table-cell office:value-type="float" office:value="-9.8115690041" calcext:value-type="float">
            <text:p>-9.8115690041</text:p>
          </table:table-cell>
          <table:table-cell office:value-type="float" office:value="-0.1287262738" calcext:value-type="float">
            <text:p>-0.128726273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H231]/[.I231]" office:value-type="float" office:value="0.000257244310155216" calcext:value-type="float">
            <text:p>0.0002572443</text:p>
          </table:table-cell>
          <table:table-cell table:formula="of:=[.D231]/[.M231]" office:value-type="float" office:value="-0.203852905311526" calcext:value-type="float">
            <text:p>-0.2038529053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.0003259095" calcext:value-type="float">
            <text:p>0.0003259095</text:p>
          </table:table-cell>
          <table:table-cell office:value-type="float" office:value="0" calcext:value-type="float">
            <text:p>0</text:p>
          </table:table-cell>
          <table:table-cell office:value-type="float" office:value="-0.00005244" calcext:value-type="float">
            <text:p>-0.00005244</text:p>
          </table:table-cell>
          <table:table-cell office:value-type="float" office:value="-0.00008152" calcext:value-type="float">
            <text:p>-0.000081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399718" calcext:value-type="float">
            <text:p>-0.0012399718</text:p>
          </table:table-cell>
          <table:table-cell office:value-type="float" office:value="-9.8103963661" calcext:value-type="float">
            <text:p>-9.8103963661</text:p>
          </table:table-cell>
          <table:table-cell office:value-type="float" office:value="-0.1287357509" calcext:value-type="float">
            <text:p>-0.1287357509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H232]/[.I232]" office:value-type="float" office:value="0.000126393649525186" calcext:value-type="float">
            <text:p>0.0001263936</text:p>
          </table:table-cell>
          <table:table-cell table:formula="of:=[.D232]/[.M232]" office:value-type="float" office:value="-0.414894262464908" calcext:value-type="float">
            <text:p>-0.4148942625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0.000321963" calcext:value-type="float">
            <text:p>0.000321963</text:p>
          </table:table-cell>
          <table:table-cell office:value-type="float" office:value="0" calcext:value-type="float">
            <text:p>0</text:p>
          </table:table-cell>
          <table:table-cell office:value-type="float" office:value="-0.00005619" calcext:value-type="float">
            <text:p>-0.00005619</text:p>
          </table:table-cell>
          <table:table-cell office:value-type="float" office:value="-0.00056918" calcext:value-type="float">
            <text:p>-0.000569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6556319" calcext:value-type="float">
            <text:p>-0.0086556319</text:p>
          </table:table-cell>
          <table:table-cell office:value-type="float" office:value="-9.8087081146" calcext:value-type="float">
            <text:p>-9.8087081146</text:p>
          </table:table-cell>
          <table:table-cell office:value-type="float" office:value="-0.128801316" calcext:value-type="float">
            <text:p>-0.128801316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H233]/[.I233]" office:value-type="float" office:value="0.000882443620390368" calcext:value-type="float">
            <text:p>0.0008824436</text:p>
          </table:table-cell>
          <table:table-cell table:formula="of:=[.D233]/[.M233]" office:value-type="float" office:value="-0.0636754560876571" calcext:value-type="float">
            <text:p>-0.0636754561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0003245242" calcext:value-type="float">
            <text:p>0.0003245242</text:p>
          </table:table-cell>
          <table:table-cell office:value-type="float" office:value="0" calcext:value-type="float">
            <text:p>0</text:p>
          </table:table-cell>
          <table:table-cell office:value-type="float" office:value="-0.00005619" calcext:value-type="float">
            <text:p>-0.00005619</text:p>
          </table:table-cell>
          <table:table-cell office:value-type="float" office:value="-0.00057071" calcext:value-type="float">
            <text:p>-0.000570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6801416" calcext:value-type="float">
            <text:p>-0.0086801416</text:p>
          </table:table-cell>
          <table:table-cell office:value-type="float" office:value="-9.8100589561" calcext:value-type="float">
            <text:p>-9.8100589561</text:p>
          </table:table-cell>
          <table:table-cell office:value-type="float" office:value="-0.1288665831" calcext:value-type="float">
            <text:p>-0.1288665831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[.H234]/[.I234]" office:value-type="float" office:value="0.000884820533581258" calcext:value-type="float">
            <text:p>0.0008848205</text:p>
          </table:table-cell>
          <table:table-cell table:formula="of:=[.D234]/[.M234]" office:value-type="float" office:value="-0.0635044032856859" calcext:value-type="float">
            <text:p>-0.0635044033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0.0003691725" calcext:value-type="float">
            <text:p>0.0003691725</text:p>
          </table:table-cell>
          <table:table-cell office:value-type="float" office:value="0" calcext:value-type="float">
            <text:p>0</text:p>
          </table:table-cell>
          <table:table-cell office:value-type="float" office:value="-0.00005619" calcext:value-type="float">
            <text:p>-0.00005619</text:p>
          </table:table-cell>
          <table:table-cell office:value-type="float" office:value="-0.00037111" calcext:value-type="float">
            <text:p>-0.000371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6458651" calcext:value-type="float">
            <text:p>-0.0056458651</text:p>
          </table:table-cell>
          <table:table-cell office:value-type="float" office:value="-9.8127908325" calcext:value-type="float">
            <text:p>-9.8127908325</text:p>
          </table:table-cell>
          <table:table-cell office:value-type="float" office:value="-0.1289087087" calcext:value-type="float">
            <text:p>-0.1289087087</text:p>
          </table:table-cell>
          <table:table-cell office:value-type="float" office:value="234" calcext:value-type="float">
            <text:p>234</text:p>
          </table:table-cell>
          <table:table-cell/>
          <table:table-cell table:formula="of:=[.H235]/[.I235]" office:value-type="float" office:value="0.000575357734244255" calcext:value-type="float">
            <text:p>0.0005753577</text:p>
          </table:table-cell>
          <table:table-cell table:formula="of:=[.D235]/[.M235]" office:value-type="float" office:value="-0.0976609796925851" calcext:value-type="float">
            <text:p>-0.0976609797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0003313431" calcext:value-type="float">
            <text:p>0.0003313431</text:p>
          </table:table-cell>
          <table:table-cell office:value-type="float" office:value="0" calcext:value-type="float">
            <text:p>0</text:p>
          </table:table-cell>
          <table:table-cell office:value-type="float" office:value="-0.00005914" calcext:value-type="float">
            <text:p>-0.00005914</text:p>
          </table:table-cell>
          <table:table-cell office:value-type="float" office:value="-0.00027933" calcext:value-type="float">
            <text:p>-0.000279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500754" calcext:value-type="float">
            <text:p>-0.0042500754</text:p>
          </table:table-cell>
          <table:table-cell office:value-type="float" office:value="-9.8139590263" calcext:value-type="float">
            <text:p>-9.8139590263</text:p>
          </table:table-cell>
          <table:table-cell office:value-type="float" office:value="-0.1289401948" calcext:value-type="float">
            <text:p>-0.1289401948</text:p>
          </table:table-cell>
          <table:table-cell office:value-type="float" office:value="235" calcext:value-type="float">
            <text:p>235</text:p>
          </table:table-cell>
          <table:table-cell/>
          <table:table-cell table:formula="of:=[.H236]/[.I236]" office:value-type="float" office:value="0.00043306431060191" calcext:value-type="float">
            <text:p>0.0004330643</text:p>
          </table:table-cell>
          <table:table-cell table:formula="of:=[.D236]/[.M236]" office:value-type="float" office:value="-0.13656170354422" calcext:value-type="float">
            <text:p>-0.1365617035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0.0003560526" calcext:value-type="float">
            <text:p>0.0003560526</text:p>
          </table:table-cell>
          <table:table-cell office:value-type="float" office:value="0" calcext:value-type="float">
            <text:p>0</text:p>
          </table:table-cell>
          <table:table-cell office:value-type="float" office:value="-0.00005914" calcext:value-type="float">
            <text:p>-0.00005914</text:p>
          </table:table-cell>
          <table:table-cell office:value-type="float" office:value="-0.00024994" calcext:value-type="float">
            <text:p>-0.000249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023891" calcext:value-type="float">
            <text:p>-0.0038023891</text:p>
          </table:table-cell>
          <table:table-cell office:value-type="float" office:value="-9.8124118233" calcext:value-type="float">
            <text:p>-9.8124118233</text:p>
          </table:table-cell>
          <table:table-cell office:value-type="float" office:value="-0.1289681494" calcext:value-type="float">
            <text:p>-0.1289681494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H237]/[.I237]" office:value-type="float" office:value="0.000387508103866071" calcext:value-type="float">
            <text:p>0.0003875081</text:p>
          </table:table-cell>
          <table:table-cell table:formula="of:=[.D237]/[.M237]" office:value-type="float" office:value="-0.152616163145945" calcext:value-type="float">
            <text:p>-0.1526161631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00037752" calcext:value-type="float">
            <text:p>0.00037752</text:p>
          </table:table-cell>
          <table:table-cell office:value-type="float" office:value="0" calcext:value-type="float">
            <text:p>0</text:p>
          </table:table-cell>
          <table:table-cell office:value-type="float" office:value="-0.00006202" calcext:value-type="float">
            <text:p>-0.00006202</text:p>
          </table:table-cell>
          <table:table-cell office:value-type="float" office:value="-0.00026084" calcext:value-type="float">
            <text:p>-0.000260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9680961" calcext:value-type="float">
            <text:p>-0.0039680961</text:p>
          </table:table-cell>
          <table:table-cell office:value-type="float" office:value="-9.8121757889" calcext:value-type="float">
            <text:p>-9.8121757889</text:p>
          </table:table-cell>
          <table:table-cell office:value-type="float" office:value="-0.1289971173" calcext:value-type="float">
            <text:p>-0.1289971173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H238]/[.I238]" office:value-type="float" office:value="0.000404405321038877" calcext:value-type="float">
            <text:p>0.0004044053</text:p>
          </table:table-cell>
          <table:table-cell table:formula="of:=[.D238]/[.M238]" office:value-type="float" office:value="-0.153360989021304" calcext:value-type="float">
            <text:p>-0.153360989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0.0003556492" calcext:value-type="float">
            <text:p>0.0003556492</text:p>
          </table:table-cell>
          <table:table-cell office:value-type="float" office:value="0" calcext:value-type="float">
            <text:p>0</text:p>
          </table:table-cell>
          <table:table-cell office:value-type="float" office:value="-0.00006202" calcext:value-type="float">
            <text:p>-0.00006202</text:p>
          </table:table-cell>
          <table:table-cell office:value-type="float" office:value="-0.00047919" calcext:value-type="float">
            <text:p>-0.000479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2888581" calcext:value-type="float">
            <text:p>-0.0072888581</text:p>
          </table:table-cell>
          <table:table-cell office:value-type="float" office:value="-9.8109960365" calcext:value-type="float">
            <text:p>-9.8109960365</text:p>
          </table:table-cell>
          <table:table-cell office:value-type="float" office:value="-0.129049927" calcext:value-type="float">
            <text:p>-0.129049927</text:p>
          </table:table-cell>
          <table:table-cell office:value-type="float" office:value="238" calcext:value-type="float">
            <text:p>238</text:p>
          </table:table-cell>
          <table:table-cell/>
          <table:table-cell table:formula="of:=[.H239]/[.I239]" office:value-type="float" office:value="0.00074292743294189" calcext:value-type="float">
            <text:p>0.0007429274</text:p>
          </table:table-cell>
          <table:table-cell table:formula="of:=[.D239]/[.M239]" office:value-type="float" office:value="-0.0834805625017902" calcext:value-type="float">
            <text:p>-0.083480562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0004061279" calcext:value-type="float">
            <text:p>0.0004061279</text:p>
          </table:table-cell>
          <table:table-cell office:value-type="float" office:value="0" calcext:value-type="float">
            <text:p>0</text:p>
          </table:table-cell>
          <table:table-cell office:value-type="float" office:value="-0.00006202" calcext:value-type="float">
            <text:p>-0.00006202</text:p>
          </table:table-cell>
          <table:table-cell office:value-type="float" office:value="-0.00035802" calcext:value-type="float">
            <text:p>-0.000358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4450441" calcext:value-type="float">
            <text:p>-0.0054450441</text:p>
          </table:table-cell>
          <table:table-cell office:value-type="float" office:value="-9.8095215797" calcext:value-type="float">
            <text:p>-9.8095215797</text:p>
          </table:table-cell>
          <table:table-cell office:value-type="float" office:value="-0.1290891171" calcext:value-type="float">
            <text:p>-0.1290891171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[.H240]/[.I240]" office:value-type="float" office:value="0.000555077437340886" calcext:value-type="float">
            <text:p>0.0005550774</text:p>
          </table:table-cell>
          <table:table-cell table:formula="of:=[.D240]/[.M240]" office:value-type="float" office:value="-0.111732158123934" calcext:value-type="float">
            <text:p>-0.1117321581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0.0003672426" calcext:value-type="float">
            <text:p>0.0003672426</text:p>
          </table:table-cell>
          <table:table-cell office:value-type="float" office:value="0" calcext:value-type="float">
            <text:p>0</text:p>
          </table:table-cell>
          <table:table-cell office:value-type="float" office:value="-0.00006202" calcext:value-type="float">
            <text:p>-0.00006202</text:p>
          </table:table-cell>
          <table:table-cell office:value-type="float" office:value="-0.00017308" calcext:value-type="float">
            <text:p>-0.000173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6319922" calcext:value-type="float">
            <text:p>-0.0026319922</text:p>
          </table:table-cell>
          <table:table-cell office:value-type="float" office:value="-9.808106308" calcext:value-type="float">
            <text:p>-9.808106308</text:p>
          </table:table-cell>
          <table:table-cell office:value-type="float" office:value="-0.1291079223" calcext:value-type="float">
            <text:p>-0.1291079223</text:p>
          </table:table-cell>
          <table:table-cell office:value-type="float" office:value="240" calcext:value-type="float">
            <text:p>240</text:p>
          </table:table-cell>
          <table:table-cell/>
          <table:table-cell table:formula="of:=[.H241]/[.I241]" office:value-type="float" office:value="0.000268348661540629" calcext:value-type="float">
            <text:p>0.0002683487</text:p>
          </table:table-cell>
          <table:table-cell table:formula="of:=[.D241]/[.M241]" office:value-type="float" office:value="-0.231117232498698" calcext:value-type="float">
            <text:p>-0.2311172325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0003919229" calcext:value-type="float">
            <text:p>0.0003919229</text:p>
          </table:table-cell>
          <table:table-cell office:value-type="float" office:value="0" calcext:value-type="float">
            <text:p>0</text:p>
          </table:table-cell>
          <table:table-cell office:value-type="float" office:value="-0.00006202" calcext:value-type="float">
            <text:p>-0.00006202</text:p>
          </table:table-cell>
          <table:table-cell office:value-type="float" office:value="-0.00021954" calcext:value-type="float">
            <text:p>-0.000219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377845" calcext:value-type="float">
            <text:p>-0.0033377845</text:p>
          </table:table-cell>
          <table:table-cell office:value-type="float" office:value="-9.8063391685" calcext:value-type="float">
            <text:p>-9.8063391685</text:p>
          </table:table-cell>
          <table:table-cell office:value-type="float" office:value="-0.1291315854" calcext:value-type="float">
            <text:p>-0.1291315854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H242]/[.I242]" office:value-type="float" office:value="0.000340370085375148" calcext:value-type="float">
            <text:p>0.0003403701</text:p>
          </table:table-cell>
          <table:table-cell table:formula="of:=[.D242]/[.M242]" office:value-type="float" office:value="-0.182213427868207" calcext:value-type="float">
            <text:p>-0.1822134279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0.0003773323" calcext:value-type="float">
            <text:p>0.0003773323</text:p>
          </table:table-cell>
          <table:table-cell office:value-type="float" office:value="0" calcext:value-type="float">
            <text:p>0</text:p>
          </table:table-cell>
          <table:table-cell office:value-type="float" office:value="-0.00006571" calcext:value-type="float">
            <text:p>-0.00006571</text:p>
          </table:table-cell>
          <table:table-cell office:value-type="float" office:value="-0.00007093" calcext:value-type="float">
            <text:p>-0.000070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0783104" calcext:value-type="float">
            <text:p>-0.0010783104</text:p>
          </table:table-cell>
          <table:table-cell office:value-type="float" office:value="-9.8057162666" calcext:value-type="float">
            <text:p>-9.8057162666</text:p>
          </table:table-cell>
          <table:table-cell office:value-type="float" office:value="-0.1291391701" calcext:value-type="float">
            <text:p>-0.1291391701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[.H243]/[.I243]" office:value-type="float" office:value="0.000109967530232637" calcext:value-type="float">
            <text:p>0.0001099675</text:p>
          </table:table-cell>
          <table:table-cell table:formula="of:=[.D243]/[.M243]" office:value-type="float" office:value="-0.597540018048872" calcext:value-type="float">
            <text:p>-0.597540018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0.0003856927" calcext:value-type="float">
            <text:p>0.0003856927</text:p>
          </table:table-cell>
          <table:table-cell office:value-type="float" office:value="0" calcext:value-type="float">
            <text:p>0</text:p>
          </table:table-cell>
          <table:table-cell office:value-type="float" office:value="-0.00006571" calcext:value-type="float">
            <text:p>-0.00006571</text:p>
          </table:table-cell>
          <table:table-cell office:value-type="float" office:value="-0.00027676" calcext:value-type="float">
            <text:p>-0.000276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2076051" calcext:value-type="float">
            <text:p>-0.0042076051</text:p>
          </table:table-cell>
          <table:table-cell office:value-type="float" office:value="-9.8061612701" calcext:value-type="float">
            <text:p>-9.8061612701</text:p>
          </table:table-cell>
          <table:table-cell office:value-type="float" office:value="-0.1291685998" calcext:value-type="float">
            <text:p>-0.1291685998</text:p>
          </table:table-cell>
          <table:table-cell office:value-type="float" office:value="243" calcext:value-type="float">
            <text:p>243</text:p>
          </table:table-cell>
          <table:table-cell/>
          <table:table-cell table:formula="of:=[.H244]/[.I244]" office:value-type="float" office:value="0.000429077697592984" calcext:value-type="float">
            <text:p>0.0004290777</text:p>
          </table:table-cell>
          <table:table-cell table:formula="of:=[.D244]/[.M244]" office:value-type="float" office:value="-0.15314242704437" calcext:value-type="float">
            <text:p>-0.153142427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0.0004264324" calcext:value-type="float">
            <text:p>0.0004264324</text:p>
          </table:table-cell>
          <table:table-cell office:value-type="float" office:value="0" calcext:value-type="float">
            <text:p>0</text:p>
          </table:table-cell>
          <table:table-cell office:value-type="float" office:value="-0.00006571" calcext:value-type="float">
            <text:p>-0.00006571</text:p>
          </table:table-cell>
          <table:table-cell office:value-type="float" office:value="-0.00026225" calcext:value-type="float">
            <text:p>-0.000262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9874505" calcext:value-type="float">
            <text:p>-0.0039874505</text:p>
          </table:table-cell>
          <table:table-cell office:value-type="float" office:value="-9.8069300652" calcext:value-type="float">
            <text:p>-9.8069300652</text:p>
          </table:table-cell>
          <table:table-cell office:value-type="float" office:value="-0.1291963011" calcext:value-type="float">
            <text:p>-0.1291963011</text:p>
          </table:table-cell>
          <table:table-cell office:value-type="float" office:value="244" calcext:value-type="float">
            <text:p>244</text:p>
          </table:table-cell>
          <table:table-cell/>
          <table:table-cell table:formula="of:=[.H245]/[.I245]" office:value-type="float" office:value="0.000406595180498892" calcext:value-type="float">
            <text:p>0.0004065952</text:p>
          </table:table-cell>
          <table:table-cell table:formula="of:=[.D245]/[.M245]" office:value-type="float" office:value="-0.161610375999474" calcext:value-type="float">
            <text:p>-0.161610376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00039097" calcext:value-type="float">
            <text:p>0.00039097</text:p>
          </table:table-cell>
          <table:table-cell office:value-type="float" office:value="0" calcext:value-type="float">
            <text:p>0</text:p>
          </table:table-cell>
          <table:table-cell office:value-type="float" office:value="-0.00006482" calcext:value-type="float">
            <text:p>-0.00006482</text:p>
          </table:table-cell>
          <table:table-cell office:value-type="float" office:value="-0.00035376" calcext:value-type="float">
            <text:p>-0.0003537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3785988" calcext:value-type="float">
            <text:p>-0.0053785988</text:p>
          </table:table-cell>
          <table:table-cell office:value-type="float" office:value="-9.8066139221" calcext:value-type="float">
            <text:p>-9.8066139221</text:p>
          </table:table-cell>
          <table:table-cell office:value-type="float" office:value="-0.1292333901" calcext:value-type="float">
            <text:p>-0.1292333901</text:p>
          </table:table-cell>
          <table:table-cell office:value-type="float" office:value="245" calcext:value-type="float">
            <text:p>245</text:p>
          </table:table-cell>
          <table:table-cell/>
          <table:table-cell table:formula="of:=[.H246]/[.I246]" office:value-type="float" office:value="0.000548466457711656" calcext:value-type="float">
            <text:p>0.0005484665</text:p>
          </table:table-cell>
          <table:table-cell table:formula="of:=[.D246]/[.M246]" office:value-type="float" office:value="-0.118184073225637" calcext:value-type="float">
            <text:p>-0.1181840732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0.0004143083" calcext:value-type="float">
            <text:p>0.0004143083</text:p>
          </table:table-cell>
          <table:table-cell office:value-type="float" office:value="0" calcext:value-type="float">
            <text:p>0</text:p>
          </table:table-cell>
          <table:table-cell office:value-type="float" office:value="-0.00006482" calcext:value-type="float">
            <text:p>-0.00006482</text:p>
          </table:table-cell>
          <table:table-cell office:value-type="float" office:value="-0.00001068" calcext:value-type="float">
            <text:p>-0.000010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162353" calcext:value-type="float">
            <text:p>-0.000162353</text:p>
          </table:table-cell>
          <table:table-cell office:value-type="float" office:value="-9.8090987396" calcext:value-type="float">
            <text:p>-9.8090987396</text:p>
          </table:table-cell>
          <table:table-cell office:value-type="float" office:value="-0.1292344928" calcext:value-type="float">
            <text:p>-0.1292344928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[.H247]/[.I247]" office:value-type="float" office:value="0.0000165512657492752" calcext:value-type="float">
            <text:p>1.65512657492752E-05</text:p>
          </table:table-cell>
          <table:table-cell table:formula="of:=[.D247]/[.M247]" office:value-type="float" office:value="-3.91631679304276" calcext:value-type="float">
            <text:p>-3.916316793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.0003892683" calcext:value-type="float">
            <text:p>0.0003892683</text:p>
          </table:table-cell>
          <table:table-cell office:value-type="float" office:value="0" calcext:value-type="float">
            <text:p>0</text:p>
          </table:table-cell>
          <table:table-cell office:value-type="float" office:value="-0.00006733" calcext:value-type="float">
            <text:p>-0.00006733</text:p>
          </table:table-cell>
          <table:table-cell office:value-type="float" office:value="0.00015045" calcext:value-type="float">
            <text:p>0.000150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2885904" calcext:value-type="float">
            <text:p>0.0022885904</text:p>
          </table:table-cell>
          <table:table-cell office:value-type="float" office:value="-9.8113567924" calcext:value-type="float">
            <text:p>-9.8113567924</text:p>
          </table:table-cell>
          <table:table-cell office:value-type="float" office:value="-0.1292189211" calcext:value-type="float">
            <text:p>-0.1292189211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[.H248]/[.I248]" office:value-type="float" office:value="-0.000233259318606451" calcext:value-type="float">
            <text:p>-0.0002332593</text:p>
          </table:table-cell>
          <table:table-cell table:formula="of:=[.D248]/[.M248]" office:value-type="float" office:value="0.288648703949947" calcext:value-type="float">
            <text:p>0.2886487039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0.0004065987" calcext:value-type="float">
            <text:p>0.0004065987</text:p>
          </table:table-cell>
          <table:table-cell office:value-type="float" office:value="0" calcext:value-type="float">
            <text:p>0</text:p>
          </table:table-cell>
          <table:table-cell office:value-type="float" office:value="-0.00006439" calcext:value-type="float">
            <text:p>-0.00006439</text:p>
          </table:table-cell>
          <table:table-cell office:value-type="float" office:value="-0.0000548" calcext:value-type="float">
            <text:p>-0.00005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8336509" calcext:value-type="float">
            <text:p>-0.0008336509</text:p>
          </table:table-cell>
          <table:table-cell office:value-type="float" office:value="-9.8115696907" calcext:value-type="float">
            <text:p>-9.8115696907</text:p>
          </table:table-cell>
          <table:table-cell office:value-type="float" office:value="-0.1292245537" calcext:value-type="float">
            <text:p>-0.1292245537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H249]/[.I249]" office:value-type="float" office:value="0.0000849661090202707" calcext:value-type="float">
            <text:p>8.49661090202707E-05</text:p>
          </table:table-cell>
          <table:table-cell table:formula="of:=[.D249]/[.M249]" office:value-type="float" office:value="-0.757831572405395" calcext:value-type="float">
            <text:p>-0.7578315724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0.0004269724" calcext:value-type="float">
            <text:p>0.0004269724</text:p>
          </table:table-cell>
          <table:table-cell office:value-type="float" office:value="0" calcext:value-type="float">
            <text:p>0</text:p>
          </table:table-cell>
          <table:table-cell office:value-type="float" office:value="-0.00006439" calcext:value-type="float">
            <text:p>-0.00006439</text:p>
          </table:table-cell>
          <table:table-cell office:value-type="float" office:value="-0.00014039" calcext:value-type="float">
            <text:p>-0.000140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1355085" calcext:value-type="float">
            <text:p>-0.0021355085</text:p>
          </table:table-cell>
          <table:table-cell office:value-type="float" office:value="-9.8115598869" calcext:value-type="float">
            <text:p>-9.811559886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H250]/[.I250]" office:value-type="float" office:value="0.000217652292256937" calcext:value-type="float">
            <text:p>0.0002176523</text:p>
          </table:table-cell>
          <table:table-cell table:formula="of:=[.D250]/[.M250]" office:value-type="float" office:value="-0.295838832351869" calcext:value-type="float">
            <text:p>-0.2958388324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0.0003709447" calcext:value-type="float">
            <text:p>0.0003709447</text:p>
          </table:table-cell>
          <table:table-cell office:value-type="float" office:value="0" calcext:value-type="float">
            <text:p>0</text:p>
          </table:table-cell>
          <table:table-cell office:value-type="float" office:value="-0.00006433" calcext:value-type="float">
            <text:p>-0.00006433</text:p>
          </table:table-cell>
          <table:table-cell office:value-type="float" office:value="-0.00034587" calcext:value-type="float">
            <text:p>-0.000345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261161" calcext:value-type="float">
            <text:p>-0.005261161</text:p>
          </table:table-cell>
          <table:table-cell office:value-type="float" office:value="-9.8112400246" calcext:value-type="float">
            <text:p>-9.811240024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H251]/[.I251]" office:value-type="float" office:value="0.000536238129615476" calcext:value-type="float">
            <text:p>0.0005362381</text:p>
          </table:table-cell>
          <table:table-cell table:formula="of:=[.D251]/[.M251]" office:value-type="float" office:value="-0.119965359505728" calcext:value-type="float">
            <text:p>-0.1199653595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.0004147164" calcext:value-type="float">
            <text:p>0.0004147164</text:p>
          </table:table-cell>
          <table:table-cell office:value-type="float" office:value="0" calcext:value-type="float">
            <text:p>0</text:p>
          </table:table-cell>
          <table:table-cell office:value-type="float" office:value="-0.00006433" calcext:value-type="float">
            <text:p>-0.00006433</text:p>
          </table:table-cell>
          <table:table-cell office:value-type="float" office:value="-0.00031389" calcext:value-type="float">
            <text:p>-0.000313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7739777" calcext:value-type="float">
            <text:p>-0.0047739777</text:p>
          </table:table-cell>
          <table:table-cell office:value-type="float" office:value="-9.809969883" calcext:value-type="float">
            <text:p>-9.80996988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1" calcext:value-type="float">
            <text:p>251</text:p>
          </table:table-cell>
          <table:table-cell/>
          <table:table-cell table:formula="of:=[.H252]/[.I252]" office:value-type="float" office:value="0.000486645500132776" calcext:value-type="float">
            <text:p>0.0004866455</text:p>
          </table:table-cell>
          <table:table-cell table:formula="of:=[.D252]/[.M252]" office:value-type="float" office:value="-0.132190680859986" calcext:value-type="float">
            <text:p>-0.1321906809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0.0003861224" calcext:value-type="float">
            <text:p>0.0003861224</text:p>
          </table:table-cell>
          <table:table-cell office:value-type="float" office:value="0" calcext:value-type="float">
            <text:p>0</text:p>
          </table:table-cell>
          <table:table-cell office:value-type="float" office:value="-0.00006398" calcext:value-type="float">
            <text:p>-0.00006398</text:p>
          </table:table-cell>
          <table:table-cell office:value-type="float" office:value="-0.00014297" calcext:value-type="float">
            <text:p>-0.000142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174814" calcext:value-type="float">
            <text:p>-0.002174814</text:p>
          </table:table-cell>
          <table:table-cell office:value-type="float" office:value="-9.8112656975" calcext:value-type="float">
            <text:p>-9.81126569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2" calcext:value-type="float">
            <text:p>252</text:p>
          </table:table-cell>
          <table:table-cell/>
          <table:table-cell table:formula="of:=[.H253]/[.I253]" office:value-type="float" office:value="0.000221664978510791" calcext:value-type="float">
            <text:p>0.000221665</text:p>
          </table:table-cell>
          <table:table-cell table:formula="of:=[.D253]/[.M253]" office:value-type="float" office:value="-0.288633777107399" calcext:value-type="float">
            <text:p>-0.2886337771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.0004032275" calcext:value-type="float">
            <text:p>0.0004032275</text:p>
          </table:table-cell>
          <table:table-cell office:value-type="float" office:value="0" calcext:value-type="float">
            <text:p>0</text:p>
          </table:table-cell>
          <table:table-cell office:value-type="float" office:value="-0.00005762" calcext:value-type="float">
            <text:p>-0.00005762</text:p>
          </table:table-cell>
          <table:table-cell office:value-type="float" office:value="0.00001856" calcext:value-type="float">
            <text:p>0.000018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2823112" calcext:value-type="float">
            <text:p>0.0002823112</text:p>
          </table:table-cell>
          <table:table-cell office:value-type="float" office:value="-9.813432827" calcext:value-type="float">
            <text:p>-9.81343282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H254]/[.I254]" office:value-type="float" office:value="-0.000028767833333843" calcext:value-type="float">
            <text:p>-2.8767833333843E-05</text:p>
          </table:table-cell>
          <table:table-cell table:formula="of:=[.D254]/[.M254]" office:value-type="float" office:value="2.00293151490887" calcext:value-type="float">
            <text:p>2.0029315149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0.0003889763" calcext:value-type="float">
            <text:p>0.0003889763</text:p>
          </table:table-cell>
          <table:table-cell office:value-type="float" office:value="0" calcext:value-type="float">
            <text:p>0</text:p>
          </table:table-cell>
          <table:table-cell office:value-type="float" office:value="-0.00005762" calcext:value-type="float">
            <text:p>-0.00005762</text:p>
          </table:table-cell>
          <table:table-cell office:value-type="float" office:value="-0.00006389" calcext:value-type="float">
            <text:p>-0.000063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9720312" calcext:value-type="float">
            <text:p>-0.0009720312</text:p>
          </table:table-cell>
          <table:table-cell office:value-type="float" office:value="-9.8124474525" calcext:value-type="float">
            <text:p>-9.812447452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4" calcext:value-type="float">
            <text:p>254</text:p>
          </table:table-cell>
          <table:table-cell/>
          <table:table-cell table:formula="of:=[.H255]/[.I255]" office:value-type="float" office:value="0.0000990610349462149" calcext:value-type="float">
            <text:p>0.000099061</text:p>
          </table:table-cell>
          <table:table-cell table:formula="of:=[.D255]/[.M255]" office:value-type="float" office:value="-0.581661599147281" calcext:value-type="float">
            <text:p>-0.5816615991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0003199601" calcext:value-type="float">
            <text:p>0.0003199601</text:p>
          </table:table-cell>
          <table:table-cell office:value-type="float" office:value="0" calcext:value-type="float">
            <text:p>0</text:p>
          </table:table-cell>
          <table:table-cell office:value-type="float" office:value="-0.00005756" calcext:value-type="float">
            <text:p>-0.00005756</text:p>
          </table:table-cell>
          <table:table-cell office:value-type="float" office:value="-0.00001881" calcext:value-type="float">
            <text:p>-0.000018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2861257" calcext:value-type="float">
            <text:p>-0.0002861257</text:p>
          </table:table-cell>
          <table:table-cell office:value-type="float" office:value="-9.8134399033" calcext:value-type="float">
            <text:p>-9.81343990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H256]/[.I256]" office:value-type="float" office:value="0.0000291565142110651" calcext:value-type="float">
            <text:p>2.91565142110651E-05</text:p>
          </table:table-cell>
          <table:table-cell table:formula="of:=[.D256]/[.M256]" office:value-type="float" office:value="-1.97417289266203" calcext:value-type="float">
            <text:p>-1.9741728927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0.0003800499" calcext:value-type="float">
            <text:p>0.0003800499</text:p>
          </table:table-cell>
          <table:table-cell office:value-type="float" office:value="0" calcext:value-type="float">
            <text:p>0</text:p>
          </table:table-cell>
          <table:table-cell office:value-type="float" office:value="-0.00005756" calcext:value-type="float">
            <text:p>-0.00005756</text:p>
          </table:table-cell>
          <table:table-cell office:value-type="float" office:value="0.00018371" calcext:value-type="float">
            <text:p>0.000183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7955101" calcext:value-type="float">
            <text:p>0.0027955101</text:p>
          </table:table-cell>
          <table:table-cell office:value-type="float" office:value="-9.8152075958" calcext:value-type="float">
            <text:p>-9.815207595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6" calcext:value-type="float">
            <text:p>256</text:p>
          </table:table-cell>
          <table:table-cell/>
          <table:table-cell table:formula="of:=[.H257]/[.I257]" office:value-type="float" office:value="-0.00028481415932519" calcext:value-type="float">
            <text:p>-0.0002848142</text:p>
          </table:table-cell>
          <table:table-cell table:formula="of:=[.D257]/[.M257]" office:value-type="float" office:value="0.20209669398592" calcext:value-type="float">
            <text:p>0.20209669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.0003397707" calcext:value-type="float">
            <text:p>0.0003397707</text:p>
          </table:table-cell>
          <table:table-cell office:value-type="float" office:value="0" calcext:value-type="float">
            <text:p>0</text:p>
          </table:table-cell>
          <table:table-cell office:value-type="float" office:value="-0.00005756" calcext:value-type="float">
            <text:p>-0.00005756</text:p>
          </table:table-cell>
          <table:table-cell office:value-type="float" office:value="0.00010473" calcext:value-type="float">
            <text:p>0.000104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5935401" calcext:value-type="float">
            <text:p>0.0015935401</text:p>
          </table:table-cell>
          <table:table-cell office:value-type="float" office:value="-9.814073658" calcext:value-type="float">
            <text:p>-9.81407365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7" calcext:value-type="float">
            <text:p>257</text:p>
          </table:table-cell>
          <table:table-cell/>
          <table:table-cell table:formula="of:=[.H258]/[.I258]" office:value-type="float" office:value="-0.00016237295087968" calcext:value-type="float">
            <text:p>-0.000162373</text:p>
          </table:table-cell>
          <table:table-cell table:formula="of:=[.D258]/[.M258]" office:value-type="float" office:value="0.354492541326371" calcext:value-type="float">
            <text:p>0.3544925413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0.0003641121" calcext:value-type="float">
            <text:p>0.0003641121</text:p>
          </table:table-cell>
          <table:table-cell office:value-type="float" office:value="0" calcext:value-type="float">
            <text:p>0</text:p>
          </table:table-cell>
          <table:table-cell office:value-type="float" office:value="-0.00005498" calcext:value-type="float">
            <text:p>-0.00005498</text:p>
          </table:table-cell>
          <table:table-cell office:value-type="float" office:value="-0.00010526" calcext:value-type="float">
            <text:p>-0.000105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6010856" calcext:value-type="float">
            <text:p>-0.0016010856</text:p>
          </table:table-cell>
          <table:table-cell office:value-type="float" office:value="-9.8106756973" calcext:value-type="float">
            <text:p>-9.810675697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8" calcext:value-type="float">
            <text:p>258</text:p>
          </table:table-cell>
          <table:table-cell/>
          <table:table-cell table:formula="of:=[.H259]/[.I259]" office:value-type="float" office:value="0.000163198300443326" calcext:value-type="float">
            <text:p>0.0001631983</text:p>
          </table:table-cell>
          <table:table-cell table:formula="of:=[.D259]/[.M259]" office:value-type="float" office:value="-0.336890763265596" calcext:value-type="float">
            <text:p>-0.3368907633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0.0003500241" calcext:value-type="float">
            <text:p>0.0003500241</text:p>
          </table:table-cell>
          <table:table-cell office:value-type="float" office:value="0" calcext:value-type="float">
            <text:p>0</text:p>
          </table:table-cell>
          <table:table-cell office:value-type="float" office:value="-0.00005498" calcext:value-type="float">
            <text:p>-0.00005498</text:p>
          </table:table-cell>
          <table:table-cell office:value-type="float" office:value="-0.0001032" calcext:value-type="float">
            <text:p>-0.00010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569639" calcext:value-type="float">
            <text:p>-0.001569639</text:p>
          </table:table-cell>
          <table:table-cell office:value-type="float" office:value="-9.8098152161" calcext:value-type="float">
            <text:p>-9.809815216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[.H260]/[.I260]" office:value-type="float" office:value="0.000160006989471513" calcext:value-type="float">
            <text:p>0.000160007</text:p>
          </table:table-cell>
          <table:table-cell table:formula="of:=[.D260]/[.M260]" office:value-type="float" office:value="-0.343609989673535" calcext:value-type="float">
            <text:p>-0.3436099897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0.0003263053" calcext:value-type="float">
            <text:p>0.0003263053</text:p>
          </table:table-cell>
          <table:table-cell office:value-type="float" office:value="0" calcext:value-type="float">
            <text:p>0</text:p>
          </table:table-cell>
          <table:table-cell office:value-type="float" office:value="-0.00005462" calcext:value-type="float">
            <text:p>-0.00005462</text:p>
          </table:table-cell>
          <table:table-cell office:value-type="float" office:value="-0.00000034" calcext:value-type="float">
            <text:p>-0.000000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051292" calcext:value-type="float">
            <text:p>-5.1292E-06</text:p>
          </table:table-cell>
          <table:table-cell office:value-type="float" office:value="-9.8116025734" calcext:value-type="float">
            <text:p>-9.81160257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H261]/[.I261]" office:value-type="float" office:value="0.000000522768830232245" calcext:value-type="float">
            <text:p>5.22768830232245E-07</text:p>
          </table:table-cell>
          <table:table-cell table:formula="of:=[.D261]/[.M261]" office:value-type="float" office:value="-104.482128316133" calcext:value-type="float">
            <text:p>-104.4821283161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0.0003483976" calcext:value-type="float">
            <text:p>0.0003483976</text:p>
          </table:table-cell>
          <table:table-cell office:value-type="float" office:value="0" calcext:value-type="float">
            <text:p>0</text:p>
          </table:table-cell>
          <table:table-cell office:value-type="float" office:value="-0.00005462" calcext:value-type="float">
            <text:p>-0.00005462</text:p>
          </table:table-cell>
          <table:table-cell office:value-type="float" office:value="-0.00007957" calcext:value-type="float">
            <text:p>-0.000079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2104255" calcext:value-type="float">
            <text:p>-0.0012104255</text:p>
          </table:table-cell>
          <table:table-cell office:value-type="float" office:value="-9.8113402367" calcext:value-type="float">
            <text:p>-9.811340236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[.H262]/[.I262]" office:value-type="float" office:value="0.000123370046374737" calcext:value-type="float">
            <text:p>0.00012337</text:p>
          </table:table-cell>
          <table:table-cell table:formula="of:=[.D262]/[.M262]" office:value-type="float" office:value="-0.442733075045555" calcext:value-type="float">
            <text:p>-0.442733075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0.0003291897" calcext:value-type="float">
            <text:p>0.0003291897</text:p>
          </table:table-cell>
          <table:table-cell office:value-type="float" office:value="0" calcext:value-type="float">
            <text:p>0</text:p>
          </table:table-cell>
          <table:table-cell office:value-type="float" office:value="-0.00005462" calcext:value-type="float">
            <text:p>-0.00005462</text:p>
          </table:table-cell>
          <table:table-cell office:value-type="float" office:value="0.00008762" calcext:value-type="float">
            <text:p>0.000087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332089" calcext:value-type="float">
            <text:p>0.0013332089</text:p>
          </table:table-cell>
          <table:table-cell office:value-type="float" office:value="-9.8137527275" calcext:value-type="float">
            <text:p>-9.81375272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2" calcext:value-type="float">
            <text:p>262</text:p>
          </table:table-cell>
          <table:table-cell/>
          <table:table-cell table:formula="of:=[.H263]/[.I263]" office:value-type="float" office:value="-0.000135851079298554" calcext:value-type="float">
            <text:p>-0.0001358511</text:p>
          </table:table-cell>
          <table:table-cell table:formula="of:=[.D263]/[.M263]" office:value-type="float" office:value="0.402057902535792" calcext:value-type="float">
            <text:p>0.4020579025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.0003418267" calcext:value-type="float">
            <text:p>0.0003418267</text:p>
          </table:table-cell>
          <table:table-cell office:value-type="float" office:value="0" calcext:value-type="float">
            <text:p>0</text:p>
          </table:table-cell>
          <table:table-cell office:value-type="float" office:value="-0.00005326" calcext:value-type="float">
            <text:p>-0.00005326</text:p>
          </table:table-cell>
          <table:table-cell office:value-type="float" office:value="0.00006843" calcext:value-type="float">
            <text:p>0.000068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0411553" calcext:value-type="float">
            <text:p>0.0010411553</text:p>
          </table:table-cell>
          <table:table-cell office:value-type="float" office:value="-9.8128914642" calcext:value-type="float">
            <text:p>-9.812891464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H264]/[.I264]" office:value-type="float" office:value="-0.000106100765895395" calcext:value-type="float">
            <text:p>-0.0001061008</text:p>
          </table:table-cell>
          <table:table-cell table:formula="of:=[.D264]/[.M264]" office:value-type="float" office:value="0.501975641273969" calcext:value-type="float">
            <text:p>0.5019756413</text:p>
          </table:table-cell>
        </table:table-row>
        <table:table-row table:style-name="ro1">
          <table:table-cell office:value-type="float" office:value="13.13" calcext:value-type="float">
            <text:p>13.13</text:p>
          </table:table-cell>
          <table:table-cell office:value-type="float" office:value="0.0003342457" calcext:value-type="float">
            <text:p>0.0003342457</text:p>
          </table:table-cell>
          <table:table-cell office:value-type="float" office:value="0" calcext:value-type="float">
            <text:p>0</text:p>
          </table:table-cell>
          <table:table-cell office:value-type="float" office:value="-0.00005326" calcext:value-type="float">
            <text:p>-0.00005326</text:p>
          </table:table-cell>
          <table:table-cell office:value-type="float" office:value="-0.00003261" calcext:value-type="float">
            <text:p>-0.000032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4961313" calcext:value-type="float">
            <text:p>-0.0004961313</text:p>
          </table:table-cell>
          <table:table-cell office:value-type="float" office:value="-9.8116673088" calcext:value-type="float">
            <text:p>-9.81166730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H265]/[.I265]" office:value-type="float" office:value="0.00005056544258844" calcext:value-type="float">
            <text:p>5.056544258844E-05</text:p>
          </table:table-cell>
          <table:table-cell table:formula="of:=[.D265]/[.M265]" office:value-type="float" office:value="-1.05328851629939" calcext:value-type="float">
            <text:p>-1.0532885163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0.0003218118" calcext:value-type="float">
            <text:p>0.0003218118</text:p>
          </table:table-cell>
          <table:table-cell office:value-type="float" office:value="0" calcext:value-type="float">
            <text:p>0</text:p>
          </table:table-cell>
          <table:table-cell office:value-type="float" office:value="-0.00005443" calcext:value-type="float">
            <text:p>-0.00005443</text:p>
          </table:table-cell>
          <table:table-cell office:value-type="float" office:value="0.00005595" calcext:value-type="float">
            <text:p>0.000055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8510809" calcext:value-type="float">
            <text:p>0.0008510809</text:p>
          </table:table-cell>
          <table:table-cell office:value-type="float" office:value="-9.8115415382" calcext:value-type="float">
            <text:p>-9.811541538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H266]/[.I266]" office:value-type="float" office:value="-0.0000867428320704166" calcext:value-type="float">
            <text:p>-8.67428320704166E-05</text:p>
          </table:table-cell>
          <table:table-cell table:formula="of:=[.D266]/[.M266]" office:value-type="float" office:value="0.62748700614034" calcext:value-type="float">
            <text:p>0.6274870061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.0003334238" calcext:value-type="float">
            <text:p>0.0003334238</text:p>
          </table:table-cell>
          <table:table-cell office:value-type="float" office:value="0" calcext:value-type="float">
            <text:p>0</text:p>
          </table:table-cell>
          <table:table-cell office:value-type="float" office:value="-0.00005701" calcext:value-type="float">
            <text:p>-0.00005701</text:p>
          </table:table-cell>
          <table:table-cell office:value-type="float" office:value="-0.00005346" calcext:value-type="float">
            <text:p>-0.000053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8133749" calcext:value-type="float">
            <text:p>-0.0008133749</text:p>
          </table:table-cell>
          <table:table-cell office:value-type="float" office:value="-9.8130154037" calcext:value-type="float">
            <text:p>-9.813015403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6" calcext:value-type="float">
            <text:p>266</text:p>
          </table:table-cell>
          <table:table-cell/>
          <table:table-cell table:formula="of:=[.H267]/[.I267]" office:value-type="float" office:value="0.0000828873558777169" calcext:value-type="float">
            <text:p>8.28873558777169E-05</text:p>
          </table:table-cell>
          <table:table-cell table:formula="of:=[.D267]/[.M267]" office:value-type="float" office:value="-0.687800924475217" calcext:value-type="float">
            <text:p>-0.6878009245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.0003401022" calcext:value-type="float">
            <text:p>0.0003401022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1798" calcext:value-type="float">
            <text:p>-0.00017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7353683" calcext:value-type="float">
            <text:p>-0.0027353683</text:p>
          </table:table-cell>
          <table:table-cell office:value-type="float" office:value="-9.8127173424" calcext:value-type="float">
            <text:p>-9.812717342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7" calcext:value-type="float">
            <text:p>267</text:p>
          </table:table-cell>
          <table:table-cell/>
          <table:table-cell table:formula="of:=[.H268]/[.I268]" office:value-type="float" office:value="0.000278757474056721" calcext:value-type="float">
            <text:p>0.0002787575</text:p>
          </table:table-cell>
          <table:table-cell table:formula="of:=[.D268]/[.M268]" office:value-type="float" office:value="-0.194183134221491" calcext:value-type="float">
            <text:p>-0.1941831342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0.0003643737" calcext:value-type="float">
            <text:p>0.0003643737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24673" calcext:value-type="float">
            <text:p>-0.000246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7534621" calcext:value-type="float">
            <text:p>-0.0037534621</text:p>
          </table:table-cell>
          <table:table-cell office:value-type="float" office:value="-9.8123090935" calcext:value-type="float">
            <text:p>-9.812309093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8" calcext:value-type="float">
            <text:p>268</text:p>
          </table:table-cell>
          <table:table-cell/>
          <table:table-cell table:formula="of:=[.H269]/[.I269]" office:value-type="float" office:value="0.00038252587278222" calcext:value-type="float">
            <text:p>0.0003825259</text:p>
          </table:table-cell>
          <table:table-cell table:formula="of:=[.D269]/[.M269]" office:value-type="float" office:value="-0.141506768173083" calcext:value-type="float">
            <text:p>-0.1415067682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.0003075861" calcext:value-type="float">
            <text:p>0.0003075861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29814" calcext:value-type="float">
            <text:p>-0.000298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5350738" calcext:value-type="float">
            <text:p>-0.0045350738</text:p>
          </table:table-cell>
          <table:table-cell office:value-type="float" office:value="-9.8113667297" calcext:value-type="float">
            <text:p>-9.811366729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69" calcext:value-type="float">
            <text:p>269</text:p>
          </table:table-cell>
          <table:table-cell/>
          <table:table-cell table:formula="of:=[.H270]/[.I270]" office:value-type="float" office:value="0.000462226509816606" calcext:value-type="float">
            <text:p>0.0004622265</text:p>
          </table:table-cell>
          <table:table-cell table:formula="of:=[.D270]/[.M270]" office:value-type="float" office:value="-0.117107086786253" calcext:value-type="float">
            <text:p>-0.1171070868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0.0003513835" calcext:value-type="float">
            <text:p>0.0003513835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05708" calcext:value-type="float">
            <text:p>-0.000057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868431" calcext:value-type="float">
            <text:p>-0.000868431</text:p>
          </table:table-cell>
          <table:table-cell office:value-type="float" office:value="-9.8139868736" calcext:value-type="float">
            <text:p>-9.813986873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0" calcext:value-type="float">
            <text:p>270</text:p>
          </table:table-cell>
          <table:table-cell/>
          <table:table-cell table:formula="of:=[.H271]/[.I271]" office:value-type="float" office:value="0.0000884891136685859" calcext:value-type="float">
            <text:p>8.84891136685859E-05</text:p>
          </table:table-cell>
          <table:table-cell table:formula="of:=[.D271]/[.M271]" office:value-type="float" office:value="-0.611713664606593" calcext:value-type="float">
            <text:p>-0.6117136646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.0003235749" calcext:value-type="float">
            <text:p>0.0003235749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20588" calcext:value-type="float">
            <text:p>-0.000205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132132" calcext:value-type="float">
            <text:p>-0.003132132</text:p>
          </table:table-cell>
          <table:table-cell office:value-type="float" office:value="-9.8125879478" calcext:value-type="float">
            <text:p>-9.812587947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[.H272]/[.I272]" office:value-type="float" office:value="0.000319195304710846" calcext:value-type="float">
            <text:p>0.0003191953</text:p>
          </table:table-cell>
          <table:table-cell table:formula="of:=[.D272]/[.M272]" office:value-type="float" office:value="-0.169582694986806" calcext:value-type="float">
            <text:p>-0.169582695</text:p>
          </table:table-cell>
        </table:table-row>
        <table:table-row table:style-name="ro1">
          <table:table-cell office:value-type="float" office:value="13.53" calcext:value-type="float">
            <text:p>13.53</text:p>
          </table:table-cell>
          <table:table-cell office:value-type="float" office:value="0.0003400176" calcext:value-type="float">
            <text:p>0.0003400176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38305" calcext:value-type="float">
            <text:p>-0.000383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8266746" calcext:value-type="float">
            <text:p>-0.0058266746</text:p>
          </table:table-cell>
          <table:table-cell office:value-type="float" office:value="-9.8113903046" calcext:value-type="float">
            <text:p>-9.811390304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2" calcext:value-type="float">
            <text:p>272</text:p>
          </table:table-cell>
          <table:table-cell/>
          <table:table-cell table:formula="of:=[.H273]/[.I273]" office:value-type="float" office:value="0.000593868393684044" calcext:value-type="float">
            <text:p>0.0005938684</text:p>
          </table:table-cell>
          <table:table-cell table:formula="of:=[.D273]/[.M273]" office:value-type="float" office:value="-0.0911481408603113" calcext:value-type="float">
            <text:p>-0.0911481409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0.0003305952" calcext:value-type="float">
            <text:p>0.0003305952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36341" calcext:value-type="float">
            <text:p>-0.000363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5280434" calcext:value-type="float">
            <text:p>-0.0055280434</text:p>
          </table:table-cell>
          <table:table-cell office:value-type="float" office:value="-9.8115712547" calcext:value-type="float">
            <text:p>-9.811571254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H274]/[.I274]" office:value-type="float" office:value="0.000563420807584914" calcext:value-type="float">
            <text:p>0.0005634208</text:p>
          </table:table-cell>
          <table:table-cell table:formula="of:=[.D274]/[.M274]" office:value-type="float" office:value="-0.0960738390760302" calcext:value-type="float">
            <text:p>-0.0960738391</text:p>
          </table:table-cell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0.0003359151" calcext:value-type="float">
            <text:p>0.0003359151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48359" calcext:value-type="float">
            <text:p>-0.000483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3568325" calcext:value-type="float">
            <text:p>-0.0073568325</text:p>
          </table:table-cell>
          <table:table-cell office:value-type="float" office:value="-9.812287426" calcext:value-type="float">
            <text:p>-9.81228742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[.H275]/[.I275]" office:value-type="float" office:value="0.000749757134152666" calcext:value-type="float">
            <text:p>0.0007497571</text:p>
          </table:table-cell>
          <table:table-cell table:formula="of:=[.D275]/[.M275]" office:value-type="float" office:value="-0.0721967121542294" calcext:value-type="float">
            <text:p>-0.0721967122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.0003329333" calcext:value-type="float">
            <text:p>0.0003329333</text:p>
          </table:table-cell>
          <table:table-cell office:value-type="float" office:value="0" calcext:value-type="float">
            <text:p>0</text:p>
          </table:table-cell>
          <table:table-cell office:value-type="float" office:value="-0.00005413" calcext:value-type="float">
            <text:p>-0.00005413</text:p>
          </table:table-cell>
          <table:table-cell office:value-type="float" office:value="-0.00034221" calcext:value-type="float">
            <text:p>-0.000342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207596" calcext:value-type="float">
            <text:p>-0.005207596</text:p>
          </table:table-cell>
          <table:table-cell office:value-type="float" office:value="-9.8154587936" calcext:value-type="float">
            <text:p>-9.815458793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5" calcext:value-type="float">
            <text:p>275</text:p>
          </table:table-cell>
          <table:table-cell/>
          <table:table-cell table:formula="of:=[.H276]/[.I276]" office:value-type="float" office:value="0.000530550441859684" calcext:value-type="float">
            <text:p>0.0005305504</text:p>
          </table:table-cell>
          <table:table-cell table:formula="of:=[.D276]/[.M276]" office:value-type="float" office:value="-0.102026114256476" calcext:value-type="float">
            <text:p>-0.1020261143</text:p>
          </table:table-cell>
        </table:table-row>
        <table:table-row table:style-name="ro1">
          <table:table-cell office:value-type="float" office:value="13.73" calcext:value-type="float">
            <text:p>13.73</text:p>
          </table:table-cell>
          <table:table-cell office:value-type="float" office:value="0.0003345986" calcext:value-type="float">
            <text:p>0.0003345986</text:p>
          </table:table-cell>
          <table:table-cell office:value-type="float" office:value="0" calcext:value-type="float">
            <text:p>0</text:p>
          </table:table-cell>
          <table:table-cell office:value-type="float" office:value="-0.00005708" calcext:value-type="float">
            <text:p>-0.00005708</text:p>
          </table:table-cell>
          <table:table-cell office:value-type="float" office:value="-0.00025388" calcext:value-type="float">
            <text:p>-0.000253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634648" calcext:value-type="float">
            <text:p>-0.0038634648</text:p>
          </table:table-cell>
          <table:table-cell office:value-type="float" office:value="-9.8152382469" calcext:value-type="float">
            <text:p>-9.815238246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H277]/[.I277]" office:value-type="float" office:value="0.000393619054659241" calcext:value-type="float">
            <text:p>0.0003936191</text:p>
          </table:table-cell>
          <table:table-cell table:formula="of:=[.D277]/[.M277]" office:value-type="float" office:value="-0.145013304931121" calcext:value-type="float">
            <text:p>-0.1450133049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.0003336702" calcext:value-type="float">
            <text:p>0.0003336702</text:p>
          </table:table-cell>
          <table:table-cell office:value-type="float" office:value="0" calcext:value-type="float">
            <text:p>0</text:p>
          </table:table-cell>
          <table:table-cell office:value-type="float" office:value="-0.00005708" calcext:value-type="float">
            <text:p>-0.00005708</text:p>
          </table:table-cell>
          <table:table-cell office:value-type="float" office:value="-0.00048235" calcext:value-type="float">
            <text:p>-0.000482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3383446" calcext:value-type="float">
            <text:p>-0.0073383446</text:p>
          </table:table-cell>
          <table:table-cell office:value-type="float" office:value="-9.8128559113" calcext:value-type="float">
            <text:p>-9.81285591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7" calcext:value-type="float">
            <text:p>277</text:p>
          </table:table-cell>
          <table:table-cell/>
          <table:table-cell table:formula="of:=[.H278]/[.I278]" office:value-type="float" office:value="0.000747829649832066" calcext:value-type="float">
            <text:p>0.0007478296</text:p>
          </table:table-cell>
          <table:table-cell table:formula="of:=[.D278]/[.M278]" office:value-type="float" office:value="-0.0763275433286417" calcext:value-type="float">
            <text:p>-0.0763275433</text:p>
          </table:table-cell>
        </table:table-row>
        <table:table-row table:style-name="ro1">
          <table:table-cell office:value-type="float" office:value="13.83" calcext:value-type="float">
            <text:p>13.83</text:p>
          </table:table-cell>
          <table:table-cell office:value-type="float" office:value="0.0003704411" calcext:value-type="float">
            <text:p>0.0003704411</text:p>
          </table:table-cell>
          <table:table-cell office:value-type="float" office:value="0" calcext:value-type="float">
            <text:p>0</text:p>
          </table:table-cell>
          <table:table-cell office:value-type="float" office:value="-0.00005672" calcext:value-type="float">
            <text:p>-0.00005672</text:p>
          </table:table-cell>
          <table:table-cell office:value-type="float" office:value="-0.00021452" calcext:value-type="float">
            <text:p>-0.0002145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2642248" calcext:value-type="float">
            <text:p>-0.0032642248</text:p>
          </table:table-cell>
          <table:table-cell office:value-type="float" office:value="-9.8144193649" calcext:value-type="float">
            <text:p>-9.814419364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H279]/[.I279]" office:value-type="float" office:value="0.000332594795334921" calcext:value-type="float">
            <text:p>0.0003325948</text:p>
          </table:table-cell>
          <table:table-cell table:formula="of:=[.D279]/[.M279]" office:value-type="float" office:value="-0.1705378460384" calcext:value-type="float">
            <text:p>-0.170537846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.0003397625" calcext:value-type="float">
            <text:p>0.0003397625</text:p>
          </table:table-cell>
          <table:table-cell office:value-type="float" office:value="0" calcext:value-type="float">
            <text:p>0</text:p>
          </table:table-cell>
          <table:table-cell office:value-type="float" office:value="-0.00005672" calcext:value-type="float">
            <text:p>-0.00005672</text:p>
          </table:table-cell>
          <table:table-cell office:value-type="float" office:value="-0.00020774" calcext:value-type="float">
            <text:p>-0.000207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1610581" calcext:value-type="float">
            <text:p>-0.0031610581</text:p>
          </table:table-cell>
          <table:table-cell office:value-type="float" office:value="-9.8146063042" calcext:value-type="float">
            <text:p>-9.814606304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[.H280]/[.I280]" office:value-type="float" office:value="0.000322076912921844" calcext:value-type="float">
            <text:p>0.0003220769</text:p>
          </table:table-cell>
          <table:table-cell table:formula="of:=[.D280]/[.M280]" office:value-type="float" office:value="-0.17610700340314" calcext:value-type="float">
            <text:p>-0.1761070034</text:p>
          </table:table-cell>
        </table:table-row>
        <table:table-row table:style-name="ro1">
          <table:table-cell office:value-type="float" office:value="13.93" calcext:value-type="float">
            <text:p>13.93</text:p>
          </table:table-cell>
          <table:table-cell office:value-type="float" office:value="0.0003553049" calcext:value-type="float">
            <text:p>0.0003553049</text:p>
          </table:table-cell>
          <table:table-cell office:value-type="float" office:value="0" calcext:value-type="float">
            <text:p>0</text:p>
          </table:table-cell>
          <table:table-cell office:value-type="float" office:value="-0.00006041" calcext:value-type="float">
            <text:p>-0.00006041</text:p>
          </table:table-cell>
          <table:table-cell office:value-type="float" office:value="-0.00031775" calcext:value-type="float">
            <text:p>-0.0003177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8346068" calcext:value-type="float">
            <text:p>-0.0048346068</text:p>
          </table:table-cell>
          <table:table-cell office:value-type="float" office:value="-9.8136702156" calcext:value-type="float">
            <text:p>-9.813670215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[.H281]/[.I281]" office:value-type="float" office:value="0.000492640031077753" calcext:value-type="float">
            <text:p>0.00049264</text:p>
          </table:table-cell>
          <table:table-cell table:formula="of:=[.D281]/[.M281]" office:value-type="float" office:value="-0.122625032861906" calcext:value-type="float">
            <text:p>-0.1226250329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.0003470873" calcext:value-type="float">
            <text:p>0.0003470873</text:p>
          </table:table-cell>
          <table:table-cell office:value-type="float" office:value="0" calcext:value-type="float">
            <text:p>0</text:p>
          </table:table-cell>
          <table:table-cell office:value-type="float" office:value="-0.00006041" calcext:value-type="float">
            <text:p>-0.00006041</text:p>
          </table:table-cell>
          <table:table-cell office:value-type="float" office:value="-0.00039285" calcext:value-type="float">
            <text:p>-0.0003928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9771465" calcext:value-type="float">
            <text:p>-0.0059771465</text:p>
          </table:table-cell>
          <table:table-cell office:value-type="float" office:value="-9.8136394882" calcext:value-type="float">
            <text:p>-9.813639488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H282]/[.I282]" office:value-type="float" office:value="0.000609065220623498" calcext:value-type="float">
            <text:p>0.0006090652</text:p>
          </table:table-cell>
          <table:table-cell table:formula="of:=[.D282]/[.M282]" office:value-type="float" office:value="-0.0991847801425249" calcext:value-type="float">
            <text:p>-0.0991847801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office:value-type="float" office:value="0.0003970127" calcext:value-type="float">
            <text:p>0.0003970127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00764" calcext:value-type="float">
            <text:p>-0.000007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1163367" calcext:value-type="float">
            <text:p>-0.0001163367</text:p>
          </table:table-cell>
          <table:table-cell office:value-type="float" office:value="-9.8156435966" calcext:value-type="float">
            <text:p>-9.815643596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H283]/[.I283]" office:value-type="float" office:value="0.0000118521723873814" calcext:value-type="float">
            <text:p>1.18521723873814E-05</text:p>
          </table:table-cell>
          <table:table-cell table:formula="of:=[.D283]/[.M283]" office:value-type="float" office:value="-4.91133592200987" calcext:value-type="float">
            <text:p>-4.91133592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.0003564501" calcext:value-type="float">
            <text:p>0.0003564501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23528" calcext:value-type="float">
            <text:p>-0.000235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579435" calcext:value-type="float">
            <text:p>-0.003579435</text:p>
          </table:table-cell>
          <table:table-cell office:value-type="float" office:value="-9.8129159355" calcext:value-type="float">
            <text:p>-9.812915935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[.H284]/[.I284]" office:value-type="float" office:value="0.000364767722818326" calcext:value-type="float">
            <text:p>0.0003647677</text:p>
          </table:table-cell>
          <table:table-cell table:formula="of:=[.D284]/[.M284]" office:value-type="float" office:value="-0.159581005551283" calcext:value-type="float">
            <text:p>-0.1595810056</text:p>
          </table:table-cell>
        </table:table-row>
        <table:table-row table:style-name="ro1">
          <table:table-cell office:value-type="float" office:value="14.13" calcext:value-type="float">
            <text:p>14.13</text:p>
          </table:table-cell>
          <table:table-cell office:value-type="float" office:value="0.0003554435" calcext:value-type="float">
            <text:p>0.0003554435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38823" calcext:value-type="float">
            <text:p>-0.000388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9056998" calcext:value-type="float">
            <text:p>-0.0059056998</text:p>
          </table:table-cell>
          <table:table-cell office:value-type="float" office:value="-9.8116717529" calcext:value-type="float">
            <text:p>-9.811671752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H285]/[.I285]" office:value-type="float" office:value="0.00060190556193999" calcext:value-type="float">
            <text:p>0.0006019056</text:p>
          </table:table-cell>
          <table:table-cell table:formula="of:=[.D285]/[.M285]" office:value-type="float" office:value="-0.0967095233550999" calcext:value-type="float">
            <text:p>-0.0967095234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0.0003626486" calcext:value-type="float">
            <text:p>0.0003626486</text:p>
          </table:table-cell>
          <table:table-cell office:value-type="float" office:value="0" calcext:value-type="float">
            <text:p>0</text:p>
          </table:table-cell>
          <table:table-cell office:value-type="float" office:value="-0.00005821" calcext:value-type="float">
            <text:p>-0.00005821</text:p>
          </table:table-cell>
          <table:table-cell office:value-type="float" office:value="-0.00036012" calcext:value-type="float">
            <text:p>-0.000360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4779398" calcext:value-type="float">
            <text:p>-0.0054779398</text:p>
          </table:table-cell>
          <table:table-cell office:value-type="float" office:value="-9.8113757133" calcext:value-type="float">
            <text:p>-9.81137571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[.H286]/[.I286]" office:value-type="float" office:value="0.00055832535212919" calcext:value-type="float">
            <text:p>0.0005583254</text:p>
          </table:table-cell>
          <table:table-cell table:formula="of:=[.D286]/[.M286]" office:value-type="float" office:value="-0.104258206757072" calcext:value-type="float">
            <text:p>-0.1042582068</text:p>
          </table:table-cell>
        </table:table-row>
        <table:table-row table:style-name="ro1">
          <table:table-cell office:value-type="float" office:value="14.23" calcext:value-type="float">
            <text:p>14.23</text:p>
          </table:table-cell>
          <table:table-cell office:value-type="float" office:value="0.0003567666" calcext:value-type="float">
            <text:p>0.0003567666</text:p>
          </table:table-cell>
          <table:table-cell office:value-type="float" office:value="0" calcext:value-type="float">
            <text:p>0</text:p>
          </table:table-cell>
          <table:table-cell office:value-type="float" office:value="-0.00006108" calcext:value-type="float">
            <text:p>-0.00006108</text:p>
          </table:table-cell>
          <table:table-cell office:value-type="float" office:value="-0.0003911" calcext:value-type="float">
            <text:p>-0.00039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9496413" calcext:value-type="float">
            <text:p>-0.0059496413</text:p>
          </table:table-cell>
          <table:table-cell office:value-type="float" office:value="-9.8120567322" calcext:value-type="float">
            <text:p>-9.812056732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[.H287]/[.I287]" office:value-type="float" office:value="0.000606360262927873" calcext:value-type="float">
            <text:p>0.0006063603</text:p>
          </table:table-cell>
          <table:table-cell table:formula="of:=[.D287]/[.M287]" office:value-type="float" office:value="-0.100732194595122" calcext:value-type="float">
            <text:p>-0.1007321946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.0003605674" calcext:value-type="float">
            <text:p>0.0003605674</text:p>
          </table:table-cell>
          <table:table-cell office:value-type="float" office:value="0" calcext:value-type="float">
            <text:p>0</text:p>
          </table:table-cell>
          <table:table-cell office:value-type="float" office:value="-0.00005851" calcext:value-type="float">
            <text:p>-0.00005851</text:p>
          </table:table-cell>
          <table:table-cell office:value-type="float" office:value="-0.00067044" calcext:value-type="float">
            <text:p>-0.000670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1971222" calcext:value-type="float">
            <text:p>-0.0101971222</text:p>
          </table:table-cell>
          <table:table-cell office:value-type="float" office:value="-9.8101275444" calcext:value-type="float">
            <text:p>-9.810127544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[.H288]/[.I288]" office:value-type="float" office:value="0.00103944848360518" calcext:value-type="float">
            <text:p>0.0010394485</text:p>
          </table:table-cell>
          <table:table-cell table:formula="of:=[.D288]/[.M288]" office:value-type="float" office:value="-0.0562894659262634" calcext:value-type="float">
            <text:p>-0.0562894659</text:p>
          </table:table-cell>
        </table:table-row>
        <table:table-row table:style-name="ro1">
          <table:table-cell office:value-type="float" office:value="14.33" calcext:value-type="float">
            <text:p>14.33</text:p>
          </table:table-cell>
          <table:table-cell office:value-type="float" office:value="0.0003937121" calcext:value-type="float">
            <text:p>0.0003937121</text:p>
          </table:table-cell>
          <table:table-cell office:value-type="float" office:value="0" calcext:value-type="float">
            <text:p>0</text:p>
          </table:table-cell>
          <table:table-cell office:value-type="float" office:value="-0.00006103" calcext:value-type="float">
            <text:p>-0.00006103</text:p>
          </table:table-cell>
          <table:table-cell office:value-type="float" office:value="-0.00049982" calcext:value-type="float">
            <text:p>-0.000499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6022504" calcext:value-type="float">
            <text:p>-0.0076022504</text:p>
          </table:table-cell>
          <table:table-cell office:value-type="float" office:value="-9.8103631592" calcext:value-type="float">
            <text:p>-9.810363159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[.H289]/[.I289]" office:value-type="float" office:value="0.000774920385375411" calcext:value-type="float">
            <text:p>0.0007749204</text:p>
          </table:table-cell>
          <table:table-cell table:formula="of:=[.D289]/[.M289]" office:value-type="float" office:value="-0.078756477635356" calcext:value-type="float">
            <text:p>-0.0787564776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.0003336434" calcext:value-type="float">
            <text:p>0.0003336434</text:p>
          </table:table-cell>
          <table:table-cell office:value-type="float" office:value="0" calcext:value-type="float">
            <text:p>0</text:p>
          </table:table-cell>
          <table:table-cell office:value-type="float" office:value="-0.00006103" calcext:value-type="float">
            <text:p>-0.00006103</text:p>
          </table:table-cell>
          <table:table-cell office:value-type="float" office:value="-0.00059455" calcext:value-type="float">
            <text:p>-0.000594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418897" calcext:value-type="float">
            <text:p>-0.0090418897</text:p>
          </table:table-cell>
          <table:table-cell office:value-type="float" office:value="-9.8090877533" calcext:value-type="float">
            <text:p>-9.80908775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[.H290]/[.I290]" office:value-type="float" office:value="0.000921787012962352" calcext:value-type="float">
            <text:p>0.000921787</text:p>
          </table:table-cell>
          <table:table-cell table:formula="of:=[.D290]/[.M290]" office:value-type="float" office:value="-0.0662083530596374" calcext:value-type="float">
            <text:p>-0.0662083531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.0004098028" calcext:value-type="float">
            <text:p>0.0004098028</text:p>
          </table:table-cell>
          <table:table-cell office:value-type="float" office:value="0" calcext:value-type="float">
            <text:p>0</text:p>
          </table:table-cell>
          <table:table-cell office:value-type="float" office:value="-0.00005724" calcext:value-type="float">
            <text:p>-0.00005724</text:p>
          </table:table-cell>
          <table:table-cell office:value-type="float" office:value="-0.00060902" calcext:value-type="float">
            <text:p>-0.000609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2614957" calcext:value-type="float">
            <text:p>-0.0092614957</text:p>
          </table:table-cell>
          <table:table-cell office:value-type="float" office:value="-9.8086252975" calcext:value-type="float">
            <text:p>-9.80862529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[.H291]/[.I291]" office:value-type="float" office:value="0.000944219543421701" calcext:value-type="float">
            <text:p>0.0009442195</text:p>
          </table:table-cell>
          <table:table-cell table:formula="of:=[.D291]/[.M291]" office:value-type="float" office:value="-0.060621494650038" calcext:value-type="float">
            <text:p>-0.0606214947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0.0003553805" calcext:value-type="float">
            <text:p>0.0003553805</text:p>
          </table:table-cell>
          <table:table-cell office:value-type="float" office:value="0" calcext:value-type="float">
            <text:p>0</text:p>
          </table:table-cell>
          <table:table-cell office:value-type="float" office:value="-0.00005724" calcext:value-type="float">
            <text:p>-0.00005724</text:p>
          </table:table-cell>
          <table:table-cell office:value-type="float" office:value="-0.00018732" calcext:value-type="float">
            <text:p>-0.000187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8495869" calcext:value-type="float">
            <text:p>-0.0028495869</text:p>
          </table:table-cell>
          <table:table-cell office:value-type="float" office:value="-9.8119090462" calcext:value-type="float">
            <text:p>-9.811909046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1" calcext:value-type="float">
            <text:p>291</text:p>
          </table:table-cell>
          <table:table-cell/>
          <table:table-cell table:formula="of:=[.H292]/[.I292]" office:value-type="float" office:value="0.000290421251010638" calcext:value-type="float">
            <text:p>0.0002904213</text:p>
          </table:table-cell>
          <table:table-cell table:formula="of:=[.D292]/[.M292]" office:value-type="float" office:value="-0.197093015062811" calcext:value-type="float">
            <text:p>-0.1970930151</text:p>
          </table:table-cell>
        </table:table-row>
        <table:table-row table:style-name="ro1">
          <table:table-cell office:value-type="float" office:value="14.53" calcext:value-type="float">
            <text:p>14.53</text:p>
          </table:table-cell>
          <table:table-cell office:value-type="float" office:value="0.0003424656" calcext:value-type="float">
            <text:p>0.0003424656</text:p>
          </table:table-cell>
          <table:table-cell office:value-type="float" office:value="0" calcext:value-type="float">
            <text:p>0</text:p>
          </table:table-cell>
          <table:table-cell office:value-type="float" office:value="-0.00005467" calcext:value-type="float">
            <text:p>-0.00005467</text:p>
          </table:table-cell>
          <table:table-cell office:value-type="float" office:value="-0.00019361" calcext:value-type="float">
            <text:p>-0.000193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9454156" calcext:value-type="float">
            <text:p>-0.0029454156</text:p>
          </table:table-cell>
          <table:table-cell office:value-type="float" office:value="-9.8124422836" calcext:value-type="float">
            <text:p>-9.812442283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2" calcext:value-type="float">
            <text:p>292</text:p>
          </table:table-cell>
          <table:table-cell/>
          <table:table-cell table:formula="of:=[.H293]/[.I293]" office:value-type="float" office:value="0.000300171508261793" calcext:value-type="float">
            <text:p>0.0003001715</text:p>
          </table:table-cell>
          <table:table-cell table:formula="of:=[.D293]/[.M293]" office:value-type="float" office:value="-0.182129211118598" calcext:value-type="float">
            <text:p>-0.1821292111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.0003618268" calcext:value-type="float">
            <text:p>0.0003618268</text:p>
          </table:table-cell>
          <table:table-cell office:value-type="float" office:value="0" calcext:value-type="float">
            <text:p>0</text:p>
          </table:table-cell>
          <table:table-cell office:value-type="float" office:value="-0.00005836" calcext:value-type="float">
            <text:p>-0.00005836</text:p>
          </table:table-cell>
          <table:table-cell office:value-type="float" office:value="-0.00003984" calcext:value-type="float">
            <text:p>-0.000039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6059708" calcext:value-type="float">
            <text:p>-0.0006059708</text:p>
          </table:table-cell>
          <table:table-cell office:value-type="float" office:value="-9.8110012817" calcext:value-type="float">
            <text:p>-9.811001281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[.H294]/[.I294]" office:value-type="float" office:value="0.0000617644196143658" calcext:value-type="float">
            <text:p>6.17644196143658E-05</text:p>
          </table:table-cell>
          <table:table-cell table:formula="of:=[.D294]/[.M294]" office:value-type="float" office:value="-0.944880569822856" calcext:value-type="float">
            <text:p>-0.9448805698</text:p>
          </table:table-cell>
        </table:table-row>
        <table:table-row table:style-name="ro1">
          <table:table-cell office:value-type="float" office:value="14.63" calcext:value-type="float">
            <text:p>14.63</text:p>
          </table:table-cell>
          <table:table-cell office:value-type="float" office:value="0.000315934" calcext:value-type="float">
            <text:p>0.000315934</text:p>
          </table:table-cell>
          <table:table-cell office:value-type="float" office:value="0" calcext:value-type="float">
            <text:p>0</text:p>
          </table:table-cell>
          <table:table-cell office:value-type="float" office:value="-0.00005836" calcext:value-type="float">
            <text:p>-0.00005836</text:p>
          </table:table-cell>
          <table:table-cell office:value-type="float" office:value="-0.00012184" calcext:value-type="float">
            <text:p>-0.000121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8531566" calcext:value-type="float">
            <text:p>-0.0018531566</text:p>
          </table:table-cell>
          <table:table-cell office:value-type="float" office:value="-9.8104946518" calcext:value-type="float">
            <text:p>-9.810494651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4" calcext:value-type="float">
            <text:p>294</text:p>
          </table:table-cell>
          <table:table-cell/>
          <table:table-cell table:formula="of:=[.H295]/[.I295]" office:value-type="float" office:value="0.000188895327480759" calcext:value-type="float">
            <text:p>0.0001888953</text:p>
          </table:table-cell>
          <table:table-cell table:formula="of:=[.D295]/[.M295]" office:value-type="float" office:value="-0.308954174665567" calcext:value-type="float">
            <text:p>-0.3089541747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.0003968084" calcext:value-type="float">
            <text:p>0.0003968084</text:p>
          </table:table-cell>
          <table:table-cell office:value-type="float" office:value="0" calcext:value-type="float">
            <text:p>0</text:p>
          </table:table-cell>
          <table:table-cell office:value-type="float" office:value="-0.00005715" calcext:value-type="float">
            <text:p>-0.00005715</text:p>
          </table:table-cell>
          <table:table-cell office:value-type="float" office:value="0.00008983" calcext:value-type="float">
            <text:p>0.000089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3665362" calcext:value-type="float">
            <text:p>0.0013665362</text:p>
          </table:table-cell>
          <table:table-cell office:value-type="float" office:value="-9.8121664238" calcext:value-type="float">
            <text:p>-9.812166423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[.H296]/[.I296]" office:value-type="float" office:value="-0.000139269570141552" calcext:value-type="float">
            <text:p>-0.0001392696</text:p>
          </table:table-cell>
          <table:table-cell table:formula="of:=[.D296]/[.M296]" office:value-type="float" office:value="0.410355255221318" calcext:value-type="float">
            <text:p>0.4103552552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0.0003362104" calcext:value-type="float">
            <text:p>0.0003362104</text:p>
          </table:table-cell>
          <table:table-cell office:value-type="float" office:value="0" calcext:value-type="float">
            <text:p>0</text:p>
          </table:table-cell>
          <table:table-cell office:value-type="float" office:value="-0.00005715" calcext:value-type="float">
            <text:p>-0.00005715</text:p>
          </table:table-cell>
          <table:table-cell office:value-type="float" office:value="-0.00017909" calcext:value-type="float">
            <text:p>-0.000179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7243168" calcext:value-type="float">
            <text:p>-0.0027243168</text:p>
          </table:table-cell>
          <table:table-cell office:value-type="float" office:value="-9.8117242432" calcext:value-type="float">
            <text:p>-9.811724243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6" calcext:value-type="float">
            <text:p>296</text:p>
          </table:table-cell>
          <table:table-cell/>
          <table:table-cell table:formula="of:=[.H297]/[.I297]" office:value-type="float" office:value="0.000277659332088148" calcext:value-type="float">
            <text:p>0.0002776593</text:p>
          </table:table-cell>
          <table:table-cell table:formula="of:=[.D297]/[.M297]" office:value-type="float" office:value="-0.20582776588203" calcext:value-type="float">
            <text:p>-0.2058277659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0.000359444" calcext:value-type="float">
            <text:p>0.000359444</text:p>
          </table:table-cell>
          <table:table-cell office:value-type="float" office:value="0" calcext:value-type="float">
            <text:p>0</text:p>
          </table:table-cell>
          <table:table-cell office:value-type="float" office:value="-0.00005715" calcext:value-type="float">
            <text:p>-0.00005715</text:p>
          </table:table-cell>
          <table:table-cell office:value-type="float" office:value="-0.00054699" calcext:value-type="float">
            <text:p>-0.000546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3177071" calcext:value-type="float">
            <text:p>-0.0083177071</text:p>
          </table:table-cell>
          <table:table-cell office:value-type="float" office:value="-9.808035965" calcext:value-type="float">
            <text:p>-9.80803596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[.H298]/[.I298]" office:value-type="float" office:value="0.000848050224293809" calcext:value-type="float">
            <text:p>0.0008480502</text:p>
          </table:table-cell>
          <table:table-cell table:formula="of:=[.D298]/[.M298]" office:value-type="float" office:value="-0.0673898766403724" calcext:value-type="float">
            <text:p>-0.0673898766</text:p>
          </table:table-cell>
        </table:table-row>
        <table:table-row table:style-name="ro1">
          <table:table-cell office:value-type="float" office:value="14.83" calcext:value-type="float">
            <text:p>14.83</text:p>
          </table:table-cell>
          <table:table-cell office:value-type="float" office:value="0.0003494712" calcext:value-type="float">
            <text:p>0.0003494712</text:p>
          </table:table-cell>
          <table:table-cell office:value-type="float" office:value="0" calcext:value-type="float">
            <text:p>0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43236" calcext:value-type="float">
            <text:p>-0.000432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574836" calcext:value-type="float">
            <text:p>-0.006574836</text:p>
          </table:table-cell>
          <table:table-cell office:value-type="float" office:value="-9.8083784294" calcext:value-type="float">
            <text:p>-9.808378429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[.H299]/[.I299]" office:value-type="float" office:value="0.000670328540780232" calcext:value-type="float">
            <text:p>0.0006703285</text:p>
          </table:table-cell>
          <table:table-cell table:formula="of:=[.D299]/[.M299]" office:value-type="float" office:value="-0.0851671926926308" calcext:value-type="float">
            <text:p>-0.0851671927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.0003541875" calcext:value-type="float">
            <text:p>0.0003541875</text:p>
          </table:table-cell>
          <table:table-cell office:value-type="float" office:value="0" calcext:value-type="float">
            <text:p>0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28611" calcext:value-type="float">
            <text:p>-0.000286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512645" calcext:value-type="float">
            <text:p>-0.0043512645</text:p>
          </table:table-cell>
          <table:table-cell office:value-type="float" office:value="-9.8092904472" calcext:value-type="float">
            <text:p>-9.809290447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H300]/[.I300]" office:value-type="float" office:value="0.000443586059911402" calcext:value-type="float">
            <text:p>0.0004435861</text:p>
          </table:table-cell>
          <table:table-cell table:formula="of:=[.D300]/[.M300]" office:value-type="float" office:value="-0.128701068765332" calcext:value-type="float">
            <text:p>-0.1287010688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0.00035109" calcext:value-type="float">
            <text:p>0.00035109</text:p>
          </table:table-cell>
          <table:table-cell office:value-type="float" office:value="0" calcext:value-type="float">
            <text:p>0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31689" calcext:value-type="float">
            <text:p>-0.000316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8188972" calcext:value-type="float">
            <text:p>-0.0048188972</text:p>
          </table:table-cell>
          <table:table-cell office:value-type="float" office:value="-9.8082781601" calcext:value-type="float">
            <text:p>-9.808278160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H301]/[.I301]" office:value-type="float" office:value="0.000491309190190306" calcext:value-type="float">
            <text:p>0.0004913092</text:p>
          </table:table-cell>
          <table:table-cell table:formula="of:=[.D301]/[.M301]" office:value-type="float" office:value="-0.116199739674901" calcext:value-type="float">
            <text:p>-0.1161997397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-0.0780011341" calcext:value-type="float">
            <text:p>-0.078001134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0.00002102" calcext:value-type="float">
            <text:p>0.00002102</text:p>
          </table:table-cell>
          <table:table-cell office:value-type="float" office:value="9.8976325989" calcext:value-type="float">
            <text:p>9.8976325989</text:p>
          </table:table-cell>
          <table:table-cell office:value-type="float" office:value="37.0561981201" calcext:value-type="float">
            <text:p>37.0561981201</text:p>
          </table:table-cell>
          <table:table-cell office:value-type="float" office:value="0.0003197432" calcext:value-type="float">
            <text:p>0.0003197432</text:p>
          </table:table-cell>
          <table:table-cell office:value-type="float" office:value="-9.8105880356" calcext:value-type="float">
            <text:p>-9.810588035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1" calcext:value-type="float">
            <text:p>301</text:p>
          </table:table-cell>
          <table:table-cell/>
          <table:table-cell table:formula="of:=[.H302]/[.I302]" office:value-type="float" office:value="-0.0000325916447454258" calcext:value-type="float">
            <text:p>-3.25916447454258E-05</text:p>
          </table:table-cell>
          <table:table-cell table:formula="of:=[.D302]/[.M302]" office:value-type="float" office:value="1.75167594166945" calcext:value-type="float">
            <text:p>1.7516759417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-0.1560776085" calcext:value-type="float">
            <text:p>-0.1560776085</text:p>
          </table:table-cell>
          <table:table-cell office:value-type="float" office:value="0.0020000001" calcext:value-type="float">
            <text:p>0.0020000001</text:p>
          </table:table-cell>
          <table:table-cell office:value-type="float" office:value="-0.00005709" calcext:value-type="float">
            <text:p>-0.00005709</text:p>
          </table:table-cell>
          <table:table-cell office:value-type="float" office:value="-0.00005999" calcext:value-type="float">
            <text:p>-0.00005999</text:p>
          </table:table-cell>
          <table:table-cell office:value-type="float" office:value="9.9260063171" calcext:value-type="float">
            <text:p>9.9260063171</text:p>
          </table:table-cell>
          <table:table-cell office:value-type="float" office:value="42.6352539062" calcext:value-type="float">
            <text:p>42.6352539062</text:p>
          </table:table-cell>
          <table:table-cell office:value-type="float" office:value="-0.0009125614" calcext:value-type="float">
            <text:p>-0.0009125614</text:p>
          </table:table-cell>
          <table:table-cell office:value-type="float" office:value="-9.8120530701" calcext:value-type="float">
            <text:p>-9.812053070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2" calcext:value-type="float">
            <text:p>302</text:p>
          </table:table-cell>
          <table:table-cell/>
          <table:table-cell table:formula="of:=[.H303]/[.I303]" office:value-type="float" office:value="0.0000930041239565676" calcext:value-type="float">
            <text:p>9.30041239565676E-05</text:p>
          </table:table-cell>
          <table:table-cell table:formula="of:=[.D303]/[.M303]" office:value-type="float" office:value="-0.613843747688658" calcext:value-type="float">
            <text:p>-0.6138437477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0.2214812934" calcext:value-type="float">
            <text:p>-0.2214812934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14571" calcext:value-type="float">
            <text:p>-0.00014571</text:p>
          </table:table-cell>
          <table:table-cell office:value-type="float" office:value="9.935713768" calcext:value-type="float">
            <text:p>9.935713768</text:p>
          </table:table-cell>
          <table:table-cell office:value-type="float" office:value="44.3832855225" calcext:value-type="float">
            <text:p>44.3832855225</text:p>
          </table:table-cell>
          <table:table-cell office:value-type="float" office:value="-0.0022164989" calcext:value-type="float">
            <text:p>-0.0022164989</text:p>
          </table:table-cell>
          <table:table-cell office:value-type="float" office:value="-9.8115527153" calcext:value-type="float">
            <text:p>-9.811552715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3" calcext:value-type="float">
            <text:p>303</text:p>
          </table:table-cell>
          <table:table-cell/>
          <table:table-cell table:formula="of:=[.H304]/[.I304]" office:value-type="float" office:value="0.00022590704695941" calcext:value-type="float">
            <text:p>0.000225907</text:p>
          </table:table-cell>
          <table:table-cell table:formula="of:=[.D304]/[.M304]" office:value-type="float" office:value="-0.239744623857313" calcext:value-type="float">
            <text:p>-0.2397446239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-0.2961961329" calcext:value-type="float">
            <text:p>-0.2961961329</text:p>
          </table:table-cell>
          <table:table-cell office:value-type="float" office:value="0.0040000002" calcext:value-type="float">
            <text:p>0.0040000002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25903" calcext:value-type="float">
            <text:p>-0.00025903</text:p>
          </table:table-cell>
          <table:table-cell office:value-type="float" office:value="9.9407548904" calcext:value-type="float">
            <text:p>9.9407548904</text:p>
          </table:table-cell>
          <table:table-cell office:value-type="float" office:value="45.2644233704" calcext:value-type="float">
            <text:p>45.2644233704</text:p>
          </table:table-cell>
          <table:table-cell office:value-type="float" office:value="-0.0039405313" calcext:value-type="float">
            <text:p>-0.0039405313</text:p>
          </table:table-cell>
          <table:table-cell office:value-type="float" office:value="-9.8121166992" calcext:value-type="float">
            <text:p>-9.812116699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4" calcext:value-type="float">
            <text:p>304</text:p>
          </table:table-cell>
          <table:table-cell/>
          <table:table-cell table:formula="of:=[.H305]/[.I305]" office:value-type="float" office:value="0.000401598495085294" calcext:value-type="float">
            <text:p>0.0004015985</text:p>
          </table:table-cell>
          <table:table-cell table:formula="of:=[.D305]/[.M305]" office:value-type="float" office:value="-0.134861063133459" calcext:value-type="float">
            <text:p>-0.1348610631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-0.3655475378" calcext:value-type="float">
            <text:p>-0.3655475378</text:p>
          </table:table-cell>
          <table:table-cell office:value-type="float" office:value="0.0049999999" calcext:value-type="float">
            <text:p>0.0049999999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54979" calcext:value-type="float">
            <text:p>-0.00054979</text:p>
          </table:table-cell>
          <table:table-cell office:value-type="float" office:value="9.9439287186" calcext:value-type="float">
            <text:p>9.9439287186</text:p>
          </table:table-cell>
          <table:table-cell office:value-type="float" office:value="45.8104820251" calcext:value-type="float">
            <text:p>45.8104820251</text:p>
          </table:table-cell>
          <table:table-cell office:value-type="float" office:value="-0.0083621234" calcext:value-type="float">
            <text:p>-0.0083621234</text:p>
          </table:table-cell>
          <table:table-cell office:value-type="float" office:value="-9.8101805115" calcext:value-type="float">
            <text:p>-9.810180511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5" calcext:value-type="float">
            <text:p>305</text:p>
          </table:table-cell>
          <table:table-cell/>
          <table:table-cell table:formula="of:=[.H306]/[.I306]" office:value-type="float" office:value="0.000852392409109851" calcext:value-type="float">
            <text:p>0.0008523924</text:p>
          </table:table-cell>
          <table:table-cell table:formula="of:=[.D306]/[.M306]" office:value-type="float" office:value="-0.0635388107885181" calcext:value-type="float">
            <text:p>-0.0635388108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-0.4373377562" calcext:value-type="float">
            <text:p>-0.4373377562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34217" calcext:value-type="float">
            <text:p>-0.00034217</text:p>
          </table:table-cell>
          <table:table-cell office:value-type="float" office:value="9.9461708069" calcext:value-type="float">
            <text:p>9.9461708069</text:p>
          </table:table-cell>
          <table:table-cell office:value-type="float" office:value="46.1923446655" calcext:value-type="float">
            <text:p>46.1923446655</text:p>
          </table:table-cell>
          <table:table-cell office:value-type="float" office:value="-0.005203347" calcext:value-type="float">
            <text:p>-0.005203347</text:p>
          </table:table-cell>
          <table:table-cell office:value-type="float" office:value="-9.8083828163" calcext:value-type="float">
            <text:p>-9.808382816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H307]/[.I307]" office:value-type="float" office:value="0.00053049999143109" calcext:value-type="float">
            <text:p>0.0005305</text:p>
          </table:table-cell>
          <table:table-cell table:formula="of:=[.D307]/[.M307]" office:value-type="float" office:value="-0.102092367341791" calcext:value-type="float">
            <text:p>-0.1020923673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-0.5074512959" calcext:value-type="float">
            <text:p>-0.5074512959</text:p>
          </table:table-cell>
          <table:table-cell office:value-type="float" office:value="0.0070000002" calcext:value-type="float">
            <text:p>0.0070000002</text:p>
          </table:table-cell>
          <table:table-cell office:value-type="float" office:value="-0.00005416" calcext:value-type="float">
            <text:p>-0.00005416</text:p>
          </table:table-cell>
          <table:table-cell office:value-type="float" office:value="-0.00059555" calcext:value-type="float">
            <text:p>-0.00059555</text:p>
          </table:table-cell>
          <table:table-cell office:value-type="float" office:value="9.9478797913" calcext:value-type="float">
            <text:p>9.9478797913</text:p>
          </table:table-cell>
          <table:table-cell office:value-type="float" office:value="46.4813041687" calcext:value-type="float">
            <text:p>46.4813041687</text:p>
          </table:table-cell>
          <table:table-cell office:value-type="float" office:value="-0.0090554611" calcext:value-type="float">
            <text:p>-0.0090554611</text:p>
          </table:table-cell>
          <table:table-cell office:value-type="float" office:value="-9.8073085213" calcext:value-type="float">
            <text:p>-9.80730852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[.H308]/[.I308]" office:value-type="float" office:value="0.000923338047368745" calcext:value-type="float">
            <text:p>0.000923338</text:p>
          </table:table-cell>
          <table:table-cell table:formula="of:=[.D308]/[.M308]" office:value-type="float" office:value="-0.0586567402419307" calcext:value-type="float">
            <text:p>-0.0586567402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-0.5780684948" calcext:value-type="float">
            <text:p>-0.5780684948</text:p>
          </table:table-cell>
          <table:table-cell office:value-type="float" office:value="0.0080000004" calcext:value-type="float">
            <text:p>0.0080000004</text:p>
          </table:table-cell>
          <table:table-cell office:value-type="float" office:value="-0.00005402" calcext:value-type="float">
            <text:p>-0.00005402</text:p>
          </table:table-cell>
          <table:table-cell office:value-type="float" office:value="-0.0007525" calcext:value-type="float">
            <text:p>-0.0007525</text:p>
          </table:table-cell>
          <table:table-cell office:value-type="float" office:value="9.9492549896" calcext:value-type="float">
            <text:p>9.9492549896</text:p>
          </table:table-cell>
          <table:table-cell office:value-type="float" office:value="46.7125320435" calcext:value-type="float">
            <text:p>46.7125320435</text:p>
          </table:table-cell>
          <table:table-cell office:value-type="float" office:value="-0.0114446238" calcext:value-type="float">
            <text:p>-0.0114446238</text:p>
          </table:table-cell>
          <table:table-cell office:value-type="float" office:value="-9.8097177124" calcext:value-type="float">
            <text:p>-9.809717712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[.H309]/[.I309]" office:value-type="float" office:value="0.00116666188931547" calcext:value-type="float">
            <text:p>0.0011666619</text:p>
          </table:table-cell>
          <table:table-cell table:formula="of:=[.D309]/[.M309]" office:value-type="float" office:value="-0.0463030467479279" calcext:value-type="float">
            <text:p>-0.0463030467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-0.6480169892" calcext:value-type="float">
            <text:p>-0.6480169892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-0.00005402" calcext:value-type="float">
            <text:p>-0.00005402</text:p>
          </table:table-cell>
          <table:table-cell office:value-type="float" office:value="-0.0004889" calcext:value-type="float">
            <text:p>-0.0004889</text:p>
          </table:table-cell>
          <table:table-cell office:value-type="float" office:value="9.9504089355" calcext:value-type="float">
            <text:p>9.9504089355</text:p>
          </table:table-cell>
          <table:table-cell office:value-type="float" office:value="46.9056739807" calcext:value-type="float">
            <text:p>46.9056739807</text:p>
          </table:table-cell>
          <table:table-cell office:value-type="float" office:value="-0.0074370693" calcext:value-type="float">
            <text:p>-0.0074370693</text:p>
          </table:table-cell>
          <table:table-cell office:value-type="float" office:value="-9.8116034126" calcext:value-type="float">
            <text:p>-9.811603412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[.H310]/[.I310]" office:value-type="float" office:value="0.000757987149220622" calcext:value-type="float">
            <text:p>0.0007579871</text:p>
          </table:table-cell>
          <table:table-cell table:formula="of:=[.D310]/[.M310]" office:value-type="float" office:value="-0.0712676990045867" calcext:value-type="float">
            <text:p>-0.071267699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-0.7179301381" calcext:value-type="float">
            <text:p>-0.7179301381</text:p>
          </table:table-cell>
          <table:table-cell office:value-type="float" office:value="0.0099999998" calcext:value-type="float">
            <text:p>0.0099999998</text:p>
          </table:table-cell>
          <table:table-cell office:value-type="float" office:value="-0.00005402" calcext:value-type="float">
            <text:p>-0.00005402</text:p>
          </table:table-cell>
          <table:table-cell office:value-type="float" office:value="-0.0006186" calcext:value-type="float">
            <text:p>-0.0006186</text:p>
          </table:table-cell>
          <table:table-cell office:value-type="float" office:value="9.9514083862" calcext:value-type="float">
            <text:p>9.9514083862</text:p>
          </table:table-cell>
          <table:table-cell office:value-type="float" office:value="47.0723152161" calcext:value-type="float">
            <text:p>47.0723152161</text:p>
          </table:table-cell>
          <table:table-cell office:value-type="float" office:value="-0.0094071602" calcext:value-type="float">
            <text:p>-0.0094071602</text:p>
          </table:table-cell>
          <table:table-cell office:value-type="float" office:value="-9.8086775017" calcext:value-type="float">
            <text:p>-9.808677501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0" calcext:value-type="float">
            <text:p>310</text:p>
          </table:table-cell>
          <table:table-cell/>
          <table:table-cell table:formula="of:=[.H311]/[.I311]" office:value-type="float" office:value="0.000959065092961777" calcext:value-type="float">
            <text:p>0.0009590651</text:p>
          </table:table-cell>
          <table:table-cell table:formula="of:=[.D311]/[.M311]" office:value-type="float" office:value="-0.056325686751017" calcext:value-type="float">
            <text:p>-0.0563256868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-0.7874659896" calcext:value-type="float">
            <text:p>-0.7874659896</text:p>
          </table:table-cell>
          <table:table-cell office:value-type="float" office:value="0.0109999999" calcext:value-type="float">
            <text:p>0.0109999999</text:p>
          </table:table-cell>
          <table:table-cell office:value-type="float" office:value="-0.00005366" calcext:value-type="float">
            <text:p>-0.00005366</text:p>
          </table:table-cell>
          <table:table-cell office:value-type="float" office:value="-0.00039475" calcext:value-type="float">
            <text:p>-0.00039475</text:p>
          </table:table-cell>
          <table:table-cell office:value-type="float" office:value="9.9522953033" calcext:value-type="float">
            <text:p>9.9522953033</text:p>
          </table:table-cell>
          <table:table-cell office:value-type="float" office:value="47.219707489" calcext:value-type="float">
            <text:p>47.219707489</text:p>
          </table:table-cell>
          <table:table-cell office:value-type="float" office:value="-0.006002844" calcext:value-type="float">
            <text:p>-0.006002844</text:p>
          </table:table-cell>
          <table:table-cell office:value-type="float" office:value="-9.8083208656" calcext:value-type="float">
            <text:p>-9.808320865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1" calcext:value-type="float">
            <text:p>311</text:p>
          </table:table-cell>
          <table:table-cell/>
          <table:table-cell table:formula="of:=[.H312]/[.I312]" office:value-type="float" office:value="0.000612015459348738" calcext:value-type="float">
            <text:p>0.0006120155</text:p>
          </table:table-cell>
          <table:table-cell table:formula="of:=[.D312]/[.M312]" office:value-type="float" office:value="-0.0876775237950705" calcext:value-type="float">
            <text:p>-0.0876775238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0.8568180799" calcext:value-type="float">
            <text:p>-0.8568180799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-0.00005366" calcext:value-type="float">
            <text:p>-0.00005366</text:p>
          </table:table-cell>
          <table:table-cell office:value-type="float" office:value="0.00010448" calcext:value-type="float">
            <text:p>0.00010448</text:p>
          </table:table-cell>
          <table:table-cell office:value-type="float" office:value="9.9530963898" calcext:value-type="float">
            <text:p>9.9530963898</text:p>
          </table:table-cell>
          <table:table-cell office:value-type="float" office:value="47.3524398804" calcext:value-type="float">
            <text:p>47.3524398804</text:p>
          </table:table-cell>
          <table:table-cell office:value-type="float" office:value="0.0015884982" calcext:value-type="float">
            <text:p>0.0015884982</text:p>
          </table:table-cell>
          <table:table-cell office:value-type="float" office:value="-9.8061338234" calcext:value-type="float">
            <text:p>-9.80613382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2" calcext:value-type="float">
            <text:p>312</text:p>
          </table:table-cell>
          <table:table-cell/>
          <table:table-cell table:formula="of:=[.H313]/[.I313]" office:value-type="float" office:value="-0.000161990263299225" calcext:value-type="float">
            <text:p>-0.0001619903</text:p>
          </table:table-cell>
          <table:table-cell table:formula="of:=[.D313]/[.M313]" office:value-type="float" office:value="0.331254477319297" calcext:value-type="float">
            <text:p>0.3312544773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-0.9258818626" calcext:value-type="float">
            <text:p>-0.9258818626</text:p>
          </table:table-cell>
          <table:table-cell office:value-type="float" office:value="0.0130000003" calcext:value-type="float">
            <text:p>0.0130000003</text:p>
          </table:table-cell>
          <table:table-cell office:value-type="float" office:value="-0.00005624" calcext:value-type="float">
            <text:p>-0.00005624</text:p>
          </table:table-cell>
          <table:table-cell office:value-type="float" office:value="0.0004491" calcext:value-type="float">
            <text:p>0.0004491</text:p>
          </table:table-cell>
          <table:table-cell office:value-type="float" office:value="9.95383358" calcext:value-type="float">
            <text:p>9.95383358</text:p>
          </table:table-cell>
          <table:table-cell office:value-type="float" office:value="47.4742546082" calcext:value-type="float">
            <text:p>47.4742546082</text:p>
          </table:table-cell>
          <table:table-cell office:value-type="float" office:value="0.0068281994" calcext:value-type="float">
            <text:p>0.0068281994</text:p>
          </table:table-cell>
          <table:table-cell office:value-type="float" office:value="-9.8066028976" calcext:value-type="float">
            <text:p>-9.80660289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3" calcext:value-type="float">
            <text:p>313</text:p>
          </table:table-cell>
          <table:table-cell/>
          <table:table-cell table:formula="of:=[.H314]/[.I314]" office:value-type="float" office:value="-0.000696285907699096" calcext:value-type="float">
            <text:p>-0.0006962859</text:p>
          </table:table-cell>
          <table:table-cell table:formula="of:=[.D314]/[.M314]" office:value-type="float" office:value="0.080771417858861" calcext:value-type="float">
            <text:p>0.0807714179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0.9947071075" calcext:value-type="float">
            <text:p>-0.9947071075</text:p>
          </table:table-cell>
          <table:table-cell office:value-type="float" office:value="0.0140000004" calcext:value-type="float">
            <text:p>0.0140000004</text:p>
          </table:table-cell>
          <table:table-cell office:value-type="float" office:value="-0.00005876" calcext:value-type="float">
            <text:p>-0.00005876</text:p>
          </table:table-cell>
          <table:table-cell office:value-type="float" office:value="0.00107377" calcext:value-type="float">
            <text:p>0.00107377</text:p>
          </table:table-cell>
          <table:table-cell office:value-type="float" office:value="9.9545192719" calcext:value-type="float">
            <text:p>9.9545192719</text:p>
          </table:table-cell>
          <table:table-cell office:value-type="float" office:value="47.5872802734" calcext:value-type="float">
            <text:p>47.5872802734</text:p>
          </table:table-cell>
          <table:table-cell office:value-type="float" office:value="0.0163244862" calcext:value-type="float">
            <text:p>0.0163244862</text:p>
          </table:table-cell>
          <table:table-cell office:value-type="float" office:value="-9.8059320068" calcext:value-type="float">
            <text:p>-9.805932006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H315]/[.I315]" office:value-type="float" office:value="-0.00166475620967794" calcext:value-type="float">
            <text:p>-0.0016647562</text:p>
          </table:table-cell>
          <table:table-cell table:formula="of:=[.D315]/[.M315]" office:value-type="float" office:value="0.0352964594205463" calcext:value-type="float">
            <text:p>0.0352964594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-1.0632442236" calcext:value-type="float">
            <text:p>-1.0632442236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-0.00006255" calcext:value-type="float">
            <text:p>-0.00006255</text:p>
          </table:table-cell>
          <table:table-cell office:value-type="float" office:value="0.00183885" calcext:value-type="float">
            <text:p>0.00183885</text:p>
          </table:table-cell>
          <table:table-cell office:value-type="float" office:value="9.9551649094" calcext:value-type="float">
            <text:p>9.9551649094</text:p>
          </table:table-cell>
          <table:table-cell office:value-type="float" office:value="47.6934623718" calcext:value-type="float">
            <text:p>47.6934623718</text:p>
          </table:table-cell>
          <table:table-cell office:value-type="float" office:value="0.0279562218" calcext:value-type="float">
            <text:p>0.0279562218</text:p>
          </table:table-cell>
          <table:table-cell office:value-type="float" office:value="-9.8059770584" calcext:value-type="float">
            <text:p>-9.805977058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[.H316]/[.I316]" office:value-type="float" office:value="-0.00285093689629348" calcext:value-type="float">
            <text:p>-0.0028509369</text:p>
          </table:table-cell>
          <table:table-cell table:formula="of:=[.D316]/[.M316]" office:value-type="float" office:value="0.0219401559120167" calcext:value-type="float">
            <text:p>0.0219401559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-1.1315538883" calcext:value-type="float">
            <text:p>-1.1315538883</text:p>
          </table:table-cell>
          <table:table-cell office:value-type="float" office:value="0.0160000008" calcext:value-type="float">
            <text:p>0.0160000008</text:p>
          </table:table-cell>
          <table:table-cell office:value-type="float" office:value="-0.00006794" calcext:value-type="float">
            <text:p>-0.00006794</text:p>
          </table:table-cell>
          <table:table-cell office:value-type="float" office:value="0.00233461" calcext:value-type="float">
            <text:p>0.00233461</text:p>
          </table:table-cell>
          <table:table-cell office:value-type="float" office:value="9.9557781219" calcext:value-type="float">
            <text:p>9.9557781219</text:p>
          </table:table-cell>
          <table:table-cell office:value-type="float" office:value="47.794090271" calcext:value-type="float">
            <text:p>47.794090271</text:p>
          </table:table-cell>
          <table:table-cell office:value-type="float" office:value="0.0354770358" calcext:value-type="float">
            <text:p>0.0354770358</text:p>
          </table:table-cell>
          <table:table-cell office:value-type="float" office:value="-9.8014858055" calcext:value-type="float">
            <text:p>-9.801485805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[.H317]/[.I317]" office:value-type="float" office:value="-0.00361955692269558" calcext:value-type="float">
            <text:p>-0.0036195569</text:p>
          </table:table-cell>
          <table:table-cell table:formula="of:=[.D317]/[.M317]" office:value-type="float" office:value="0.0187702532246414" calcext:value-type="float">
            <text:p>0.0187702532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-1.1995879412" calcext:value-type="float">
            <text:p>-1.1995879412</text:p>
          </table:table-cell>
          <table:table-cell office:value-type="float" office:value="0.0170000009" calcext:value-type="float">
            <text:p>0.0170000009</text:p>
          </table:table-cell>
          <table:table-cell office:value-type="float" office:value="-0.00006794" calcext:value-type="float">
            <text:p>-0.00006794</text:p>
          </table:table-cell>
          <table:table-cell office:value-type="float" office:value="0.00275732" calcext:value-type="float">
            <text:p>0.00275732</text:p>
          </table:table-cell>
          <table:table-cell office:value-type="float" office:value="9.956363678" calcext:value-type="float">
            <text:p>9.956363678</text:p>
          </table:table-cell>
          <table:table-cell office:value-type="float" office:value="47.8899803162" calcext:value-type="float">
            <text:p>47.8899803162</text:p>
          </table:table-cell>
          <table:table-cell office:value-type="float" office:value="0.0418940261" calcext:value-type="float">
            <text:p>0.0418940261</text:p>
          </table:table-cell>
          <table:table-cell office:value-type="float" office:value="-9.7999636841" calcext:value-type="float">
            <text:p>-9.799963684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H318]/[.I318]" office:value-type="float" office:value="-0.00427491646402437" calcext:value-type="float">
            <text:p>-0.0042749165</text:p>
          </table:table-cell>
          <table:table-cell table:formula="of:=[.D318]/[.M318]" office:value-type="float" office:value="0.0158927082135406" calcext:value-type="float">
            <text:p>0.0158927082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1.2673803568" calcext:value-type="float">
            <text:p>-1.2673803568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-0.00008774" calcext:value-type="float">
            <text:p>-0.00008774</text:p>
          </table:table-cell>
          <table:table-cell office:value-type="float" office:value="0.00267238" calcext:value-type="float">
            <text:p>0.00267238</text:p>
          </table:table-cell>
          <table:table-cell office:value-type="float" office:value="9.9569263458" calcext:value-type="float">
            <text:p>9.9569263458</text:p>
          </table:table-cell>
          <table:table-cell office:value-type="float" office:value="47.9819450378" calcext:value-type="float">
            <text:p>47.9819450378</text:p>
          </table:table-cell>
          <table:table-cell office:value-type="float" office:value="0.0405991039" calcext:value-type="float">
            <text:p>0.0405991039</text:p>
          </table:table-cell>
          <table:table-cell office:value-type="float" office:value="-9.7989264679" calcext:value-type="float">
            <text:p>-9.798926467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H319]/[.I319]" office:value-type="float" office:value="-0.00414321956930663" calcext:value-type="float">
            <text:p>-0.0041432196</text:p>
          </table:table-cell>
          <table:table-cell table:formula="of:=[.D319]/[.M319]" office:value-type="float" office:value="0.0211767680984098" calcext:value-type="float">
            <text:p>0.0211767681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-1.3349945545" calcext:value-type="float">
            <text:p>-1.3349945545</text:p>
          </table:table-cell>
          <table:table-cell office:value-type="float" office:value="0.0189999994" calcext:value-type="float">
            <text:p>0.0189999994</text:p>
          </table:table-cell>
          <table:table-cell office:value-type="float" office:value="-0.00008774" calcext:value-type="float">
            <text:p>-0.00008774</text:p>
          </table:table-cell>
          <table:table-cell office:value-type="float" office:value="0.00263424" calcext:value-type="float">
            <text:p>0.00263424</text:p>
          </table:table-cell>
          <table:table-cell office:value-type="float" office:value="9.9574708939" calcext:value-type="float">
            <text:p>9.9574708939</text:p>
          </table:table-cell>
          <table:table-cell office:value-type="float" office:value="48.0707778931" calcext:value-type="float">
            <text:p>48.0707778931</text:p>
          </table:table-cell>
          <table:table-cell office:value-type="float" office:value="0.0400163652" calcext:value-type="float">
            <text:p>0.0400163652</text:p>
          </table:table-cell>
          <table:table-cell office:value-type="float" office:value="-9.7981209564" calcext:value-type="float">
            <text:p>-9.798120956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19" calcext:value-type="float">
            <text:p>319</text:p>
          </table:table-cell>
          <table:table-cell/>
          <table:table-cell table:formula="of:=[.H320]/[.I320]" office:value-type="float" office:value="-0.00408408565051056" calcext:value-type="float">
            <text:p>-0.0040840857</text:p>
          </table:table-cell>
          <table:table-cell table:formula="of:=[.D320]/[.M320]" office:value-type="float" office:value="0.0214833888189959" calcext:value-type="float">
            <text:p>0.0214833888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-1.40206182" calcext:value-type="float">
            <text:p>-1.40206182</text:p>
          </table:table-cell>
          <table:table-cell office:value-type="float" office:value="0.0199999996" calcext:value-type="float">
            <text:p>0.0199999996</text:p>
          </table:table-cell>
          <table:table-cell office:value-type="float" office:value="-0.00008774" calcext:value-type="float">
            <text:p>-0.00008774</text:p>
          </table:table-cell>
          <table:table-cell office:value-type="float" office:value="0.00312121" calcext:value-type="float">
            <text:p>0.00312121</text:p>
          </table:table-cell>
          <table:table-cell office:value-type="float" office:value="9.9579982758" calcext:value-type="float">
            <text:p>9.9579982758</text:p>
          </table:table-cell>
          <table:table-cell office:value-type="float" office:value="48.1566581726" calcext:value-type="float">
            <text:p>48.1566581726</text:p>
          </table:table-cell>
          <table:table-cell office:value-type="float" office:value="0.0474257221" calcext:value-type="float">
            <text:p>0.0474257221</text:p>
          </table:table-cell>
          <table:table-cell office:value-type="float" office:value="-9.8005694389" calcext:value-type="float">
            <text:p>-9.800569438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[.H321]/[.I321]" office:value-type="float" office:value="-0.00483907821843085" calcext:value-type="float">
            <text:p>-0.0048390782</text:p>
          </table:table-cell>
          <table:table-cell table:formula="of:=[.D321]/[.M321]" office:value-type="float" office:value="0.0181315523410678" calcext:value-type="float">
            <text:p>0.0181315523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-1.4693791866" calcext:value-type="float">
            <text:p>-1.4693791866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-0.00012819" calcext:value-type="float">
            <text:p>-0.00012819</text:p>
          </table:table-cell>
          <table:table-cell office:value-type="float" office:value="0.00267551" calcext:value-type="float">
            <text:p>0.00267551</text:p>
          </table:table-cell>
          <table:table-cell office:value-type="float" office:value="9.9585132599" calcext:value-type="float">
            <text:p>9.9585132599</text:p>
          </table:table-cell>
          <table:table-cell office:value-type="float" office:value="48.2403717041" calcext:value-type="float">
            <text:p>48.2403717041</text:p>
          </table:table-cell>
          <table:table-cell office:value-type="float" office:value="0.0406431678" calcext:value-type="float">
            <text:p>0.0406431678</text:p>
          </table:table-cell>
          <table:table-cell office:value-type="float" office:value="-9.7980583" calcext:value-type="float">
            <text:p>-9.798058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[.H322]/[.I322]" office:value-type="float" office:value="-0.00414808389127466" calcext:value-type="float">
            <text:p>-0.0041480839</text:p>
          </table:table-cell>
          <table:table-cell table:formula="of:=[.D322]/[.M322]" office:value-type="float" office:value="0.0309034251379638" calcext:value-type="float">
            <text:p>0.0309034251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-1.5360798836" calcext:value-type="float">
            <text:p>-1.5360798836</text:p>
          </table:table-cell>
          <table:table-cell office:value-type="float" office:value="0.0219999999" calcext:value-type="float">
            <text:p>0.0219999999</text:p>
          </table:table-cell>
          <table:table-cell office:value-type="float" office:value="-0.00012819" calcext:value-type="float">
            <text:p>-0.00012819</text:p>
          </table:table-cell>
          <table:table-cell office:value-type="float" office:value="0.00286356" calcext:value-type="float">
            <text:p>0.00286356</text:p>
          </table:table-cell>
          <table:table-cell office:value-type="float" office:value="9.9590158463" calcext:value-type="float">
            <text:p>9.9590158463</text:p>
          </table:table-cell>
          <table:table-cell office:value-type="float" office:value="48.3219261169" calcext:value-type="float">
            <text:p>48.3219261169</text:p>
          </table:table-cell>
          <table:table-cell office:value-type="float" office:value="0.0434969525" calcext:value-type="float">
            <text:p>0.0434969525</text:p>
          </table:table-cell>
          <table:table-cell office:value-type="float" office:value="-9.7974361801" calcext:value-type="float">
            <text:p>-9.797436180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[.H323]/[.I323]" office:value-type="float" office:value="-0.00443962601035856" calcext:value-type="float">
            <text:p>-0.004439626</text:p>
          </table:table-cell>
          <table:table-cell table:formula="of:=[.D323]/[.M323]" office:value-type="float" office:value="0.028874053738064" calcext:value-type="float">
            <text:p>0.0288740537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-1.6022723913" calcext:value-type="float">
            <text:p>-1.6022723913</text:p>
          </table:table-cell>
          <table:table-cell office:value-type="float" office:value="0.023" calcext:value-type="float">
            <text:p>0.023</text:p>
          </table:table-cell>
          <table:table-cell office:value-type="float" office:value="-0.00018953" calcext:value-type="float">
            <text:p>-0.00018953</text:p>
          </table:table-cell>
          <table:table-cell office:value-type="float" office:value="0.00312563" calcext:value-type="float">
            <text:p>0.00312563</text:p>
          </table:table-cell>
          <table:table-cell office:value-type="float" office:value="9.9595098495" calcext:value-type="float">
            <text:p>9.9595098495</text:p>
          </table:table-cell>
          <table:table-cell office:value-type="float" office:value="48.4019584656" calcext:value-type="float">
            <text:p>48.4019584656</text:p>
          </table:table-cell>
          <table:table-cell office:value-type="float" office:value="0.0474722309" calcext:value-type="float">
            <text:p>0.0474722309</text:p>
          </table:table-cell>
          <table:table-cell office:value-type="float" office:value="-9.7962979889" calcext:value-type="float">
            <text:p>-9.796297988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[.H324]/[.I324]" office:value-type="float" office:value="-0.00484593577632999" calcext:value-type="float">
            <text:p>-0.0048459358</text:p>
          </table:table-cell>
          <table:table-cell table:formula="of:=[.D324]/[.M324]" office:value-type="float" office:value="0.0391111250226965" calcext:value-type="float">
            <text:p>0.039111125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1.6690182686" calcext:value-type="float">
            <text:p>-1.6690182686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-0.00018953" calcext:value-type="float">
            <text:p>-0.00018953</text:p>
          </table:table-cell>
          <table:table-cell office:value-type="float" office:value="0.00334363" calcext:value-type="float">
            <text:p>0.00334363</text:p>
          </table:table-cell>
          <table:table-cell office:value-type="float" office:value="9.9599933624" calcext:value-type="float">
            <text:p>9.9599933624</text:p>
          </table:table-cell>
          <table:table-cell office:value-type="float" office:value="48.4801597595" calcext:value-type="float">
            <text:p>48.4801597595</text:p>
          </table:table-cell>
          <table:table-cell office:value-type="float" office:value="0.0507668598" calcext:value-type="float">
            <text:p>0.0507668598</text:p>
          </table:table-cell>
          <table:table-cell office:value-type="float" office:value="-9.793149662" calcext:value-type="float">
            <text:p>-9.79314966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[.H325]/[.I325]" office:value-type="float" office:value="-0.00518391544622143" calcext:value-type="float">
            <text:p>-0.0051839154</text:p>
          </table:table-cell>
          <table:table-cell table:formula="of:=[.D325]/[.M325]" office:value-type="float" office:value="0.0365611673196076" calcext:value-type="float">
            <text:p>0.036561167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-1.7341387272" calcext:value-type="float">
            <text:p>-1.7341387272</text:p>
          </table:table-cell>
          <table:table-cell office:value-type="float" office:value="0.0250000004" calcext:value-type="float">
            <text:p>0.0250000004</text:p>
          </table:table-cell>
          <table:table-cell office:value-type="float" office:value="-0.00018953" calcext:value-type="float">
            <text:p>-0.00018953</text:p>
          </table:table-cell>
          <table:table-cell office:value-type="float" office:value="0.00376044" calcext:value-type="float">
            <text:p>0.00376044</text:p>
          </table:table-cell>
          <table:table-cell office:value-type="float" office:value="9.9604692459" calcext:value-type="float">
            <text:p>9.9604692459</text:p>
          </table:table-cell>
          <table:table-cell office:value-type="float" office:value="48.5570030212" calcext:value-type="float">
            <text:p>48.5570030212</text:p>
          </table:table-cell>
          <table:table-cell office:value-type="float" office:value="0.0570907868" calcext:value-type="float">
            <text:p>0.0570907868</text:p>
          </table:table-cell>
          <table:table-cell office:value-type="float" office:value="-9.7923523521" calcext:value-type="float">
            <text:p>-9.792352352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5" calcext:value-type="float">
            <text:p>325</text:p>
          </table:table-cell>
          <table:table-cell/>
          <table:table-cell table:formula="of:=[.H326]/[.I326]" office:value-type="float" office:value="-0.00583014016930842" calcext:value-type="float">
            <text:p>-0.0058301402</text:p>
          </table:table-cell>
          <table:table-cell table:formula="of:=[.D326]/[.M326]" office:value-type="float" office:value="0.0325086523644392" calcext:value-type="float">
            <text:p>0.0325086524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-1.8008483648" calcext:value-type="float">
            <text:p>-1.8008483648</text:p>
          </table:table-cell>
          <table:table-cell office:value-type="float" office:value="0.0260000005" calcext:value-type="float">
            <text:p>0.0260000005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00373035" calcext:value-type="float">
            <text:p>0.00373035</text:p>
          </table:table-cell>
          <table:table-cell office:value-type="float" office:value="9.9609384537" calcext:value-type="float">
            <text:p>9.9609384537</text:p>
          </table:table-cell>
          <table:table-cell office:value-type="float" office:value="48.6326522827" calcext:value-type="float">
            <text:p>48.6326522827</text:p>
          </table:table-cell>
          <table:table-cell office:value-type="float" office:value="0.0566088101" calcext:value-type="float">
            <text:p>0.0566088101</text:p>
          </table:table-cell>
          <table:table-cell office:value-type="float" office:value="-9.7880154228" calcext:value-type="float">
            <text:p>-9.788015422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[.H327]/[.I327]" office:value-type="float" office:value="-0.00578348190667299" calcext:value-type="float">
            <text:p>-0.0057834819</text:p>
          </table:table-cell>
          <table:table-cell table:formula="of:=[.D327]/[.M327]" office:value-type="float" office:value="0.0459757641315008" calcext:value-type="float">
            <text:p>0.0459757641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1.8659715652" calcext:value-type="float">
            <text:p>-1.8659715652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0043508" calcext:value-type="float">
            <text:p>0.0043508</text:p>
          </table:table-cell>
          <table:table-cell office:value-type="float" office:value="9.9614019394" calcext:value-type="float">
            <text:p>9.9614019394</text:p>
          </table:table-cell>
          <table:table-cell office:value-type="float" office:value="48.7072639465" calcext:value-type="float">
            <text:p>48.7072639465</text:p>
          </table:table-cell>
          <table:table-cell office:value-type="float" office:value="0.0660203949" calcext:value-type="float">
            <text:p>0.0660203949</text:p>
          </table:table-cell>
          <table:table-cell office:value-type="float" office:value="-9.7874362373" calcext:value-type="float">
            <text:p>-9.787436237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[.H328]/[.I328]" office:value-type="float" office:value="-0.00674542273372834" calcext:value-type="float">
            <text:p>-0.0067454227</text:p>
          </table:table-cell>
          <table:table-cell table:formula="of:=[.D328]/[.M328]" office:value-type="float" office:value="0.0394193233687863" calcext:value-type="float">
            <text:p>0.0394193234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-1.9307861328" calcext:value-type="float">
            <text:p>-1.9307861328</text:p>
          </table:table-cell>
          <table:table-cell office:value-type="float" office:value="0.0280000009" calcext:value-type="float">
            <text:p>0.0280000009</text:p>
          </table:table-cell>
          <table:table-cell office:value-type="float" office:value="-0.0002659" calcext:value-type="float">
            <text:p>-0.0002659</text:p>
          </table:table-cell>
          <table:table-cell office:value-type="float" office:value="0.00498694" calcext:value-type="float">
            <text:p>0.00498694</text:p>
          </table:table-cell>
          <table:table-cell office:value-type="float" office:value="9.9618606567" calcext:value-type="float">
            <text:p>9.9618606567</text:p>
          </table:table-cell>
          <table:table-cell office:value-type="float" office:value="48.7809944153" calcext:value-type="float">
            <text:p>48.7809944153</text:p>
          </table:table-cell>
          <table:table-cell office:value-type="float" office:value="0.0756547678" calcext:value-type="float">
            <text:p>0.0756547678</text:p>
          </table:table-cell>
          <table:table-cell office:value-type="float" office:value="-9.7850268936" calcext:value-type="float">
            <text:p>-9.785026893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[.H329]/[.I329]" office:value-type="float" office:value="-0.00773168726286106" calcext:value-type="float">
            <text:p>-0.0077316873</text:p>
          </table:table-cell>
          <table:table-cell table:formula="of:=[.D329]/[.M329]" office:value-type="float" office:value="0.034390940936947" calcext:value-type="float">
            <text:p>0.0343909409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1.9966020584" calcext:value-type="float">
            <text:p>-1.9966020584</text:p>
          </table:table-cell>
          <table:table-cell office:value-type="float" office:value="0.0289999992" calcext:value-type="float">
            <text:p>0.0289999992</text:p>
          </table:table-cell>
          <table:table-cell office:value-type="float" office:value="-0.00033753" calcext:value-type="float">
            <text:p>-0.00033753</text:p>
          </table:table-cell>
          <table:table-cell office:value-type="float" office:value="0.00569512" calcext:value-type="float">
            <text:p>0.00569512</text:p>
          </table:table-cell>
          <table:table-cell office:value-type="float" office:value="9.962313652" calcext:value-type="float">
            <text:p>9.962313652</text:p>
          </table:table-cell>
          <table:table-cell office:value-type="float" office:value="48.8536949158" calcext:value-type="float">
            <text:p>48.8536949158</text:p>
          </table:table-cell>
          <table:table-cell office:value-type="float" office:value="0.0863900898" calcext:value-type="float">
            <text:p>0.0863900898</text:p>
          </table:table-cell>
          <table:table-cell office:value-type="float" office:value="-9.7840946388" calcext:value-type="float">
            <text:p>-9.78409463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[.H330]/[.I330]" office:value-type="float" office:value="-0.00882964576583405" calcext:value-type="float">
            <text:p>-0.0088296458</text:p>
          </table:table-cell>
          <table:table-cell table:formula="of:=[.D330]/[.M330]" office:value-type="float" office:value="0.0382269016166038" calcext:value-type="float">
            <text:p>0.0382269016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2.0611088276" calcext:value-type="float">
            <text:p>-2.06110882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3753" calcext:value-type="float">
            <text:p>-0.00033753</text:p>
          </table:table-cell>
          <table:table-cell office:value-type="float" office:value="0.00647616" calcext:value-type="float">
            <text:p>0.0064761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0982557417" calcext:value-type="float">
            <text:p>0.0982557417</text:p>
          </table:table-cell>
          <table:table-cell office:value-type="float" office:value="-9.7858776665" calcext:value-type="float">
            <text:p>-9.785877666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[.H331]/[.I331]" office:value-type="float" office:value="-0.0100405650927314" calcext:value-type="float">
            <text:p>-0.0100405651</text:p>
          </table:table-cell>
          <table:table-cell table:formula="of:=[.D331]/[.M331]" office:value-type="float" office:value="0.0336166338132049" calcext:value-type="float">
            <text:p>0.0336166338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-2.0546374321" calcext:value-type="float">
            <text:p>-2.054637432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7101" calcext:value-type="float">
            <text:p>-0.00037101</text:p>
          </table:table-cell>
          <table:table-cell office:value-type="float" office:value="0.00723513" calcext:value-type="float">
            <text:p>0.0072351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097482461" calcext:value-type="float">
            <text:p>0.1097482461</text:p>
          </table:table-cell>
          <table:table-cell office:value-type="float" office:value="-9.7838736153" calcext:value-type="float">
            <text:p>-9.783873615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1" calcext:value-type="float">
            <text:p>331</text:p>
          </table:table-cell>
          <table:table-cell/>
          <table:table-cell table:formula="of:=[.H332]/[.I332]" office:value-type="float" office:value="-0.0112172591772216" calcext:value-type="float">
            <text:p>-0.0112172592</text:p>
          </table:table-cell>
          <table:table-cell table:formula="of:=[.D332]/[.M332]" office:value-type="float" office:value="0.0330749244658084" calcext:value-type="float">
            <text:p>0.0330749245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-2.0493848324" calcext:value-type="float">
            <text:p>-2.04938483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7101" calcext:value-type="float">
            <text:p>-0.00037101</text:p>
          </table:table-cell>
          <table:table-cell office:value-type="float" office:value="0.00768568" calcext:value-type="float">
            <text:p>0.0076856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165556204" calcext:value-type="float">
            <text:p>0.1165556204</text:p>
          </table:table-cell>
          <table:table-cell office:value-type="float" office:value="-9.7816152" calcext:value-type="float">
            <text:p>-9.781615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[.H333]/[.I333]" office:value-type="float" office:value="-0.0119157846650929" calcext:value-type="float">
            <text:p>-0.0119157847</text:p>
          </table:table-cell>
          <table:table-cell table:formula="of:=[.D333]/[.M333]" office:value-type="float" office:value="0.0311360107980859" calcext:value-type="float">
            <text:p>0.0311360108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-2.0546796322" calcext:value-type="float">
            <text:p>-2.054679632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7101" calcext:value-type="float">
            <text:p>-0.00037101</text:p>
          </table:table-cell>
          <table:table-cell office:value-type="float" office:value="0.00833169" calcext:value-type="float">
            <text:p>0.0083316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263326576" calcext:value-type="float">
            <text:p>0.1263326576</text:p>
          </table:table-cell>
          <table:table-cell office:value-type="float" office:value="-9.7800733185" calcext:value-type="float">
            <text:p>-9.780073318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[.H334]/[.I334]" office:value-type="float" office:value="-0.0129173528138106" calcext:value-type="float">
            <text:p>-0.0129173528</text:p>
          </table:table-cell>
          <table:table-cell table:formula="of:=[.D334]/[.M334]" office:value-type="float" office:value="0.028721829104438" calcext:value-type="float">
            <text:p>0.0287218291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-2.0509419441" calcext:value-type="float">
            <text:p>-2.05094194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1168" calcext:value-type="float">
            <text:p>-0.00031168</text:p>
          </table:table-cell>
          <table:table-cell office:value-type="float" office:value="0.00897617" calcext:value-type="float">
            <text:p>0.0089761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360705011" calcext:value-type="float">
            <text:p>0.1360705011</text:p>
          </table:table-cell>
          <table:table-cell office:value-type="float" office:value="-9.7776091766" calcext:value-type="float">
            <text:p>-9.777609176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H335]/[.I335]" office:value-type="float" office:value="-0.0139165412159904" calcext:value-type="float">
            <text:p>-0.0139165412</text:p>
          </table:table-cell>
          <table:table-cell table:formula="of:=[.D335]/[.M335]" office:value-type="float" office:value="0.022396369554949" calcext:value-type="float">
            <text:p>0.0223963696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-2.0533087254" calcext:value-type="float">
            <text:p>-2.053308725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31168" calcext:value-type="float">
            <text:p>-0.00031168</text:p>
          </table:table-cell>
          <table:table-cell office:value-type="float" office:value="0.00945275" calcext:value-type="float">
            <text:p>0.0094527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432639629" calcext:value-type="float">
            <text:p>0.1432639629</text:p>
          </table:table-cell>
          <table:table-cell office:value-type="float" office:value="-9.7754866409" calcext:value-type="float">
            <text:p>-9.77548664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[.H336]/[.I336]" office:value-type="float" office:value="-0.0146554302780787" calcext:value-type="float">
            <text:p>-0.0146554303</text:p>
          </table:table-cell>
          <table:table-cell table:formula="of:=[.D336]/[.M336]" office:value-type="float" office:value="0.0212672022646926" calcext:value-type="float">
            <text:p>0.0212672023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2.0526061058" calcext:value-type="float">
            <text:p>-2.052606105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09634" calcext:value-type="float">
            <text:p>-0.00009634</text:p>
          </table:table-cell>
          <table:table-cell office:value-type="float" office:value="0.00997312" calcext:value-type="float">
            <text:p>0.0099731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511331392" calcext:value-type="float">
            <text:p>0.1511331392</text:p>
          </table:table-cell>
          <table:table-cell office:value-type="float" office:value="-9.7743627357" calcext:value-type="float">
            <text:p>-9.774362735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H337]/[.I337]" office:value-type="float" office:value="-0.0154621987424305" calcext:value-type="float">
            <text:p>-0.0154621987</text:p>
          </table:table-cell>
          <table:table-cell table:formula="of:=[.D337]/[.M337]" office:value-type="float" office:value="0.00623067919413228" calcext:value-type="float">
            <text:p>0.0062306792</text:p>
          </table:table-cell>
        </table:table-row>
        <table:table-row table:style-name="ro1">
          <table:table-cell office:value-type="float" office:value="16.79" calcext:value-type="float">
            <text:p>16.79</text:p>
          </table:table-cell>
          <table:table-cell office:value-type="float" office:value="-2.052816391" calcext:value-type="float">
            <text:p>-2.05281639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09634" calcext:value-type="float">
            <text:p>-0.00009634</text:p>
          </table:table-cell>
          <table:table-cell office:value-type="float" office:value="0.01114034" calcext:value-type="float">
            <text:p>0.0111403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688214696" calcext:value-type="float">
            <text:p>0.1688214696</text:p>
          </table:table-cell>
          <table:table-cell office:value-type="float" office:value="-9.7743767166" calcext:value-type="float">
            <text:p>-9.774376716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[.H338]/[.I338]" office:value-type="float" office:value="-0.0172718398824641" calcext:value-type="float">
            <text:p>-0.0172718399</text:p>
          </table:table-cell>
          <table:table-cell table:formula="of:=[.D338]/[.M338]" office:value-type="float" office:value="0.00557786551146836" calcext:value-type="float">
            <text:p>0.0055778655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-2.055403471" calcext:value-type="float">
            <text:p>-2.05540347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-0.00009634" calcext:value-type="float">
            <text:p>-0.00009634</text:p>
          </table:table-cell>
          <table:table-cell office:value-type="float" office:value="0.01164284" calcext:value-type="float">
            <text:p>0.0116428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764333586" calcext:value-type="float">
            <text:p>0.1764333586</text:p>
          </table:table-cell>
          <table:table-cell office:value-type="float" office:value="-9.7742061996" calcext:value-type="float">
            <text:p>-9.774206199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H339]/[.I339]" office:value-type="float" office:value="-0.0180509143143737" calcext:value-type="float">
            <text:p>-0.0180509143</text:p>
          </table:table-cell>
          <table:table-cell table:formula="of:=[.D339]/[.M339]" office:value-type="float" office:value="0.00533712577225441" calcext:value-type="float">
            <text:p>0.0053371258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2.0531020164" calcext:value-type="float">
            <text:p>-2.05310201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035778" calcext:value-type="float">
            <text:p>0.00035778</text:p>
          </table:table-cell>
          <table:table-cell office:value-type="float" office:value="0.01192032" calcext:value-type="float">
            <text:p>0.0119203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806509732" calcext:value-type="float">
            <text:p>0.1806509732</text:p>
          </table:table-cell>
          <table:table-cell office:value-type="float" office:value="-9.77489748" calcext:value-type="float">
            <text:p>-9.7748974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39" calcext:value-type="float">
            <text:p>339</text:p>
          </table:table-cell>
          <table:table-cell/>
          <table:table-cell table:formula="of:=[.H340]/[.I340]" office:value-type="float" office:value="-0.018481111803947" calcext:value-type="float">
            <text:p>-0.0184811118</text:p>
          </table:table-cell>
          <table:table-cell table:formula="of:=[.D340]/[.M340]" office:value-type="float" office:value="-0.0193592249100289" calcext:value-type="float">
            <text:p>-0.0193592249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-2.0546746254" calcext:value-type="float">
            <text:p>-2.054674625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035778" calcext:value-type="float">
            <text:p>0.00035778</text:p>
          </table:table-cell>
          <table:table-cell office:value-type="float" office:value="0.01226541" calcext:value-type="float">
            <text:p>0.0122654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858760572" calcext:value-type="float">
            <text:p>0.1858760572</text:p>
          </table:table-cell>
          <table:table-cell office:value-type="float" office:value="-9.7746508026" calcext:value-type="float">
            <text:p>-9.774650802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H341]/[.I341]" office:value-type="float" office:value="-0.0190161327451778" calcext:value-type="float">
            <text:p>-0.0190161327</text:p>
          </table:table-cell>
          <table:table-cell table:formula="of:=[.D341]/[.M341]" office:value-type="float" office:value="-0.0188145510338178" calcext:value-type="float">
            <text:p>-0.018814551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-2.0592815876" calcext:value-type="float">
            <text:p>-2.05928158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112856" calcext:value-type="float">
            <text:p>0.00112856</text:p>
          </table:table-cell>
          <table:table-cell office:value-type="float" office:value="0.01263812" calcext:value-type="float">
            <text:p>0.0126381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915354617" calcext:value-type="float">
            <text:p>0.1915354617</text:p>
          </table:table-cell>
          <table:table-cell office:value-type="float" office:value="-9.7752152252" calcext:value-type="float">
            <text:p>-9.775215225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H342]/[.I342]" office:value-type="float" office:value="-0.0195939892153199" calcext:value-type="float">
            <text:p>-0.0195939892</text:p>
          </table:table-cell>
          <table:table-cell table:formula="of:=[.D342]/[.M342]" office:value-type="float" office:value="-0.0575972553418379" calcext:value-type="float">
            <text:p>-0.0575972553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-2.0549783707" calcext:value-type="float">
            <text:p>-2.05497837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112856" calcext:value-type="float">
            <text:p>0.00112856</text:p>
          </table:table-cell>
          <table:table-cell office:value-type="float" office:value="0.01278983" calcext:value-type="float">
            <text:p>0.0127898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938385082" calcext:value-type="float">
            <text:p>0.1938385082</text:p>
          </table:table-cell>
          <table:table-cell office:value-type="float" office:value="-9.7754106903" calcext:value-type="float">
            <text:p>-9.775410690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2" calcext:value-type="float">
            <text:p>342</text:p>
          </table:table-cell>
          <table:table-cell/>
          <table:table-cell table:formula="of:=[.H343]/[.I343]" office:value-type="float" office:value="-0.0198291933035963" calcext:value-type="float">
            <text:p>-0.0198291933</text:p>
          </table:table-cell>
          <table:table-cell table:formula="of:=[.D343]/[.M343]" office:value-type="float" office:value="-0.0569140651725515" calcext:value-type="float">
            <text:p>-0.0569140652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-2.0674464703" calcext:value-type="float">
            <text:p>-2.067446470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112856" calcext:value-type="float">
            <text:p>0.00112856</text:p>
          </table:table-cell>
          <table:table-cell office:value-type="float" office:value="0.01304004" calcext:value-type="float">
            <text:p>0.0130400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1976222638" calcext:value-type="float">
            <text:p>0.1976222638</text:p>
          </table:table-cell>
          <table:table-cell office:value-type="float" office:value="-9.7750007439" calcext:value-type="float">
            <text:p>-9.77500074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[.H344]/[.I344]" office:value-type="float" office:value="-0.0202171098476207" calcext:value-type="float">
            <text:p>-0.0202171098</text:p>
          </table:table-cell>
          <table:table-cell table:formula="of:=[.D344]/[.M344]" office:value-type="float" office:value="-0.0558220244390085" calcext:value-type="float">
            <text:p>-0.0558220244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-2.0572650433" calcext:value-type="float">
            <text:p>-2.05726504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22828" calcext:value-type="float">
            <text:p>0.0022828</text:p>
          </table:table-cell>
          <table:table-cell office:value-type="float" office:value="0.01340219" calcext:value-type="float">
            <text:p>0.013402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031514816" calcext:value-type="float">
            <text:p>0.2031514816</text:p>
          </table:table-cell>
          <table:table-cell office:value-type="float" office:value="-9.7769606781" calcext:value-type="float">
            <text:p>-9.776960678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H345]/[.I345]" office:value-type="float" office:value="-0.0207785924776246" calcext:value-type="float">
            <text:p>-0.0207785925</text:p>
          </table:table-cell>
          <table:table-cell table:formula="of:=[.D345]/[.M345]" office:value-type="float" office:value="-0.109863071931279" calcext:value-type="float">
            <text:p>-0.1098630719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2.0640468597" calcext:value-type="float">
            <text:p>-2.064046859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22828" calcext:value-type="float">
            <text:p>0.0022828</text:p>
          </table:table-cell>
          <table:table-cell office:value-type="float" office:value="0.01366369" calcext:value-type="float">
            <text:p>0.0136636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071572646" calcext:value-type="float">
            <text:p>0.2071572646</text:p>
          </table:table-cell>
          <table:table-cell office:value-type="float" office:value="-9.7789440918" calcext:value-type="float">
            <text:p>-9.778944091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5" calcext:value-type="float">
            <text:p>345</text:p>
          </table:table-cell>
          <table:table-cell/>
          <table:table-cell table:formula="of:=[.H346]/[.I346]" office:value-type="float" office:value="-0.0211840115512787" calcext:value-type="float">
            <text:p>-0.0211840116</text:p>
          </table:table-cell>
          <table:table-cell table:formula="of:=[.D346]/[.M346]" office:value-type="float" office:value="-0.107760515258131" calcext:value-type="float">
            <text:p>-0.1077605153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-2.074059248" calcext:value-type="float">
            <text:p>-2.0740592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30107" calcext:value-type="float">
            <text:p>0.0030107</text:p>
          </table:table-cell>
          <table:table-cell office:value-type="float" office:value="0.01427773" calcext:value-type="float">
            <text:p>0.0142777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164670388" calcext:value-type="float">
            <text:p>0.2164670388</text:p>
          </table:table-cell>
          <table:table-cell office:value-type="float" office:value="-9.7789500999" calcext:value-type="float">
            <text:p>-9.778950099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6" calcext:value-type="float">
            <text:p>346</text:p>
          </table:table-cell>
          <table:table-cell/>
          <table:table-cell table:formula="of:=[.H347]/[.I347]" office:value-type="float" office:value="-0.0221360203895727" calcext:value-type="float">
            <text:p>-0.0221360204</text:p>
          </table:table-cell>
          <table:table-cell table:formula="of:=[.D347]/[.M347]" office:value-type="float" office:value="-0.136009090478531" calcext:value-type="float">
            <text:p>-0.1360090905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-2.0641312599" calcext:value-type="float">
            <text:p>-2.06413125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387736" calcext:value-type="float">
            <text:p>0.00387736</text:p>
          </table:table-cell>
          <table:table-cell office:value-type="float" office:value="0.01517017" calcext:value-type="float">
            <text:p>0.0151701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300269888" calcext:value-type="float">
            <text:p>0.2300269888</text:p>
          </table:table-cell>
          <table:table-cell office:value-type="float" office:value="-9.7802073288" calcext:value-type="float">
            <text:p>-9.78020732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H348]/[.I348]" office:value-type="float" office:value="-0.0235196434049649" calcext:value-type="float">
            <text:p>-0.0235196434</text:p>
          </table:table-cell>
          <table:table-cell table:formula="of:=[.D348]/[.M348]" office:value-type="float" office:value="-0.16485624094035" calcext:value-type="float">
            <text:p>-0.1648562409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-2.0800719261" calcext:value-type="float">
            <text:p>-2.080071926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387736" calcext:value-type="float">
            <text:p>0.00387736</text:p>
          </table:table-cell>
          <table:table-cell office:value-type="float" office:value="0.0158361" calcext:value-type="float">
            <text:p>0.015836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401077272" calcext:value-type="float">
            <text:p>0.2401077272</text:p>
          </table:table-cell>
          <table:table-cell office:value-type="float" office:value="-9.7795196342" calcext:value-type="float">
            <text:p>-9.779519634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H349]/[.I349]" office:value-type="float" office:value="-0.0245520982810156" calcext:value-type="float">
            <text:p>-0.0245520983</text:p>
          </table:table-cell>
          <table:table-cell table:formula="of:=[.D349]/[.M349]" office:value-type="float" office:value="-0.157923773179015" calcext:value-type="float">
            <text:p>-0.1579237732</text:p>
          </table:table-cell>
        </table:table-row>
        <table:table-row table:style-name="ro1">
          <table:table-cell office:value-type="float" office:value="17.39" calcext:value-type="float">
            <text:p>17.39</text:p>
          </table:table-cell>
          <table:table-cell office:value-type="float" office:value="-2.0784809589" calcext:value-type="float">
            <text:p>-2.07848095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593766" calcext:value-type="float">
            <text:p>0.00593766</text:p>
          </table:table-cell>
          <table:table-cell office:value-type="float" office:value="0.01636918" calcext:value-type="float">
            <text:p>0.0163691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482016145" calcext:value-type="float">
            <text:p>0.2482016145</text:p>
          </table:table-cell>
          <table:table-cell office:value-type="float" office:value="-9.7799662209" calcext:value-type="float">
            <text:p>-9.77996622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49" calcext:value-type="float">
            <text:p>349</text:p>
          </table:table-cell>
          <table:table-cell/>
          <table:table-cell table:formula="of:=[.H350]/[.I350]" office:value-type="float" office:value="-0.0253785758451382" calcext:value-type="float">
            <text:p>-0.0253785758</text:p>
          </table:table-cell>
          <table:table-cell table:formula="of:=[.D350]/[.M350]" office:value-type="float" office:value="-0.233963483066663" calcext:value-type="float">
            <text:p>-0.2339634831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-2.0771460533" calcext:value-type="float">
            <text:p>-2.07714605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593766" calcext:value-type="float">
            <text:p>0.00593766</text:p>
          </table:table-cell>
          <table:table-cell office:value-type="float" office:value="0.01707668" calcext:value-type="float">
            <text:p>0.0170766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589402808" calcext:value-type="float">
            <text:p>0.2589402808</text:p>
          </table:table-cell>
          <table:table-cell office:value-type="float" office:value="-9.7803845978" calcext:value-type="float">
            <text:p>-9.780384597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H351]/[.I351]" office:value-type="float" office:value="-0.0264754701832734" calcext:value-type="float">
            <text:p>-0.0264754702</text:p>
          </table:table-cell>
          <table:table-cell table:formula="of:=[.D351]/[.M351]" office:value-type="float" office:value="-0.224270238031553" calcext:value-type="float">
            <text:p>-0.224270238</text:p>
          </table:table-cell>
        </table:table-row>
        <table:table-row table:style-name="ro1">
          <table:table-cell office:value-type="float" office:value="17.49" calcext:value-type="float">
            <text:p>17.49</text:p>
          </table:table-cell>
          <table:table-cell office:value-type="float" office:value="-2.1039493084" calcext:value-type="float">
            <text:p>-2.103949308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715236" calcext:value-type="float">
            <text:p>0.00715236</text:p>
          </table:table-cell>
          <table:table-cell office:value-type="float" office:value="0.01743685" calcext:value-type="float">
            <text:p>0.0174368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64346772" calcext:value-type="float">
            <text:p>0.264346772</text:p>
          </table:table-cell>
          <table:table-cell office:value-type="float" office:value="-9.7783529854" calcext:value-type="float">
            <text:p>-9.778352985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H352]/[.I352]" office:value-type="float" office:value="-0.0270338749679721" calcext:value-type="float">
            <text:p>-0.027033875</text:p>
          </table:table-cell>
          <table:table-cell table:formula="of:=[.D352]/[.M352]" office:value-type="float" office:value="-0.264570284817609" calcext:value-type="float">
            <text:p>-0.2645702848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-2.0807073116" calcext:value-type="float">
            <text:p>-2.080707311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845152" calcext:value-type="float">
            <text:p>0.00845152</text:p>
          </table:table-cell>
          <table:table-cell office:value-type="float" office:value="0.01801623" calcext:value-type="float">
            <text:p>0.0180162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730556994" calcext:value-type="float">
            <text:p>0.2730556994</text:p>
          </table:table-cell>
          <table:table-cell office:value-type="float" office:value="-9.7756804085" calcext:value-type="float">
            <text:p>-9.775680408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2" calcext:value-type="float">
            <text:p>352</text:p>
          </table:table-cell>
          <table:table-cell/>
          <table:table-cell table:formula="of:=[.H353]/[.I353]" office:value-type="float" office:value="-0.0279321426222748" calcext:value-type="float">
            <text:p>-0.0279321426</text:p>
          </table:table-cell>
          <table:table-cell table:formula="of:=[.D353]/[.M353]" office:value-type="float" office:value="-0.302573279618737" calcext:value-type="float">
            <text:p>-0.302573279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2.1114256382" calcext:value-type="float">
            <text:p>-2.111425638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845152" calcext:value-type="float">
            <text:p>0.00845152</text:p>
          </table:table-cell>
          <table:table-cell office:value-type="float" office:value="0.01864867" calcext:value-type="float">
            <text:p>0.0186486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826536094" calcext:value-type="float">
            <text:p>0.2826536094</text:p>
          </table:table-cell>
          <table:table-cell office:value-type="float" office:value="-9.776115303" calcext:value-type="float">
            <text:p>-9.77611530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H354]/[.I354]" office:value-type="float" office:value="-0.0289126714077587" calcext:value-type="float">
            <text:p>-0.0289126714</text:p>
          </table:table-cell>
          <table:table-cell table:formula="of:=[.D354]/[.M354]" office:value-type="float" office:value="-0.292311972173282" calcext:value-type="float">
            <text:p>-0.2923119722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-2.1044967175" calcext:value-type="float">
            <text:p>-2.104496717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988819" calcext:value-type="float">
            <text:p>0.00988819</text:p>
          </table:table-cell>
          <table:table-cell office:value-type="float" office:value="0.01923326" calcext:value-type="float">
            <text:p>0.0192332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915487971" calcext:value-type="float">
            <text:p>0.2915487971</text:p>
          </table:table-cell>
          <table:table-cell office:value-type="float" office:value="-9.7772789192" calcext:value-type="float">
            <text:p>-9.777278919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4" calcext:value-type="float">
            <text:p>354</text:p>
          </table:table-cell>
          <table:table-cell/>
          <table:table-cell table:formula="of:=[.H355]/[.I355]" office:value-type="float" office:value="-0.0298190119673762" calcext:value-type="float">
            <text:p>-0.029819012</text:p>
          </table:table-cell>
          <table:table-cell table:formula="of:=[.D355]/[.M355]" office:value-type="float" office:value="-0.331606895990326" calcext:value-type="float">
            <text:p>-0.331606896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2.1053073406" calcext:value-type="float">
            <text:p>-2.105307340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136445" calcext:value-type="float">
            <text:p>0.01136445</text:p>
          </table:table-cell>
          <table:table-cell office:value-type="float" office:value="0.0196827" calcext:value-type="float">
            <text:p>0.019682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298366235" calcext:value-type="float">
            <text:p>0.298366235</text:p>
          </table:table-cell>
          <table:table-cell office:value-type="float" office:value="-9.7774298859" calcext:value-type="float">
            <text:p>-9.777429885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5" calcext:value-type="float">
            <text:p>355</text:p>
          </table:table-cell>
          <table:table-cell/>
          <table:table-cell table:formula="of:=[.H356]/[.I356]" office:value-type="float" office:value="-0.0305158143276765" calcext:value-type="float">
            <text:p>-0.0305158143</text:p>
          </table:table-cell>
          <table:table-cell table:formula="of:=[.D356]/[.M356]" office:value-type="float" office:value="-0.372411821554863" calcext:value-type="float">
            <text:p>-0.372411821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-2.1234686375" calcext:value-type="float">
            <text:p>-2.123468637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136445" calcext:value-type="float">
            <text:p>0.01136445</text:p>
          </table:table-cell>
          <table:table-cell office:value-type="float" office:value="0.01984876" calcext:value-type="float">
            <text:p>0.0198487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008465147" calcext:value-type="float">
            <text:p>0.3008465147</text:p>
          </table:table-cell>
          <table:table-cell office:value-type="float" office:value="-9.7762294579" calcext:value-type="float">
            <text:p>-9.776229457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6" calcext:value-type="float">
            <text:p>356</text:p>
          </table:table-cell>
          <table:table-cell/>
          <table:table-cell table:formula="of:=[.H357]/[.I357]" office:value-type="float" office:value="-0.0307732665232086" calcext:value-type="float">
            <text:p>-0.0307732665</text:p>
          </table:table-cell>
          <table:table-cell table:formula="of:=[.D357]/[.M357]" office:value-type="float" office:value="-0.369296187371891" calcext:value-type="float">
            <text:p>-0.369296187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2.1255996227" calcext:value-type="float">
            <text:p>-2.12559962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459637" calcext:value-type="float">
            <text:p>0.01459637</text:p>
          </table:table-cell>
          <table:table-cell office:value-type="float" office:value="0.02065177" calcext:value-type="float">
            <text:p>0.0206517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130467572" calcext:value-type="float">
            <text:p>0.3130467572</text:p>
          </table:table-cell>
          <table:table-cell office:value-type="float" office:value="-9.7771369743" calcext:value-type="float">
            <text:p>-9.777136974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7" calcext:value-type="float">
            <text:p>357</text:p>
          </table:table-cell>
          <table:table-cell/>
          <table:table-cell table:formula="of:=[.H358]/[.I358]" office:value-type="float" office:value="-0.0320182439933969" calcext:value-type="float">
            <text:p>-0.032018244</text:p>
          </table:table-cell>
          <table:table-cell table:formula="of:=[.D358]/[.M358]" office:value-type="float" office:value="-0.455876655915614" calcext:value-type="float">
            <text:p>-0.4558766559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-2.1206257343" calcext:value-type="float">
            <text:p>-2.12062573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459637" calcext:value-type="float">
            <text:p>0.01459637</text:p>
          </table:table-cell>
          <table:table-cell office:value-type="float" office:value="0.02154524" calcext:value-type="float">
            <text:p>0.0215452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26589131" calcext:value-type="float">
            <text:p>0.326589131</text:p>
          </table:table-cell>
          <table:table-cell office:value-type="float" office:value="-9.7771005249" calcext:value-type="float">
            <text:p>-9.777100524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8" calcext:value-type="float">
            <text:p>358</text:p>
          </table:table-cell>
          <table:table-cell/>
          <table:table-cell table:formula="of:=[.H359]/[.I359]" office:value-type="float" office:value="-0.0334034747999423" calcext:value-type="float">
            <text:p>-0.0334034748</text:p>
          </table:table-cell>
          <table:table-cell table:formula="of:=[.D359]/[.M359]" office:value-type="float" office:value="-0.436971605122507" calcext:value-type="float">
            <text:p>-0.436971605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2.1644015312" calcext:value-type="float">
            <text:p>-2.164401531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633739" calcext:value-type="float">
            <text:p>0.01633739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305934227" calcext:value-type="float">
            <text:p>0.3305934227</text:p>
          </table:table-cell>
          <table:table-cell office:value-type="float" office:value="-9.7730260086" calcext:value-type="float">
            <text:p>-9.773026008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[.H360]/[.I360]" office:value-type="float" office:value="-0.0338271301446539" calcext:value-type="float">
            <text:p>-0.0338271301</text:p>
          </table:table-cell>
          <table:table-cell table:formula="of:=[.D360]/[.M360]" office:value-type="float" office:value="-0.482967071996262" calcext:value-type="float">
            <text:p>-0.482967072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-2.1269199848" calcext:value-type="float">
            <text:p>-2.12691998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801221" calcext:value-type="float">
            <text:p>0.01801221</text:p>
          </table:table-cell>
          <table:table-cell office:value-type="float" office:value="0.02260655" calcext:value-type="float">
            <text:p>0.0226065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426313538" calcext:value-type="float">
            <text:p>0.3426313538</text:p>
          </table:table-cell>
          <table:table-cell office:value-type="float" office:value="-9.7758034706" calcext:value-type="float">
            <text:p>-9.775803470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[.H361]/[.I361]" office:value-type="float" office:value="-0.0350489200023751" calcext:value-type="float">
            <text:p>-0.03504892</text:p>
          </table:table-cell>
          <table:table-cell table:formula="of:=[.D361]/[.M361]" office:value-type="float" office:value="-0.513916263290835" calcext:value-type="float">
            <text:p>-0.51391626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.173681736" calcext:value-type="float">
            <text:p>-2.17368173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1980517" calcext:value-type="float">
            <text:p>0.01980517</text:p>
          </table:table-cell>
          <table:table-cell office:value-type="float" office:value="0.02264237" calcext:value-type="float">
            <text:p>0.0226423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431194846" calcext:value-type="float">
            <text:p>0.3431194846</text:p>
          </table:table-cell>
          <table:table-cell office:value-type="float" office:value="-9.774242897" calcext:value-type="float">
            <text:p>-9.77424289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[.H362]/[.I362]" office:value-type="float" office:value="-0.0351044565001872" calcext:value-type="float">
            <text:p>-0.0351044565</text:p>
          </table:table-cell>
          <table:table-cell table:formula="of:=[.D362]/[.M362]" office:value-type="float" office:value="-0.564178226200266" calcext:value-type="float">
            <text:p>-0.5641782262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-2.1597654819" calcext:value-type="float">
            <text:p>-2.15976548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146695" calcext:value-type="float">
            <text:p>0.02146695</text:p>
          </table:table-cell>
          <table:table-cell office:value-type="float" office:value="0.02281006" calcext:value-type="float">
            <text:p>0.0228100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456554697" calcext:value-type="float">
            <text:p>0.3456554697</text:p>
          </table:table-cell>
          <table:table-cell office:value-type="float" office:value="-9.774099617" calcext:value-type="float">
            <text:p>-9.77409961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2" calcext:value-type="float">
            <text:p>362</text:p>
          </table:table-cell>
          <table:table-cell/>
          <table:table-cell table:formula="of:=[.H363]/[.I363]" office:value-type="float" office:value="-0.0353644308166048" calcext:value-type="float">
            <text:p>-0.0353644308</text:p>
          </table:table-cell>
          <table:table-cell table:formula="of:=[.D363]/[.M363]" office:value-type="float" office:value="-0.607020938957698" calcext:value-type="float">
            <text:p>-0.607020939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2.1860206127" calcext:value-type="float">
            <text:p>-2.18602061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146695" calcext:value-type="float">
            <text:p>0.02146695</text:p>
          </table:table-cell>
          <table:table-cell office:value-type="float" office:value="0.02288051" calcext:value-type="float">
            <text:p>0.0228805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46700303" calcext:value-type="float">
            <text:p>0.346700303</text:p>
          </table:table-cell>
          <table:table-cell office:value-type="float" office:value="-9.7734569931" calcext:value-type="float">
            <text:p>-9.773456993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[.H364]/[.I364]" office:value-type="float" office:value="-0.0354736612894259" calcext:value-type="float">
            <text:p>-0.0354736613</text:p>
          </table:table-cell>
          <table:table-cell table:formula="of:=[.D364]/[.M364]" office:value-type="float" office:value="-0.605151800510622" calcext:value-type="float">
            <text:p>-0.6051518005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2.1858680248" calcext:value-type="float">
            <text:p>-2.18586802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322181" calcext:value-type="float">
            <text:p>0.02322181</text:p>
          </table:table-cell>
          <table:table-cell office:value-type="float" office:value="0.02296024" calcext:value-type="float">
            <text:p>0.0229602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479039503" calcext:value-type="float">
            <text:p>0.3479039503</text:p>
          </table:table-cell>
          <table:table-cell office:value-type="float" office:value="-9.7733338547" calcext:value-type="float">
            <text:p>-9.773333854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4" calcext:value-type="float">
            <text:p>364</text:p>
          </table:table-cell>
          <table:table-cell/>
          <table:table-cell table:formula="of:=[.H365]/[.I365]" office:value-type="float" office:value="-0.0355972645028076" calcext:value-type="float">
            <text:p>-0.0355972645</text:p>
          </table:table-cell>
          <table:table-cell table:formula="of:=[.D365]/[.M365]" office:value-type="float" office:value="-0.652348160015736" calcext:value-type="float">
            <text:p>-0.6523481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2.1815085411" calcext:value-type="float">
            <text:p>-2.181508541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7886" calcext:value-type="float">
            <text:p>0.0247886</text:p>
          </table:table-cell>
          <table:table-cell office:value-type="float" office:value="0.02298862" calcext:value-type="float">
            <text:p>0.0229886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483719105" calcext:value-type="float">
            <text:p>0.3483719105</text:p>
          </table:table-cell>
          <table:table-cell office:value-type="float" office:value="-9.7743942642" calcext:value-type="float">
            <text:p>-9.774394264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[.H366]/[.I366]" office:value-type="float" office:value="-0.0356412787415337" calcext:value-type="float">
            <text:p>-0.0356412787</text:p>
          </table:table-cell>
          <table:table-cell table:formula="of:=[.D366]/[.M366]" office:value-type="float" office:value="-0.695502542985733" calcext:value-type="float">
            <text:p>-0.695502543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-2.2069542408" calcext:value-type="float">
            <text:p>-2.206954240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47886" calcext:value-type="float">
            <text:p>0.0247886</text:p>
          </table:table-cell>
          <table:table-cell office:value-type="float" office:value="0.02317299" calcext:value-type="float">
            <text:p>0.0231729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512521476" calcext:value-type="float">
            <text:p>0.3512521476</text:p>
          </table:table-cell>
          <table:table-cell office:value-type="float" office:value="-9.7767995834" calcext:value-type="float">
            <text:p>-9.77679958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[.H367]/[.I367]" office:value-type="float" office:value="-0.0359271093371281" calcext:value-type="float">
            <text:p>-0.0359271093</text:p>
          </table:table-cell>
          <table:table-cell table:formula="of:=[.D367]/[.M367]" office:value-type="float" office:value="-0.689969230961278" calcext:value-type="float">
            <text:p>-0.689969231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2.2047057152" calcext:value-type="float">
            <text:p>-2.20470571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0062" calcext:value-type="float">
            <text:p>0.02780062</text:p>
          </table:table-cell>
          <table:table-cell office:value-type="float" office:value="0.0233493" calcext:value-type="float">
            <text:p>0.023349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539333472" calcext:value-type="float">
            <text:p>0.3539333472</text:p>
          </table:table-cell>
          <table:table-cell office:value-type="float" office:value="-9.7770391273" calcext:value-type="float">
            <text:p>-9.777039127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H368]/[.I368]" office:value-type="float" office:value="-0.0362004634114358" calcext:value-type="float">
            <text:p>-0.0362004634</text:p>
          </table:table-cell>
          <table:table-cell table:formula="of:=[.D368]/[.M368]" office:value-type="float" office:value="-0.767963097157969" calcext:value-type="float">
            <text:p>-0.7679630972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-2.2023203373" calcext:value-type="float">
            <text:p>-2.20232033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0062" calcext:value-type="float">
            <text:p>0.02780062</text:p>
          </table:table-cell>
          <table:table-cell office:value-type="float" office:value="0.02398026" calcext:value-type="float">
            <text:p>0.0239802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635387535" calcext:value-type="float">
            <text:p>0.3635387535</text:p>
          </table:table-cell>
          <table:table-cell office:value-type="float" office:value="-9.7781457901" calcext:value-type="float">
            <text:p>-9.778145790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8" calcext:value-type="float">
            <text:p>368</text:p>
          </table:table-cell>
          <table:table-cell/>
          <table:table-cell table:formula="of:=[.H369]/[.I369]" office:value-type="float" office:value="-0.0371787004718286" calcext:value-type="float">
            <text:p>-0.0371787005</text:p>
          </table:table-cell>
          <table:table-cell table:formula="of:=[.D369]/[.M369]" office:value-type="float" office:value="-0.747756636116567" calcext:value-type="float">
            <text:p>-0.7477566361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2.2418718338" calcext:value-type="float">
            <text:p>-2.241871833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226" calcext:value-type="float">
            <text:p>0.029226</text:p>
          </table:table-cell>
          <table:table-cell office:value-type="float" office:value="0.02446428" calcext:value-type="float">
            <text:p>0.024464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708288047" calcext:value-type="float">
            <text:p>0.3708288047</text:p>
          </table:table-cell>
          <table:table-cell office:value-type="float" office:value="-9.7768905258" calcext:value-type="float">
            <text:p>-9.776890525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69" calcext:value-type="float">
            <text:p>369</text:p>
          </table:table-cell>
          <table:table-cell/>
          <table:table-cell table:formula="of:=[.H370]/[.I370]" office:value-type="float" office:value="-0.0379291149595496" calcext:value-type="float">
            <text:p>-0.037929115</text:p>
          </table:table-cell>
          <table:table-cell table:formula="of:=[.D370]/[.M370]" office:value-type="float" office:value="-0.770542630144909" calcext:value-type="float">
            <text:p>-0.7705426301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-2.2076463699" calcext:value-type="float">
            <text:p>-2.20764636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299" calcext:value-type="float">
            <text:p>0.03035299</text:p>
          </table:table-cell>
          <table:table-cell office:value-type="float" office:value="0.02462319" calcext:value-type="float">
            <text:p>0.024623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73107293" calcext:value-type="float">
            <text:p>0.373107293</text:p>
          </table:table-cell>
          <table:table-cell office:value-type="float" office:value="-9.7734776878" calcext:value-type="float">
            <text:p>-9.773477687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0" calcext:value-type="float">
            <text:p>370</text:p>
          </table:table-cell>
          <table:table-cell/>
          <table:table-cell table:formula="of:=[.H371]/[.I371]" office:value-type="float" office:value="-0.038175489310805" calcext:value-type="float">
            <text:p>-0.0381754893</text:p>
          </table:table-cell>
          <table:table-cell table:formula="of:=[.D371]/[.M371]" office:value-type="float" office:value="-0.795091053133117" calcext:value-type="float">
            <text:p>-0.795091053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2.2483942509" calcext:value-type="float">
            <text:p>-2.248394250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299" calcext:value-type="float">
            <text:p>0.03035299</text:p>
          </table:table-cell>
          <table:table-cell office:value-type="float" office:value="0.02562743" calcext:value-type="float">
            <text:p>0.0256274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883788744" calcext:value-type="float">
            <text:p>0.3883788744</text:p>
          </table:table-cell>
          <table:table-cell office:value-type="float" office:value="-9.7748548126" calcext:value-type="float">
            <text:p>-9.774854812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1" calcext:value-type="float">
            <text:p>371</text:p>
          </table:table-cell>
          <table:table-cell/>
          <table:table-cell table:formula="of:=[.H372]/[.I372]" office:value-type="float" office:value="-0.0397324443018193" calcext:value-type="float">
            <text:p>-0.0397324443</text:p>
          </table:table-cell>
          <table:table-cell table:formula="of:=[.D372]/[.M372]" office:value-type="float" office:value="-0.763934626559337" calcext:value-type="float">
            <text:p>-0.7639346266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-2.2324430943" calcext:value-type="float">
            <text:p>-2.23244309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0338" calcext:value-type="float">
            <text:p>0.03150338</text:p>
          </table:table-cell>
          <table:table-cell office:value-type="float" office:value="0.02621647" calcext:value-type="float">
            <text:p>0.0262164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3973993071" calcext:value-type="float">
            <text:p>0.3973993071</text:p>
          </table:table-cell>
          <table:table-cell office:value-type="float" office:value="-9.777158165" calcext:value-type="float">
            <text:p>-9.77715816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2" calcext:value-type="float">
            <text:p>372</text:p>
          </table:table-cell>
          <table:table-cell/>
          <table:table-cell table:formula="of:=[.H373]/[.I373]" office:value-type="float" office:value="-0.0406456866497874" calcext:value-type="float">
            <text:p>-0.0406456866</text:p>
          </table:table-cell>
          <table:table-cell table:formula="of:=[.D373]/[.M373]" office:value-type="float" office:value="-0.775073140514033" calcext:value-type="float">
            <text:p>-0.775073140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2.2394378185" calcext:value-type="float">
            <text:p>-2.239437818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1185" calcext:value-type="float">
            <text:p>0.03231185</text:p>
          </table:table-cell>
          <table:table-cell office:value-type="float" office:value="0.02650997" calcext:value-type="float">
            <text:p>0.0265099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018090172" calcext:value-type="float">
            <text:p>0.4018090172</text:p>
          </table:table-cell>
          <table:table-cell office:value-type="float" office:value="-9.7762029648" calcext:value-type="float">
            <text:p>-9.776202964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3" calcext:value-type="float">
            <text:p>373</text:p>
          </table:table-cell>
          <table:table-cell/>
          <table:table-cell table:formula="of:=[.H374]/[.I374]" office:value-type="float" office:value="-0.04110072373157" calcext:value-type="float">
            <text:p>-0.0411007237</text:p>
          </table:table-cell>
          <table:table-cell table:formula="of:=[.D374]/[.M374]" office:value-type="float" office:value="-0.786162555458382" calcext:value-type="float">
            <text:p>-0.7861625555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-2.2502038479" calcext:value-type="float">
            <text:p>-2.250203847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3308" calcext:value-type="float">
            <text:p>0.03313308</text:p>
          </table:table-cell>
          <table:table-cell office:value-type="float" office:value="0.0269719" calcext:value-type="float">
            <text:p>0.02697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089411666" calcext:value-type="float">
            <text:p>0.4089411666</text:p>
          </table:table-cell>
          <table:table-cell office:value-type="float" office:value="-9.7793270493" calcext:value-type="float">
            <text:p>-9.779327049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4" calcext:value-type="float">
            <text:p>374</text:p>
          </table:table-cell>
          <table:table-cell/>
          <table:table-cell table:formula="of:=[.H375]/[.I375]" office:value-type="float" office:value="-0.0418169025883301" calcext:value-type="float">
            <text:p>-0.0418169026</text:p>
          </table:table-cell>
          <table:table-cell table:formula="of:=[.D375]/[.M375]" office:value-type="float" office:value="-0.792337020419262" calcext:value-type="float">
            <text:p>-0.7923370204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2.2495317459" calcext:value-type="float">
            <text:p>-2.24953174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9426" calcext:value-type="float">
            <text:p>0.03359426</text:p>
          </table:table-cell>
          <table:table-cell office:value-type="float" office:value="0.0271007" calcext:value-type="float">
            <text:p>0.027100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08559446" calcext:value-type="float">
            <text:p>0.4108559446</text:p>
          </table:table-cell>
          <table:table-cell office:value-type="float" office:value="-9.7784217644" calcext:value-type="float">
            <text:p>-9.778421764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5" calcext:value-type="float">
            <text:p>375</text:p>
          </table:table-cell>
          <table:table-cell/>
          <table:table-cell table:formula="of:=[.H376]/[.I376]" office:value-type="float" office:value="-0.0420165906624923" calcext:value-type="float">
            <text:p>-0.0420165907</text:p>
          </table:table-cell>
          <table:table-cell table:formula="of:=[.D376]/[.M376]" office:value-type="float" office:value="-0.799547499459284" calcext:value-type="float">
            <text:p>-0.7995474995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-2.2583870888" calcext:value-type="float">
            <text:p>-2.258387088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9426" calcext:value-type="float">
            <text:p>0.03359426</text:p>
          </table:table-cell>
          <table:table-cell office:value-type="float" office:value="0.02761938" calcext:value-type="float">
            <text:p>0.0276193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88736" calcext:value-type="float">
            <text:p>0.4188736</text:p>
          </table:table-cell>
          <table:table-cell office:value-type="float" office:value="-9.7820265579" calcext:value-type="float">
            <text:p>-9.782026557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6" calcext:value-type="float">
            <text:p>376</text:p>
          </table:table-cell>
          <table:table-cell/>
          <table:table-cell table:formula="of:=[.H377]/[.I377]" office:value-type="float" office:value="-0.0428207383736569" calcext:value-type="float">
            <text:p>-0.0428207384</text:p>
          </table:table-cell>
          <table:table-cell table:formula="of:=[.D377]/[.M377]" office:value-type="float" office:value="-0.784532478325198" calcext:value-type="float">
            <text:p>-0.7845324783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2.2564249039" calcext:value-type="float">
            <text:p>-2.25642490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06945" calcext:value-type="float">
            <text:p>0.03406945</text:p>
          </table:table-cell>
          <table:table-cell office:value-type="float" office:value="0.02789669" calcext:value-type="float">
            <text:p>0.0278966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30924769" calcext:value-type="float">
            <text:p>0.4230924769</text:p>
          </table:table-cell>
          <table:table-cell office:value-type="float" office:value="-9.7823306084" calcext:value-type="float">
            <text:p>-9.782330608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[.H378]/[.I378]" office:value-type="float" office:value="-0.0432506826682687" calcext:value-type="float">
            <text:p>-0.0432506827</text:p>
          </table:table-cell>
          <table:table-cell table:formula="of:=[.D378]/[.M378]" office:value-type="float" office:value="-0.787720514409254" calcext:value-type="float">
            <text:p>-0.7877205144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-2.2566277981" calcext:value-type="float">
            <text:p>-2.25662779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8752" calcext:value-type="float">
            <text:p>0.03418752</text:p>
          </table:table-cell>
          <table:table-cell office:value-type="float" office:value="0.02779245" calcext:value-type="float">
            <text:p>0.0277924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15208789" calcext:value-type="float">
            <text:p>0.4215208789</text:p>
          </table:table-cell>
          <table:table-cell office:value-type="float" office:value="-9.7825483894" calcext:value-type="float">
            <text:p>-9.782548389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H379]/[.I379]" office:value-type="float" office:value="-0.0430890665827673" calcext:value-type="float">
            <text:p>-0.0430890666</text:p>
          </table:table-cell>
          <table:table-cell table:formula="of:=[.D379]/[.M379]" office:value-type="float" office:value="-0.793415191167605" calcext:value-type="float">
            <text:p>-0.7934151912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2.2626357079" calcext:value-type="float">
            <text:p>-2.262635707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3308" calcext:value-type="float">
            <text:p>0.03433308</text:p>
          </table:table-cell>
          <table:table-cell office:value-type="float" office:value="0.02768604" calcext:value-type="float">
            <text:p>0.0276860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00154414" calcext:value-type="float">
            <text:p>0.4200154414</text:p>
          </table:table-cell>
          <table:table-cell office:value-type="float" office:value="-9.7850730324" calcext:value-type="float">
            <text:p>-9.785073032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79" calcext:value-type="float">
            <text:p>379</text:p>
          </table:table-cell>
          <table:table-cell/>
          <table:table-cell table:formula="of:=[.H380]/[.I380]" office:value-type="float" office:value="-0.0429240987787479" calcext:value-type="float">
            <text:p>-0.0429240988</text:p>
          </table:table-cell>
          <table:table-cell table:formula="of:=[.D380]/[.M380]" office:value-type="float" office:value="-0.799855581755361" calcext:value-type="float">
            <text:p>-0.7998555818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-2.2587935925" calcext:value-type="float">
            <text:p>-2.25879359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33308" calcext:value-type="float">
            <text:p>0.03433308</text:p>
          </table:table-cell>
          <table:table-cell office:value-type="float" office:value="0.02753441" calcext:value-type="float">
            <text:p>0.0275344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75899323" calcext:value-type="float">
            <text:p>0.4175899323</text:p>
          </table:table-cell>
          <table:table-cell office:value-type="float" office:value="-9.7821419334" calcext:value-type="float">
            <text:p>-9.78214193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0" calcext:value-type="float">
            <text:p>380</text:p>
          </table:table-cell>
          <table:table-cell/>
          <table:table-cell table:formula="of:=[.H381]/[.I381]" office:value-type="float" office:value="-0.0426890076982207" calcext:value-type="float">
            <text:p>-0.0426890077</text:p>
          </table:table-cell>
          <table:table-cell table:formula="of:=[.D381]/[.M381]" office:value-type="float" office:value="-0.804260437317006" calcext:value-type="float">
            <text:p>-0.80426043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.2629215717" calcext:value-type="float">
            <text:p>-2.262921571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413901" calcext:value-type="float">
            <text:p>0.03413901</text:p>
          </table:table-cell>
          <table:table-cell office:value-type="float" office:value="0.0275384" calcext:value-type="float">
            <text:p>0.027538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78104516" calcext:value-type="float">
            <text:p>0.4178104516</text:p>
          </table:table-cell>
          <table:table-cell office:value-type="float" office:value="-9.7858888817" calcext:value-type="float">
            <text:p>-9.785888881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H382]/[.I382]" office:value-type="float" office:value="-0.0426951967931418" calcext:value-type="float">
            <text:p>-0.0426951968</text:p>
          </table:table-cell>
          <table:table-cell table:formula="of:=[.D382]/[.M382]" office:value-type="float" office:value="-0.799598375559749" calcext:value-type="float">
            <text:p>-0.7995983756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-2.2599642277" calcext:value-type="float">
            <text:p>-2.259964227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99481" calcext:value-type="float">
            <text:p>0.03399481</text:p>
          </table:table-cell>
          <table:table-cell office:value-type="float" office:value="0.02739419" calcext:value-type="float">
            <text:p>0.027394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57181134" calcext:value-type="float">
            <text:p>0.4157181134</text:p>
          </table:table-cell>
          <table:table-cell office:value-type="float" office:value="-9.7881419563" calcext:value-type="float">
            <text:p>-9.788141956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2" calcext:value-type="float">
            <text:p>382</text:p>
          </table:table-cell>
          <table:table-cell/>
          <table:table-cell table:formula="of:=[.H383]/[.I383]" office:value-type="float" office:value="-0.0424716064862983" calcext:value-type="float">
            <text:p>-0.0424716065</text:p>
          </table:table-cell>
          <table:table-cell table:formula="of:=[.D383]/[.M383]" office:value-type="float" office:value="-0.800412624160261" calcext:value-type="float">
            <text:p>-0.8004126242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2.2594585419" calcext:value-type="float">
            <text:p>-2.25945854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4945" calcext:value-type="float">
            <text:p>0.03354945</text:p>
          </table:table-cell>
          <table:table-cell office:value-type="float" office:value="0.02721149" calcext:value-type="float">
            <text:p>0.0272114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30413239" calcext:value-type="float">
            <text:p>0.4130413239</text:p>
          </table:table-cell>
          <table:table-cell office:value-type="float" office:value="-9.7904118156" calcext:value-type="float">
            <text:p>-9.790411815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3" calcext:value-type="float">
            <text:p>383</text:p>
          </table:table-cell>
          <table:table-cell/>
          <table:table-cell table:formula="of:=[.H384]/[.I384]" office:value-type="float" office:value="-0.0421883503655956" calcext:value-type="float">
            <text:p>-0.0421883504</text:p>
          </table:table-cell>
          <table:table-cell table:formula="of:=[.D384]/[.M384]" office:value-type="float" office:value="-0.795230192915042" calcext:value-type="float">
            <text:p>-0.7952301929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2.2586324215" calcext:value-type="float">
            <text:p>-2.258632421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54945" calcext:value-type="float">
            <text:p>0.03354945</text:p>
          </table:table-cell>
          <table:table-cell office:value-type="float" office:value="0.02711824" calcext:value-type="float">
            <text:p>0.0271182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16495268" calcext:value-type="float">
            <text:p>0.4116495268</text:p>
          </table:table-cell>
          <table:table-cell office:value-type="float" office:value="-9.7909712982" calcext:value-type="float">
            <text:p>-9.790971298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H385]/[.I385]" office:value-type="float" office:value="-0.0420437885335931" calcext:value-type="float">
            <text:p>-0.0420437885</text:p>
          </table:table-cell>
          <table:table-cell table:formula="of:=[.D385]/[.M385]" office:value-type="float" office:value="-0.797964483462139" calcext:value-type="float">
            <text:p>-0.7979644835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2.2539598942" calcext:value-type="float">
            <text:p>-2.25395989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8068" calcext:value-type="float">
            <text:p>0.03318068</text:p>
          </table:table-cell>
          <table:table-cell office:value-type="float" office:value="0.02715692" calcext:value-type="float">
            <text:p>0.0271569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2325493" calcext:value-type="float">
            <text:p>0.412325493</text:p>
          </table:table-cell>
          <table:table-cell office:value-type="float" office:value="-9.7930809021" calcext:value-type="float">
            <text:p>-9.793080902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[.H386]/[.I386]" office:value-type="float" office:value="-0.042103756429867" calcext:value-type="float">
            <text:p>-0.0421037564</text:p>
          </table:table-cell>
          <table:table-cell table:formula="of:=[.D386]/[.M386]" office:value-type="float" office:value="-0.788069350896747" calcext:value-type="float">
            <text:p>-0.7880693509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2.2581927776" calcext:value-type="float">
            <text:p>-2.25819277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56784" calcext:value-type="float">
            <text:p>0.03256784</text:p>
          </table:table-cell>
          <table:table-cell office:value-type="float" office:value="0.02732906" calcext:value-type="float">
            <text:p>0.0273290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50025885" calcext:value-type="float">
            <text:p>0.4150025885</text:p>
          </table:table-cell>
          <table:table-cell office:value-type="float" office:value="-9.7945789909" calcext:value-type="float">
            <text:p>-9.79457899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[.H387]/[.I387]" office:value-type="float" office:value="-0.0423706408295418" calcext:value-type="float">
            <text:p>-0.0423706408</text:p>
          </table:table-cell>
          <table:table-cell table:formula="of:=[.D387]/[.M387]" office:value-type="float" office:value="-0.768641667021777" calcext:value-type="float">
            <text:p>-0.76864166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2.2507462502" calcext:value-type="float">
            <text:p>-2.250746250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5937" calcext:value-type="float">
            <text:p>0.03205937</text:p>
          </table:table-cell>
          <table:table-cell office:value-type="float" office:value="0.02706227" calcext:value-type="float">
            <text:p>0.0270622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10194223" calcext:value-type="float">
            <text:p>0.4110194223</text:p>
          </table:table-cell>
          <table:table-cell office:value-type="float" office:value="-9.7962050629" calcext:value-type="float">
            <text:p>-9.796205062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H388]/[.I388]" office:value-type="float" office:value="-0.0419570047442764" calcext:value-type="float">
            <text:p>-0.0419570047</text:p>
          </table:table-cell>
          <table:table-cell table:formula="of:=[.D388]/[.M388]" office:value-type="float" office:value="-0.764100540431771" calcext:value-type="float">
            <text:p>-0.7641005404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-2.2489984035" calcext:value-type="float">
            <text:p>-2.248998403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5937" calcext:value-type="float">
            <text:p>0.03205937</text:p>
          </table:table-cell>
          <table:table-cell office:value-type="float" office:value="0.02704876" calcext:value-type="float">
            <text:p>0.0270487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08048503" calcext:value-type="float">
            <text:p>0.4108048503</text:p>
          </table:table-cell>
          <table:table-cell office:value-type="float" office:value="-9.795981102" calcext:value-type="float">
            <text:p>-9.79598110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8" calcext:value-type="float">
            <text:p>388</text:p>
          </table:table-cell>
          <table:table-cell/>
          <table:table-cell table:formula="of:=[.H389]/[.I389]" office:value-type="float" office:value="-0.0419360599027828" calcext:value-type="float">
            <text:p>-0.0419360599</text:p>
          </table:table-cell>
          <table:table-cell table:formula="of:=[.D389]/[.M389]" office:value-type="float" office:value="-0.764482168194171" calcext:value-type="float">
            <text:p>-0.764482168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2.2455439568" calcext:value-type="float">
            <text:p>-2.24554395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0799" calcext:value-type="float">
            <text:p>0.03080799</text:p>
          </table:table-cell>
          <table:table-cell office:value-type="float" office:value="0.02709442" calcext:value-type="float">
            <text:p>0.0270944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14794766" calcext:value-type="float">
            <text:p>0.4114794766</text:p>
          </table:table-cell>
          <table:table-cell office:value-type="float" office:value="-9.7955311203" calcext:value-type="float">
            <text:p>-9.795531120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89" calcext:value-type="float">
            <text:p>389</text:p>
          </table:table-cell>
          <table:table-cell/>
          <table:table-cell table:formula="of:=[.H390]/[.I390]" office:value-type="float" office:value="-0.0420068571623708" calcext:value-type="float">
            <text:p>-0.0420068572</text:p>
          </table:table-cell>
          <table:table-cell table:formula="of:=[.D390]/[.M390]" office:value-type="float" office:value="-0.733403831686733" calcext:value-type="float">
            <text:p>-0.7334038317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-2.2488679886" calcext:value-type="float">
            <text:p>-2.24886798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0799" calcext:value-type="float">
            <text:p>0.03080799</text:p>
          </table:table-cell>
          <table:table-cell office:value-type="float" office:value="0.02729886" calcext:value-type="float">
            <text:p>0.0272988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45920144" calcext:value-type="float">
            <text:p>0.4145920144</text:p>
          </table:table-cell>
          <table:table-cell office:value-type="float" office:value="-9.795714016" calcext:value-type="float">
            <text:p>-9.79571401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0" calcext:value-type="float">
            <text:p>390</text:p>
          </table:table-cell>
          <table:table-cell/>
          <table:table-cell table:formula="of:=[.H391]/[.I391]" office:value-type="float" office:value="-0.0423238177148515" calcext:value-type="float">
            <text:p>-0.0423238177</text:p>
          </table:table-cell>
          <table:table-cell table:formula="of:=[.D391]/[.M391]" office:value-type="float" office:value="-0.727911414030814" calcext:value-type="float">
            <text:p>-0.727911414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2.2311439514" calcext:value-type="float">
            <text:p>-2.23114395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38" calcext:value-type="float">
            <text:p>0.030138</text:p>
          </table:table-cell>
          <table:table-cell office:value-type="float" office:value="0.02737776" calcext:value-type="float">
            <text:p>0.0273777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56949263" calcext:value-type="float">
            <text:p>0.4156949263</text:p>
          </table:table-cell>
          <table:table-cell office:value-type="float" office:value="-9.7934700775" calcext:value-type="float">
            <text:p>-9.79347007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1" calcext:value-type="float">
            <text:p>391</text:p>
          </table:table-cell>
          <table:table-cell/>
          <table:table-cell table:formula="of:=[.H392]/[.I392]" office:value-type="float" office:value="-0.042446132270832" calcext:value-type="float">
            <text:p>-0.0424461323</text:p>
          </table:table-cell>
          <table:table-cell table:formula="of:=[.D392]/[.M392]" office:value-type="float" office:value="-0.710029356919998" calcext:value-type="float">
            <text:p>-0.7100293569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-2.2460954189" calcext:value-type="float">
            <text:p>-2.24609541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61133" calcext:value-type="float">
            <text:p>0.02961133</text:p>
          </table:table-cell>
          <table:table-cell office:value-type="float" office:value="0.02775828" calcext:value-type="float">
            <text:p>0.027758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14013584" calcext:value-type="float">
            <text:p>0.4214013584</text:p>
          </table:table-cell>
          <table:table-cell office:value-type="float" office:value="-9.7918118858" calcext:value-type="float">
            <text:p>-9.791811885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2" calcext:value-type="float">
            <text:p>392</text:p>
          </table:table-cell>
          <table:table-cell/>
          <table:table-cell table:formula="of:=[.H393]/[.I393]" office:value-type="float" office:value="-0.0430360962112755" calcext:value-type="float">
            <text:p>-0.0430360962</text:p>
          </table:table-cell>
          <table:table-cell table:formula="of:=[.D393]/[.M393]" office:value-type="float" office:value="-0.688057993332624" calcext:value-type="float">
            <text:p>-0.688057993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2.2277884483" calcext:value-type="float">
            <text:p>-2.227788448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61133" calcext:value-type="float">
            <text:p>0.02961133</text:p>
          </table:table-cell>
          <table:table-cell office:value-type="float" office:value="0.02795163" calcext:value-type="float">
            <text:p>0.0279516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43942045" calcext:value-type="float">
            <text:p>0.4243942045</text:p>
          </table:table-cell>
          <table:table-cell office:value-type="float" office:value="-9.7931423759" calcext:value-type="float">
            <text:p>-9.793142375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3" calcext:value-type="float">
            <text:p>393</text:p>
          </table:table-cell>
          <table:table-cell/>
          <table:table-cell table:formula="of:=[.H394]/[.I394]" office:value-type="float" office:value="-0.0433358556641017" calcext:value-type="float">
            <text:p>-0.0433358557</text:p>
          </table:table-cell>
          <table:table-cell table:formula="of:=[.D394]/[.M394]" office:value-type="float" office:value="-0.683298611420503" calcext:value-type="float">
            <text:p>-0.6832986114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-2.2347772121" calcext:value-type="float">
            <text:p>-2.234777212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03714" calcext:value-type="float">
            <text:p>0.02903714</text:p>
          </table:table-cell>
          <table:table-cell office:value-type="float" office:value="0.02837338" calcext:value-type="float">
            <text:p>0.0283733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07771758" calcext:value-type="float">
            <text:p>0.4307771758</text:p>
          </table:table-cell>
          <table:table-cell office:value-type="float" office:value="-9.7926755333" calcext:value-type="float">
            <text:p>-9.79267553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4" calcext:value-type="float">
            <text:p>394</text:p>
          </table:table-cell>
          <table:table-cell/>
          <table:table-cell table:formula="of:=[.H395]/[.I395]" office:value-type="float" office:value="-0.0439897323601851" calcext:value-type="float">
            <text:p>-0.0439897324</text:p>
          </table:table-cell>
          <table:table-cell table:formula="of:=[.D395]/[.M395]" office:value-type="float" office:value="-0.660089035374113" calcext:value-type="float">
            <text:p>-0.6600890354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-2.2317903042" calcext:value-type="float">
            <text:p>-2.23179030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60972" calcext:value-type="float">
            <text:p>0.02860972</text:p>
          </table:table-cell>
          <table:table-cell office:value-type="float" office:value="0.0285523" calcext:value-type="float">
            <text:p>0.028552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35125545" calcext:value-type="float">
            <text:p>0.4335125545</text:p>
          </table:table-cell>
          <table:table-cell office:value-type="float" office:value="-9.7931035995" calcext:value-type="float">
            <text:p>-9.793103599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[.H396]/[.I396]" office:value-type="float" office:value="-0.0442671263604455" calcext:value-type="float">
            <text:p>-0.0442671264</text:p>
          </table:table-cell>
          <table:table-cell table:formula="of:=[.D396]/[.M396]" office:value-type="float" office:value="-0.646297204093283" calcext:value-type="float">
            <text:p>-0.6462972041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-2.2261414528" calcext:value-type="float">
            <text:p>-2.226141452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19826" calcext:value-type="float">
            <text:p>0.02819826</text:p>
          </table:table-cell>
          <table:table-cell office:value-type="float" office:value="0.0282648" calcext:value-type="float">
            <text:p>0.028264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89888064" calcext:value-type="float">
            <text:p>0.4289888064</text:p>
          </table:table-cell>
          <table:table-cell office:value-type="float" office:value="-9.7894822693" calcext:value-type="float">
            <text:p>-9.789482269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6" calcext:value-type="float">
            <text:p>396</text:p>
          </table:table-cell>
          <table:table-cell/>
          <table:table-cell table:formula="of:=[.H397]/[.I397]" office:value-type="float" office:value="-0.0438213987827852" calcext:value-type="float">
            <text:p>-0.0438213988</text:p>
          </table:table-cell>
          <table:table-cell table:formula="of:=[.D397]/[.M397]" office:value-type="float" office:value="-0.643481513216265" calcext:value-type="float">
            <text:p>-0.643481513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2.2263376713" calcext:value-type="float">
            <text:p>-2.22633767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92507" calcext:value-type="float">
            <text:p>0.02792507</text:p>
          </table:table-cell>
          <table:table-cell office:value-type="float" office:value="0.02809153" calcext:value-type="float">
            <text:p>0.0280915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64413155" calcext:value-type="float">
            <text:p>0.4264413155</text:p>
          </table:table-cell>
          <table:table-cell office:value-type="float" office:value="-9.7913716698" calcext:value-type="float">
            <text:p>-9.791371669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7" calcext:value-type="float">
            <text:p>397</text:p>
          </table:table-cell>
          <table:table-cell/>
          <table:table-cell table:formula="of:=[.H398]/[.I398]" office:value-type="float" office:value="-0.0435527656268318" calcext:value-type="float">
            <text:p>-0.0435527656</text:p>
          </table:table-cell>
          <table:table-cell table:formula="of:=[.D398]/[.M398]" office:value-type="float" office:value="-0.64117788154413" calcext:value-type="float">
            <text:p>-0.6411778815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-2.2220675945" calcext:value-type="float">
            <text:p>-2.222067594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92507" calcext:value-type="float">
            <text:p>0.02792507</text:p>
          </table:table-cell>
          <table:table-cell office:value-type="float" office:value="0.02775579" calcext:value-type="float">
            <text:p>0.0277557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13329006" calcext:value-type="float">
            <text:p>0.4213329006</text:p>
          </table:table-cell>
          <table:table-cell office:value-type="float" office:value="-9.7911006355" calcext:value-type="float">
            <text:p>-9.791100635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8" calcext:value-type="float">
            <text:p>398</text:p>
          </table:table-cell>
          <table:table-cell/>
          <table:table-cell table:formula="of:=[.H399]/[.I399]" office:value-type="float" office:value="-0.0430322306230166" calcext:value-type="float">
            <text:p>-0.0430322306</text:p>
          </table:table-cell>
          <table:table-cell table:formula="of:=[.D399]/[.M399]" office:value-type="float" office:value="-0.648933824617118" calcext:value-type="float">
            <text:p>-0.6489338246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-2.222410202" calcext:value-type="float">
            <text:p>-2.22241020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71486" calcext:value-type="float">
            <text:p>0.02771486</text:p>
          </table:table-cell>
          <table:table-cell office:value-type="float" office:value="0.02787419" calcext:value-type="float">
            <text:p>0.027874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30211843" calcext:value-type="float">
            <text:p>0.4230211843</text:p>
          </table:table-cell>
          <table:table-cell office:value-type="float" office:value="-9.788577652" calcext:value-type="float">
            <text:p>-9.78857765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[.H400]/[.I400]" office:value-type="float" office:value="-0.0432157969563196" calcext:value-type="float">
            <text:p>-0.043215797</text:p>
          </table:table-cell>
          <table:table-cell table:formula="of:=[.D400]/[.M400]" office:value-type="float" office:value="-0.641313176013225" calcext:value-type="float">
            <text:p>-0.641313176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-2.222840786" calcext:value-type="float">
            <text:p>-2.2228407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1809" calcext:value-type="float">
            <text:p>0.02761809</text:p>
          </table:table-cell>
          <table:table-cell office:value-type="float" office:value="0.02769815" calcext:value-type="float">
            <text:p>0.0276981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02714566" calcext:value-type="float">
            <text:p>0.4202714566</text:p>
          </table:table-cell>
          <table:table-cell office:value-type="float" office:value="-9.7867573166" calcext:value-type="float">
            <text:p>-9.786757316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H401]/[.I401]" office:value-type="float" office:value="-0.0429428709637204" calcext:value-type="float">
            <text:p>-0.042942871</text:p>
          </table:table-cell>
          <table:table-cell table:formula="of:=[.D401]/[.M401]" office:value-type="float" office:value="-0.643135621354537" calcext:value-type="float">
            <text:p>-0.64313562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.2198174" calcext:value-type="float">
            <text:p>-2.219817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1753" calcext:value-type="float">
            <text:p>0.02761753</text:p>
          </table:table-cell>
          <table:table-cell office:value-type="float" office:value="0.02780701" calcext:value-type="float">
            <text:p>0.0278070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20049093" calcext:value-type="float">
            <text:p>0.4220049093</text:p>
          </table:table-cell>
          <table:table-cell office:value-type="float" office:value="-9.7886514091" calcext:value-type="float">
            <text:p>-9.788651409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H402]/[.I402]" office:value-type="float" office:value="-0.0431116495687735" calcext:value-type="float">
            <text:p>-0.0431116496</text:p>
          </table:table-cell>
          <table:table-cell table:formula="of:=[.D402]/[.M402]" office:value-type="float" office:value="-0.640604808126012" calcext:value-type="float">
            <text:p>-0.6406048081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-2.2211999893" calcext:value-type="float">
            <text:p>-2.221199989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9774" calcext:value-type="float">
            <text:p>0.02769774</text:p>
          </table:table-cell>
          <table:table-cell office:value-type="float" office:value="0.02766935" calcext:value-type="float">
            <text:p>0.0276693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199047641" calcext:value-type="float">
            <text:p>0.4199047641</text:p>
          </table:table-cell>
          <table:table-cell office:value-type="float" office:value="-9.7883971405" calcext:value-type="float">
            <text:p>-9.788397140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2" calcext:value-type="float">
            <text:p>402</text:p>
          </table:table-cell>
          <table:table-cell/>
          <table:table-cell table:formula="of:=[.H403]/[.I403]" office:value-type="float" office:value="-0.0428982149041156" calcext:value-type="float">
            <text:p>-0.0428982149</text:p>
          </table:table-cell>
          <table:table-cell table:formula="of:=[.D403]/[.M403]" office:value-type="float" office:value="-0.645661831428391" calcext:value-type="float">
            <text:p>-0.645661831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-2.220499754" calcext:value-type="float">
            <text:p>-2.22049975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69774" calcext:value-type="float">
            <text:p>0.02769774</text:p>
          </table:table-cell>
          <table:table-cell office:value-type="float" office:value="0.02780373" calcext:value-type="float">
            <text:p>0.0278037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19337479" calcext:value-type="float">
            <text:p>0.4219337479</text:p>
          </table:table-cell>
          <table:table-cell office:value-type="float" office:value="-9.7881551933" calcext:value-type="float">
            <text:p>-9.78815519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[.H404]/[.I404]" office:value-type="float" office:value="-0.0431065649826245" calcext:value-type="float">
            <text:p>-0.043106565</text:p>
          </table:table-cell>
          <table:table-cell table:formula="of:=[.D404]/[.M404]" office:value-type="float" office:value="-0.642541107396622" calcext:value-type="float">
            <text:p>-0.6425411074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-2.2218637466" calcext:value-type="float">
            <text:p>-2.221863746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789729" calcext:value-type="float">
            <text:p>0.02789729</text:p>
          </table:table-cell>
          <table:table-cell office:value-type="float" office:value="0.02817205" calcext:value-type="float">
            <text:p>0.0281720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74383838" calcext:value-type="float">
            <text:p>0.4274383838</text:p>
          </table:table-cell>
          <table:table-cell office:value-type="float" office:value="-9.7862169647" calcext:value-type="float">
            <text:p>-9.786216964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[.H405]/[.I405]" office:value-type="float" office:value="-0.0436775911817426" calcext:value-type="float">
            <text:p>-0.0436775912</text:p>
          </table:table-cell>
          <table:table-cell table:formula="of:=[.D405]/[.M405]" office:value-type="float" office:value="-0.638709444481939" calcext:value-type="float">
            <text:p>-0.6387094445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2.2207891941" calcext:value-type="float">
            <text:p>-2.22078919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13618" calcext:value-type="float">
            <text:p>0.02813618</text:p>
          </table:table-cell>
          <table:table-cell office:value-type="float" office:value="0.02869533" calcext:value-type="float">
            <text:p>0.0286953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53988703" calcext:value-type="float">
            <text:p>0.4353988703</text:p>
          </table:table-cell>
          <table:table-cell office:value-type="float" office:value="-9.7866881752" calcext:value-type="float">
            <text:p>-9.786688175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5" calcext:value-type="float">
            <text:p>405</text:p>
          </table:table-cell>
          <table:table-cell/>
          <table:table-cell table:formula="of:=[.H406]/[.I406]" office:value-type="float" office:value="-0.0444888876099398" calcext:value-type="float">
            <text:p>-0.0444888876</text:p>
          </table:table-cell>
          <table:table-cell table:formula="of:=[.D406]/[.M406]" office:value-type="float" office:value="-0.632431636562514" calcext:value-type="float">
            <text:p>-0.632431636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-2.2239532471" calcext:value-type="float">
            <text:p>-2.223953247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13618" calcext:value-type="float">
            <text:p>0.02813618</text:p>
          </table:table-cell>
          <table:table-cell office:value-type="float" office:value="0.02883544" calcext:value-type="float">
            <text:p>0.0288354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7584651" calcext:value-type="float">
            <text:p>0.437584651</text:p>
          </table:table-cell>
          <table:table-cell office:value-type="float" office:value="-9.788029747" calcext:value-type="float">
            <text:p>-9.78802974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6" calcext:value-type="float">
            <text:p>406</text:p>
          </table:table-cell>
          <table:table-cell/>
          <table:table-cell table:formula="of:=[.H407]/[.I407]" office:value-type="float" office:value="-0.0447061014637924" calcext:value-type="float">
            <text:p>-0.0447061015</text:p>
          </table:table-cell>
          <table:table-cell table:formula="of:=[.D407]/[.M407]" office:value-type="float" office:value="-0.6293588364619" calcext:value-type="float">
            <text:p>-0.6293588365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-2.2243072987" calcext:value-type="float">
            <text:p>-2.224307298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85745" calcext:value-type="float">
            <text:p>0.02885745</text:p>
          </table:table-cell>
          <table:table-cell office:value-type="float" office:value="0.02889637" calcext:value-type="float">
            <text:p>0.0288963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84290732" calcext:value-type="float">
            <text:p>0.4384290732</text:p>
          </table:table-cell>
          <table:table-cell office:value-type="float" office:value="-9.7862366867" calcext:value-type="float">
            <text:p>-9.786236686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7" calcext:value-type="float">
            <text:p>407</text:p>
          </table:table-cell>
          <table:table-cell/>
          <table:table-cell table:formula="of:=[.H408]/[.I408]" office:value-type="float" office:value="-0.044800579347917" calcext:value-type="float">
            <text:p>-0.0448005793</text:p>
          </table:table-cell>
          <table:table-cell table:formula="of:=[.D408]/[.M408]" office:value-type="float" office:value="-0.644131179105873" calcext:value-type="float">
            <text:p>-0.6441311791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-2.2234556675" calcext:value-type="float">
            <text:p>-2.223455667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885745" calcext:value-type="float">
            <text:p>0.02885745</text:p>
          </table:table-cell>
          <table:table-cell office:value-type="float" office:value="0.02878555" calcext:value-type="float">
            <text:p>0.0287855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67037834" calcext:value-type="float">
            <text:p>0.4367037834</text:p>
          </table:table-cell>
          <table:table-cell office:value-type="float" office:value="-9.7852555466" calcext:value-type="float">
            <text:p>-9.785255546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[.H409]/[.I409]" office:value-type="float" office:value="-0.0446287561239765" calcext:value-type="float">
            <text:p>-0.0446287561</text:p>
          </table:table-cell>
          <table:table-cell table:formula="of:=[.D409]/[.M409]" office:value-type="float" office:value="-0.646611120413829" calcext:value-type="float">
            <text:p>-0.646611120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2.2330195904" calcext:value-type="float">
            <text:p>-2.233019590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32483" calcext:value-type="float">
            <text:p>0.02932483</text:p>
          </table:table-cell>
          <table:table-cell office:value-type="float" office:value="0.02880512" calcext:value-type="float">
            <text:p>0.0288051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71425022" calcext:value-type="float">
            <text:p>0.4371425022</text:p>
          </table:table-cell>
          <table:table-cell office:value-type="float" office:value="-9.7884311485" calcext:value-type="float">
            <text:p>-9.788431148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09" calcext:value-type="float">
            <text:p>409</text:p>
          </table:table-cell>
          <table:table-cell/>
          <table:table-cell table:formula="of:=[.H410]/[.I410]" office:value-type="float" office:value="-0.0446590976192327" calcext:value-type="float">
            <text:p>-0.0446590976</text:p>
          </table:table-cell>
          <table:table-cell table:formula="of:=[.D410]/[.M410]" office:value-type="float" office:value="-0.656637316096845" calcext:value-type="float">
            <text:p>-0.6566373161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-2.2247905731" calcext:value-type="float">
            <text:p>-2.224790573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75267" calcext:value-type="float">
            <text:p>0.02975267</text:p>
          </table:table-cell>
          <table:table-cell office:value-type="float" office:value="0.028754" calcext:value-type="float">
            <text:p>0.02875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63823493" calcext:value-type="float">
            <text:p>0.4363823493</text:p>
          </table:table-cell>
          <table:table-cell office:value-type="float" office:value="-9.788780098" calcext:value-type="float">
            <text:p>-9.78878009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0" calcext:value-type="float">
            <text:p>410</text:p>
          </table:table-cell>
          <table:table-cell/>
          <table:table-cell table:formula="of:=[.H411]/[.I411]" office:value-type="float" office:value="-0.0445798500866477" calcext:value-type="float">
            <text:p>-0.0445798501</text:p>
          </table:table-cell>
          <table:table-cell table:formula="of:=[.D411]/[.M411]" office:value-type="float" office:value="-0.6674017508397" calcext:value-type="float">
            <text:p>-0.6674017508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2.2361133099" calcext:value-type="float">
            <text:p>-2.23611330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2975267" calcext:value-type="float">
            <text:p>0.02975267</text:p>
          </table:table-cell>
          <table:table-cell office:value-type="float" office:value="0.02887913" calcext:value-type="float">
            <text:p>0.0288791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84089957" calcext:value-type="float">
            <text:p>0.4384089957</text:p>
          </table:table-cell>
          <table:table-cell office:value-type="float" office:value="-9.7916313934" calcext:value-type="float">
            <text:p>-9.79163139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1" calcext:value-type="float">
            <text:p>411</text:p>
          </table:table-cell>
          <table:table-cell/>
          <table:table-cell table:formula="of:=[.H412]/[.I412]" office:value-type="float" office:value="-0.0447738459594698" calcext:value-type="float">
            <text:p>-0.044773846</text:p>
          </table:table-cell>
          <table:table-cell table:formula="of:=[.D412]/[.M412]" office:value-type="float" office:value="-0.66451003621473" calcext:value-type="float">
            <text:p>-0.6645100362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-2.2328732014" calcext:value-type="float">
            <text:p>-2.23287320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26676" calcext:value-type="float">
            <text:p>0.03026676</text:p>
          </table:table-cell>
          <table:table-cell office:value-type="float" office:value="0.02898699" calcext:value-type="float">
            <text:p>0.0289869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00883679" calcext:value-type="float">
            <text:p>0.4400883679</text:p>
          </table:table-cell>
          <table:table-cell office:value-type="float" office:value="-9.7925639534" calcext:value-type="float">
            <text:p>-9.79256395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2" calcext:value-type="float">
            <text:p>412</text:p>
          </table:table-cell>
          <table:table-cell/>
          <table:table-cell table:formula="of:=[.H413]/[.I413]" office:value-type="float" office:value="-0.0449410767184421" calcext:value-type="float">
            <text:p>-0.0449410767</text:p>
          </table:table-cell>
          <table:table-cell table:formula="of:=[.D413]/[.M413]" office:value-type="float" office:value="-0.673476521037149" calcext:value-type="float">
            <text:p>-0.67347652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2.2337727547" calcext:value-type="float">
            <text:p>-2.23377275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1555" calcext:value-type="float">
            <text:p>0.03071555</text:p>
          </table:table-cell>
          <table:table-cell office:value-type="float" office:value="0.02929337" calcext:value-type="float">
            <text:p>0.0292933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759305" calcext:value-type="float">
            <text:p>0.444759305</text:p>
          </table:table-cell>
          <table:table-cell office:value-type="float" office:value="-9.7929920006" calcext:value-type="float">
            <text:p>-9.792992000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3" calcext:value-type="float">
            <text:p>413</text:p>
          </table:table-cell>
          <table:table-cell/>
          <table:table-cell table:formula="of:=[.H414]/[.I414]" office:value-type="float" office:value="-0.0454160796795045" calcext:value-type="float">
            <text:p>-0.0454160797</text:p>
          </table:table-cell>
          <table:table-cell table:formula="of:=[.D414]/[.M414]" office:value-type="float" office:value="-0.6763144290911" calcext:value-type="float">
            <text:p>-0.6763144291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-2.2398681641" calcext:value-type="float">
            <text:p>-2.23986816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1555" calcext:value-type="float">
            <text:p>0.03071555</text:p>
          </table:table-cell>
          <table:table-cell office:value-type="float" office:value="0.02908741" calcext:value-type="float">
            <text:p>0.0290874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17352359" calcext:value-type="float">
            <text:p>0.4417352359</text:p>
          </table:table-cell>
          <table:table-cell office:value-type="float" office:value="-9.7952755165" calcext:value-type="float">
            <text:p>-9.795275516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H415]/[.I415]" office:value-type="float" office:value="-0.0450967647776628" calcext:value-type="float">
            <text:p>-0.0450967648</text:p>
          </table:table-cell>
          <table:table-cell table:formula="of:=[.D415]/[.M415]" office:value-type="float" office:value="-0.681103182266723" calcext:value-type="float">
            <text:p>-0.6811031823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-2.2399013042" calcext:value-type="float">
            <text:p>-2.23990130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1906" calcext:value-type="float">
            <text:p>0.03161906</text:p>
          </table:table-cell>
          <table:table-cell office:value-type="float" office:value="0.02901428" calcext:value-type="float">
            <text:p>0.029014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06946824" calcext:value-type="float">
            <text:p>0.4406946824</text:p>
          </table:table-cell>
          <table:table-cell office:value-type="float" office:value="-9.7968334198" calcext:value-type="float">
            <text:p>-9.796833419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5" calcext:value-type="float">
            <text:p>415</text:p>
          </table:table-cell>
          <table:table-cell/>
          <table:table-cell table:formula="of:=[.H416]/[.I416]" office:value-type="float" office:value="-0.0449833801919434" calcext:value-type="float">
            <text:p>-0.0449833802</text:p>
          </table:table-cell>
          <table:table-cell table:formula="of:=[.D416]/[.M416]" office:value-type="float" office:value="-0.702905381167044" calcext:value-type="float">
            <text:p>-0.7029053812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2.2388291359" calcext:value-type="float">
            <text:p>-2.23882913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1906" calcext:value-type="float">
            <text:p>0.03161906</text:p>
          </table:table-cell>
          <table:table-cell office:value-type="float" office:value="0.02871107" calcext:value-type="float">
            <text:p>0.0287110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60869993" calcext:value-type="float">
            <text:p>0.4360869993</text:p>
          </table:table-cell>
          <table:table-cell office:value-type="float" office:value="-9.7967816162" calcext:value-type="float">
            <text:p>-9.796781616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6" calcext:value-type="float">
            <text:p>416</text:p>
          </table:table-cell>
          <table:table-cell/>
          <table:table-cell table:formula="of:=[.H417]/[.I417]" office:value-type="float" office:value="-0.0445132918527943" calcext:value-type="float">
            <text:p>-0.0445132919</text:p>
          </table:table-cell>
          <table:table-cell table:formula="of:=[.D417]/[.M417]" office:value-type="float" office:value="-0.710328503777353" calcext:value-type="float">
            <text:p>-0.7103285038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2.2508845329" calcext:value-type="float">
            <text:p>-2.250884532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2863879" calcext:value-type="float">
            <text:p>0.0286387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50558247" calcext:value-type="float">
            <text:p>0.4350558247</text:p>
          </table:table-cell>
          <table:table-cell office:value-type="float" office:value="-9.7982855225" calcext:value-type="float">
            <text:p>-9.798285522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H418]/[.I418]" office:value-type="float" office:value="-0.0444012193460757" calcext:value-type="float">
            <text:p>-0.0444012193</text:p>
          </table:table-cell>
          <table:table-cell table:formula="of:=[.D418]/[.M418]" office:value-type="float" office:value="-0.728969394910564" calcext:value-type="float">
            <text:p>-0.7289693949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-2.2405116558" calcext:value-type="float">
            <text:p>-2.240511655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2864928" calcext:value-type="float">
            <text:p>0.028649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51959576" calcext:value-type="float">
            <text:p>0.4351959576</text:p>
          </table:table-cell>
          <table:table-cell office:value-type="float" office:value="-9.7978501701" calcext:value-type="float">
            <text:p>-9.797850170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8" calcext:value-type="float">
            <text:p>418</text:p>
          </table:table-cell>
          <table:table-cell/>
          <table:table-cell table:formula="of:=[.H419]/[.I419]" office:value-type="float" office:value="-0.0444174946589899" calcext:value-type="float">
            <text:p>-0.0444174947</text:p>
          </table:table-cell>
          <table:table-cell table:formula="of:=[.D419]/[.M419]" office:value-type="float" office:value="-0.728702288332443" calcext:value-type="float">
            <text:p>-0.728702288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2.2567405701" calcext:value-type="float">
            <text:p>-2.256740570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6713" calcext:value-type="float">
            <text:p>0.03236713</text:p>
          </table:table-cell>
          <table:table-cell office:value-type="float" office:value="0.0287951" calcext:value-type="float">
            <text:p>0.028795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76363595" calcext:value-type="float">
            <text:p>0.4376363595</text:p>
          </table:table-cell>
          <table:table-cell office:value-type="float" office:value="-9.8028978539" calcext:value-type="float">
            <text:p>-9.80289785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19" calcext:value-type="float">
            <text:p>419</text:p>
          </table:table-cell>
          <table:table-cell/>
          <table:table-cell table:formula="of:=[.H420]/[.I420]" office:value-type="float" office:value="-0.0446435703016012" calcext:value-type="float">
            <text:p>-0.0446435703</text:p>
          </table:table-cell>
          <table:table-cell table:formula="of:=[.D420]/[.M420]" office:value-type="float" office:value="-0.725012130108221" calcext:value-type="float">
            <text:p>-0.7250121301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-2.244304657" calcext:value-type="float">
            <text:p>-2.2443046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8252" calcext:value-type="float">
            <text:p>0.03288252</text:p>
          </table:table-cell>
          <table:table-cell office:value-type="float" office:value="0.02847226" calcext:value-type="float">
            <text:p>0.0284722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27080525" calcext:value-type="float">
            <text:p>0.4327080525</text:p>
          </table:table-cell>
          <table:table-cell office:value-type="float" office:value="-9.8024087334" calcext:value-type="float">
            <text:p>-9.80240873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H421]/[.I421]" office:value-type="float" office:value="-0.0441430330308124" calcext:value-type="float">
            <text:p>-0.044143033</text:p>
          </table:table-cell>
          <table:table-cell table:formula="of:=[.D421]/[.M421]" office:value-type="float" office:value="-0.744908488210305" calcext:value-type="float">
            <text:p>-0.74490848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.2524170876" calcext:value-type="float">
            <text:p>-2.25241708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8252" calcext:value-type="float">
            <text:p>0.03288252</text:p>
          </table:table-cell>
          <table:table-cell office:value-type="float" office:value="0.02828128" calcext:value-type="float">
            <text:p>0.028281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9892527" calcext:value-type="float">
            <text:p>0.429892527</text:p>
          </table:table-cell>
          <table:table-cell office:value-type="float" office:value="-9.8043884659" calcext:value-type="float">
            <text:p>-9.804388465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1" calcext:value-type="float">
            <text:p>421</text:p>
          </table:table-cell>
          <table:table-cell/>
          <table:table-cell table:formula="of:=[.H422]/[.I422]" office:value-type="float" office:value="-0.0438469496078395" calcext:value-type="float">
            <text:p>-0.0438469496</text:p>
          </table:table-cell>
          <table:table-cell table:formula="of:=[.D422]/[.M422]" office:value-type="float" office:value="-0.749938599927619" calcext:value-type="float">
            <text:p>-0.7499385999</text:p>
          </table:table-cell>
        </table:table-row>
        <table:table-row table:style-name="ro1">
          <table:table-cell office:value-type="float" office:value="21.05" calcext:value-type="float">
            <text:p>21.05</text:p>
          </table:table-cell>
          <table:table-cell office:value-type="float" office:value="-2.2537858486" calcext:value-type="float">
            <text:p>-2.25378584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4167" calcext:value-type="float">
            <text:p>0.03304167</text:p>
          </table:table-cell>
          <table:table-cell office:value-type="float" office:value="0.02848984" calcext:value-type="float">
            <text:p>0.0284898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30213125" calcext:value-type="float">
            <text:p>0.4330213125</text:p>
          </table:table-cell>
          <table:table-cell office:value-type="float" office:value="-9.8034503746" calcext:value-type="float">
            <text:p>-9.803450374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2" calcext:value-type="float">
            <text:p>422</text:p>
          </table:table-cell>
          <table:table-cell/>
          <table:table-cell table:formula="of:=[.H423]/[.I423]" office:value-type="float" office:value="-0.0441702967785633" calcext:value-type="float">
            <text:p>-0.0441702968</text:p>
          </table:table-cell>
          <table:table-cell table:formula="of:=[.D423]/[.M423]" office:value-type="float" office:value="-0.748051799734244" calcext:value-type="float">
            <text:p>-0.7480517997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-2.251199007" calcext:value-type="float">
            <text:p>-2.2511990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269" calcext:value-type="float">
            <text:p>0.03312269</text:p>
          </table:table-cell>
          <table:table-cell office:value-type="float" office:value="0.02843998" calcext:value-type="float">
            <text:p>0.0284399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23210631" calcext:value-type="float">
            <text:p>0.4323210631</text:p>
          </table:table-cell>
          <table:table-cell office:value-type="float" office:value="-9.804757328" calcext:value-type="float">
            <text:p>-9.80475732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3" calcext:value-type="float">
            <text:p>423</text:p>
          </table:table-cell>
          <table:table-cell/>
          <table:table-cell table:formula="of:=[.H424]/[.I424]" office:value-type="float" office:value="-0.0440929896210074" calcext:value-type="float">
            <text:p>-0.0440929896</text:p>
          </table:table-cell>
          <table:table-cell table:formula="of:=[.D424]/[.M424]" office:value-type="float" office:value="-0.751200820917329" calcext:value-type="float">
            <text:p>-0.7512008209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2.2551891804" calcext:value-type="float">
            <text:p>-2.255189180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12269" calcext:value-type="float">
            <text:p>0.03312269</text:p>
          </table:table-cell>
          <table:table-cell office:value-type="float" office:value="0.02835677" calcext:value-type="float">
            <text:p>0.0283567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10151489" calcext:value-type="float">
            <text:p>0.4310151489</text:p>
          </table:table-cell>
          <table:table-cell office:value-type="float" office:value="-9.8038234138" calcext:value-type="float">
            <text:p>-9.803823413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H425]/[.I425]" office:value-type="float" office:value="-0.0439639853460944" calcext:value-type="float">
            <text:p>-0.0439639853</text:p>
          </table:table-cell>
          <table:table-cell table:formula="of:=[.D425]/[.M425]" office:value-type="float" office:value="-0.753405082347534" calcext:value-type="float">
            <text:p>-0.753405082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-2.2531352043" calcext:value-type="float">
            <text:p>-2.25313520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9273" calcext:value-type="float">
            <text:p>0.03309273</text:p>
          </table:table-cell>
          <table:table-cell office:value-type="float" office:value="0.02824981" calcext:value-type="float">
            <text:p>0.0282498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93781866" calcext:value-type="float">
            <text:p>0.4293781866</text:p>
          </table:table-cell>
          <table:table-cell office:value-type="float" office:value="-9.803569622" calcext:value-type="float">
            <text:p>-9.80356962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[.H426]/[.I426]" office:value-type="float" office:value="-0.0437981473234444" calcext:value-type="float">
            <text:p>-0.0437981473</text:p>
          </table:table-cell>
          <table:table-cell table:formula="of:=[.D426]/[.M426]" office:value-type="float" office:value="-0.755573740496691" calcext:value-type="float">
            <text:p>-0.7555737405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float" office:value="-2.2542510033" calcext:value-type="float">
            <text:p>-2.25425100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309273" calcext:value-type="float">
            <text:p>0.03309273</text:p>
          </table:table-cell>
          <table:table-cell office:value-type="float" office:value="0.02817043" calcext:value-type="float">
            <text:p>0.0281704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81688614" calcext:value-type="float">
            <text:p>0.4281688614</text:p>
          </table:table-cell>
          <table:table-cell office:value-type="float" office:value="-9.8035029793" calcext:value-type="float">
            <text:p>-9.803502979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H427]/[.I427]" office:value-type="float" office:value="-0.0436750886192491" calcext:value-type="float">
            <text:p>-0.0436750886</text:p>
          </table:table-cell>
          <table:table-cell table:formula="of:=[.D427]/[.M427]" office:value-type="float" office:value="-0.757702641166821" calcext:value-type="float">
            <text:p>-0.7577026412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-2.2532565594" calcext:value-type="float">
            <text:p>-2.25325655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97346" calcext:value-type="float">
            <text:p>0.03297346</text:p>
          </table:table-cell>
          <table:table-cell office:value-type="float" office:value="0.0279165" calcext:value-type="float">
            <text:p>0.027916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43273832" calcext:value-type="float">
            <text:p>0.4243273832</text:p>
          </table:table-cell>
          <table:table-cell office:value-type="float" office:value="-9.8039198112" calcext:value-type="float">
            <text:p>-9.803919811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7" calcext:value-type="float">
            <text:p>427</text:p>
          </table:table-cell>
          <table:table-cell/>
          <table:table-cell table:formula="of:=[.H428]/[.I428]" office:value-type="float" office:value="-0.04328140084492" calcext:value-type="float">
            <text:p>-0.0432814008</text:p>
          </table:table-cell>
          <table:table-cell table:formula="of:=[.D428]/[.M428]" office:value-type="float" office:value="-0.761839019909406" calcext:value-type="float">
            <text:p>-0.7618390199</text:p>
          </table:table-cell>
        </table:table-row>
        <table:table-row table:style-name="ro1">
          <table:table-cell office:value-type="float" office:value="21.35" calcext:value-type="float">
            <text:p>21.35</text:p>
          </table:table-cell>
          <table:table-cell office:value-type="float" office:value="-2.2539362907" calcext:value-type="float">
            <text:p>-2.25393629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615" calcext:value-type="float">
            <text:p>0.03282615</text:p>
          </table:table-cell>
          <table:table-cell office:value-type="float" office:value="0.02779196" calcext:value-type="float">
            <text:p>0.0277919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24385555" calcext:value-type="float">
            <text:p>0.4224385555</text:p>
          </table:table-cell>
          <table:table-cell office:value-type="float" office:value="-9.8040162468" calcext:value-type="float">
            <text:p>-9.804016246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8" calcext:value-type="float">
            <text:p>428</text:p>
          </table:table-cell>
          <table:table-cell/>
          <table:table-cell table:formula="of:=[.H429]/[.I429]" office:value-type="float" office:value="-0.043088316549647" calcext:value-type="float">
            <text:p>-0.0430883165</text:p>
          </table:table-cell>
          <table:table-cell table:formula="of:=[.D429]/[.M429]" office:value-type="float" office:value="-0.761834126477818" calcext:value-type="float">
            <text:p>-0.7618341265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-2.2520430088" calcext:value-type="float">
            <text:p>-2.252043008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82615" calcext:value-type="float">
            <text:p>0.03282615</text:p>
          </table:table-cell>
          <table:table-cell office:value-type="float" office:value="0.02794939" calcext:value-type="float">
            <text:p>0.0279493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47733171" calcext:value-type="float">
            <text:p>0.4247733171</text:p>
          </table:table-cell>
          <table:table-cell office:value-type="float" office:value="-9.8026747322" calcext:value-type="float">
            <text:p>-9.802674732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H430]/[.I430]" office:value-type="float" office:value="-0.0433323892411422" calcext:value-type="float">
            <text:p>-0.0433323892</text:p>
          </table:table-cell>
          <table:table-cell table:formula="of:=[.D430]/[.M430]" office:value-type="float" office:value="-0.757543042857027" calcext:value-type="float">
            <text:p>-0.7575430429</text:p>
          </table:table-cell>
        </table:table-row>
        <table:table-row table:style-name="ro1">
          <table:table-cell office:value-type="float" office:value="21.45" calcext:value-type="float">
            <text:p>21.45</text:p>
          </table:table-cell>
          <table:table-cell office:value-type="float" office:value="-2.2517712116" calcext:value-type="float">
            <text:p>-2.251771211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821" calcext:value-type="float">
            <text:p>0.03237821</text:p>
          </table:table-cell>
          <table:table-cell office:value-type="float" office:value="0.0279837" calcext:value-type="float">
            <text:p>0.027983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53190191" calcext:value-type="float">
            <text:p>0.4253190191</text:p>
          </table:table-cell>
          <table:table-cell office:value-type="float" office:value="-9.8032330132" calcext:value-type="float">
            <text:p>-9.803233013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[.H431]/[.I431]" office:value-type="float" office:value="-0.0433855870331053" calcext:value-type="float">
            <text:p>-0.043385587</text:p>
          </table:table-cell>
          <table:table-cell table:formula="of:=[.D431]/[.M431]" office:value-type="float" office:value="-0.746289544850317" calcext:value-type="float">
            <text:p>-0.7462895449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-2.2523331642" calcext:value-type="float">
            <text:p>-2.25233316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821" calcext:value-type="float">
            <text:p>0.03237821</text:p>
          </table:table-cell>
          <table:table-cell office:value-type="float" office:value="0.02815891" calcext:value-type="float">
            <text:p>0.0281589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8021303" calcext:value-type="float">
            <text:p>0.428021303</text:p>
          </table:table-cell>
          <table:table-cell office:value-type="float" office:value="-9.8041360855" calcext:value-type="float">
            <text:p>-9.804136085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1" calcext:value-type="float">
            <text:p>431</text:p>
          </table:table-cell>
          <table:table-cell/>
          <table:table-cell table:formula="of:=[.H432]/[.I432]" office:value-type="float" office:value="-0.0436572176546009" calcext:value-type="float">
            <text:p>-0.0436572177</text:p>
          </table:table-cell>
          <table:table-cell table:formula="of:=[.D432]/[.M432]" office:value-type="float" office:value="-0.74164620970956" calcext:value-type="float">
            <text:p>-0.7416462097</text:p>
          </table:table-cell>
        </table:table-row>
        <table:table-row table:style-name="ro1">
          <table:table-cell office:value-type="float" office:value="21.55" calcext:value-type="float">
            <text:p>21.55</text:p>
          </table:table-cell>
          <table:table-cell office:value-type="float" office:value="-2.246373415" calcext:value-type="float">
            <text:p>-2.24637341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37821" calcext:value-type="float">
            <text:p>0.03237821</text:p>
          </table:table-cell>
          <table:table-cell office:value-type="float" office:value="0.02811627" calcext:value-type="float">
            <text:p>0.0281162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73404317" calcext:value-type="float">
            <text:p>0.4273404317</text:p>
          </table:table-cell>
          <table:table-cell office:value-type="float" office:value="-9.8033821297" calcext:value-type="float">
            <text:p>-9.803382129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H433]/[.I433]" office:value-type="float" office:value="-0.0435911225377356" calcext:value-type="float">
            <text:p>-0.0435911225</text:p>
          </table:table-cell>
          <table:table-cell table:formula="of:=[.D433]/[.M433]" office:value-type="float" office:value="-0.742770732090487" calcext:value-type="float">
            <text:p>-0.7427707321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-2.2514960766" calcext:value-type="float">
            <text:p>-2.251496076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84" calcext:value-type="float">
            <text:p>0.0318284</text:p>
          </table:table-cell>
          <table:table-cell office:value-type="float" office:value="0.02866626" calcext:value-type="float">
            <text:p>0.0286662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57005467" calcext:value-type="float">
            <text:p>0.4357005467</text:p>
          </table:table-cell>
          <table:table-cell office:value-type="float" office:value="-9.8034013176" calcext:value-type="float">
            <text:p>-9.80340131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3" calcext:value-type="float">
            <text:p>433</text:p>
          </table:table-cell>
          <table:table-cell/>
          <table:table-cell table:formula="of:=[.H434]/[.I434]" office:value-type="float" office:value="-0.0444438142012802" calcext:value-type="float">
            <text:p>-0.0444438142</text:p>
          </table:table-cell>
          <table:table-cell table:formula="of:=[.D434]/[.M434]" office:value-type="float" office:value="-0.716149155332469" calcext:value-type="float">
            <text:p>-0.7161491553</text:p>
          </table:table-cell>
        </table:table-row>
        <table:table-row table:style-name="ro1">
          <table:table-cell office:value-type="float" office:value="21.65" calcext:value-type="float">
            <text:p>21.65</text:p>
          </table:table-cell>
          <table:table-cell office:value-type="float" office:value="-2.2480301857" calcext:value-type="float">
            <text:p>-2.24803018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84" calcext:value-type="float">
            <text:p>0.0318284</text:p>
          </table:table-cell>
          <table:table-cell office:value-type="float" office:value="0.02870082" calcext:value-type="float">
            <text:p>0.0287008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62998559" calcext:value-type="float">
            <text:p>0.4362998559</text:p>
          </table:table-cell>
          <table:table-cell office:value-type="float" office:value="-9.8050663376" calcext:value-type="float">
            <text:p>-9.80506633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H435]/[.I435]" office:value-type="float" office:value="-0.0444973895002524" calcext:value-type="float">
            <text:p>-0.0444973895</text:p>
          </table:table-cell>
          <table:table-cell table:formula="of:=[.D435]/[.M435]" office:value-type="float" office:value="-0.715286904635597" calcext:value-type="float">
            <text:p>-0.7152869046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-2.2434203625" calcext:value-type="float">
            <text:p>-2.24342036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84" calcext:value-type="float">
            <text:p>0.0318284</text:p>
          </table:table-cell>
          <table:table-cell office:value-type="float" office:value="0.02871052" calcext:value-type="float">
            <text:p>0.0287105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64220215" calcext:value-type="float">
            <text:p>0.4364220215</text:p>
          </table:table-cell>
          <table:table-cell office:value-type="float" office:value="-9.8044969749" calcext:value-type="float">
            <text:p>-9.804496974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5" calcext:value-type="float">
            <text:p>435</text:p>
          </table:table-cell>
          <table:table-cell/>
          <table:table-cell table:formula="of:=[.H436]/[.I436]" office:value-type="float" office:value="-0.0445124336941775" calcext:value-type="float">
            <text:p>-0.0445124337</text:p>
          </table:table-cell>
          <table:table-cell table:formula="of:=[.D436]/[.M436]" office:value-type="float" office:value="-0.71504515387042" calcext:value-type="float">
            <text:p>-0.7150451539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-2.2480502129" calcext:value-type="float">
            <text:p>-2.248050212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173" calcext:value-type="float">
            <text:p>0.03126173</text:p>
          </table:table-cell>
          <table:table-cell office:value-type="float" office:value="0.02861607" calcext:value-type="float">
            <text:p>0.0286160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49570633" calcext:value-type="float">
            <text:p>0.4349570633</text:p>
          </table:table-cell>
          <table:table-cell office:value-type="float" office:value="-9.8038367844" calcext:value-type="float">
            <text:p>-9.803836784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6" calcext:value-type="float">
            <text:p>436</text:p>
          </table:table-cell>
          <table:table-cell/>
          <table:table-cell table:formula="of:=[.H437]/[.I437]" office:value-type="float" office:value="-0.0443660041334133" calcext:value-type="float">
            <text:p>-0.0443660041</text:p>
          </table:table-cell>
          <table:table-cell table:formula="of:=[.D437]/[.M437]" office:value-type="float" office:value="-0.704632535893758" calcext:value-type="float">
            <text:p>-0.7046325359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-2.244784832" calcext:value-type="float">
            <text:p>-2.2447848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173" calcext:value-type="float">
            <text:p>0.03126173</text:p>
          </table:table-cell>
          <table:table-cell office:value-type="float" office:value="0.02827102" calcext:value-type="float">
            <text:p>0.0282710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296158493" calcext:value-type="float">
            <text:p>0.4296158493</text:p>
          </table:table-cell>
          <table:table-cell office:value-type="float" office:value="-9.8016338539" calcext:value-type="float">
            <text:p>-9.80163385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7" calcext:value-type="float">
            <text:p>437</text:p>
          </table:table-cell>
          <table:table-cell/>
          <table:table-cell table:formula="of:=[.H438]/[.I438]" office:value-type="float" office:value="-0.0438310444670466" calcext:value-type="float">
            <text:p>-0.0438310445</text:p>
          </table:table-cell>
          <table:table-cell table:formula="of:=[.D438]/[.M438]" office:value-type="float" office:value="-0.71323260442729" calcext:value-type="float">
            <text:p>-0.7132326044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-2.2398760319" calcext:value-type="float">
            <text:p>-2.23987603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5092" calcext:value-type="float">
            <text:p>0.03075092</text:p>
          </table:table-cell>
          <table:table-cell office:value-type="float" office:value="0.02851504" calcext:value-type="float">
            <text:p>0.0285150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335702" calcext:value-type="float">
            <text:p>0.43335702</text:p>
          </table:table-cell>
          <table:table-cell office:value-type="float" office:value="-9.8023810196" calcext:value-type="float">
            <text:p>-9.802381019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[.H439]/[.I439]" office:value-type="float" office:value="-0.0442093629224876" calcext:value-type="float">
            <text:p>-0.0442093629</text:p>
          </table:table-cell>
          <table:table-cell table:formula="of:=[.D439]/[.M439]" office:value-type="float" office:value="-0.695574827755734" calcext:value-type="float">
            <text:p>-0.6955748278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-2.2447333336" calcext:value-type="float">
            <text:p>-2.244733333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5092" calcext:value-type="float">
            <text:p>0.03075092</text:p>
          </table:table-cell>
          <table:table-cell office:value-type="float" office:value="0.02903954" calcext:value-type="float">
            <text:p>0.0290395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14335902" calcext:value-type="float">
            <text:p>0.4414335902</text:p>
          </table:table-cell>
          <table:table-cell office:value-type="float" office:value="-9.8047221756" calcext:value-type="float">
            <text:p>-9.804722175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H440]/[.I440]" office:value-type="float" office:value="-0.0450225495729548" calcext:value-type="float">
            <text:p>-0.0450225496</text:p>
          </table:table-cell>
          <table:table-cell table:formula="of:=[.D440]/[.M440]" office:value-type="float" office:value="-0.683011519597997" calcext:value-type="float">
            <text:p>-0.6830115196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-2.2350320816" calcext:value-type="float">
            <text:p>-2.235032081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58549" calcext:value-type="float">
            <text:p>0.03058549</text:p>
          </table:table-cell>
          <table:table-cell office:value-type="float" office:value="0.02907038" calcext:value-type="float">
            <text:p>0.0290703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19382508" calcext:value-type="float">
            <text:p>0.4419382508</text:p>
          </table:table-cell>
          <table:table-cell office:value-type="float" office:value="-9.8055187416" calcext:value-type="float">
            <text:p>-9.805518741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0" calcext:value-type="float">
            <text:p>440</text:p>
          </table:table-cell>
          <table:table-cell/>
          <table:table-cell table:formula="of:=[.H441]/[.I441]" office:value-type="float" office:value="-0.0450703590953402" calcext:value-type="float">
            <text:p>-0.0450703591</text:p>
          </table:table-cell>
          <table:table-cell table:formula="of:=[.D441]/[.M441]" office:value-type="float" office:value="-0.6786165145767" calcext:value-type="float">
            <text:p>-0.6786165146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-2.2426958084" calcext:value-type="float">
            <text:p>-2.242695808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916" calcext:value-type="float">
            <text:p>0.03035916</text:p>
          </table:table-cell>
          <table:table-cell office:value-type="float" office:value="0.0288595" calcext:value-type="float">
            <text:p>0.028859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87180208" calcext:value-type="float">
            <text:p>0.4387180208</text:p>
          </table:table-cell>
          <table:table-cell office:value-type="float" office:value="-9.8051999664" calcext:value-type="float">
            <text:p>-9.805199966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[.H442]/[.I442]" office:value-type="float" office:value="-0.0447434037350975" calcext:value-type="float">
            <text:p>-0.0447434037</text:p>
          </table:table-cell>
          <table:table-cell table:formula="of:=[.D442]/[.M442]" office:value-type="float" office:value="-0.678516998387982" calcext:value-type="float">
            <text:p>-0.6785169984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-2.2356088161" calcext:value-type="float">
            <text:p>-2.235608816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5916" calcext:value-type="float">
            <text:p>0.03035916</text:p>
          </table:table-cell>
          <table:table-cell office:value-type="float" office:value="0.02882923" calcext:value-type="float">
            <text:p>0.0288292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82885127" calcext:value-type="float">
            <text:p>0.4382885127</text:p>
          </table:table-cell>
          <table:table-cell office:value-type="float" office:value="-9.805883522" calcext:value-type="float">
            <text:p>-9.80588352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H443]/[.I443]" office:value-type="float" office:value="-0.0446964836688787" calcext:value-type="float">
            <text:p>-0.0446964837</text:p>
          </table:table-cell>
          <table:table-cell table:formula="of:=[.D443]/[.M443]" office:value-type="float" office:value="-0.679229270582162" calcext:value-type="float">
            <text:p>-0.6792292706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-2.2377169132" calcext:value-type="float">
            <text:p>-2.23771691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2732" calcext:value-type="float">
            <text:p>0.03012732</text:p>
          </table:table-cell>
          <table:table-cell office:value-type="float" office:value="0.02897648" calcext:value-type="float">
            <text:p>0.0289764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05466355" calcext:value-type="float">
            <text:p>0.4405466355</text:p>
          </table:table-cell>
          <table:table-cell office:value-type="float" office:value="-9.8063196373" calcext:value-type="float">
            <text:p>-9.806319637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3" calcext:value-type="float">
            <text:p>443</text:p>
          </table:table-cell>
          <table:table-cell/>
          <table:table-cell table:formula="of:=[.H444]/[.I444]" office:value-type="float" office:value="-0.0449247680877448" calcext:value-type="float">
            <text:p>-0.0449247681</text:p>
          </table:table-cell>
          <table:table-cell table:formula="of:=[.D444]/[.M444]" office:value-type="float" office:value="-0.670617151348602" calcext:value-type="float">
            <text:p>-0.6706171513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-2.2370836735" calcext:value-type="float">
            <text:p>-2.237083673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2732" calcext:value-type="float">
            <text:p>0.03012732</text:p>
          </table:table-cell>
          <table:table-cell office:value-type="float" office:value="0.02907908" calcext:value-type="float">
            <text:p>0.0290790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0769753" calcext:value-type="float">
            <text:p>0.4420769753</text:p>
          </table:table-cell>
          <table:table-cell office:value-type="float" office:value="-9.8056639481" calcext:value-type="float">
            <text:p>-9.805663948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[.H445]/[.I445]" office:value-type="float" office:value="-0.0450838390587166" calcext:value-type="float">
            <text:p>-0.0450838391</text:p>
          </table:table-cell>
          <table:table-cell table:formula="of:=[.D445]/[.M445]" office:value-type="float" office:value="-0.66825098813707" calcext:value-type="float">
            <text:p>-0.6682509881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-2.234423399" calcext:value-type="float">
            <text:p>-2.23442339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2363" calcext:value-type="float">
            <text:p>0.03012363</text:p>
          </table:table-cell>
          <table:table-cell office:value-type="float" office:value="0.02896046" calcext:value-type="float">
            <text:p>0.0289604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01806922" calcext:value-type="float">
            <text:p>0.4401806922</text:p>
          </table:table-cell>
          <table:table-cell office:value-type="float" office:value="-9.8035909653" calcext:value-type="float">
            <text:p>-9.803590965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5" calcext:value-type="float">
            <text:p>445</text:p>
          </table:table-cell>
          <table:table-cell/>
          <table:table-cell table:formula="of:=[.H446]/[.I446]" office:value-type="float" office:value="-0.0448999446996543" calcext:value-type="float">
            <text:p>-0.0448999447</text:p>
          </table:table-cell>
          <table:table-cell table:formula="of:=[.D446]/[.M446]" office:value-type="float" office:value="-0.670905726087274" calcext:value-type="float">
            <text:p>-0.6709057261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-2.2368612289" calcext:value-type="float">
            <text:p>-2.23686122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0674" calcext:value-type="float">
            <text:p>0.0300674</text:p>
          </table:table-cell>
          <table:table-cell office:value-type="float" office:value="0.02915003" calcext:value-type="float">
            <text:p>0.0291500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1158037" calcext:value-type="float">
            <text:p>0.4431158037</text:p>
          </table:table-cell>
          <table:table-cell office:value-type="float" office:value="-9.8047834015" calcext:value-type="float">
            <text:p>-9.804783401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6" calcext:value-type="float">
            <text:p>446</text:p>
          </table:table-cell>
          <table:table-cell/>
          <table:table-cell table:formula="of:=[.H447]/[.I447]" office:value-type="float" office:value="-0.0451938391247082" calcext:value-type="float">
            <text:p>-0.0451938391</text:p>
          </table:table-cell>
          <table:table-cell table:formula="of:=[.D447]/[.M447]" office:value-type="float" office:value="-0.665298646504268" calcext:value-type="float">
            <text:p>-0.6652986465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-2.2351362705" calcext:value-type="float">
            <text:p>-2.235136270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0674" calcext:value-type="float">
            <text:p>0.0300674</text:p>
          </table:table-cell>
          <table:table-cell office:value-type="float" office:value="0.02924203" calcext:value-type="float">
            <text:p>0.0292420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5108752" calcext:value-type="float">
            <text:p>0.4445108752</text:p>
          </table:table-cell>
          <table:table-cell office:value-type="float" office:value="-9.8047050476" calcext:value-type="float">
            <text:p>-9.80470504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7" calcext:value-type="float">
            <text:p>447</text:p>
          </table:table-cell>
          <table:table-cell/>
          <table:table-cell table:formula="of:=[.H448]/[.I448]" office:value-type="float" office:value="-0.0453364862116691" calcext:value-type="float">
            <text:p>-0.0453364862</text:p>
          </table:table-cell>
          <table:table-cell table:formula="of:=[.D448]/[.M448]" office:value-type="float" office:value="-0.663205345461047" calcext:value-type="float">
            <text:p>-0.6632053455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-2.235537529" calcext:value-type="float">
            <text:p>-2.23553752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6885" calcext:value-type="float">
            <text:p>0.03016885</text:p>
          </table:table-cell>
          <table:table-cell office:value-type="float" office:value="0.02963616" calcext:value-type="float">
            <text:p>0.0296361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4783534" calcext:value-type="float">
            <text:p>0.4504783534</text:p>
          </table:table-cell>
          <table:table-cell office:value-type="float" office:value="-9.804188633" calcext:value-type="float">
            <text:p>-9.8041886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8" calcext:value-type="float">
            <text:p>448</text:p>
          </table:table-cell>
          <table:table-cell/>
          <table:table-cell table:formula="of:=[.H449]/[.I449]" office:value-type="float" office:value="-0.0459475404097929" calcext:value-type="float">
            <text:p>-0.0459475404</text:p>
          </table:table-cell>
          <table:table-cell table:formula="of:=[.D449]/[.M449]" office:value-type="float" office:value="-0.65659336127533" calcext:value-type="float">
            <text:p>-0.6565933613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-2.2354815006" calcext:value-type="float">
            <text:p>-2.235481500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6885" calcext:value-type="float">
            <text:p>0.03016885</text:p>
          </table:table-cell>
          <table:table-cell office:value-type="float" office:value="0.02942655" calcext:value-type="float">
            <text:p>0.0294265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4074195" calcext:value-type="float">
            <text:p>0.4474074195</text:p>
          </table:table-cell>
          <table:table-cell office:value-type="float" office:value="-9.8067139816" calcext:value-type="float">
            <text:p>-9.806713981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[.H450]/[.I450]" office:value-type="float" office:value="-0.0456225622914521" calcext:value-type="float">
            <text:p>-0.0456225623</text:p>
          </table:table-cell>
          <table:table-cell table:formula="of:=[.D450]/[.M450]" office:value-type="float" office:value="-0.6612703996604" calcext:value-type="float">
            <text:p>-0.6612703997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-2.2367107868" calcext:value-type="float">
            <text:p>-2.23671078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16885" calcext:value-type="float">
            <text:p>0.03016885</text:p>
          </table:table-cell>
          <table:table-cell office:value-type="float" office:value="0.02956077" calcext:value-type="float">
            <text:p>0.0295607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4835319" calcext:value-type="float">
            <text:p>0.4494835319</text:p>
          </table:table-cell>
          <table:table-cell office:value-type="float" office:value="-9.8074860954" calcext:value-type="float">
            <text:p>-9.807486095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0" calcext:value-type="float">
            <text:p>450</text:p>
          </table:table-cell>
          <table:table-cell/>
          <table:table-cell table:formula="of:=[.H451]/[.I451]" office:value-type="float" office:value="-0.0458306570641809" calcext:value-type="float">
            <text:p>-0.0458306571</text:p>
          </table:table-cell>
          <table:table-cell table:formula="of:=[.D451]/[.M451]" office:value-type="float" office:value="-0.658267891681146" calcext:value-type="float">
            <text:p>-0.6582678917</text:p>
          </table:table-cell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-2.2356438637" calcext:value-type="float">
            <text:p>-2.235643863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9859" calcext:value-type="float">
            <text:p>0.03039859</text:p>
          </table:table-cell>
          <table:table-cell office:value-type="float" office:value="0.02928128" calcext:value-type="float">
            <text:p>0.029281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2326761" calcext:value-type="float">
            <text:p>0.4452326761</text:p>
          </table:table-cell>
          <table:table-cell office:value-type="float" office:value="-9.80746315" calcext:value-type="float">
            <text:p>-9.8074631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[.H452]/[.I452]" office:value-type="float" office:value="-0.0453973335704045" calcext:value-type="float">
            <text:p>-0.0453973336</text:p>
          </table:table-cell>
          <table:table-cell table:formula="of:=[.D452]/[.M452]" office:value-type="float" office:value="-0.669611794553007" calcext:value-type="float">
            <text:p>-0.6696117946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-2.2363677025" calcext:value-type="float">
            <text:p>-2.23636770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39859" calcext:value-type="float">
            <text:p>0.03039859</text:p>
          </table:table-cell>
          <table:table-cell office:value-type="float" office:value="0.02920102" calcext:value-type="float">
            <text:p>0.0292010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0875237" calcext:value-type="float">
            <text:p>0.4440875237</text:p>
          </table:table-cell>
          <table:table-cell office:value-type="float" office:value="-9.8091248322" calcext:value-type="float">
            <text:p>-9.809124832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2" calcext:value-type="float">
            <text:p>452</text:p>
          </table:table-cell>
          <table:table-cell/>
          <table:table-cell table:formula="of:=[.H453]/[.I453]" office:value-type="float" office:value="-0.0452728996008097" calcext:value-type="float">
            <text:p>-0.0452728996</text:p>
          </table:table-cell>
          <table:table-cell table:formula="of:=[.D453]/[.M453]" office:value-type="float" office:value="-0.671452243351701" calcext:value-type="float">
            <text:p>-0.6714522434</text:p>
          </table:table-cell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-2.2387444973" calcext:value-type="float">
            <text:p>-2.23874449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56365" calcext:value-type="float">
            <text:p>0.03056365</text:p>
          </table:table-cell>
          <table:table-cell office:value-type="float" office:value="0.02916182" calcext:value-type="float">
            <text:p>0.0291618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5136257" calcext:value-type="float">
            <text:p>0.4435136257</text:p>
          </table:table-cell>
          <table:table-cell office:value-type="float" office:value="-9.8096183014" calcext:value-type="float">
            <text:p>-9.809618301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[.H454]/[.I454]" office:value-type="float" office:value="-0.0452121185629316" calcext:value-type="float">
            <text:p>-0.0452121186</text:p>
          </table:table-cell>
          <table:table-cell table:formula="of:=[.D454]/[.M454]" office:value-type="float" office:value="-0.67600570314921" calcext:value-type="float">
            <text:p>-0.6760057031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-2.2365393639" calcext:value-type="float">
            <text:p>-2.23653936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2661" calcext:value-type="float">
            <text:p>0.03072661</text:p>
          </table:table-cell>
          <table:table-cell office:value-type="float" office:value="0.02924002" calcext:value-type="float">
            <text:p>0.0292400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7887479" calcext:value-type="float">
            <text:p>0.4447887479</text:p>
          </table:table-cell>
          <table:table-cell office:value-type="float" office:value="-9.8115089607" calcext:value-type="float">
            <text:p>-9.811508960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4" calcext:value-type="float">
            <text:p>454</text:p>
          </table:table-cell>
          <table:table-cell/>
          <table:table-cell table:formula="of:=[.H455]/[.I455]" office:value-type="float" office:value="-0.0453333681579053" calcext:value-type="float">
            <text:p>-0.0453333682</text:p>
          </table:table-cell>
          <table:table-cell table:formula="of:=[.D455]/[.M455]" office:value-type="float" office:value="-0.677792346974374" calcext:value-type="float">
            <text:p>-0.677792347</text:p>
          </table:table-cell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-2.240095377" calcext:value-type="float">
            <text:p>-2.24009537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72661" calcext:value-type="float">
            <text:p>0.03072661</text:p>
          </table:table-cell>
          <table:table-cell office:value-type="float" office:value="0.029139" calcext:value-type="float">
            <text:p>0.02913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2915895" calcext:value-type="float">
            <text:p>0.4432915895</text:p>
          </table:table-cell>
          <table:table-cell office:value-type="float" office:value="-9.812386055" calcext:value-type="float">
            <text:p>-9.81238605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5" calcext:value-type="float">
            <text:p>455</text:p>
          </table:table-cell>
          <table:table-cell/>
          <table:table-cell table:formula="of:=[.H456]/[.I456]" office:value-type="float" office:value="-0.0451767375453105" calcext:value-type="float">
            <text:p>-0.0451767375</text:p>
          </table:table-cell>
          <table:table-cell table:formula="of:=[.D456]/[.M456]" office:value-type="float" office:value="-0.680142296003167" calcext:value-type="float">
            <text:p>-0.680142296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-2.2393648624" calcext:value-type="float">
            <text:p>-2.23936486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707" calcext:value-type="float">
            <text:p>0.03108707</text:p>
          </table:table-cell>
          <table:table-cell office:value-type="float" office:value="0.02919552" calcext:value-type="float">
            <text:p>0.0291955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2053007" calcext:value-type="float">
            <text:p>0.4442053007</text:p>
          </table:table-cell>
          <table:table-cell office:value-type="float" office:value="-9.813574295" calcext:value-type="float">
            <text:p>-9.81357429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6" calcext:value-type="float">
            <text:p>456</text:p>
          </table:table-cell>
          <table:table-cell/>
          <table:table-cell table:formula="of:=[.H457]/[.I457]" office:value-type="float" office:value="-0.0452643743601474" calcext:value-type="float">
            <text:p>-0.0452643744</text:p>
          </table:table-cell>
          <table:table-cell table:formula="of:=[.D457]/[.M457]" office:value-type="float" office:value="-0.686788902739597" calcext:value-type="float">
            <text:p>-0.6867889027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-2.2393960953" calcext:value-type="float">
            <text:p>-2.239396095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8707" calcext:value-type="float">
            <text:p>0.03108707</text:p>
          </table:table-cell>
          <table:table-cell office:value-type="float" office:value="0.0293936" calcext:value-type="float">
            <text:p>0.029393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4067794" calcext:value-type="float">
            <text:p>0.4474067794</text:p>
          </table:table-cell>
          <table:table-cell office:value-type="float" office:value="-9.8176927376" calcext:value-type="float">
            <text:p>-9.81769273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7" calcext:value-type="float">
            <text:p>457</text:p>
          </table:table-cell>
          <table:table-cell/>
          <table:table-cell table:formula="of:=[.H458]/[.I458]" office:value-type="float" office:value="-0.0455714790998207" calcext:value-type="float">
            <text:p>-0.0455714791</text:p>
          </table:table-cell>
          <table:table-cell table:formula="of:=[.D458]/[.M458]" office:value-type="float" office:value="-0.682160654296654" calcext:value-type="float">
            <text:p>-0.6821606543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-2.2439310551" calcext:value-type="float">
            <text:p>-2.243931055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5303" calcext:value-type="float">
            <text:p>0.03125303</text:p>
          </table:table-cell>
          <table:table-cell office:value-type="float" office:value="0.02961188" calcext:value-type="float">
            <text:p>0.0296118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7552271" calcext:value-type="float">
            <text:p>0.4507552271</text:p>
          </table:table-cell>
          <table:table-cell office:value-type="float" office:value="-9.818259716" calcext:value-type="float">
            <text:p>-9.81825971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8" calcext:value-type="float">
            <text:p>458</text:p>
          </table:table-cell>
          <table:table-cell/>
          <table:table-cell table:formula="of:=[.H459]/[.I459]" office:value-type="float" office:value="-0.0459098903612665" calcext:value-type="float">
            <text:p>-0.0459098904</text:p>
          </table:table-cell>
          <table:table-cell table:formula="of:=[.D459]/[.M459]" office:value-type="float" office:value="-0.680747214904431" calcext:value-type="float">
            <text:p>-0.6807472149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-2.23995471" calcext:value-type="float">
            <text:p>-2.2399547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977" calcext:value-type="float">
            <text:p>0.03143977</text:p>
          </table:table-cell>
          <table:table-cell office:value-type="float" office:value="0.02987868" calcext:value-type="float">
            <text:p>0.0298786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47367676" calcext:value-type="float">
            <text:p>0.4547367676</text:p>
          </table:table-cell>
          <table:table-cell office:value-type="float" office:value="-9.8165380096" calcext:value-type="float">
            <text:p>-9.816538009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59" calcext:value-type="float">
            <text:p>459</text:p>
          </table:table-cell>
          <table:table-cell/>
          <table:table-cell table:formula="of:=[.H460]/[.I460]" office:value-type="float" office:value="-0.0463235376010661" calcext:value-type="float">
            <text:p>-0.0463235376</text:p>
          </table:table-cell>
          <table:table-cell table:formula="of:=[.D460]/[.M460]" office:value-type="float" office:value="-0.67869967684153" calcext:value-type="float">
            <text:p>-0.6786996768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-2.2447035313" calcext:value-type="float">
            <text:p>-2.24470353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977" calcext:value-type="float">
            <text:p>0.03143977</text:p>
          </table:table-cell>
          <table:table-cell office:value-type="float" office:value="0.02972892" calcext:value-type="float">
            <text:p>0.0297289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24242957" calcext:value-type="float">
            <text:p>0.4524242957</text:p>
          </table:table-cell>
          <table:table-cell office:value-type="float" office:value="-9.8158168602" calcext:value-type="float">
            <text:p>-9.815816860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H461]/[.I461]" office:value-type="float" office:value="-0.0460913546109887" calcext:value-type="float">
            <text:p>-0.0460913546</text:p>
          </table:table-cell>
          <table:table-cell table:formula="of:=[.D461]/[.M461]" office:value-type="float" office:value="-0.682118593939185" calcext:value-type="float">
            <text:p>-0.6821185939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-2.243524313" calcext:value-type="float">
            <text:p>-2.2435243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3194" calcext:value-type="float">
            <text:p>0.03173194</text:p>
          </table:table-cell>
          <table:table-cell office:value-type="float" office:value="0.02983883" calcext:value-type="float">
            <text:p>0.0298388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4104252" calcext:value-type="float">
            <text:p>0.454104252</text:p>
          </table:table-cell>
          <table:table-cell office:value-type="float" office:value="-9.8159761047" calcext:value-type="float">
            <text:p>-9.815976104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1" calcext:value-type="float">
            <text:p>461</text:p>
          </table:table-cell>
          <table:table-cell/>
          <table:table-cell table:formula="of:=[.H462]/[.I462]" office:value-type="float" office:value="-0.0462617519802814" calcext:value-type="float">
            <text:p>-0.046261752</text:p>
          </table:table-cell>
          <table:table-cell table:formula="of:=[.D462]/[.M462]" office:value-type="float" office:value="-0.685921709439915" calcext:value-type="float">
            <text:p>-0.6859217094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-2.2437443733" calcext:value-type="float">
            <text:p>-2.24374437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3194" calcext:value-type="float">
            <text:p>0.03173194</text:p>
          </table:table-cell>
          <table:table-cell office:value-type="float" office:value="0.02963545" calcext:value-type="float">
            <text:p>0.0296354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9895916" calcext:value-type="float">
            <text:p>0.4509895916</text:p>
          </table:table-cell>
          <table:table-cell office:value-type="float" office:value="-9.8155529404" calcext:value-type="float">
            <text:p>-9.815552940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2" calcext:value-type="float">
            <text:p>462</text:p>
          </table:table-cell>
          <table:table-cell/>
          <table:table-cell table:formula="of:=[.H463]/[.I463]" office:value-type="float" office:value="-0.0459464275052467" calcext:value-type="float">
            <text:p>-0.0459464275</text:p>
          </table:table-cell>
          <table:table-cell table:formula="of:=[.D463]/[.M463]" office:value-type="float" office:value="-0.69062910269523" calcext:value-type="float">
            <text:p>-0.6906291027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-2.2473502159" calcext:value-type="float">
            <text:p>-2.24735021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227" calcext:value-type="float">
            <text:p>0.0318227</text:p>
          </table:table-cell>
          <table:table-cell office:value-type="float" office:value="0.02959197" calcext:value-type="float">
            <text:p>0.0295919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3068025" calcext:value-type="float">
            <text:p>0.4503068025</text:p>
          </table:table-cell>
          <table:table-cell office:value-type="float" office:value="-9.8150900078" calcext:value-type="float">
            <text:p>-9.815090007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H464]/[.I464]" office:value-type="float" office:value="-0.0458790293458484" calcext:value-type="float">
            <text:p>-0.0458790293</text:p>
          </table:table-cell>
          <table:table-cell table:formula="of:=[.D464]/[.M464]" office:value-type="float" office:value="-0.693621910788738" calcext:value-type="float">
            <text:p>-0.6936219108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-2.2441549301" calcext:value-type="float">
            <text:p>-2.244154930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356" calcext:value-type="float">
            <text:p>0.0319356</text:p>
          </table:table-cell>
          <table:table-cell office:value-type="float" office:value="0.02990664" calcext:value-type="float">
            <text:p>0.0299066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50615467" calcext:value-type="float">
            <text:p>0.4550615467</text:p>
          </table:table-cell>
          <table:table-cell office:value-type="float" office:value="-9.81436409" calcext:value-type="float">
            <text:p>-9.814364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H465]/[.I465]" office:value-type="float" office:value="-0.0463668906642325" calcext:value-type="float">
            <text:p>-0.0463668907</text:p>
          </table:table-cell>
          <table:table-cell table:formula="of:=[.D465]/[.M465]" office:value-type="float" office:value="-0.688758714300313" calcext:value-type="float">
            <text:p>-0.6887587143</text:p>
          </table:table-cell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-2.2474529743" calcext:value-type="float">
            <text:p>-2.24745297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356" calcext:value-type="float">
            <text:p>0.0319356</text:p>
          </table:table-cell>
          <table:table-cell office:value-type="float" office:value="0.0299294" calcext:value-type="float">
            <text:p>0.029929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53811176" calcext:value-type="float">
            <text:p>0.4553811176</text:p>
          </table:table-cell>
          <table:table-cell office:value-type="float" office:value="-9.8137875557" calcext:value-type="float">
            <text:p>-9.813787555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5" calcext:value-type="float">
            <text:p>465</text:p>
          </table:table-cell>
          <table:table-cell/>
          <table:table-cell table:formula="of:=[.H466]/[.I466]" office:value-type="float" office:value="-0.0464021780597347" calcext:value-type="float">
            <text:p>-0.0464021781</text:p>
          </table:table-cell>
          <table:table-cell table:formula="of:=[.D466]/[.M466]" office:value-type="float" office:value="-0.688234934982761" calcext:value-type="float">
            <text:p>-0.688234935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-2.2465016842" calcext:value-type="float">
            <text:p>-2.246501684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7591" calcext:value-type="float">
            <text:p>0.03197591</text:p>
          </table:table-cell>
          <table:table-cell office:value-type="float" office:value="0.03002695" calcext:value-type="float">
            <text:p>0.0300269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69046231" calcext:value-type="float">
            <text:p>0.4569046231</text:p>
          </table:table-cell>
          <table:table-cell office:value-type="float" office:value="-9.8146336174" calcext:value-type="float">
            <text:p>-9.814633617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6" calcext:value-type="float">
            <text:p>466</text:p>
          </table:table-cell>
          <table:table-cell/>
          <table:table-cell table:formula="of:=[.H467]/[.I467]" office:value-type="float" office:value="-0.0465534059559769" calcext:value-type="float">
            <text:p>-0.046553406</text:p>
          </table:table-cell>
          <table:table-cell table:formula="of:=[.D467]/[.M467]" office:value-type="float" office:value="-0.686865103495069" calcext:value-type="float">
            <text:p>-0.6868651035</text:p>
          </table:table-cell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-2.2467703819" calcext:value-type="float">
            <text:p>-2.24677038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2669" calcext:value-type="float">
            <text:p>0.03202669</text:p>
          </table:table-cell>
          <table:table-cell office:value-type="float" office:value="0.03024273" calcext:value-type="float">
            <text:p>0.0302427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01449449" calcext:value-type="float">
            <text:p>0.4601449449</text:p>
          </table:table-cell>
          <table:table-cell office:value-type="float" office:value="-9.8137123299" calcext:value-type="float">
            <text:p>-9.813712329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[.H468]/[.I468]" office:value-type="float" office:value="-0.0468879593605011" calcext:value-type="float">
            <text:p>-0.0468879594</text:p>
          </table:table-cell>
          <table:table-cell table:formula="of:=[.D468]/[.M468]" office:value-type="float" office:value="-0.683047213758243" calcext:value-type="float">
            <text:p>-0.6830472138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-2.2471940517" calcext:value-type="float">
            <text:p>-2.247194051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1516" calcext:value-type="float">
            <text:p>0.03201516</text:p>
          </table:table-cell>
          <table:table-cell office:value-type="float" office:value="0.03016385" calcext:value-type="float">
            <text:p>0.0301638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89283176" calcext:value-type="float">
            <text:p>0.4589283176</text:p>
          </table:table-cell>
          <table:table-cell office:value-type="float" office:value="-9.8133602524" calcext:value-type="float">
            <text:p>-9.813360252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8" calcext:value-type="float">
            <text:p>468</text:p>
          </table:table-cell>
          <table:table-cell/>
          <table:table-cell table:formula="of:=[.H469]/[.I469]" office:value-type="float" office:value="-0.0467656649502664" calcext:value-type="float">
            <text:p>-0.046765665</text:p>
          </table:table-cell>
          <table:table-cell table:formula="of:=[.D469]/[.M469]" office:value-type="float" office:value="-0.684586865899308" calcext:value-type="float">
            <text:p>-0.6845868659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-2.2474021912" calcext:value-type="float">
            <text:p>-2.247402191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0971" calcext:value-type="float">
            <text:p>0.03200971</text:p>
          </table:table-cell>
          <table:table-cell office:value-type="float" office:value="0.03008217" calcext:value-type="float">
            <text:p>0.0300821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74492224" calcext:value-type="float">
            <text:p>0.4574492224</text:p>
          </table:table-cell>
          <table:table-cell office:value-type="float" office:value="-9.8082923317" calcext:value-type="float">
            <text:p>-9.808292331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69" calcext:value-type="float">
            <text:p>469</text:p>
          </table:table-cell>
          <table:table-cell/>
          <table:table-cell table:formula="of:=[.H470]/[.I470]" office:value-type="float" office:value="-0.0466390281743074" calcext:value-type="float">
            <text:p>-0.0466390282</text:p>
          </table:table-cell>
          <table:table-cell table:formula="of:=[.D470]/[.M470]" office:value-type="float" office:value="-0.686328837735807" calcext:value-type="float">
            <text:p>-0.6863288377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-2.2470054626" calcext:value-type="float">
            <text:p>-2.2470054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200971" calcext:value-type="float">
            <text:p>0.03200971</text:p>
          </table:table-cell>
          <table:table-cell office:value-type="float" office:value="0.03031458" calcext:value-type="float">
            <text:p>0.0303145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10436364" calcext:value-type="float">
            <text:p>0.4610436364</text:p>
          </table:table-cell>
          <table:table-cell office:value-type="float" office:value="-9.8095754814" calcext:value-type="float">
            <text:p>-9.809575481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H471]/[.I471]" office:value-type="float" office:value="-0.0469993464318805" calcext:value-type="float">
            <text:p>-0.0469993464</text:p>
          </table:table-cell>
          <table:table-cell table:formula="of:=[.D471]/[.M471]" office:value-type="float" office:value="-0.681067130292842" calcext:value-type="float">
            <text:p>-0.6810671303</text:p>
          </table:table-cell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-2.2472500801" calcext:value-type="float">
            <text:p>-2.247250080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95312" calcext:value-type="float">
            <text:p>0.03195312</text:p>
          </table:table-cell>
          <table:table-cell office:value-type="float" office:value="0.03045082" calcext:value-type="float">
            <text:p>0.0304508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29912458" calcext:value-type="float">
            <text:p>0.4629912458</text:p>
          </table:table-cell>
          <table:table-cell office:value-type="float" office:value="-9.8069392967" calcext:value-type="float">
            <text:p>-9.806939296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H472]/[.I472]" office:value-type="float" office:value="-0.0472105752664131" calcext:value-type="float">
            <text:p>-0.0472105753</text:p>
          </table:table-cell>
          <table:table-cell table:formula="of:=[.D472]/[.M472]" office:value-type="float" office:value="-0.676821238031647" calcext:value-type="float">
            <text:p>-0.676821238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-2.2471039295" calcext:value-type="float">
            <text:p>-2.247103929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9785" calcext:value-type="float">
            <text:p>0.03189785</text:p>
          </table:table-cell>
          <table:table-cell office:value-type="float" office:value="0.03024143" calcext:value-type="float">
            <text:p>0.0302414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98540525" calcext:value-type="float">
            <text:p>0.4598540525</text:p>
          </table:table-cell>
          <table:table-cell office:value-type="float" office:value="-9.8079307938" calcext:value-type="float">
            <text:p>-9.807930793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2" calcext:value-type="float">
            <text:p>472</text:p>
          </table:table-cell>
          <table:table-cell/>
          <table:table-cell table:formula="of:=[.H473]/[.I473]" office:value-type="float" office:value="-0.0468859397734222" calcext:value-type="float">
            <text:p>-0.0468859398</text:p>
          </table:table-cell>
          <table:table-cell table:formula="of:=[.D473]/[.M473]" office:value-type="float" office:value="-0.680328690309875" calcext:value-type="float">
            <text:p>-0.6803286903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-2.2464933395" calcext:value-type="float">
            <text:p>-2.246493339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1336" calcext:value-type="float">
            <text:p>0.03181336</text:p>
          </table:table-cell>
          <table:table-cell office:value-type="float" office:value="0.03041532" calcext:value-type="float">
            <text:p>0.0304153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25390236" calcext:value-type="float">
            <text:p>0.4625390236</text:p>
          </table:table-cell>
          <table:table-cell office:value-type="float" office:value="-9.8087960815" calcext:value-type="float">
            <text:p>-9.808796081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[.H474]/[.I474]" office:value-type="float" office:value="-0.0471555346606071" calcext:value-type="float">
            <text:p>-0.0471555347</text:p>
          </table:table-cell>
          <table:table-cell table:formula="of:=[.D474]/[.M474]" office:value-type="float" office:value="-0.674647424294318" calcext:value-type="float">
            <text:p>-0.6746474243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-2.2463726997" calcext:value-type="float">
            <text:p>-2.246372699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81336" calcext:value-type="float">
            <text:p>0.03181336</text:p>
          </table:table-cell>
          <table:table-cell office:value-type="float" office:value="0.03041328" calcext:value-type="float">
            <text:p>0.030413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24898432" calcext:value-type="float">
            <text:p>0.4624898432</text:p>
          </table:table-cell>
          <table:table-cell office:value-type="float" office:value="-9.808411293" calcext:value-type="float">
            <text:p>-9.80841129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4" calcext:value-type="float">
            <text:p>474</text:p>
          </table:table-cell>
          <table:table-cell/>
          <table:table-cell table:formula="of:=[.H475]/[.I475]" office:value-type="float" office:value="-0.047152370489405" calcext:value-type="float">
            <text:p>-0.0471523705</text:p>
          </table:table-cell>
          <table:table-cell table:formula="of:=[.D475]/[.M475]" office:value-type="float" office:value="-0.674692696672554" calcext:value-type="float">
            <text:p>-0.6746926967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-2.2455427647" calcext:value-type="float">
            <text:p>-2.24554276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71154" calcext:value-type="float">
            <text:p>0.03171154</text:p>
          </table:table-cell>
          <table:table-cell office:value-type="float" office:value="0.03061774" calcext:value-type="float">
            <text:p>0.0306177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5555083" calcext:value-type="float">
            <text:p>0.465555083</text:p>
          </table:table-cell>
          <table:table-cell office:value-type="float" office:value="-9.8074836159" calcext:value-type="float">
            <text:p>-9.807483615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5" calcext:value-type="float">
            <text:p>475</text:p>
          </table:table-cell>
          <table:table-cell/>
          <table:table-cell table:formula="of:=[.H476]/[.I476]" office:value-type="float" office:value="-0.0474693714751903" calcext:value-type="float">
            <text:p>-0.0474693715</text:p>
          </table:table-cell>
          <table:table-cell table:formula="of:=[.D476]/[.M476]" office:value-type="float" office:value="-0.668042129367015" calcext:value-type="float">
            <text:p>-0.6680421294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-2.2462902069" calcext:value-type="float">
            <text:p>-2.246290206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1104" calcext:value-type="float">
            <text:p>0.03161104</text:p>
          </table:table-cell>
          <table:table-cell office:value-type="float" office:value="0.03060727" calcext:value-type="float">
            <text:p>0.0306072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53660385" calcext:value-type="float">
            <text:p>0.4653660385</text:p>
          </table:table-cell>
          <table:table-cell office:value-type="float" office:value="-9.8068576813" calcext:value-type="float">
            <text:p>-9.80685768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6" calcext:value-type="float">
            <text:p>476</text:p>
          </table:table-cell>
          <table:table-cell/>
          <table:table-cell table:formula="of:=[.H477]/[.I477]" office:value-type="float" office:value="-0.0474531244995401" calcext:value-type="float">
            <text:p>-0.0474531245</text:p>
          </table:table-cell>
          <table:table-cell table:formula="of:=[.D477]/[.M477]" office:value-type="float" office:value="-0.666152973769016" calcext:value-type="float">
            <text:p>-0.6661529738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-2.2445242405" calcext:value-type="float">
            <text:p>-2.244524240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576" calcext:value-type="float">
            <text:p>0.03149576</text:p>
          </table:table-cell>
          <table:table-cell office:value-type="float" office:value="0.03077209" calcext:value-type="float">
            <text:p>0.0307720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79246108" calcext:value-type="float">
            <text:p>0.4679246108</text:p>
          </table:table-cell>
          <table:table-cell office:value-type="float" office:value="-9.8079567337" calcext:value-type="float">
            <text:p>-9.807956733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7" calcext:value-type="float">
            <text:p>477</text:p>
          </table:table-cell>
          <table:table-cell/>
          <table:table-cell table:formula="of:=[.H478]/[.I478]" office:value-type="float" office:value="-0.0477086740393356" calcext:value-type="float">
            <text:p>-0.047708674</text:p>
          </table:table-cell>
          <table:table-cell table:formula="of:=[.D478]/[.M478]" office:value-type="float" office:value="-0.660168420820748" calcext:value-type="float">
            <text:p>-0.6601684208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-2.2447054386" calcext:value-type="float">
            <text:p>-2.24470543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576" calcext:value-type="float">
            <text:p>0.03149576</text:p>
          </table:table-cell>
          <table:table-cell office:value-type="float" office:value="0.03072509" calcext:value-type="float">
            <text:p>0.0307250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71620832" calcext:value-type="float">
            <text:p>0.4671620832</text:p>
          </table:table-cell>
          <table:table-cell office:value-type="float" office:value="-9.8069544792" calcext:value-type="float">
            <text:p>-9.806954479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8" calcext:value-type="float">
            <text:p>478</text:p>
          </table:table-cell>
          <table:table-cell/>
          <table:table-cell table:formula="of:=[.H479]/[.I479]" office:value-type="float" office:value="-0.0476357960252415" calcext:value-type="float">
            <text:p>-0.047635796</text:p>
          </table:table-cell>
          <table:table-cell table:formula="of:=[.D479]/[.M479]" office:value-type="float" office:value="-0.661178412622954" calcext:value-type="float">
            <text:p>-0.6611784126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-2.2434298992" calcext:value-type="float">
            <text:p>-2.243429899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501" calcext:value-type="float">
            <text:p>0.03139501</text:p>
          </table:table-cell>
          <table:table-cell office:value-type="float" office:value="0.03051362" calcext:value-type="float">
            <text:p>0.0305136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63949811" calcext:value-type="float">
            <text:p>0.463949811</text:p>
          </table:table-cell>
          <table:table-cell office:value-type="float" office:value="-9.8070173454" calcext:value-type="float">
            <text:p>-9.807017345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79" calcext:value-type="float">
            <text:p>479</text:p>
          </table:table-cell>
          <table:table-cell/>
          <table:table-cell table:formula="of:=[.H480]/[.I480]" office:value-type="float" office:value="-0.0473079423294399" calcext:value-type="float">
            <text:p>-0.0473079423</text:p>
          </table:table-cell>
          <table:table-cell table:formula="of:=[.D480]/[.M480]" office:value-type="float" office:value="-0.663630850426204" calcext:value-type="float">
            <text:p>-0.6636308504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2.2445158958" calcext:value-type="float">
            <text:p>-2.244515895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724" calcext:value-type="float">
            <text:p>0.0312724</text:p>
          </table:table-cell>
          <table:table-cell office:value-type="float" office:value="0.03017529" calcext:value-type="float">
            <text:p>0.0301752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87928943" calcext:value-type="float">
            <text:p>0.4587928943</text:p>
          </table:table-cell>
          <table:table-cell office:value-type="float" office:value="-9.80674757" calcext:value-type="float">
            <text:p>-9.8067475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H481]/[.I481]" office:value-type="float" office:value="-0.0467833898063719" calcext:value-type="float">
            <text:p>-0.0467833898</text:p>
          </table:table-cell>
          <table:table-cell table:formula="of:=[.D481]/[.M481]" office:value-type="float" office:value="-0.668450920923663" calcext:value-type="float">
            <text:p>-0.6684509209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-2.2425429821" calcext:value-type="float">
            <text:p>-2.242542982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872" calcext:value-type="float">
            <text:p>0.0311872</text:p>
          </table:table-cell>
          <table:table-cell office:value-type="float" office:value="0.02991708" calcext:value-type="float">
            <text:p>0.0299170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48528974" calcext:value-type="float">
            <text:p>0.4548528974</text:p>
          </table:table-cell>
          <table:table-cell office:value-type="float" office:value="-9.8064432335" calcext:value-type="float">
            <text:p>-9.806443233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1" calcext:value-type="float">
            <text:p>481</text:p>
          </table:table-cell>
          <table:table-cell/>
          <table:table-cell table:formula="of:=[.H482]/[.I482]" office:value-type="float" office:value="-0.0463830653550481" calcext:value-type="float">
            <text:p>-0.0463830654</text:p>
          </table:table-cell>
          <table:table-cell table:formula="of:=[.D482]/[.M482]" office:value-type="float" office:value="-0.672383331314383" calcext:value-type="float">
            <text:p>-0.6723833313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-2.242575407" calcext:value-type="float">
            <text:p>-2.2425754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7424" calcext:value-type="float">
            <text:p>0.03107424</text:p>
          </table:table-cell>
          <table:table-cell office:value-type="float" office:value="0.03001721" calcext:value-type="float">
            <text:p>0.0300172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64192511" calcext:value-type="float">
            <text:p>0.4564192511</text:p>
          </table:table-cell>
          <table:table-cell office:value-type="float" office:value="-9.8073880577" calcext:value-type="float">
            <text:p>-9.807388057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[.H483]/[.I483]" office:value-type="float" office:value="-0.0465383085093339" calcext:value-type="float">
            <text:p>-0.0465383085</text:p>
          </table:table-cell>
          <table:table-cell table:formula="of:=[.D483]/[.M483]" office:value-type="float" office:value="-0.667713137742589" calcext:value-type="float">
            <text:p>-0.6677131377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-2.2418358326" calcext:value-type="float">
            <text:p>-2.24183583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136" calcext:value-type="float">
            <text:p>0.0310136</text:p>
          </table:table-cell>
          <table:table-cell office:value-type="float" office:value="0.02965202" calcext:value-type="float">
            <text:p>0.0296520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8408357" calcext:value-type="float">
            <text:p>0.4508408357</text:p>
          </table:table-cell>
          <table:table-cell office:value-type="float" office:value="-9.8068308067" calcext:value-type="float">
            <text:p>-9.806830806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3" calcext:value-type="float">
            <text:p>483</text:p>
          </table:table-cell>
          <table:table-cell/>
          <table:table-cell table:formula="of:=[.H484]/[.I484]" office:value-type="float" office:value="-0.0459721233685389" calcext:value-type="float">
            <text:p>-0.0459721234</text:p>
          </table:table-cell>
          <table:table-cell table:formula="of:=[.D484]/[.M484]" office:value-type="float" office:value="-0.674617523131947" calcext:value-type="float">
            <text:p>-0.6746175231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-2.2410871983" calcext:value-type="float">
            <text:p>-2.241087198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136" calcext:value-type="float">
            <text:p>0.0310136</text:p>
          </table:table-cell>
          <table:table-cell office:value-type="float" office:value="0.02973983" calcext:value-type="float">
            <text:p>0.0297398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21814354" calcext:value-type="float">
            <text:p>0.4521814354</text:p>
          </table:table-cell>
          <table:table-cell office:value-type="float" office:value="-9.8069505692" calcext:value-type="float">
            <text:p>-9.806950569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H485]/[.I485]" office:value-type="float" office:value="-0.0461082608920386" calcext:value-type="float">
            <text:p>-0.0461082609</text:p>
          </table:table-cell>
          <table:table-cell table:formula="of:=[.D485]/[.M485]" office:value-type="float" office:value="-0.672625672710094" calcext:value-type="float">
            <text:p>-0.6726256727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-2.241122961" calcext:value-type="float">
            <text:p>-2.24112296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3164" calcext:value-type="float">
            <text:p>0.03093164</text:p>
          </table:table-cell>
          <table:table-cell office:value-type="float" office:value="0.02962875" calcext:value-type="float">
            <text:p>0.0296287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4713942" calcext:value-type="float">
            <text:p>0.4504713942</text:p>
          </table:table-cell>
          <table:table-cell office:value-type="float" office:value="-9.8064915657" calcext:value-type="float">
            <text:p>-9.806491565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[.H486]/[.I486]" office:value-type="float" office:value="-0.0459360405484471" calcext:value-type="float">
            <text:p>-0.0459360405</text:p>
          </table:table-cell>
          <table:table-cell table:formula="of:=[.D486]/[.M486]" office:value-type="float" office:value="-0.673363216130425" calcext:value-type="float">
            <text:p>-0.6733632161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-2.241219759" calcext:value-type="float">
            <text:p>-2.2412197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0144" calcext:value-type="float">
            <text:p>0.03090144</text:p>
          </table:table-cell>
          <table:table-cell office:value-type="float" office:value="0.02974101" calcext:value-type="float">
            <text:p>0.0297410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21282788" calcext:value-type="float">
            <text:p>0.4521282788</text:p>
          </table:table-cell>
          <table:table-cell office:value-type="float" office:value="-9.8054087639" calcext:value-type="float">
            <text:p>-9.80540876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6" calcext:value-type="float">
            <text:p>486</text:p>
          </table:table-cell>
          <table:table-cell/>
          <table:table-cell table:formula="of:=[.H487]/[.I487]" office:value-type="float" office:value="-0.0461100898174255" calcext:value-type="float">
            <text:p>-0.0461100898</text:p>
          </table:table-cell>
          <table:table-cell table:formula="of:=[.D487]/[.M487]" office:value-type="float" office:value="-0.670166554052602" calcext:value-type="float">
            <text:p>-0.6701665541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-2.2401199341" calcext:value-type="float">
            <text:p>-2.24011993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612" calcext:value-type="float">
            <text:p>0.03085612</text:p>
          </table:table-cell>
          <table:table-cell office:value-type="float" office:value="0.03004553" calcext:value-type="float">
            <text:p>0.0300455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68386033" calcext:value-type="float">
            <text:p>0.4568386033</text:p>
          </table:table-cell>
          <table:table-cell office:value-type="float" office:value="-9.8071454239" calcext:value-type="float">
            <text:p>-9.80714542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H488]/[.I488]" office:value-type="float" office:value="-0.0465822197544542" calcext:value-type="float">
            <text:p>-0.0465822198</text:p>
          </table:table-cell>
          <table:table-cell table:formula="of:=[.D488]/[.M488]" office:value-type="float" office:value="-0.662401237267134" calcext:value-type="float">
            <text:p>-0.6624012373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-2.2406947613" calcext:value-type="float">
            <text:p>-2.24069476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612" calcext:value-type="float">
            <text:p>0.03085612</text:p>
          </table:table-cell>
          <table:table-cell office:value-type="float" office:value="0.02988844" calcext:value-type="float">
            <text:p>0.0298884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44432482" calcext:value-type="float">
            <text:p>0.4544432482</text:p>
          </table:table-cell>
          <table:table-cell office:value-type="float" office:value="-9.8069979668" calcext:value-type="float">
            <text:p>-9.806997966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H489]/[.I489]" office:value-type="float" office:value="-0.0463386705838467" calcext:value-type="float">
            <text:p>-0.0463386706</text:p>
          </table:table-cell>
          <table:table-cell table:formula="of:=[.D489]/[.M489]" office:value-type="float" office:value="-0.665882719793782" calcext:value-type="float">
            <text:p>-0.6658827198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-2.2398216724" calcext:value-type="float">
            <text:p>-2.23982167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764" calcext:value-type="float">
            <text:p>0.03085764</text:p>
          </table:table-cell>
          <table:table-cell office:value-type="float" office:value="0.02971424" calcext:value-type="float">
            <text:p>0.0297142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7526111" calcext:value-type="float">
            <text:p>0.4517526111</text:p>
          </table:table-cell>
          <table:table-cell office:value-type="float" office:value="-9.8060878181" calcext:value-type="float">
            <text:p>-9.806087818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89" calcext:value-type="float">
            <text:p>489</text:p>
          </table:table-cell>
          <table:table-cell/>
          <table:table-cell table:formula="of:=[.H490]/[.I490]" office:value-type="float" office:value="-0.0460685871348367" calcext:value-type="float">
            <text:p>-0.0460685871</text:p>
          </table:table-cell>
          <table:table-cell table:formula="of:=[.D490]/[.M490]" office:value-type="float" office:value="-0.669819543405657" calcext:value-type="float">
            <text:p>-0.6698195434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-2.2404878139" calcext:value-type="float">
            <text:p>-2.24048781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5241" calcext:value-type="float">
            <text:p>0.03085241</text:p>
          </table:table-cell>
          <table:table-cell office:value-type="float" office:value="0.02967893" calcext:value-type="float">
            <text:p>0.0296789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2696257" calcext:value-type="float">
            <text:p>0.4512696257</text:p>
          </table:table-cell>
          <table:table-cell office:value-type="float" office:value="-9.8072587776" calcext:value-type="float">
            <text:p>-9.80725877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0" calcext:value-type="float">
            <text:p>490</text:p>
          </table:table-cell>
          <table:table-cell/>
          <table:table-cell table:formula="of:=[.H491]/[.I491]" office:value-type="float" office:value="-0.0460138389261952" calcext:value-type="float">
            <text:p>-0.0460138389</text:p>
          </table:table-cell>
          <table:table-cell table:formula="of:=[.D491]/[.M491]" office:value-type="float" office:value="-0.670502846969286" calcext:value-type="float">
            <text:p>-0.670502847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-2.2400727272" calcext:value-type="float">
            <text:p>-2.240072727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8389" calcext:value-type="float">
            <text:p>0.03088389</text:p>
          </table:table-cell>
          <table:table-cell office:value-type="float" office:value="0.02984609" calcext:value-type="float">
            <text:p>0.0298460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38091779" calcext:value-type="float">
            <text:p>0.4538091779</text:p>
          </table:table-cell>
          <table:table-cell office:value-type="float" office:value="-9.8072099495" calcext:value-type="float">
            <text:p>-9.807209949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1" calcext:value-type="float">
            <text:p>491</text:p>
          </table:table-cell>
          <table:table-cell/>
          <table:table-cell table:formula="of:=[.H492]/[.I492]" office:value-type="float" office:value="-0.0462730154892969" calcext:value-type="float">
            <text:p>-0.0462730155</text:p>
          </table:table-cell>
          <table:table-cell table:formula="of:=[.D492]/[.M492]" office:value-type="float" office:value="-0.667427650293151" calcext:value-type="float">
            <text:p>-0.6674276503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-2.2402579784" calcext:value-type="float">
            <text:p>-2.240257978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88389" calcext:value-type="float">
            <text:p>0.03088389</text:p>
          </table:table-cell>
          <table:table-cell office:value-type="float" office:value="0.02976962" calcext:value-type="float">
            <text:p>0.0297696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26606804" calcext:value-type="float">
            <text:p>0.4526606804</text:p>
          </table:table-cell>
          <table:table-cell office:value-type="float" office:value="-9.807521019" calcext:value-type="float">
            <text:p>-9.80752101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2" calcext:value-type="float">
            <text:p>492</text:p>
          </table:table-cell>
          <table:table-cell/>
          <table:table-cell table:formula="of:=[.H493]/[.I493]" office:value-type="float" office:value="-0.0461544440764456" calcext:value-type="float">
            <text:p>-0.0461544441</text:p>
          </table:table-cell>
          <table:table-cell table:formula="of:=[.D493]/[.M493]" office:value-type="float" office:value="-0.669142281268669" calcext:value-type="float">
            <text:p>-0.6691422813</text:p>
          </table:table-cell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-2.2405540943" calcext:value-type="float">
            <text:p>-2.240554094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1384" calcext:value-type="float">
            <text:p>0.03091384</text:p>
          </table:table-cell>
          <table:table-cell office:value-type="float" office:value="0.02987661" calcext:value-type="float">
            <text:p>0.0298766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41836113" calcext:value-type="float">
            <text:p>0.4541836113</text:p>
          </table:table-cell>
          <table:table-cell office:value-type="float" office:value="-9.8052756119" calcext:value-type="float">
            <text:p>-9.805275611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3" calcext:value-type="float">
            <text:p>493</text:p>
          </table:table-cell>
          <table:table-cell/>
          <table:table-cell table:formula="of:=[.H494]/[.I494]" office:value-type="float" office:value="-0.0463203309398859" calcext:value-type="float">
            <text:p>-0.0463203309</text:p>
          </table:table-cell>
          <table:table-cell table:formula="of:=[.D494]/[.M494]" office:value-type="float" office:value="-0.667392468333607" calcext:value-type="float">
            <text:p>-0.6673924683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-2.2402629852" calcext:value-type="float">
            <text:p>-2.24026298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096626" calcext:value-type="float">
            <text:p>0.03096626</text:p>
          </table:table-cell>
          <table:table-cell office:value-type="float" office:value="0.0296911" calcext:value-type="float">
            <text:p>0.029691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4145756" calcext:value-type="float">
            <text:p>0.4514145756</text:p>
          </table:table-cell>
          <table:table-cell office:value-type="float" office:value="-9.8063857269" calcext:value-type="float">
            <text:p>-9.806385726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4" calcext:value-type="float">
            <text:p>494</text:p>
          </table:table-cell>
          <table:table-cell/>
          <table:table-cell table:formula="of:=[.H495]/[.I495]" office:value-type="float" office:value="-0.0460327166574449" calcext:value-type="float">
            <text:p>-0.0460327167</text:p>
          </table:table-cell>
          <table:table-cell table:formula="of:=[.D495]/[.M495]" office:value-type="float" office:value="-0.672701118868069" calcext:value-type="float">
            <text:p>-0.6727011189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-2.2408359051" calcext:value-type="float">
            <text:p>-2.240835905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2493" calcext:value-type="float">
            <text:p>0.03102493</text:p>
          </table:table-cell>
          <table:table-cell office:value-type="float" office:value="0.0298174" calcext:value-type="float">
            <text:p>0.029817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33373582" calcext:value-type="float">
            <text:p>0.4533373582</text:p>
          </table:table-cell>
          <table:table-cell office:value-type="float" office:value="-9.8064417839" calcext:value-type="float">
            <text:p>-9.80644178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5" calcext:value-type="float">
            <text:p>495</text:p>
          </table:table-cell>
          <table:table-cell/>
          <table:table-cell table:formula="of:=[.H496]/[.I496]" office:value-type="float" office:value="-0.0462285269407584" calcext:value-type="float">
            <text:p>-0.0462285269</text:p>
          </table:table-cell>
          <table:table-cell table:formula="of:=[.D496]/[.M496]" office:value-type="float" office:value="-0.671120886887836" calcext:value-type="float">
            <text:p>-0.6711208869</text:p>
          </table:table-cell>
        </table:table-row>
        <table:table-row table:style-name="ro1">
          <table:table-cell office:value-type="float" office:value="24.77" calcext:value-type="float">
            <text:p>24.77</text:p>
          </table:table-cell>
          <table:table-cell office:value-type="float" office:value="-2.2410292625" calcext:value-type="float">
            <text:p>-2.24102926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9203" calcext:value-type="float">
            <text:p>0.03109203</text:p>
          </table:table-cell>
          <table:table-cell office:value-type="float" office:value="0.02976801" calcext:value-type="float">
            <text:p>0.0297680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25693819" calcext:value-type="float">
            <text:p>0.4525693819</text:p>
          </table:table-cell>
          <table:table-cell office:value-type="float" office:value="-9.8060708427" calcext:value-type="float">
            <text:p>-9.806070842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6" calcext:value-type="float">
            <text:p>496</text:p>
          </table:table-cell>
          <table:table-cell/>
          <table:table-cell table:formula="of:=[.H497]/[.I497]" office:value-type="float" office:value="-0.0461519592464406" calcext:value-type="float">
            <text:p>-0.0461519592</text:p>
          </table:table-cell>
          <table:table-cell table:formula="of:=[.D497]/[.M497]" office:value-type="float" office:value="-0.673688192390184" calcext:value-type="float">
            <text:p>-0.6736881924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-2.2414841652" calcext:value-type="float">
            <text:p>-2.24148416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09203" calcext:value-type="float">
            <text:p>0.03109203</text:p>
          </table:table-cell>
          <table:table-cell office:value-type="float" office:value="0.02972908" calcext:value-type="float">
            <text:p>0.0297290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8957075" calcext:value-type="float">
            <text:p>0.4518957075</text:p>
          </table:table-cell>
          <table:table-cell office:value-type="float" office:value="-9.8042980194" calcext:value-type="float">
            <text:p>-9.804298019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7" calcext:value-type="float">
            <text:p>497</text:p>
          </table:table-cell>
          <table:table-cell/>
          <table:table-cell table:formula="of:=[.H498]/[.I498]" office:value-type="float" office:value="-0.0460915923410144" calcext:value-type="float">
            <text:p>-0.0460915923</text:p>
          </table:table-cell>
          <table:table-cell table:formula="of:=[.D498]/[.M498]" office:value-type="float" office:value="-0.674570532733209" calcext:value-type="float">
            <text:p>-0.6745705327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-2.2418787479" calcext:value-type="float">
            <text:p>-2.241878747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687" calcext:value-type="float">
            <text:p>0.0311687</text:p>
          </table:table-cell>
          <table:table-cell office:value-type="float" office:value="0.02943022" calcext:value-type="float">
            <text:p>0.0294302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3664531" calcext:value-type="float">
            <text:p>0.4473664531</text:p>
          </table:table-cell>
          <table:table-cell office:value-type="float" office:value="-9.8045931053" calcext:value-type="float">
            <text:p>-9.804593105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8" calcext:value-type="float">
            <text:p>498</text:p>
          </table:table-cell>
          <table:table-cell/>
          <table:table-cell table:formula="of:=[.H499]/[.I499]" office:value-type="float" office:value="-0.0456282528296019" calcext:value-type="float">
            <text:p>-0.0456282528</text:p>
          </table:table-cell>
          <table:table-cell table:formula="of:=[.D499]/[.M499]" office:value-type="float" office:value="-0.683100887434789" calcext:value-type="float">
            <text:p>-0.6831008874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-2.2414553165" calcext:value-type="float">
            <text:p>-2.24145531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3555" calcext:value-type="float">
            <text:p>0.03123555</text:p>
          </table:table-cell>
          <table:table-cell office:value-type="float" office:value="0.02951946" calcext:value-type="float">
            <text:p>0.0295194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7342408" calcext:value-type="float">
            <text:p>0.4487342408</text:p>
          </table:table-cell>
          <table:table-cell office:value-type="float" office:value="-9.8048413086" calcext:value-type="float">
            <text:p>-9.804841308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499" calcext:value-type="float">
            <text:p>499</text:p>
          </table:table-cell>
          <table:table-cell/>
          <table:table-cell table:formula="of:=[.H500]/[.I500]" office:value-type="float" office:value="-0.0457665990378047" calcext:value-type="float">
            <text:p>-0.045766599</text:p>
          </table:table-cell>
          <table:table-cell table:formula="of:=[.D500]/[.M500]" office:value-type="float" office:value="-0.682496638524494" calcext:value-type="float">
            <text:p>-0.6824966385</text:p>
          </table:table-cell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-2.2427024841" calcext:value-type="float">
            <text:p>-2.24270248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3555" calcext:value-type="float">
            <text:p>0.03123555</text:p>
          </table:table-cell>
          <table:table-cell office:value-type="float" office:value="0.02964581" calcext:value-type="float">
            <text:p>0.0296458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7127413" calcext:value-type="float">
            <text:p>0.4507127413</text:p>
          </table:table-cell>
          <table:table-cell office:value-type="float" office:value="-9.8060994339" calcext:value-type="float">
            <text:p>-9.80609943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H501]/[.I501]" office:value-type="float" office:value="-0.0459624894014303" calcext:value-type="float">
            <text:p>-0.0459624894</text:p>
          </table:table-cell>
          <table:table-cell table:formula="of:=[.D501]/[.M501]" office:value-type="float" office:value="-0.679587864077441" calcext:value-type="float">
            <text:p>-0.6795878641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-2.2425060272" calcext:value-type="float">
            <text:p>-2.242506027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811" calcext:value-type="float">
            <text:p>0.0313811</text:p>
          </table:table-cell>
          <table:table-cell office:value-type="float" office:value="0.02998183" calcext:value-type="float">
            <text:p>0.0299818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58392543" calcext:value-type="float">
            <text:p>0.4558392543</text:p>
          </table:table-cell>
          <table:table-cell office:value-type="float" office:value="-9.8064842796" calcext:value-type="float">
            <text:p>-9.806484279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1" calcext:value-type="float">
            <text:p>501</text:p>
          </table:table-cell>
          <table:table-cell/>
          <table:table-cell table:formula="of:=[.H502]/[.I502]" office:value-type="float" office:value="-0.0464834533257003" calcext:value-type="float">
            <text:p>-0.0464834533</text:p>
          </table:table-cell>
          <table:table-cell table:formula="of:=[.D502]/[.M502]" office:value-type="float" office:value="-0.675102595758515" calcext:value-type="float">
            <text:p>-0.6751025958</text:p>
          </table:table-cell>
        </table:table-row>
        <table:table-row table:style-name="ro1">
          <table:table-cell office:value-type="float" office:value="25.07" calcext:value-type="float">
            <text:p>25.07</text:p>
          </table:table-cell>
          <table:table-cell office:value-type="float" office:value="-2.2424645424" calcext:value-type="float">
            <text:p>-2.24246454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811" calcext:value-type="float">
            <text:p>0.0313811</text:p>
          </table:table-cell>
          <table:table-cell office:value-type="float" office:value="0.03014854" calcext:value-type="float">
            <text:p>0.0301485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83397937" calcext:value-type="float">
            <text:p>0.4583397937</text:p>
          </table:table-cell>
          <table:table-cell office:value-type="float" office:value="-9.8057546425" calcext:value-type="float">
            <text:p>-9.805754642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2" calcext:value-type="float">
            <text:p>502</text:p>
          </table:table-cell>
          <table:table-cell/>
          <table:table-cell table:formula="of:=[.H503]/[.I503]" office:value-type="float" office:value="-0.0467419194554867" calcext:value-type="float">
            <text:p>-0.0467419195</text:p>
          </table:table-cell>
          <table:table-cell table:formula="of:=[.D503]/[.M503]" office:value-type="float" office:value="-0.671369519385802" calcext:value-type="float">
            <text:p>-0.6713695194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-2.2443261147" calcext:value-type="float">
            <text:p>-2.24432611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5787" calcext:value-type="float">
            <text:p>0.03145787</text:p>
          </table:table-cell>
          <table:table-cell office:value-type="float" office:value="0.0301539" calcext:value-type="float">
            <text:p>0.030153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83764088" calcext:value-type="float">
            <text:p>0.4583764088</text:p>
          </table:table-cell>
          <table:table-cell office:value-type="float" office:value="-9.8047944069" calcext:value-type="float">
            <text:p>-9.804794406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3" calcext:value-type="float">
            <text:p>503</text:p>
          </table:table-cell>
          <table:table-cell/>
          <table:table-cell table:formula="of:=[.H504]/[.I504]" office:value-type="float" office:value="-0.0467502315476828" calcext:value-type="float">
            <text:p>-0.0467502315</text:p>
          </table:table-cell>
          <table:table-cell table:formula="of:=[.D504]/[.M504]" office:value-type="float" office:value="-0.672892282210723" calcext:value-type="float">
            <text:p>-0.6728922822</text:p>
          </table:table-cell>
        </table:table-row>
        <table:table-row table:style-name="ro1">
          <table:table-cell office:value-type="float" office:value="25.17" calcext:value-type="float">
            <text:p>25.17</text:p>
          </table:table-cell>
          <table:table-cell office:value-type="float" office:value="-2.2427031994" calcext:value-type="float">
            <text:p>-2.24270319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0507" calcext:value-type="float">
            <text:p>0.03150507</text:p>
          </table:table-cell>
          <table:table-cell office:value-type="float" office:value="0.02982464" calcext:value-type="float">
            <text:p>0.0298246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33206362" calcext:value-type="float">
            <text:p>0.4533206362</text:p>
          </table:table-cell>
          <table:table-cell office:value-type="float" office:value="-9.8036983109" calcext:value-type="float">
            <text:p>-9.80369831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4" calcext:value-type="float">
            <text:p>504</text:p>
          </table:table-cell>
          <table:table-cell/>
          <table:table-cell table:formula="of:=[.H505]/[.I505]" office:value-type="float" office:value="-0.0462397578774927" calcext:value-type="float">
            <text:p>-0.0462397579</text:p>
          </table:table-cell>
          <table:table-cell table:formula="of:=[.D505]/[.M505]" office:value-type="float" office:value="-0.681341586681084" calcext:value-type="float">
            <text:p>-0.6813415867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-2.2447507381" calcext:value-type="float">
            <text:p>-2.24475073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0507" calcext:value-type="float">
            <text:p>0.03150507</text:p>
          </table:table-cell>
          <table:table-cell office:value-type="float" office:value="0.02968088" calcext:value-type="float">
            <text:p>0.0296808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1208639" calcext:value-type="float">
            <text:p>0.4511208639</text:p>
          </table:table-cell>
          <table:table-cell office:value-type="float" office:value="-9.8033797264" calcext:value-type="float">
            <text:p>-9.803379726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5" calcext:value-type="float">
            <text:p>505</text:p>
          </table:table-cell>
          <table:table-cell/>
          <table:table-cell table:formula="of:=[.H506]/[.I506]" office:value-type="float" office:value="-0.0460168713739767" calcext:value-type="float">
            <text:p>-0.0460168714</text:p>
          </table:table-cell>
          <table:table-cell table:formula="of:=[.D506]/[.M506]" office:value-type="float" office:value="-0.684641720728033" calcext:value-type="float">
            <text:p>-0.6846417207</text:p>
          </table:table-cell>
        </table:table-row>
        <table:table-row table:style-name="ro1">
          <table:table-cell office:value-type="float" office:value="25.27" calcext:value-type="float">
            <text:p>25.27</text:p>
          </table:table-cell>
          <table:table-cell office:value-type="float" office:value="-2.2438163757" calcext:value-type="float">
            <text:p>-2.24381637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6358" calcext:value-type="float">
            <text:p>0.03156358</text:p>
          </table:table-cell>
          <table:table-cell office:value-type="float" office:value="0.02974117" calcext:value-type="float">
            <text:p>0.0297411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9700047" calcext:value-type="float">
            <text:p>0.4519700047</text:p>
          </table:table-cell>
          <table:table-cell office:value-type="float" office:value="-9.8019219589" calcext:value-type="float">
            <text:p>-9.801921958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[.H507]/[.I507]" office:value-type="float" office:value="-0.0461103451542601" calcext:value-type="float">
            <text:p>-0.0461103452</text:p>
          </table:table-cell>
          <table:table-cell table:formula="of:=[.D507]/[.M507]" office:value-type="float" office:value="-0.684522744178242" calcext:value-type="float">
            <text:p>-0.6845227442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-2.244284153" calcext:value-type="float">
            <text:p>-2.24428415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9415" calcext:value-type="float">
            <text:p>0.03159415</text:p>
          </table:table-cell>
          <table:table-cell office:value-type="float" office:value="0.02961248" calcext:value-type="float">
            <text:p>0.0296124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8393199" calcext:value-type="float">
            <text:p>0.4498393199</text:p>
          </table:table-cell>
          <table:table-cell office:value-type="float" office:value="-9.7981113052" calcext:value-type="float">
            <text:p>-9.798111305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[.H508]/[.I508]" office:value-type="float" office:value="-0.0459108195332772" calcext:value-type="float">
            <text:p>-0.0459108195</text:p>
          </table:table-cell>
          <table:table-cell table:formula="of:=[.D508]/[.M508]" office:value-type="float" office:value="-0.688163494382841" calcext:value-type="float">
            <text:p>-0.6881634944</text:p>
          </table:table-cell>
        </table:table-row>
        <table:table-row table:style-name="ro1">
          <table:table-cell office:value-type="float" office:value="25.37" calcext:value-type="float">
            <text:p>25.37</text:p>
          </table:table-cell>
          <table:table-cell office:value-type="float" office:value="-2.2447547913" calcext:value-type="float">
            <text:p>-2.244754791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3177" calcext:value-type="float">
            <text:p>0.03163177</text:p>
          </table:table-cell>
          <table:table-cell office:value-type="float" office:value="0.02960303" calcext:value-type="float">
            <text:p>0.0296030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7446665" calcext:value-type="float">
            <text:p>0.4497446665</text:p>
          </table:table-cell>
          <table:table-cell office:value-type="float" office:value="-9.7991752434" calcext:value-type="float">
            <text:p>-9.799175243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[.H509]/[.I509]" office:value-type="float" office:value="-0.045896175476902" calcext:value-type="float">
            <text:p>-0.0458961755</text:p>
          </table:table-cell>
          <table:table-cell table:formula="of:=[.D509]/[.M509]" office:value-type="float" office:value="-0.689202742305167" calcext:value-type="float">
            <text:p>-0.6892027423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-2.2446389198" calcext:value-type="float">
            <text:p>-2.244638919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4216" calcext:value-type="float">
            <text:p>0.03164216</text:p>
          </table:table-cell>
          <table:table-cell office:value-type="float" office:value="0.02939997" calcext:value-type="float">
            <text:p>0.0293999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6777655" calcext:value-type="float">
            <text:p>0.4466777655</text:p>
          </table:table-cell>
          <table:table-cell office:value-type="float" office:value="-9.799572525" calcext:value-type="float">
            <text:p>-9.79957252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09" calcext:value-type="float">
            <text:p>509</text:p>
          </table:table-cell>
          <table:table-cell/>
          <table:table-cell table:formula="of:=[.H510]/[.I510]" office:value-type="float" office:value="-0.0455813520804572" calcext:value-type="float">
            <text:p>-0.0455813521</text:p>
          </table:table-cell>
          <table:table-cell table:formula="of:=[.D510]/[.M510]" office:value-type="float" office:value="-0.694190903862337" calcext:value-type="float">
            <text:p>-0.6941909039</text:p>
          </table:table-cell>
        </table:table-row>
        <table:table-row table:style-name="ro1">
          <table:table-cell office:value-type="float" office:value="25.47" calcext:value-type="float">
            <text:p>25.47</text:p>
          </table:table-cell>
          <table:table-cell office:value-type="float" office:value="-2.245123148" calcext:value-type="float">
            <text:p>-2.24512314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4216" calcext:value-type="float">
            <text:p>0.03164216</text:p>
          </table:table-cell>
          <table:table-cell office:value-type="float" office:value="0.02957576" calcext:value-type="float">
            <text:p>0.0295757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3150756" calcext:value-type="float">
            <text:p>0.4493150756</text:p>
          </table:table-cell>
          <table:table-cell office:value-type="float" office:value="-9.7988443565" calcext:value-type="float">
            <text:p>-9.798844356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0" calcext:value-type="float">
            <text:p>510</text:p>
          </table:table-cell>
          <table:table-cell/>
          <table:table-cell table:formula="of:=[.H511]/[.I511]" office:value-type="float" office:value="-0.0458538843207515" calcext:value-type="float">
            <text:p>-0.0458538843</text:p>
          </table:table-cell>
          <table:table-cell table:formula="of:=[.D511]/[.M511]" office:value-type="float" office:value="-0.690064985087427" calcext:value-type="float">
            <text:p>-0.6900649851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-2.2448468208" calcext:value-type="float">
            <text:p>-2.244846820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3763" calcext:value-type="float">
            <text:p>0.03163763</text:p>
          </table:table-cell>
          <table:table-cell office:value-type="float" office:value="0.02958706" calcext:value-type="float">
            <text:p>0.0295870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4514605" calcext:value-type="float">
            <text:p>0.4494514605</text:p>
          </table:table-cell>
          <table:table-cell office:value-type="float" office:value="-9.798073101" calcext:value-type="float">
            <text:p>-9.79807310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[.H512]/[.I512]" office:value-type="float" office:value="-0.0458714132735067" calcext:value-type="float">
            <text:p>-0.0458714133</text:p>
          </table:table-cell>
          <table:table-cell table:formula="of:=[.D512]/[.M512]" office:value-type="float" office:value="-0.689702534590808" calcext:value-type="float">
            <text:p>-0.6897025346</text:p>
          </table:table-cell>
        </table:table-row>
        <table:table-row table:style-name="ro1">
          <table:table-cell office:value-type="float" office:value="25.57" calcext:value-type="float">
            <text:p>25.57</text:p>
          </table:table-cell>
          <table:table-cell office:value-type="float" office:value="-2.245005846" calcext:value-type="float">
            <text:p>-2.24500584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3763" calcext:value-type="float">
            <text:p>0.03163763</text:p>
          </table:table-cell>
          <table:table-cell office:value-type="float" office:value="0.029421" calcext:value-type="float">
            <text:p>0.02942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9575459" calcext:value-type="float">
            <text:p>0.4469575459</text:p>
          </table:table-cell>
          <table:table-cell office:value-type="float" office:value="-9.7987021065" calcext:value-type="float">
            <text:p>-9.798702106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2" calcext:value-type="float">
            <text:p>512</text:p>
          </table:table-cell>
          <table:table-cell/>
          <table:table-cell table:formula="of:=[.H513]/[.I513]" office:value-type="float" office:value="-0.0456139538728817" calcext:value-type="float">
            <text:p>-0.0456139539</text:p>
          </table:table-cell>
          <table:table-cell table:formula="of:=[.D513]/[.M513]" office:value-type="float" office:value="-0.693595431086037" calcext:value-type="float">
            <text:p>-0.6935954311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-2.2448580265" calcext:value-type="float">
            <text:p>-2.24485802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62191" calcext:value-type="float">
            <text:p>0.03162191</text:p>
          </table:table-cell>
          <table:table-cell office:value-type="float" office:value="0.02924664" calcext:value-type="float">
            <text:p>0.0292466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2610741" calcext:value-type="float">
            <text:p>0.4442610741</text:p>
          </table:table-cell>
          <table:table-cell office:value-type="float" office:value="-9.7976505661" calcext:value-type="float">
            <text:p>-9.797650566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3" calcext:value-type="float">
            <text:p>513</text:p>
          </table:table-cell>
          <table:table-cell/>
          <table:table-cell table:formula="of:=[.H514]/[.I514]" office:value-type="float" office:value="-0.0453436332621567" calcext:value-type="float">
            <text:p>-0.0453436333</text:p>
          </table:table-cell>
          <table:table-cell table:formula="of:=[.D514]/[.M514]" office:value-type="float" office:value="-0.697383683772675" calcext:value-type="float">
            <text:p>-0.6973836838</text:p>
          </table:table-cell>
        </table:table-row>
        <table:table-row table:style-name="ro1">
          <table:table-cell office:value-type="float" office:value="25.67" calcext:value-type="float">
            <text:p>25.67</text:p>
          </table:table-cell>
          <table:table-cell office:value-type="float" office:value="-2.2449603081" calcext:value-type="float">
            <text:p>-2.24496030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9468" calcext:value-type="float">
            <text:p>0.03159468</text:p>
          </table:table-cell>
          <table:table-cell office:value-type="float" office:value="0.02922095" calcext:value-type="float">
            <text:p>0.0292209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816855" calcext:value-type="float">
            <text:p>0.443816855</text:p>
          </table:table-cell>
          <table:table-cell office:value-type="float" office:value="-9.7964589882" calcext:value-type="float">
            <text:p>-9.796458988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4" calcext:value-type="float">
            <text:p>514</text:p>
          </table:table-cell>
          <table:table-cell/>
          <table:table-cell table:formula="of:=[.H515]/[.I515]" office:value-type="float" office:value="-0.045303803704439" calcext:value-type="float">
            <text:p>-0.0453038037</text:p>
          </table:table-cell>
          <table:table-cell table:formula="of:=[.D515]/[.M515]" office:value-type="float" office:value="-0.697395746417298" calcext:value-type="float">
            <text:p>-0.6973957464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-2.2447025776" calcext:value-type="float">
            <text:p>-2.24470257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9468" calcext:value-type="float">
            <text:p>0.03159468</text:p>
          </table:table-cell>
          <table:table-cell office:value-type="float" office:value="0.02931056" calcext:value-type="float">
            <text:p>0.0293105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1107645" calcext:value-type="float">
            <text:p>0.4451107645</text:p>
          </table:table-cell>
          <table:table-cell office:value-type="float" office:value="-9.7949847221" calcext:value-type="float">
            <text:p>-9.794984722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H516]/[.I516]" office:value-type="float" office:value="-0.0454427216711952" calcext:value-type="float">
            <text:p>-0.0454427217</text:p>
          </table:table-cell>
          <table:table-cell table:formula="of:=[.D516]/[.M516]" office:value-type="float" office:value="-0.695263814271646" calcext:value-type="float">
            <text:p>-0.6952638143</text:p>
          </table:table-cell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-2.2445755005" calcext:value-type="float">
            <text:p>-2.244575500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5939" calcext:value-type="float">
            <text:p>0.03155939</text:p>
          </table:table-cell>
          <table:table-cell office:value-type="float" office:value="0.0295032" calcext:value-type="float">
            <text:p>0.029503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0045006" calcext:value-type="float">
            <text:p>0.4480045006</text:p>
          </table:table-cell>
          <table:table-cell office:value-type="float" office:value="-9.7942900276" calcext:value-type="float">
            <text:p>-9.794290027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6" calcext:value-type="float">
            <text:p>516</text:p>
          </table:table-cell>
          <table:table-cell/>
          <table:table-cell table:formula="of:=[.H517]/[.I517]" office:value-type="float" office:value="-0.0457413961948786" calcext:value-type="float">
            <text:p>-0.0457413962</text:p>
          </table:table-cell>
          <table:table-cell table:formula="of:=[.D517]/[.M517]" office:value-type="float" office:value="-0.689952485611568" calcext:value-type="float">
            <text:p>-0.6899524856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-2.2447309494" calcext:value-type="float">
            <text:p>-2.24473094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1961" calcext:value-type="float">
            <text:p>0.03151961</text:p>
          </table:table-cell>
          <table:table-cell office:value-type="float" office:value="0.02941315" calcext:value-type="float">
            <text:p>0.0294131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6753021" calcext:value-type="float">
            <text:p>0.4466753021</text:p>
          </table:table-cell>
          <table:table-cell office:value-type="float" office:value="-9.795129509" calcext:value-type="float">
            <text:p>-9.7951295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7" calcext:value-type="float">
            <text:p>517</text:p>
          </table:table-cell>
          <table:table-cell/>
          <table:table-cell table:formula="of:=[.H518]/[.I518]" office:value-type="float" office:value="-0.0456017760346695" calcext:value-type="float">
            <text:p>-0.045601776</text:p>
          </table:table-cell>
          <table:table-cell table:formula="of:=[.D518]/[.M518]" office:value-type="float" office:value="-0.691192596885628" calcext:value-type="float">
            <text:p>-0.6911925969</text:p>
          </table:table-cell>
        </table:table-row>
        <table:table-row table:style-name="ro1">
          <table:table-cell office:value-type="float" office:value="25.87" calcext:value-type="float">
            <text:p>25.87</text:p>
          </table:table-cell>
          <table:table-cell office:value-type="float" office:value="-2.2441821098" calcext:value-type="float">
            <text:p>-2.244182109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51961" calcext:value-type="float">
            <text:p>0.03151961</text:p>
          </table:table-cell>
          <table:table-cell office:value-type="float" office:value="0.0293679" calcext:value-type="float">
            <text:p>0.029367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0170296" calcext:value-type="float">
            <text:p>0.4460170296</text:p>
          </table:table-cell>
          <table:table-cell office:value-type="float" office:value="-9.7957628059" calcext:value-type="float">
            <text:p>-9.795762805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H519]/[.I519]" office:value-type="float" office:value="-0.0455316281577748" calcext:value-type="float">
            <text:p>-0.0455316282</text:p>
          </table:table-cell>
          <table:table-cell table:formula="of:=[.D519]/[.M519]" office:value-type="float" office:value="-0.692257476292725" calcext:value-type="float">
            <text:p>-0.6922574763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-2.244146347" calcext:value-type="float">
            <text:p>-2.24414634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175" calcext:value-type="float">
            <text:p>0.03143175</text:p>
          </table:table-cell>
          <table:table-cell office:value-type="float" office:value="0.02923795" calcext:value-type="float">
            <text:p>0.0292379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2195573" calcext:value-type="float">
            <text:p>0.4442195573</text:p>
          </table:table-cell>
          <table:table-cell office:value-type="float" office:value="-9.7996483994" calcext:value-type="float">
            <text:p>-9.799648399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19" calcext:value-type="float">
            <text:p>519</text:p>
          </table:table-cell>
          <table:table-cell/>
          <table:table-cell table:formula="of:=[.H520]/[.I520]" office:value-type="float" office:value="-0.0453301525927398" calcext:value-type="float">
            <text:p>-0.0453301526</text:p>
          </table:table-cell>
          <table:table-cell table:formula="of:=[.D520]/[.M520]" office:value-type="float" office:value="-0.693396077493774" calcext:value-type="float">
            <text:p>-0.6933960775</text:p>
          </table:table-cell>
        </table:table-row>
        <table:table-row table:style-name="ro1">
          <table:table-cell office:value-type="float" office:value="25.97" calcext:value-type="float">
            <text:p>25.97</text:p>
          </table:table-cell>
          <table:table-cell office:value-type="float" office:value="-2.2442717552" calcext:value-type="float">
            <text:p>-2.244271755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175" calcext:value-type="float">
            <text:p>0.03143175</text:p>
          </table:table-cell>
          <table:table-cell office:value-type="float" office:value="0.02932691" calcext:value-type="float">
            <text:p>0.0293269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6137404" calcext:value-type="float">
            <text:p>0.4456137404</text:p>
          </table:table-cell>
          <table:table-cell office:value-type="float" office:value="-9.8005850792" calcext:value-type="float">
            <text:p>-9.800585079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[.H521]/[.I521]" office:value-type="float" office:value="-0.0454680753035588" calcext:value-type="float">
            <text:p>-0.0454680753</text:p>
          </table:table-cell>
          <table:table-cell table:formula="of:=[.D521]/[.M521]" office:value-type="float" office:value="-0.691292732101635" calcext:value-type="float">
            <text:p>-0.6912927321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-2.2430865765" calcext:value-type="float">
            <text:p>-2.24308657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318" calcext:value-type="float">
            <text:p>0.03137318</text:p>
          </table:table-cell>
          <table:table-cell office:value-type="float" office:value="0.02949257" calcext:value-type="float">
            <text:p>0.0294925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2208854" calcext:value-type="float">
            <text:p>0.4482208854</text:p>
          </table:table-cell>
          <table:table-cell office:value-type="float" office:value="-9.8025523949" calcext:value-type="float">
            <text:p>-9.802552394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1" calcext:value-type="float">
            <text:p>521</text:p>
          </table:table-cell>
          <table:table-cell/>
          <table:table-cell table:formula="of:=[.H522]/[.I522]" office:value-type="float" office:value="-0.045724916056883" calcext:value-type="float">
            <text:p>-0.0457249161</text:p>
          </table:table-cell>
          <table:table-cell table:formula="of:=[.D522]/[.M522]" office:value-type="float" office:value="-0.686128760979483" calcext:value-type="float">
            <text:p>-0.686128761</text:p>
          </table:table-cell>
        </table:table-row>
        <table:table-row table:style-name="ro1">
          <table:table-cell office:value-type="float" office:value="26.07" calcext:value-type="float">
            <text:p>26.07</text:p>
          </table:table-cell>
          <table:table-cell office:value-type="float" office:value="-2.2441029549" calcext:value-type="float">
            <text:p>-2.244102954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399" calcext:value-type="float">
            <text:p>0.03133399</text:p>
          </table:table-cell>
          <table:table-cell office:value-type="float" office:value="0.02942777" calcext:value-type="float">
            <text:p>0.0294277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2128129" calcext:value-type="float">
            <text:p>0.4472128129</text:p>
          </table:table-cell>
          <table:table-cell office:value-type="float" office:value="-9.8020414543" calcext:value-type="float">
            <text:p>-9.802041454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2" calcext:value-type="float">
            <text:p>522</text:p>
          </table:table-cell>
          <table:table-cell/>
          <table:table-cell table:formula="of:=[.H523]/[.I523]" office:value-type="float" office:value="-0.0456244563936031" calcext:value-type="float">
            <text:p>-0.0456244564</text:p>
          </table:table-cell>
          <table:table-cell table:formula="of:=[.D523]/[.M523]" office:value-type="float" office:value="-0.686780566319104" calcext:value-type="float">
            <text:p>-0.6867805663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-2.2426946163" calcext:value-type="float">
            <text:p>-2.24269461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399" calcext:value-type="float">
            <text:p>0.03133399</text:p>
          </table:table-cell>
          <table:table-cell office:value-type="float" office:value="0.02937691" calcext:value-type="float">
            <text:p>0.0293769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4406621" calcext:value-type="float">
            <text:p>0.4464406621</text:p>
          </table:table-cell>
          <table:table-cell office:value-type="float" office:value="-9.802059536" calcext:value-type="float">
            <text:p>-9.80205953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3" calcext:value-type="float">
            <text:p>523</text:p>
          </table:table-cell>
          <table:table-cell/>
          <table:table-cell table:formula="of:=[.H524]/[.I524]" office:value-type="float" office:value="-0.045545597887909" calcext:value-type="float">
            <text:p>-0.0455455979</text:p>
          </table:table-cell>
          <table:table-cell table:formula="of:=[.D524]/[.M524]" office:value-type="float" office:value="-0.687969671122008" calcext:value-type="float">
            <text:p>-0.6879696711</text:p>
          </table:table-cell>
        </table:table-row>
        <table:table-row table:style-name="ro1">
          <table:table-cell office:value-type="float" office:value="26.17" calcext:value-type="float">
            <text:p>26.17</text:p>
          </table:table-cell>
          <table:table-cell office:value-type="float" office:value="-2.2432713509" calcext:value-type="float">
            <text:p>-2.243271350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433" calcext:value-type="float">
            <text:p>0.0312433</text:p>
          </table:table-cell>
          <table:table-cell office:value-type="float" office:value="0.02945348" calcext:value-type="float">
            <text:p>0.0294534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5815406" calcext:value-type="float">
            <text:p>0.4475815406</text:p>
          </table:table-cell>
          <table:table-cell office:value-type="float" office:value="-9.8015598488" calcext:value-type="float">
            <text:p>-9.80155984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4" calcext:value-type="float">
            <text:p>524</text:p>
          </table:table-cell>
          <table:table-cell/>
          <table:table-cell table:formula="of:=[.H525]/[.I525]" office:value-type="float" office:value="-0.0456643174662446" calcext:value-type="float">
            <text:p>-0.0456643175</text:p>
          </table:table-cell>
          <table:table-cell table:formula="of:=[.D525]/[.M525]" office:value-type="float" office:value="-0.684195050612445" calcext:value-type="float">
            <text:p>-0.6841950506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-2.2430074215" calcext:value-type="float">
            <text:p>-2.243007421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433" calcext:value-type="float">
            <text:p>0.0312433</text:p>
          </table:table-cell>
          <table:table-cell office:value-type="float" office:value="0.02929643" calcext:value-type="float">
            <text:p>0.0292964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3016722" calcext:value-type="float">
            <text:p>0.4453016722</text:p>
          </table:table-cell>
          <table:table-cell office:value-type="float" office:value="-9.8039107132" calcext:value-type="float">
            <text:p>-9.803910713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H526]/[.I526]" office:value-type="float" office:value="-0.0454208208567674" calcext:value-type="float">
            <text:p>-0.0454208209</text:p>
          </table:table-cell>
          <table:table-cell table:formula="of:=[.D526]/[.M526]" office:value-type="float" office:value="-0.687862953831777" calcext:value-type="float">
            <text:p>-0.6878629538</text:p>
          </table:table-cell>
        </table:table-row>
        <table:table-row table:style-name="ro1">
          <table:table-cell office:value-type="float" office:value="26.27" calcext:value-type="float">
            <text:p>26.27</text:p>
          </table:table-cell>
          <table:table-cell office:value-type="float" office:value="-2.242023468" calcext:value-type="float">
            <text:p>-2.2420234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433" calcext:value-type="float">
            <text:p>0.0312433</text:p>
          </table:table-cell>
          <table:table-cell office:value-type="float" office:value="0.02925185" calcext:value-type="float">
            <text:p>0.0292518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6354419" calcext:value-type="float">
            <text:p>0.4446354419</text:p>
          </table:table-cell>
          <table:table-cell office:value-type="float" office:value="-9.8041623688" calcext:value-type="float">
            <text:p>-9.80416236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6" calcext:value-type="float">
            <text:p>526</text:p>
          </table:table-cell>
          <table:table-cell/>
          <table:table-cell table:formula="of:=[.H527]/[.I527]" office:value-type="float" office:value="-0.0453517011626585" calcext:value-type="float">
            <text:p>-0.0453517012</text:p>
          </table:table-cell>
          <table:table-cell table:formula="of:=[.D527]/[.M527]" office:value-type="float" office:value="-0.688911313115746" calcext:value-type="float">
            <text:p>-0.6889113131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-2.2429301739" calcext:value-type="float">
            <text:p>-2.24293017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7712" calcext:value-type="float">
            <text:p>0.03117712</text:p>
          </table:table-cell>
          <table:table-cell office:value-type="float" office:value="0.02916023" calcext:value-type="float">
            <text:p>0.0291602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2547832" calcext:value-type="float">
            <text:p>0.4432547832</text:p>
          </table:table-cell>
          <table:table-cell office:value-type="float" office:value="-9.8044252205" calcext:value-type="float">
            <text:p>-9.804425220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7" calcext:value-type="float">
            <text:p>527</text:p>
          </table:table-cell>
          <table:table-cell/>
          <table:table-cell table:formula="of:=[.H528]/[.I528]" office:value-type="float" office:value="-0.0452096653532735" calcext:value-type="float">
            <text:p>-0.0452096654</text:p>
          </table:table-cell>
          <table:table-cell table:formula="of:=[.D528]/[.M528]" office:value-type="float" office:value="-0.689611828718005" calcext:value-type="float">
            <text:p>-0.6896118287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-2.2423045635" calcext:value-type="float">
            <text:p>-2.242304563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7712" calcext:value-type="float">
            <text:p>0.03117712</text:p>
          </table:table-cell>
          <table:table-cell office:value-type="float" office:value="0.02911562" calcext:value-type="float">
            <text:p>0.0291156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5857991" calcext:value-type="float">
            <text:p>0.4425857991</text:p>
          </table:table-cell>
          <table:table-cell office:value-type="float" office:value="-9.8046302223" calcext:value-type="float">
            <text:p>-9.804630222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8" calcext:value-type="float">
            <text:p>528</text:p>
          </table:table-cell>
          <table:table-cell/>
          <table:table-cell table:formula="of:=[.H529]/[.I529]" office:value-type="float" office:value="-0.0451404886329489" calcext:value-type="float">
            <text:p>-0.0451404886</text:p>
          </table:table-cell>
          <table:table-cell table:formula="of:=[.D529]/[.M529]" office:value-type="float" office:value="-0.690668642369176" calcext:value-type="float">
            <text:p>-0.6906686424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-2.2418825626" calcext:value-type="float">
            <text:p>-2.241882562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4301" calcext:value-type="float">
            <text:p>0.03114301</text:p>
          </table:table-cell>
          <table:table-cell office:value-type="float" office:value="0.02920685" calcext:value-type="float">
            <text:p>0.0292068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0302911" calcext:value-type="float">
            <text:p>0.4440302911</text:p>
          </table:table-cell>
          <table:table-cell office:value-type="float" office:value="-9.8059026909" calcext:value-type="float">
            <text:p>-9.805902690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H530]/[.I530]" office:value-type="float" office:value="-0.0452819393682201" calcext:value-type="float">
            <text:p>-0.0452819394</text:p>
          </table:table-cell>
          <table:table-cell table:formula="of:=[.D530]/[.M530]" office:value-type="float" office:value="-0.687757866259962" calcext:value-type="float">
            <text:p>-0.6877578663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-2.2423591614" calcext:value-type="float">
            <text:p>-2.24235916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4301" calcext:value-type="float">
            <text:p>0.03114301</text:p>
          </table:table-cell>
          <table:table-cell office:value-type="float" office:value="0.02936849" calcext:value-type="float">
            <text:p>0.0293684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5356666" calcext:value-type="float">
            <text:p>0.4465356666</text:p>
          </table:table-cell>
          <table:table-cell office:value-type="float" office:value="-9.8069575882" calcext:value-type="float">
            <text:p>-9.806957588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H531]/[.I531]" office:value-type="float" office:value="-0.0455325377502687" calcext:value-type="float">
            <text:p>-0.0455325378</text:p>
          </table:table-cell>
          <table:table-cell table:formula="of:=[.D531]/[.M531]" office:value-type="float" office:value="-0.683972638881" calcext:value-type="float">
            <text:p>-0.6839726389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-2.2415943146" calcext:value-type="float">
            <text:p>-2.241594314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4301" calcext:value-type="float">
            <text:p>0.03114301</text:p>
          </table:table-cell>
          <table:table-cell office:value-type="float" office:value="0.02939736" calcext:value-type="float">
            <text:p>0.0293973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9171107" calcext:value-type="float">
            <text:p>0.4469171107</text:p>
          </table:table-cell>
          <table:table-cell office:value-type="float" office:value="-9.8056953239" calcext:value-type="float">
            <text:p>-9.80569532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1" calcext:value-type="float">
            <text:p>531</text:p>
          </table:table-cell>
          <table:table-cell/>
          <table:table-cell table:formula="of:=[.H532]/[.I532]" office:value-type="float" office:value="-0.0455772993079545" calcext:value-type="float">
            <text:p>-0.0455772993</text:p>
          </table:table-cell>
          <table:table-cell table:formula="of:=[.D532]/[.M532]" office:value-type="float" office:value="-0.68330090797119" calcext:value-type="float">
            <text:p>-0.683300908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-2.2421824932" calcext:value-type="float">
            <text:p>-2.24218249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3355" calcext:value-type="float">
            <text:p>0.03113355</text:p>
          </table:table-cell>
          <table:table-cell office:value-type="float" office:value="0.02937513" calcext:value-type="float">
            <text:p>0.0293751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6053045" calcext:value-type="float">
            <text:p>0.4466053045</text:p>
          </table:table-cell>
          <table:table-cell office:value-type="float" office:value="-9.8062671661" calcext:value-type="float">
            <text:p>-9.806267166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2" calcext:value-type="float">
            <text:p>532</text:p>
          </table:table-cell>
          <table:table-cell/>
          <table:table-cell table:formula="of:=[.H533]/[.I533]" office:value-type="float" office:value="-0.0455428448904495" calcext:value-type="float">
            <text:p>-0.0455428449</text:p>
          </table:table-cell>
          <table:table-cell table:formula="of:=[.D533]/[.M533]" office:value-type="float" office:value="-0.683610127450093" calcext:value-type="float">
            <text:p>-0.6836101275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-2.2417981625" calcext:value-type="float">
            <text:p>-2.24179816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3355" calcext:value-type="float">
            <text:p>0.03113355</text:p>
          </table:table-cell>
          <table:table-cell office:value-type="float" office:value="0.02940826" calcext:value-type="float">
            <text:p>0.0294082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1874708" calcext:value-type="float">
            <text:p>0.4471874708</text:p>
          </table:table-cell>
          <table:table-cell office:value-type="float" office:value="-9.8079908943" calcext:value-type="float">
            <text:p>-9.807990894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3" calcext:value-type="float">
            <text:p>533</text:p>
          </table:table-cell>
          <table:table-cell/>
          <table:table-cell table:formula="of:=[.H534]/[.I534]" office:value-type="float" office:value="-0.0455941971826143" calcext:value-type="float">
            <text:p>-0.0455941972</text:p>
          </table:table-cell>
          <table:table-cell table:formula="of:=[.D534]/[.M534]" office:value-type="float" office:value="-0.682840184142372" calcext:value-type="float">
            <text:p>-0.6828401841</text:p>
          </table:table-cell>
        </table:table-row>
        <table:table-row table:style-name="ro1">
          <table:table-cell office:value-type="float" office:value="26.67" calcext:value-type="float">
            <text:p>26.67</text:p>
          </table:table-cell>
          <table:table-cell office:value-type="float" office:value="-2.2419176102" calcext:value-type="float">
            <text:p>-2.241917610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312" calcext:value-type="float">
            <text:p>0.03115312</text:p>
          </table:table-cell>
          <table:table-cell office:value-type="float" office:value="0.02928167" calcext:value-type="float">
            <text:p>0.0292816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2878714" calcext:value-type="float">
            <text:p>0.4452878714</text:p>
          </table:table-cell>
          <table:table-cell office:value-type="float" office:value="-9.8085487938" calcext:value-type="float">
            <text:p>-9.808548793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4" calcext:value-type="float">
            <text:p>534</text:p>
          </table:table-cell>
          <table:table-cell/>
          <table:table-cell table:formula="of:=[.H535]/[.I535]" office:value-type="float" office:value="-0.045397936102583" calcext:value-type="float">
            <text:p>-0.0453979361</text:p>
          </table:table-cell>
          <table:table-cell table:formula="of:=[.D535]/[.M535]" office:value-type="float" office:value="-0.68622326639707" calcext:value-type="float">
            <text:p>-0.6862232664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-2.2418789864" calcext:value-type="float">
            <text:p>-2.24187898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835" calcext:value-type="float">
            <text:p>0.03115835</text:p>
          </table:table-cell>
          <table:table-cell office:value-type="float" office:value="0.02936757" calcext:value-type="float">
            <text:p>0.0293675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6346806" calcext:value-type="float">
            <text:p>0.4466346806</text:p>
          </table:table-cell>
          <table:table-cell office:value-type="float" office:value="-9.8094377518" calcext:value-type="float">
            <text:p>-9.809437751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5" calcext:value-type="float">
            <text:p>535</text:p>
          </table:table-cell>
          <table:table-cell/>
          <table:table-cell table:formula="of:=[.H536]/[.I536]" office:value-type="float" office:value="-0.0455311193057975" calcext:value-type="float">
            <text:p>-0.0455311193</text:p>
          </table:table-cell>
          <table:table-cell table:formula="of:=[.D536]/[.M536]" office:value-type="float" office:value="-0.68433085931258" calcext:value-type="float">
            <text:p>-0.6843308593</text:p>
          </table:table-cell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-2.2421331406" calcext:value-type="float">
            <text:p>-2.242133140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15835" calcext:value-type="float">
            <text:p>0.03115835</text:p>
          </table:table-cell>
          <table:table-cell office:value-type="float" office:value="0.02925119" calcext:value-type="float">
            <text:p>0.029251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9079299" calcext:value-type="float">
            <text:p>0.4449079299</text:p>
          </table:table-cell>
          <table:table-cell office:value-type="float" office:value="-9.8103898811" calcext:value-type="float">
            <text:p>-9.810389881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6" calcext:value-type="float">
            <text:p>536</text:p>
          </table:table-cell>
          <table:table-cell/>
          <table:table-cell table:formula="of:=[.H537]/[.I537]" office:value-type="float" office:value="-0.0453506879229263" calcext:value-type="float">
            <text:p>-0.0453506879</text:p>
          </table:table-cell>
          <table:table-cell table:formula="of:=[.D537]/[.M537]" office:value-type="float" office:value="-0.687053525030398" calcext:value-type="float">
            <text:p>-0.687053525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-2.2419815063" calcext:value-type="float">
            <text:p>-2.24198150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0741" calcext:value-type="float">
            <text:p>0.03120741</text:p>
          </table:table-cell>
          <table:table-cell office:value-type="float" office:value="0.02933252" calcext:value-type="float">
            <text:p>0.0293325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1043966" calcext:value-type="float">
            <text:p>0.4461043966</text:p>
          </table:table-cell>
          <table:table-cell office:value-type="float" office:value="-9.8094981575" calcext:value-type="float">
            <text:p>-9.80949815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7" calcext:value-type="float">
            <text:p>537</text:p>
          </table:table-cell>
          <table:table-cell/>
          <table:table-cell table:formula="of:=[.H538]/[.I538]" office:value-type="float" office:value="-0.0454767807116539" calcext:value-type="float">
            <text:p>-0.0454767807</text:p>
          </table:table-cell>
          <table:table-cell table:formula="of:=[.D538]/[.M538]" office:value-type="float" office:value="-0.686227334293318" calcext:value-type="float">
            <text:p>-0.6862273343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-2.2420709133" calcext:value-type="float">
            <text:p>-2.24207091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0741" calcext:value-type="float">
            <text:p>0.03120741</text:p>
          </table:table-cell>
          <table:table-cell office:value-type="float" office:value="0.02927836" calcext:value-type="float">
            <text:p>0.0292783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1808971" calcext:value-type="float">
            <text:p>0.4451808971</text:p>
          </table:table-cell>
          <table:table-cell office:value-type="float" office:value="-9.8073013687" calcext:value-type="float">
            <text:p>-9.807301368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[.H539]/[.I539]" office:value-type="float" office:value="-0.0453928028071815" calcext:value-type="float">
            <text:p>-0.0453928028</text:p>
          </table:table-cell>
          <table:table-cell table:formula="of:=[.D539]/[.M539]" office:value-type="float" office:value="-0.687496873294256" calcext:value-type="float">
            <text:p>-0.6874968733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-2.2426226139" calcext:value-type="float">
            <text:p>-2.242622613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366" calcext:value-type="float">
            <text:p>0.0312366</text:p>
          </table:table-cell>
          <table:table-cell office:value-type="float" office:value="0.0291211" calcext:value-type="float">
            <text:p>0.029121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770474" calcext:value-type="float">
            <text:p>0.442770474</text:p>
          </table:table-cell>
          <table:table-cell office:value-type="float" office:value="-9.806873188" calcext:value-type="float">
            <text:p>-9.8068731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39" calcext:value-type="float">
            <text:p>539</text:p>
          </table:table-cell>
          <table:table-cell/>
          <table:table-cell table:formula="of:=[.H540]/[.I540]" office:value-type="float" office:value="-0.0451489955577062" calcext:value-type="float">
            <text:p>-0.0451489956</text:p>
          </table:table-cell>
          <table:table-cell table:formula="of:=[.D540]/[.M540]" office:value-type="float" office:value="-0.691855923130685" calcext:value-type="float">
            <text:p>-0.6918559231</text:p>
          </table:table-cell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-2.2421240807" calcext:value-type="float">
            <text:p>-2.242124080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892" calcext:value-type="float">
            <text:p>0.03126892</text:p>
          </table:table-cell>
          <table:table-cell office:value-type="float" office:value="0.0290921" calcext:value-type="float">
            <text:p>0.029092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182197" calcext:value-type="float">
            <text:p>0.442182197</text:p>
          </table:table-cell>
          <table:table-cell office:value-type="float" office:value="-9.803607254" calcext:value-type="float">
            <text:p>-9.80360725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[.H541]/[.I541]" office:value-type="float" office:value="-0.0451040301333557" calcext:value-type="float">
            <text:p>-0.0451040301</text:p>
          </table:table-cell>
          <table:table-cell table:formula="of:=[.D541]/[.M541]" office:value-type="float" office:value="-0.693262218643202" calcext:value-type="float">
            <text:p>-0.6932622186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-2.2428255081" calcext:value-type="float">
            <text:p>-2.242825508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892" calcext:value-type="float">
            <text:p>0.03126892</text:p>
          </table:table-cell>
          <table:table-cell office:value-type="float" office:value="0.02913462" calcext:value-type="float">
            <text:p>0.0291346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9042035" calcext:value-type="float">
            <text:p>0.4429042035</text:p>
          </table:table-cell>
          <table:table-cell office:value-type="float" office:value="-9.8052823067" calcext:value-type="float">
            <text:p>-9.805282306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1" calcext:value-type="float">
            <text:p>541</text:p>
          </table:table-cell>
          <table:table-cell/>
          <table:table-cell table:formula="of:=[.H542]/[.I542]" office:value-type="float" office:value="-0.0451699593796867" calcext:value-type="float">
            <text:p>-0.0451699594</text:p>
          </table:table-cell>
          <table:table-cell table:formula="of:=[.D542]/[.M542]" office:value-type="float" office:value="-0.692250345792028" calcext:value-type="float">
            <text:p>-0.6922503458</text:p>
          </table:table-cell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-2.2426946163" calcext:value-type="float">
            <text:p>-2.24269461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819" calcext:value-type="float">
            <text:p>0.03133819</text:p>
          </table:table-cell>
          <table:table-cell office:value-type="float" office:value="0.02921378" calcext:value-type="float">
            <text:p>0.0292137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0540862" calcext:value-type="float">
            <text:p>0.4440540862</text:p>
          </table:table-cell>
          <table:table-cell office:value-type="float" office:value="-9.8041008377" calcext:value-type="float">
            <text:p>-9.804100837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[.H543]/[.I543]" office:value-type="float" office:value="-0.0452926885954157" calcext:value-type="float">
            <text:p>-0.0452926886</text:p>
          </table:table-cell>
          <table:table-cell table:formula="of:=[.D543]/[.M543]" office:value-type="float" office:value="-0.69190394679224" calcext:value-type="float">
            <text:p>-0.6919039468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-2.2426891327" calcext:value-type="float">
            <text:p>-2.24268913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819" calcext:value-type="float">
            <text:p>0.03133819</text:p>
          </table:table-cell>
          <table:table-cell office:value-type="float" office:value="0.02904742" calcext:value-type="float">
            <text:p>0.0290474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15538627" calcext:value-type="float">
            <text:p>0.4415538627</text:p>
          </table:table-cell>
          <table:table-cell office:value-type="float" office:value="-9.8047336578" calcext:value-type="float">
            <text:p>-9.804733657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H544]/[.I544]" office:value-type="float" office:value="-0.0450347636265192" calcext:value-type="float">
            <text:p>-0.0450347636</text:p>
          </table:table-cell>
          <table:table-cell table:formula="of:=[.D544]/[.M544]" office:value-type="float" office:value="-0.695866647816625" calcext:value-type="float">
            <text:p>-0.6958666478</text:p>
          </table:table-cell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-2.2435688972" calcext:value-type="float">
            <text:p>-2.243568897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819" calcext:value-type="float">
            <text:p>0.03133819</text:p>
          </table:table-cell>
          <table:table-cell office:value-type="float" office:value="0.02915886" calcext:value-type="float">
            <text:p>0.0291588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1723893" calcext:value-type="float">
            <text:p>0.4431723893</text:p>
          </table:table-cell>
          <table:table-cell office:value-type="float" office:value="-9.8030662537" calcext:value-type="float">
            <text:p>-9.803066253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[.H545]/[.I545]" office:value-type="float" office:value="-0.0452075277092749" calcext:value-type="float">
            <text:p>-0.0452075277</text:p>
          </table:table-cell>
          <table:table-cell table:formula="of:=[.D545]/[.M545]" office:value-type="float" office:value="-0.693207339307135" calcext:value-type="float">
            <text:p>-0.6932073393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-2.2427995205" calcext:value-type="float">
            <text:p>-2.242799520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696" calcext:value-type="float">
            <text:p>0.03139696</text:p>
          </table:table-cell>
          <table:table-cell office:value-type="float" office:value="0.02931166" calcext:value-type="float">
            <text:p>0.0293116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4836506" calcext:value-type="float">
            <text:p>0.4454836506</text:p>
          </table:table-cell>
          <table:table-cell office:value-type="float" office:value="-9.8028219414" calcext:value-type="float">
            <text:p>-9.802821941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5" calcext:value-type="float">
            <text:p>545</text:p>
          </table:table-cell>
          <table:table-cell/>
          <table:table-cell table:formula="of:=[.H546]/[.I546]" office:value-type="float" office:value="-0.0454444294982653" calcext:value-type="float">
            <text:p>-0.0454444295</text:p>
          </table:table-cell>
          <table:table-cell table:formula="of:=[.D546]/[.M546]" office:value-type="float" office:value="-0.690886877591862" calcext:value-type="float">
            <text:p>-0.6908868776</text:p>
          </table:table-cell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-2.2433228493" calcext:value-type="float">
            <text:p>-2.243322849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696" calcext:value-type="float">
            <text:p>0.03139696</text:p>
          </table:table-cell>
          <table:table-cell office:value-type="float" office:value="0.02943341" calcext:value-type="float">
            <text:p>0.0294334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3650995" calcext:value-type="float">
            <text:p>0.4473650995</text:p>
          </table:table-cell>
          <table:table-cell office:value-type="float" office:value="-9.8035029411" calcext:value-type="float">
            <text:p>-9.803502941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H547]/[.I547]" office:value-type="float" office:value="-0.0456331886865129" calcext:value-type="float">
            <text:p>-0.0456331887</text:p>
          </table:table-cell>
          <table:table-cell table:formula="of:=[.D547]/[.M547]" office:value-type="float" office:value="-0.688029061823583" calcext:value-type="float">
            <text:p>-0.6880290618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-2.2437195778" calcext:value-type="float">
            <text:p>-2.243719577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4779" calcext:value-type="float">
            <text:p>0.03144779</text:p>
          </table:table-cell>
          <table:table-cell office:value-type="float" office:value="0.02951721" calcext:value-type="float">
            <text:p>0.0295172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7255791" calcext:value-type="float">
            <text:p>0.4487255791</text:p>
          </table:table-cell>
          <table:table-cell office:value-type="float" office:value="-9.8053981018" calcext:value-type="float">
            <text:p>-9.805398101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[.H548]/[.I548]" office:value-type="float" office:value="-0.0457631168506689" calcext:value-type="float">
            <text:p>-0.0457631169</text:p>
          </table:table-cell>
          <table:table-cell table:formula="of:=[.D548]/[.M548]" office:value-type="float" office:value="-0.687186366755095" calcext:value-type="float">
            <text:p>-0.6871863668</text:p>
          </table:table-cell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-2.2432825565" calcext:value-type="float">
            <text:p>-2.243282556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4779" calcext:value-type="float">
            <text:p>0.03144779</text:p>
          </table:table-cell>
          <table:table-cell office:value-type="float" office:value="0.02958933" calcext:value-type="float">
            <text:p>0.0295893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891372" calcext:value-type="float">
            <text:p>0.449891372</text:p>
          </table:table-cell>
          <table:table-cell office:value-type="float" office:value="-9.8069123077" calcext:value-type="float">
            <text:p>-9.806912307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[.H549]/[.I549]" office:value-type="float" office:value="-0.0458749255509059" calcext:value-type="float">
            <text:p>-0.0458749256</text:p>
          </table:table-cell>
          <table:table-cell table:formula="of:=[.D549]/[.M549]" office:value-type="float" office:value="-0.685511521214426" calcext:value-type="float">
            <text:p>-0.6855115212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-2.2442231178" calcext:value-type="float">
            <text:p>-2.244223117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4779" calcext:value-type="float">
            <text:p>0.03144779</text:p>
          </table:table-cell>
          <table:table-cell office:value-type="float" office:value="0.0294788" calcext:value-type="float">
            <text:p>0.029478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1403145" calcext:value-type="float">
            <text:p>0.4481403145</text:p>
          </table:table-cell>
          <table:table-cell office:value-type="float" office:value="-9.8053670883" calcext:value-type="float">
            <text:p>-9.805367088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49" calcext:value-type="float">
            <text:p>549</text:p>
          </table:table-cell>
          <table:table-cell/>
          <table:table-cell table:formula="of:=[.H550]/[.I550]" office:value-type="float" office:value="-0.0457035734067245" calcext:value-type="float">
            <text:p>-0.0457035734</text:p>
          </table:table-cell>
          <table:table-cell table:formula="of:=[.D550]/[.M550]" office:value-type="float" office:value="-0.688081645610953" calcext:value-type="float">
            <text:p>-0.6880816456</text:p>
          </table:table-cell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-2.2434742451" calcext:value-type="float">
            <text:p>-2.243474245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425" calcext:value-type="float">
            <text:p>0.03148425</text:p>
          </table:table-cell>
          <table:table-cell office:value-type="float" office:value="0.02941383" calcext:value-type="float">
            <text:p>0.0294138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1777567" calcext:value-type="float">
            <text:p>0.4471777567</text:p>
          </table:table-cell>
          <table:table-cell office:value-type="float" office:value="-9.8059194756" calcext:value-type="float">
            <text:p>-9.805919475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[.H551]/[.I551]" office:value-type="float" office:value="-0.0456028379401554" calcext:value-type="float">
            <text:p>-0.0456028379</text:p>
          </table:table-cell>
          <table:table-cell table:formula="of:=[.D551]/[.M551]" office:value-type="float" office:value="-0.690401111468475" calcext:value-type="float">
            <text:p>-0.6904011115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-2.243969202" calcext:value-type="float">
            <text:p>-2.24396920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425" calcext:value-type="float">
            <text:p>0.03148425</text:p>
          </table:table-cell>
          <table:table-cell office:value-type="float" office:value="0.02923371" calcext:value-type="float">
            <text:p>0.0292337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4001493" calcext:value-type="float">
            <text:p>0.4444001493</text:p>
          </table:table-cell>
          <table:table-cell office:value-type="float" office:value="-9.8050540924" calcext:value-type="float">
            <text:p>-9.805054092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H552]/[.I552]" office:value-type="float" office:value="-0.0453235795654059" calcext:value-type="float">
            <text:p>-0.0453235796</text:p>
          </table:table-cell>
          <table:table-cell table:formula="of:=[.D552]/[.M552]" office:value-type="float" office:value="-0.694654974339912" calcext:value-type="float">
            <text:p>-0.6946549743</text:p>
          </table:table-cell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-2.24411273" calcext:value-type="float">
            <text:p>-2.244112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37" calcext:value-type="float">
            <text:p>0.0314837</text:p>
          </table:table-cell>
          <table:table-cell office:value-type="float" office:value="0.02916631" calcext:value-type="float">
            <text:p>0.0291663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3224908" calcext:value-type="float">
            <text:p>0.4433224908</text:p>
          </table:table-cell>
          <table:table-cell office:value-type="float" office:value="-9.8038809013" calcext:value-type="float">
            <text:p>-9.80388090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2" calcext:value-type="float">
            <text:p>552</text:p>
          </table:table-cell>
          <table:table-cell/>
          <table:table-cell table:formula="of:=[.H553]/[.I553]" office:value-type="float" office:value="-0.0452190816333984" calcext:value-type="float">
            <text:p>-0.0452190816</text:p>
          </table:table-cell>
          <table:table-cell table:formula="of:=[.D553]/[.M553]" office:value-type="float" office:value="-0.696248107275722" calcext:value-type="float">
            <text:p>-0.6962481073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-2.2439022064" calcext:value-type="float">
            <text:p>-2.24390220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156" calcext:value-type="float">
            <text:p>0.03149156</text:p>
          </table:table-cell>
          <table:table-cell office:value-type="float" office:value="0.02923307" calcext:value-type="float">
            <text:p>0.0292330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3447712" calcext:value-type="float">
            <text:p>0.4443447712</text:p>
          </table:table-cell>
          <table:table-cell office:value-type="float" office:value="-9.8040450478" calcext:value-type="float">
            <text:p>-9.804045047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3" calcext:value-type="float">
            <text:p>553</text:p>
          </table:table-cell>
          <table:table-cell/>
          <table:table-cell table:formula="of:=[.H554]/[.I554]" office:value-type="float" office:value="-0.0453225958299437" calcext:value-type="float">
            <text:p>-0.0453225958</text:p>
          </table:table-cell>
          <table:table-cell table:formula="of:=[.D554]/[.M554]" office:value-type="float" office:value="-0.694831340158902" calcext:value-type="float">
            <text:p>-0.6948313402</text:p>
          </table:table-cell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-2.2440552711" calcext:value-type="float">
            <text:p>-2.244055271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9156" calcext:value-type="float">
            <text:p>0.03149156</text:p>
          </table:table-cell>
          <table:table-cell office:value-type="float" office:value="0.02922218" calcext:value-type="float">
            <text:p>0.0292221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1445532" calcext:value-type="float">
            <text:p>0.4441445532</text:p>
          </table:table-cell>
          <table:table-cell office:value-type="float" office:value="-9.8032809639" calcext:value-type="float">
            <text:p>-9.80328096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4" calcext:value-type="float">
            <text:p>554</text:p>
          </table:table-cell>
          <table:table-cell/>
          <table:table-cell table:formula="of:=[.H555]/[.I555]" office:value-type="float" office:value="-0.0453057047773634" calcext:value-type="float">
            <text:p>-0.0453057048</text:p>
          </table:table-cell>
          <table:table-cell table:formula="of:=[.D555]/[.M555]" office:value-type="float" office:value="-0.695090389935496" calcext:value-type="float">
            <text:p>-0.6950903899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-2.2440540791" calcext:value-type="float">
            <text:p>-2.244054079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194" calcext:value-type="float">
            <text:p>0.03148194</text:p>
          </table:table-cell>
          <table:table-cell office:value-type="float" office:value="0.02922835" calcext:value-type="float">
            <text:p>0.0292283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2341086" calcext:value-type="float">
            <text:p>0.4442341086</text:p>
          </table:table-cell>
          <table:table-cell office:value-type="float" office:value="-9.8031863213" calcext:value-type="float">
            <text:p>-9.80318632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5" calcext:value-type="float">
            <text:p>555</text:p>
          </table:table-cell>
          <table:table-cell/>
          <table:table-cell table:formula="of:=[.H556]/[.I556]" office:value-type="float" office:value="-0.0453152775067413" calcext:value-type="float">
            <text:p>-0.0453152775</text:p>
          </table:table-cell>
          <table:table-cell table:formula="of:=[.D556]/[.M556]" office:value-type="float" office:value="-0.694731263541674" calcext:value-type="float">
            <text:p>-0.6947312635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-2.2440288067" calcext:value-type="float">
            <text:p>-2.244028806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8194" calcext:value-type="float">
            <text:p>0.03148194</text:p>
          </table:table-cell>
          <table:table-cell office:value-type="float" office:value="0.02919158" calcext:value-type="float">
            <text:p>0.0291915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6581996" calcext:value-type="float">
            <text:p>0.4436581996</text:p>
          </table:table-cell>
          <table:table-cell office:value-type="float" office:value="-9.802811451" calcext:value-type="float">
            <text:p>-9.80281145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6" calcext:value-type="float">
            <text:p>556</text:p>
          </table:table-cell>
          <table:table-cell/>
          <table:table-cell table:formula="of:=[.H557]/[.I557]" office:value-type="float" office:value="-0.0452582610425239" calcext:value-type="float">
            <text:p>-0.045258261</text:p>
          </table:table-cell>
          <table:table-cell table:formula="of:=[.D557]/[.M557]" office:value-type="float" office:value="-0.6956064876293" calcext:value-type="float">
            <text:p>-0.6956064876</text:p>
          </table:table-cell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-2.243932724" calcext:value-type="float">
            <text:p>-2.2439327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6749" calcext:value-type="float">
            <text:p>0.03146749</text:p>
          </table:table-cell>
          <table:table-cell office:value-type="float" office:value="0.02927467" calcext:value-type="float">
            <text:p>0.0292746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0201592" calcext:value-type="float">
            <text:p>0.4450201592</text:p>
          </table:table-cell>
          <table:table-cell office:value-type="float" office:value="-9.804995575" calcext:value-type="float">
            <text:p>-9.8049955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[.H558]/[.I558]" office:value-type="float" office:value="-0.0453870841446045" calcext:value-type="float">
            <text:p>-0.0453870841</text:p>
          </table:table-cell>
          <table:table-cell table:formula="of:=[.D558]/[.M558]" office:value-type="float" office:value="-0.693313760799079" calcext:value-type="float">
            <text:p>-0.6933137608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-2.2440211773" calcext:value-type="float">
            <text:p>-2.244021177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5578" calcext:value-type="float">
            <text:p>0.03145578</text:p>
          </table:table-cell>
          <table:table-cell office:value-type="float" office:value="0.02921025" calcext:value-type="float">
            <text:p>0.0292102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9694837" calcext:value-type="float">
            <text:p>0.4439694837</text:p>
          </table:table-cell>
          <table:table-cell office:value-type="float" office:value="-9.8034195137" calcext:value-type="float">
            <text:p>-9.803419513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H559]/[.I559]" office:value-type="float" office:value="-0.0452872064772466" calcext:value-type="float">
            <text:p>-0.0452872065</text:p>
          </table:table-cell>
          <table:table-cell table:formula="of:=[.D559]/[.M559]" office:value-type="float" office:value="-0.69458424236885" calcext:value-type="float">
            <text:p>-0.6945842424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-2.2437822819" calcext:value-type="float">
            <text:p>-2.243782281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5578" calcext:value-type="float">
            <text:p>0.03145578</text:p>
          </table:table-cell>
          <table:table-cell office:value-type="float" office:value="0.02939606" calcext:value-type="float">
            <text:p>0.0293960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8632385" calcext:value-type="float">
            <text:p>0.4468632385</text:p>
          </table:table-cell>
          <table:table-cell office:value-type="float" office:value="-9.804947052" calcext:value-type="float">
            <text:p>-9.80494705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59" calcext:value-type="float">
            <text:p>559</text:p>
          </table:table-cell>
          <table:table-cell/>
          <table:table-cell table:formula="of:=[.H560]/[.I560]" office:value-type="float" office:value="-0.0455752831840993" calcext:value-type="float">
            <text:p>-0.0455752832</text:p>
          </table:table-cell>
          <table:table-cell table:formula="of:=[.D560]/[.M560]" office:value-type="float" office:value="-0.690193846364833" calcext:value-type="float">
            <text:p>-0.6901938464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-2.2438321114" calcext:value-type="float">
            <text:p>-2.24383211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786" calcext:value-type="float">
            <text:p>0.03143786</text:p>
          </table:table-cell>
          <table:table-cell office:value-type="float" office:value="0.02943077" calcext:value-type="float">
            <text:p>0.0294307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3818639" calcext:value-type="float">
            <text:p>0.4473818639</text:p>
          </table:table-cell>
          <table:table-cell office:value-type="float" office:value="-9.8047488213" calcext:value-type="float">
            <text:p>-9.80474882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[.H561]/[.I561]" office:value-type="float" office:value="-0.0456290999447227" calcext:value-type="float">
            <text:p>-0.0456290999</text:p>
          </table:table-cell>
          <table:table-cell table:formula="of:=[.D561]/[.M561]" office:value-type="float" office:value="-0.688987072681366" calcext:value-type="float">
            <text:p>-0.6889870727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-2.2438294888" calcext:value-type="float">
            <text:p>-2.243829488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69" calcext:value-type="float">
            <text:p>0.0314169</text:p>
          </table:table-cell>
          <table:table-cell office:value-type="float" office:value="0.02956094" calcext:value-type="float">
            <text:p>0.0295609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3013015" calcext:value-type="float">
            <text:p>0.4493013015</text:p>
          </table:table-cell>
          <table:table-cell office:value-type="float" office:value="-9.8034542274" calcext:value-type="float">
            <text:p>-9.803454227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H562]/[.I562]" office:value-type="float" office:value="-0.0458309174580764" calcext:value-type="float">
            <text:p>-0.0458309175</text:p>
          </table:table-cell>
          <table:table-cell table:formula="of:=[.D562]/[.M562]" office:value-type="float" office:value="-0.685495768849454" calcext:value-type="float">
            <text:p>-0.6854957688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-2.2436027527" calcext:value-type="float">
            <text:p>-2.24360275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67" calcext:value-type="float">
            <text:p>0.0313967</text:p>
          </table:table-cell>
          <table:table-cell office:value-type="float" office:value="0.02972403" calcext:value-type="float">
            <text:p>0.0297240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18108517" calcext:value-type="float">
            <text:p>0.4518108517</text:p>
          </table:table-cell>
          <table:table-cell office:value-type="float" office:value="-9.8041200829" calcext:value-type="float">
            <text:p>-9.804120082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2" calcext:value-type="float">
            <text:p>562</text:p>
          </table:table-cell>
          <table:table-cell/>
          <table:table-cell table:formula="of:=[.H563]/[.I563]" office:value-type="float" office:value="-0.0460837737481442" calcext:value-type="float">
            <text:p>-0.0460837737</text:p>
          </table:table-cell>
          <table:table-cell table:formula="of:=[.D563]/[.M563]" office:value-type="float" office:value="-0.681296201382908" calcext:value-type="float">
            <text:p>-0.6812962014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-2.2435438633" calcext:value-type="float">
            <text:p>-2.243543863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189" calcext:value-type="float">
            <text:p>0.03137189</text:p>
          </table:table-cell>
          <table:table-cell office:value-type="float" office:value="0.02985898" calcext:value-type="float">
            <text:p>0.0298589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39379632" calcext:value-type="float">
            <text:p>0.4539379632</text:p>
          </table:table-cell>
          <table:table-cell office:value-type="float" office:value="-9.8057589722" calcext:value-type="float">
            <text:p>-9.805758972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3" calcext:value-type="float">
            <text:p>563</text:p>
          </table:table-cell>
          <table:table-cell/>
          <table:table-cell table:formula="of:=[.H564]/[.I564]" office:value-type="float" office:value="-0.0462929962368997" calcext:value-type="float">
            <text:p>-0.0462929962</text:p>
          </table:table-cell>
          <table:table-cell table:formula="of:=[.D564]/[.M564]" office:value-type="float" office:value="-0.677681129980387" calcext:value-type="float">
            <text:p>-0.67768113</text:p>
          </table:table-cell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-2.2433855534" calcext:value-type="float">
            <text:p>-2.243385553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189" calcext:value-type="float">
            <text:p>0.03137189</text:p>
          </table:table-cell>
          <table:table-cell office:value-type="float" office:value="0.02981828" calcext:value-type="float">
            <text:p>0.0298182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33621591" calcext:value-type="float">
            <text:p>0.4533621591</text:p>
          </table:table-cell>
          <table:table-cell office:value-type="float" office:value="-9.8066884041" calcext:value-type="float">
            <text:p>-9.806688404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4" calcext:value-type="float">
            <text:p>564</text:p>
          </table:table-cell>
          <table:table-cell/>
          <table:table-cell table:formula="of:=[.H565]/[.I565]" office:value-type="float" office:value="-0.0462298933562993" calcext:value-type="float">
            <text:p>-0.0462298934</text:p>
          </table:table-cell>
          <table:table-cell table:formula="of:=[.D565]/[.M565]" office:value-type="float" office:value="-0.67860615118043" calcext:value-type="float">
            <text:p>-0.6786061512</text:p>
          </table:table-cell>
        </table:table-row>
        <table:table-row table:style-name="ro1">
          <table:table-cell office:value-type="float" office:value="28.23" calcext:value-type="float">
            <text:p>28.23</text:p>
          </table:table-cell>
          <table:table-cell office:value-type="float" office:value="-2.2432289124" calcext:value-type="float">
            <text:p>-2.243228912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5682" calcext:value-type="float">
            <text:p>0.03135682</text:p>
          </table:table-cell>
          <table:table-cell office:value-type="float" office:value="0.0296438" calcext:value-type="float">
            <text:p>0.029643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786694" calcext:value-type="float">
            <text:p>0.450786694</text:p>
          </table:table-cell>
          <table:table-cell office:value-type="float" office:value="-9.8083733749" calcext:value-type="float">
            <text:p>-9.808373374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5" calcext:value-type="float">
            <text:p>565</text:p>
          </table:table-cell>
          <table:table-cell/>
          <table:table-cell table:formula="of:=[.H566]/[.I566]" office:value-type="float" office:value="-0.0459593733608857" calcext:value-type="float">
            <text:p>-0.0459593734</text:p>
          </table:table-cell>
          <table:table-cell table:formula="of:=[.D566]/[.M566]" office:value-type="float" office:value="-0.682272574819016" calcext:value-type="float">
            <text:p>-0.6822725748</text:p>
          </table:table-cell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-2.2433931828" calcext:value-type="float">
            <text:p>-2.243393182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062" calcext:value-type="float">
            <text:p>0.03133062</text:p>
          </table:table-cell>
          <table:table-cell office:value-type="float" office:value="0.02959689" calcext:value-type="float">
            <text:p>0.0295968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1203647" calcext:value-type="float">
            <text:p>0.4501203647</text:p>
          </table:table-cell>
          <table:table-cell office:value-type="float" office:value="-9.8093980408" calcext:value-type="float">
            <text:p>-9.809398040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6" calcext:value-type="float">
            <text:p>566</text:p>
          </table:table-cell>
          <table:table-cell/>
          <table:table-cell table:formula="of:=[.H567]/[.I567]" office:value-type="float" office:value="-0.0458866449121368" calcext:value-type="float">
            <text:p>-0.0458866449</text:p>
          </table:table-cell>
          <table:table-cell table:formula="of:=[.D567]/[.M567]" office:value-type="float" office:value="-0.682782976615342" calcext:value-type="float">
            <text:p>-0.6827829766</text:p>
          </table:table-cell>
        </table:table-row>
        <table:table-row table:style-name="ro1">
          <table:table-cell office:value-type="float" office:value="28.33" calcext:value-type="float">
            <text:p>28.33</text:p>
          </table:table-cell>
          <table:table-cell office:value-type="float" office:value="-2.2430903912" calcext:value-type="float">
            <text:p>-2.243090391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1811" calcext:value-type="float">
            <text:p>0.03131811</text:p>
          </table:table-cell>
          <table:table-cell office:value-type="float" office:value="0.02955848" calcext:value-type="float">
            <text:p>0.0295584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4947782" calcext:value-type="float">
            <text:p>0.4494947782</text:p>
          </table:table-cell>
          <table:table-cell office:value-type="float" office:value="-9.8084937668" calcext:value-type="float">
            <text:p>-9.808493766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7" calcext:value-type="float">
            <text:p>567</text:p>
          </table:table-cell>
          <table:table-cell/>
          <table:table-cell table:formula="of:=[.H568]/[.I568]" office:value-type="float" office:value="-0.0458270952591579" calcext:value-type="float">
            <text:p>-0.0458270953</text:p>
          </table:table-cell>
          <table:table-cell table:formula="of:=[.D568]/[.M568]" office:value-type="float" office:value="-0.683397230893475" calcext:value-type="float">
            <text:p>-0.6833972309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-2.2430047989" calcext:value-type="float">
            <text:p>-2.243004798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9716" calcext:value-type="float">
            <text:p>0.03129716</text:p>
          </table:table-cell>
          <table:table-cell office:value-type="float" office:value="0.02965353" calcext:value-type="float">
            <text:p>0.0296535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8087674" calcext:value-type="float">
            <text:p>0.4508087674</text:p>
          </table:table-cell>
          <table:table-cell office:value-type="float" office:value="-9.8056344986" calcext:value-type="float">
            <text:p>-9.805634498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8" calcext:value-type="float">
            <text:p>568</text:p>
          </table:table-cell>
          <table:table-cell/>
          <table:table-cell table:formula="of:=[.H569]/[.I569]" office:value-type="float" office:value="-0.0459744616693967" calcext:value-type="float">
            <text:p>-0.0459744617</text:p>
          </table:table-cell>
          <table:table-cell table:formula="of:=[.D569]/[.M569]" office:value-type="float" office:value="-0.680750983558187" calcext:value-type="float">
            <text:p>-0.6807509836</text:p>
          </table:table-cell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-2.2429776192" calcext:value-type="float">
            <text:p>-2.242977619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9716" calcext:value-type="float">
            <text:p>0.03129716</text:p>
          </table:table-cell>
          <table:table-cell office:value-type="float" office:value="0.0298338" calcext:value-type="float">
            <text:p>0.029833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34846571" calcext:value-type="float">
            <text:p>0.4534846571</text:p>
          </table:table-cell>
          <table:table-cell office:value-type="float" office:value="-9.8042347527" calcext:value-type="float">
            <text:p>-9.804234752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H570]/[.I570]" office:value-type="float" office:value="-0.0462539574519178" calcext:value-type="float">
            <text:p>-0.0462539575</text:p>
          </table:table-cell>
          <table:table-cell table:formula="of:=[.D570]/[.M570]" office:value-type="float" office:value="-0.676637453833744" calcext:value-type="float">
            <text:p>-0.6766374538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-2.2427582741" calcext:value-type="float">
            <text:p>-2.24275827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8888" calcext:value-type="float">
            <text:p>0.03128888</text:p>
          </table:table-cell>
          <table:table-cell office:value-type="float" office:value="0.02952754" calcext:value-type="float">
            <text:p>0.0295275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7084475" calcext:value-type="float">
            <text:p>0.4487084475</text:p>
          </table:table-cell>
          <table:table-cell office:value-type="float" office:value="-9.8015920448" calcext:value-type="float">
            <text:p>-9.801592044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0" calcext:value-type="float">
            <text:p>570</text:p>
          </table:table-cell>
          <table:table-cell/>
          <table:table-cell table:formula="of:=[.H571]/[.I571]" office:value-type="float" office:value="-0.0457791392917696" calcext:value-type="float">
            <text:p>-0.0457791393</text:p>
          </table:table-cell>
          <table:table-cell table:formula="of:=[.D571]/[.M571]" office:value-type="float" office:value="-0.683474623683571" calcext:value-type="float">
            <text:p>-0.6834746237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2.2429549694" calcext:value-type="float">
            <text:p>-2.242954969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961" calcext:value-type="float">
            <text:p>0.03126961</text:p>
          </table:table-cell>
          <table:table-cell office:value-type="float" office:value="0.02951268" calcext:value-type="float">
            <text:p>0.0295126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4738478" calcext:value-type="float">
            <text:p>0.4484738478</text:p>
          </table:table-cell>
          <table:table-cell office:value-type="float" office:value="-9.8014003754" calcext:value-type="float">
            <text:p>-9.801400375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1" calcext:value-type="float">
            <text:p>571</text:p>
          </table:table-cell>
          <table:table-cell/>
          <table:table-cell table:formula="of:=[.H572]/[.I572]" office:value-type="float" office:value="-0.0457560991922746" calcext:value-type="float">
            <text:p>-0.0457560992</text:p>
          </table:table-cell>
          <table:table-cell table:formula="of:=[.D572]/[.M572]" office:value-type="float" office:value="-0.683397635550181" calcext:value-type="float">
            <text:p>-0.6833976356</text:p>
          </table:table-cell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-2.2427182198" calcext:value-type="float">
            <text:p>-2.242718219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961" calcext:value-type="float">
            <text:p>0.03126961</text:p>
          </table:table-cell>
          <table:table-cell office:value-type="float" office:value="0.02952637" calcext:value-type="float">
            <text:p>0.0295263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710424" calcext:value-type="float">
            <text:p>0.448710424</text:p>
          </table:table-cell>
          <table:table-cell office:value-type="float" office:value="-9.8020256233" calcext:value-type="float">
            <text:p>-9.80202562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H573]/[.I573]" office:value-type="float" office:value="-0.0457773159594062" calcext:value-type="float">
            <text:p>-0.045777316</text:p>
          </table:table-cell>
          <table:table-cell table:formula="of:=[.D573]/[.M573]" office:value-type="float" office:value="-0.683080895955736" calcext:value-type="float">
            <text:p>-0.683080896</text:p>
          </table:table-cell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-2.242654562" calcext:value-type="float">
            <text:p>-2.24265456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086" calcext:value-type="float">
            <text:p>0.03126086</text:p>
          </table:table-cell>
          <table:table-cell office:value-type="float" office:value="0.02958175" calcext:value-type="float">
            <text:p>0.0295817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4631681" calcext:value-type="float">
            <text:p>0.4494631681</text:p>
          </table:table-cell>
          <table:table-cell office:value-type="float" office:value="-9.800086937" calcext:value-type="float">
            <text:p>-9.80008693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3" calcext:value-type="float">
            <text:p>573</text:p>
          </table:table-cell>
          <table:table-cell/>
          <table:table-cell table:formula="of:=[.H574]/[.I574]" office:value-type="float" office:value="-0.0458631817237317" calcext:value-type="float">
            <text:p>-0.0458631817</text:p>
          </table:table-cell>
          <table:table-cell table:formula="of:=[.D574]/[.M574]" office:value-type="float" office:value="-0.681611236401076" calcext:value-type="float">
            <text:p>-0.6816112364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-2.2427508831" calcext:value-type="float">
            <text:p>-2.242750883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086" calcext:value-type="float">
            <text:p>0.03126086</text:p>
          </table:table-cell>
          <table:table-cell office:value-type="float" office:value="0.02941522" calcext:value-type="float">
            <text:p>0.0294152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0316309" calcext:value-type="float">
            <text:p>0.4470316309</text:p>
          </table:table-cell>
          <table:table-cell office:value-type="float" office:value="-9.80225214" calcext:value-type="float">
            <text:p>-9.8022521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4" calcext:value-type="float">
            <text:p>574</text:p>
          </table:table-cell>
          <table:table-cell/>
          <table:table-cell table:formula="of:=[.H575]/[.I575]" office:value-type="float" office:value="-0.0456049920482866" calcext:value-type="float">
            <text:p>-0.045604992</text:p>
          </table:table-cell>
          <table:table-cell table:formula="of:=[.D575]/[.M575]" office:value-type="float" office:value="-0.685470133771781" calcext:value-type="float">
            <text:p>-0.6854701338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-2.242569685" calcext:value-type="float">
            <text:p>-2.24256968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508" calcext:value-type="float">
            <text:p>0.03126508</text:p>
          </table:table-cell>
          <table:table-cell office:value-type="float" office:value="0.02957251" calcext:value-type="float">
            <text:p>0.0295725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4329795" calcext:value-type="float">
            <text:p>0.4494329795</text:p>
          </table:table-cell>
          <table:table-cell office:value-type="float" office:value="-9.8024925613" calcext:value-type="float">
            <text:p>-9.80249256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5" calcext:value-type="float">
            <text:p>575</text:p>
          </table:table-cell>
          <table:table-cell/>
          <table:table-cell table:formula="of:=[.H576]/[.I576]" office:value-type="float" office:value="-0.0458488467794763" calcext:value-type="float">
            <text:p>-0.0458488468</text:p>
          </table:table-cell>
          <table:table-cell table:formula="of:=[.D576]/[.M576]" office:value-type="float" office:value="-0.681916388221905" calcext:value-type="float">
            <text:p>-0.6819163882</text:p>
          </table:table-cell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-2.2427117825" calcext:value-type="float">
            <text:p>-2.242711782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6508" calcext:value-type="float">
            <text:p>0.03126508</text:p>
          </table:table-cell>
          <table:table-cell office:value-type="float" office:value="0.02949273" calcext:value-type="float">
            <text:p>0.0294927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81648675" calcext:value-type="float">
            <text:p>0.4481648675</text:p>
          </table:table-cell>
          <table:table-cell office:value-type="float" office:value="-9.8012739944" calcext:value-type="float">
            <text:p>-9.801273994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6" calcext:value-type="float">
            <text:p>576</text:p>
          </table:table-cell>
          <table:table-cell/>
          <table:table-cell table:formula="of:=[.H577]/[.I577]" office:value-type="float" office:value="-0.0457251646832913" calcext:value-type="float">
            <text:p>-0.0457251647</text:p>
          </table:table-cell>
          <table:table-cell table:formula="of:=[.D577]/[.M577]" office:value-type="float" office:value="-0.683760905325395" calcext:value-type="float">
            <text:p>-0.6837609053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-2.2426702976" calcext:value-type="float">
            <text:p>-2.242670297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7531" calcext:value-type="float">
            <text:p>0.03127531</text:p>
          </table:table-cell>
          <table:table-cell office:value-type="float" office:value="0.02930611" calcext:value-type="float">
            <text:p>0.0293061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2137935" calcext:value-type="float">
            <text:p>0.4452137935</text:p>
          </table:table-cell>
          <table:table-cell office:value-type="float" office:value="-9.7987385941" calcext:value-type="float">
            <text:p>-9.798738594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7" calcext:value-type="float">
            <text:p>577</text:p>
          </table:table-cell>
          <table:table-cell/>
          <table:table-cell table:formula="of:=[.H578]/[.I578]" office:value-type="float" office:value="-0.045435827195969" calcext:value-type="float">
            <text:p>-0.0454358272</text:p>
          </table:table-cell>
          <table:table-cell table:formula="of:=[.D578]/[.M578]" office:value-type="float" office:value="-0.688340279689564" calcext:value-type="float">
            <text:p>-0.6883402797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-2.242682457" calcext:value-type="float">
            <text:p>-2.2426824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7531" calcext:value-type="float">
            <text:p>0.03127531</text:p>
          </table:table-cell>
          <table:table-cell office:value-type="float" office:value="0.02955852" calcext:value-type="float">
            <text:p>0.0295585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0666616" calcext:value-type="float">
            <text:p>0.4490666616</text:p>
          </table:table-cell>
          <table:table-cell office:value-type="float" office:value="-9.7991361237" calcext:value-type="float">
            <text:p>-9.799136123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8" calcext:value-type="float">
            <text:p>578</text:p>
          </table:table-cell>
          <table:table-cell/>
          <table:table-cell table:formula="of:=[.H579]/[.I579]" office:value-type="float" office:value="-0.0458271684290512" calcext:value-type="float">
            <text:p>-0.0458271684</text:p>
          </table:table-cell>
          <table:table-cell table:formula="of:=[.D579]/[.M579]" office:value-type="float" office:value="-0.682462195944309" calcext:value-type="float">
            <text:p>-0.6824621959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-2.2428050041" calcext:value-type="float">
            <text:p>-2.242805004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8083" calcext:value-type="float">
            <text:p>0.03128083</text:p>
          </table:table-cell>
          <table:table-cell office:value-type="float" office:value="0.02965653" calcext:value-type="float">
            <text:p>0.0296565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5098373" calcext:value-type="float">
            <text:p>0.4505098373</text:p>
          </table:table-cell>
          <table:table-cell office:value-type="float" office:value="-9.7981388283" calcext:value-type="float">
            <text:p>-9.798138828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H580]/[.I580]" office:value-type="float" office:value="-0.0459791237085548" calcext:value-type="float">
            <text:p>-0.0459791237</text:p>
          </table:table-cell>
          <table:table-cell table:formula="of:=[.D580]/[.M580]" office:value-type="float" office:value="-0.680326797837166" calcext:value-type="float">
            <text:p>-0.6803267978</text:p>
          </table:table-cell>
        </table:table-row>
        <table:table-row table:style-name="ro1">
          <table:table-cell office:value-type="float" office:value="28.97" calcext:value-type="float">
            <text:p>28.97</text:p>
          </table:table-cell>
          <table:table-cell office:value-type="float" office:value="-2.24269557" calcext:value-type="float">
            <text:p>-2.242695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29499" calcext:value-type="float">
            <text:p>0.03129499</text:p>
          </table:table-cell>
          <table:table-cell office:value-type="float" office:value="0.02967807" calcext:value-type="float">
            <text:p>0.0296780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7923597" calcext:value-type="float">
            <text:p>0.4507923597</text:p>
          </table:table-cell>
          <table:table-cell office:value-type="float" office:value="-9.7971701241" calcext:value-type="float">
            <text:p>-9.797170124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[.H581]/[.I581]" office:value-type="float" office:value="-0.0460125070800903" calcext:value-type="float">
            <text:p>-0.0460125071</text:p>
          </table:table-cell>
          <table:table-cell table:formula="of:=[.D581]/[.M581]" office:value-type="float" office:value="-0.680140943972632" calcext:value-type="float">
            <text:p>-0.680140944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-2.2428383827" calcext:value-type="float">
            <text:p>-2.242838382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0546" calcext:value-type="float">
            <text:p>0.03130546</text:p>
          </table:table-cell>
          <table:table-cell office:value-type="float" office:value="0.02968897" calcext:value-type="float">
            <text:p>0.0296889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9844738" calcext:value-type="float">
            <text:p>0.4509844738</text:p>
          </table:table-cell>
          <table:table-cell office:value-type="float" office:value="-9.7977458763" calcext:value-type="float">
            <text:p>-9.797745876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H582]/[.I582]" office:value-type="float" office:value="-0.0460294112027234" calcext:value-type="float">
            <text:p>-0.0460294112</text:p>
          </table:table-cell>
          <table:table-cell table:formula="of:=[.D582]/[.M582]" office:value-type="float" office:value="-0.680118628112014" calcext:value-type="float">
            <text:p>-0.6801186281</text:p>
          </table:table-cell>
        </table:table-row>
        <table:table-row table:style-name="ro1">
          <table:table-cell office:value-type="float" office:value="29.07" calcext:value-type="float">
            <text:p>29.07</text:p>
          </table:table-cell>
          <table:table-cell office:value-type="float" office:value="-2.242906332" calcext:value-type="float">
            <text:p>-2.24290633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0546" calcext:value-type="float">
            <text:p>0.03130546</text:p>
          </table:table-cell>
          <table:table-cell office:value-type="float" office:value="0.02965401" calcext:value-type="float">
            <text:p>0.0296540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4008991" calcext:value-type="float">
            <text:p>0.4504008991</text:p>
          </table:table-cell>
          <table:table-cell office:value-type="float" office:value="-9.7966027069" calcext:value-type="float">
            <text:p>-9.796602706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2" calcext:value-type="float">
            <text:p>582</text:p>
          </table:table-cell>
          <table:table-cell/>
          <table:table-cell table:formula="of:=[.H583]/[.I583]" office:value-type="float" office:value="-0.045975213303564" calcext:value-type="float">
            <text:p>-0.0459752133</text:p>
          </table:table-cell>
          <table:table-cell table:formula="of:=[.D583]/[.M583]" office:value-type="float" office:value="-0.68092038623719" calcext:value-type="float">
            <text:p>-0.6809203862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-2.2429513931" calcext:value-type="float">
            <text:p>-2.2429513931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2052" calcext:value-type="float">
            <text:p>0.03132052</text:p>
          </table:table-cell>
          <table:table-cell office:value-type="float" office:value="0.02957259" calcext:value-type="float">
            <text:p>0.0295725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91650796" calcext:value-type="float">
            <text:p>0.4491650796</text:p>
          </table:table-cell>
          <table:table-cell office:value-type="float" office:value="-9.7966205788" calcext:value-type="float">
            <text:p>-9.796620578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3" calcext:value-type="float">
            <text:p>583</text:p>
          </table:table-cell>
          <table:table-cell/>
          <table:table-cell table:formula="of:=[.H584]/[.I584]" office:value-type="float" office:value="-0.0458489819001461" calcext:value-type="float">
            <text:p>-0.0458489819</text:p>
          </table:table-cell>
          <table:table-cell table:formula="of:=[.D584]/[.M584]" office:value-type="float" office:value="-0.683123565714339" calcext:value-type="float">
            <text:p>-0.6831235657</text:p>
          </table:table-cell>
        </table:table-row>
        <table:table-row table:style-name="ro1">
          <table:table-cell office:value-type="float" office:value="29.18" calcext:value-type="float">
            <text:p>29.18</text:p>
          </table:table-cell>
          <table:table-cell office:value-type="float" office:value="-2.2429003716" calcext:value-type="float">
            <text:p>-2.242900371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3623" calcext:value-type="float">
            <text:p>0.03133623</text:p>
          </table:table-cell>
          <table:table-cell office:value-type="float" office:value="0.02966757" calcext:value-type="float">
            <text:p>0.0296675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505250686" calcext:value-type="float">
            <text:p>0.4505250686</text:p>
          </table:table-cell>
          <table:table-cell office:value-type="float" office:value="-9.7948243713" calcext:value-type="float">
            <text:p>-9.794824371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[.H585]/[.I585]" office:value-type="float" office:value="-0.0459962375558353" calcext:value-type="float">
            <text:p>-0.0459962376</text:p>
          </table:table-cell>
          <table:table-cell table:formula="of:=[.D585]/[.M585]" office:value-type="float" office:value="-0.68127811458406" calcext:value-type="float">
            <text:p>-0.6812781146</text:p>
          </table:table-cell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-2.2431225777" calcext:value-type="float">
            <text:p>-2.243122577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4874" calcext:value-type="float">
            <text:p>0.03134874</text:p>
          </table:table-cell>
          <table:table-cell office:value-type="float" office:value="0.02941816" calcext:value-type="float">
            <text:p>0.02941816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7301047" calcext:value-type="float">
            <text:p>0.4467301047</text:p>
          </table:table-cell>
          <table:table-cell office:value-type="float" office:value="-9.7946614075" calcext:value-type="float">
            <text:p>-9.794661407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H586]/[.I586]" office:value-type="float" office:value="-0.0456095505616895" calcext:value-type="float">
            <text:p>-0.0456095506</text:p>
          </table:table-cell>
          <table:table-cell table:formula="of:=[.D586]/[.M586]" office:value-type="float" office:value="-0.687328412885785" calcext:value-type="float">
            <text:p>-0.6873284129</text:p>
          </table:table-cell>
        </table:table-row>
        <table:table-row table:style-name="ro1">
          <table:table-cell office:value-type="float" office:value="29.28" calcext:value-type="float">
            <text:p>29.28</text:p>
          </table:table-cell>
          <table:table-cell office:value-type="float" office:value="-2.2431299686" calcext:value-type="float">
            <text:p>-2.243129968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4874" calcext:value-type="float">
            <text:p>0.03134874</text:p>
          </table:table-cell>
          <table:table-cell office:value-type="float" office:value="0.02943889" calcext:value-type="float">
            <text:p>0.0294388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70267475" calcext:value-type="float">
            <text:p>0.4470267475</text:p>
          </table:table-cell>
          <table:table-cell office:value-type="float" office:value="-9.7942638397" calcext:value-type="float">
            <text:p>-9.794263839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6" calcext:value-type="float">
            <text:p>586</text:p>
          </table:table-cell>
          <table:table-cell/>
          <table:table-cell table:formula="of:=[.H587]/[.I587]" office:value-type="float" office:value="-0.045641689341472" calcext:value-type="float">
            <text:p>-0.0456416893</text:p>
          </table:table-cell>
          <table:table-cell table:formula="of:=[.D587]/[.M587]" office:value-type="float" office:value="-0.68684442780945" calcext:value-type="float">
            <text:p>-0.6868444278</text:p>
          </table:table-cell>
        </table:table-row>
        <table:table-row table:style-name="ro1">
          <table:table-cell office:value-type="float" office:value="29.33" calcext:value-type="float">
            <text:p>29.33</text:p>
          </table:table-cell>
          <table:table-cell office:value-type="float" office:value="-2.2432394028" calcext:value-type="float">
            <text:p>-2.243239402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6567" calcext:value-type="float">
            <text:p>0.03136567</text:p>
          </table:table-cell>
          <table:table-cell office:value-type="float" office:value="0.02925074" calcext:value-type="float">
            <text:p>0.0292507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0851104" calcext:value-type="float">
            <text:p>0.4440851104</text:p>
          </table:table-cell>
          <table:table-cell office:value-type="float" office:value="-9.792399025" calcext:value-type="float">
            <text:p>-9.792399025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7" calcext:value-type="float">
            <text:p>587</text:p>
          </table:table-cell>
          <table:table-cell/>
          <table:table-cell table:formula="of:=[.H588]/[.I588]" office:value-type="float" office:value="-0.0453499810686075" calcext:value-type="float">
            <text:p>-0.0453499811</text:p>
          </table:table-cell>
          <table:table-cell table:formula="of:=[.D588]/[.M588]" office:value-type="float" office:value="-0.691635790377699" calcext:value-type="float">
            <text:p>-0.6916357904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-2.2431423664" calcext:value-type="float">
            <text:p>-2.243142366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7818" calcext:value-type="float">
            <text:p>0.03137818</text:p>
          </table:table-cell>
          <table:table-cell office:value-type="float" office:value="0.02919703" calcext:value-type="float">
            <text:p>0.02919703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27887" calcext:value-type="float">
            <text:p>0.44327887</text:p>
          </table:table-cell>
          <table:table-cell office:value-type="float" office:value="-9.7926028633" calcext:value-type="float">
            <text:p>-9.7926028633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8" calcext:value-type="float">
            <text:p>588</text:p>
          </table:table-cell>
          <table:table-cell/>
          <table:table-cell table:formula="of:=[.H589]/[.I589]" office:value-type="float" office:value="-0.0452667055110841" calcext:value-type="float">
            <text:p>-0.0452667055</text:p>
          </table:table-cell>
          <table:table-cell table:formula="of:=[.D589]/[.M589]" office:value-type="float" office:value="-0.693184530345746" calcext:value-type="float">
            <text:p>-0.6931845303</text:p>
          </table:table-cell>
        </table:table-row>
        <table:table-row table:style-name="ro1">
          <table:table-cell office:value-type="float" office:value="29.43" calcext:value-type="float">
            <text:p>29.43</text:p>
          </table:table-cell>
          <table:table-cell office:value-type="float" office:value="-2.243417263" calcext:value-type="float">
            <text:p>-2.243417263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39746" calcext:value-type="float">
            <text:p>0.03139746</text:p>
          </table:table-cell>
          <table:table-cell office:value-type="float" office:value="0.02922289" calcext:value-type="float">
            <text:p>0.0292228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36667174" calcext:value-type="float">
            <text:p>0.4436667174</text:p>
          </table:table-cell>
          <table:table-cell office:value-type="float" office:value="-9.7924961472" calcext:value-type="float">
            <text:p>-9.792496147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89" calcext:value-type="float">
            <text:p>589</text:p>
          </table:table-cell>
          <table:table-cell/>
          <table:table-cell table:formula="of:=[.H590]/[.I590]" office:value-type="float" office:value="-0.0453068054080225" calcext:value-type="float">
            <text:p>-0.0453068054</text:p>
          </table:table-cell>
          <table:table-cell table:formula="of:=[.D590]/[.M590]" office:value-type="float" office:value="-0.69299655354735" calcext:value-type="float">
            <text:p>-0.6929965535</text:p>
          </table:table-cell>
        </table:table-row>
        <table:table-row table:style-name="ro1">
          <table:table-cell office:value-type="float" office:value="29.48" calcext:value-type="float">
            <text:p>29.48</text:p>
          </table:table-cell>
          <table:table-cell office:value-type="float" office:value="-2.243347168" calcext:value-type="float">
            <text:p>-2.24334716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0833" calcext:value-type="float">
            <text:p>0.03140833</text:p>
          </table:table-cell>
          <table:table-cell office:value-type="float" office:value="0.02929625" calcext:value-type="float">
            <text:p>0.0292962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814654" calcext:value-type="float">
            <text:p>0.444814654</text:p>
          </table:table-cell>
          <table:table-cell office:value-type="float" office:value="-9.7932482338" calcext:value-type="float">
            <text:p>-9.7932482338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0" calcext:value-type="float">
            <text:p>590</text:p>
          </table:table-cell>
          <table:table-cell/>
          <table:table-cell table:formula="of:=[.H591]/[.I591]" office:value-type="float" office:value="-0.0454205431518406" calcext:value-type="float">
            <text:p>-0.0454205432</text:p>
          </table:table-cell>
          <table:table-cell table:formula="of:=[.D591]/[.M591]" office:value-type="float" office:value="-0.691500537433076" calcext:value-type="float">
            <text:p>-0.6915005374</text:p>
          </table:table-cell>
        </table:table-row>
        <table:table-row table:style-name="ro1">
          <table:table-cell office:value-type="float" office:value="29.53" calcext:value-type="float">
            <text:p>29.53</text:p>
          </table:table-cell>
          <table:table-cell office:value-type="float" office:value="-2.2435986996" calcext:value-type="float">
            <text:p>-2.243598699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0833" calcext:value-type="float">
            <text:p>0.03140833</text:p>
          </table:table-cell>
          <table:table-cell office:value-type="float" office:value="0.02937921" calcext:value-type="float">
            <text:p>0.0293792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60266387" calcext:value-type="float">
            <text:p>0.4460266387</text:p>
          </table:table-cell>
          <table:table-cell office:value-type="float" office:value="-9.7922021484" calcext:value-type="float">
            <text:p>-9.792202148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H592]/[.I592]" office:value-type="float" office:value="-0.0455491657484705" calcext:value-type="float">
            <text:p>-0.0455491657</text:p>
          </table:table-cell>
          <table:table-cell table:formula="of:=[.D592]/[.M592]" office:value-type="float" office:value="-0.689547865123187" calcext:value-type="float">
            <text:p>-0.6895478651</text:p>
          </table:table-cell>
        </table:table-row>
        <table:table-row table:style-name="ro1">
          <table:table-cell office:value-type="float" office:value="29.58" calcext:value-type="float">
            <text:p>29.58</text:p>
          </table:table-cell>
          <table:table-cell office:value-type="float" office:value="-2.2435240746" calcext:value-type="float">
            <text:p>-2.2435240746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88" calcext:value-type="float">
            <text:p>0.0314188</text:p>
          </table:table-cell>
          <table:table-cell office:value-type="float" office:value="0.02931432" calcext:value-type="float">
            <text:p>0.0293143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0665081" calcext:value-type="float">
            <text:p>0.4450665081</text:p>
          </table:table-cell>
          <table:table-cell office:value-type="float" office:value="-9.792753067" calcext:value-type="float">
            <text:p>-9.79275306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2" calcext:value-type="float">
            <text:p>592</text:p>
          </table:table-cell>
          <table:table-cell/>
          <table:table-cell table:formula="of:=[.H593]/[.I593]" office:value-type="float" office:value="-0.0454485582404607" calcext:value-type="float">
            <text:p>-0.0454485582</text:p>
          </table:table-cell>
          <table:table-cell table:formula="of:=[.D593]/[.M593]" office:value-type="float" office:value="-0.691304657757642" calcext:value-type="float">
            <text:p>-0.6913046578</text:p>
          </table:table-cell>
        </table:table-row>
        <table:table-row table:style-name="ro1">
          <table:table-cell office:value-type="float" office:value="29.63" calcext:value-type="float">
            <text:p>29.63</text:p>
          </table:table-cell>
          <table:table-cell office:value-type="float" office:value="-2.2435464859" calcext:value-type="float">
            <text:p>-2.2435464859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989" calcext:value-type="float">
            <text:p>0.03141989</text:p>
          </table:table-cell>
          <table:table-cell office:value-type="float" office:value="0.0293568" calcext:value-type="float">
            <text:p>0.0293568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57898128" calcext:value-type="float">
            <text:p>0.4457898128</text:p>
          </table:table-cell>
          <table:table-cell office:value-type="float" office:value="-9.7944756126" calcext:value-type="float">
            <text:p>-9.7944756126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3" calcext:value-type="float">
            <text:p>593</text:p>
          </table:table-cell>
          <table:table-cell/>
          <table:table-cell table:formula="of:=[.H594]/[.I594]" office:value-type="float" office:value="-0.0455144134747263" calcext:value-type="float">
            <text:p>-0.0455144135</text:p>
          </table:table-cell>
          <table:table-cell table:formula="of:=[.D594]/[.M594]" office:value-type="float" office:value="-0.690328350983741" calcext:value-type="float">
            <text:p>-0.690328351</text:p>
          </table:table-cell>
        </table:table-row>
        <table:table-row table:style-name="ro1">
          <table:table-cell office:value-type="float" office:value="29.68" calcext:value-type="float">
            <text:p>29.68</text:p>
          </table:table-cell>
          <table:table-cell office:value-type="float" office:value="-2.2436685562" calcext:value-type="float">
            <text:p>-2.2436685562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1989" calcext:value-type="float">
            <text:p>0.03141989</text:p>
          </table:table-cell>
          <table:table-cell office:value-type="float" office:value="0.02913607" calcext:value-type="float">
            <text:p>0.0291360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5452408" calcext:value-type="float">
            <text:p>0.4425452408</text:p>
          </table:table-cell>
          <table:table-cell office:value-type="float" office:value="-9.796848774" calcext:value-type="float">
            <text:p>-9.79684877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[.H595]/[.I595]" office:value-type="float" office:value="-0.0451722029204408" calcext:value-type="float">
            <text:p>-0.0451722029</text:p>
          </table:table-cell>
          <table:table-cell table:formula="of:=[.D595]/[.M595]" office:value-type="float" office:value="-0.695558063779578" calcext:value-type="float">
            <text:p>-0.6955580638</text:p>
          </table:table-cell>
        </table:table-row>
        <table:table-row table:style-name="ro1">
          <table:table-cell office:value-type="float" office:value="29.73" calcext:value-type="float">
            <text:p>29.73</text:p>
          </table:table-cell>
          <table:table-cell office:value-type="float" office:value="-2.2435712814" calcext:value-type="float">
            <text:p>-2.243571281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604" calcext:value-type="float">
            <text:p>0.03142604</text:p>
          </table:table-cell>
          <table:table-cell office:value-type="float" office:value="0.02897462" calcext:value-type="float">
            <text:p>0.02897462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00221899" calcext:value-type="float">
            <text:p>0.4400221899</text:p>
          </table:table-cell>
          <table:table-cell office:value-type="float" office:value="-9.7952732277" calcext:value-type="float">
            <text:p>-9.7952732277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5" calcext:value-type="float">
            <text:p>595</text:p>
          </table:table-cell>
          <table:table-cell/>
          <table:table-cell table:formula="of:=[.H596]/[.I596]" office:value-type="float" office:value="-0.0449218903517325" calcext:value-type="float">
            <text:p>-0.0449218904</text:p>
          </table:table-cell>
          <table:table-cell table:formula="of:=[.D596]/[.M596]" office:value-type="float" office:value="-0.699570738317962" calcext:value-type="float">
            <text:p>-0.6995707383</text:p>
          </table:table-cell>
        </table:table-row>
        <table:table-row table:style-name="ro1">
          <table:table-cell office:value-type="float" office:value="29.78" calcext:value-type="float">
            <text:p>29.78</text:p>
          </table:table-cell>
          <table:table-cell office:value-type="float" office:value="-2.2436356544" calcext:value-type="float">
            <text:p>-2.2436356544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604" calcext:value-type="float">
            <text:p>0.03142604</text:p>
          </table:table-cell>
          <table:table-cell office:value-type="float" office:value="0.0289487" calcext:value-type="float">
            <text:p>0.0289487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96207312" calcext:value-type="float">
            <text:p>0.4396207312</text:p>
          </table:table-cell>
          <table:table-cell office:value-type="float" office:value="-9.795098362" calcext:value-type="float">
            <text:p>-9.795098362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6" calcext:value-type="float">
            <text:p>596</text:p>
          </table:table-cell>
          <table:table-cell/>
          <table:table-cell table:formula="of:=[.H597]/[.I597]" office:value-type="float" office:value="-0.0448817066406913" calcext:value-type="float">
            <text:p>-0.0448817066</text:p>
          </table:table-cell>
          <table:table-cell table:formula="of:=[.D597]/[.M597]" office:value-type="float" office:value="-0.700197081443157" calcext:value-type="float">
            <text:p>-0.7001970814</text:p>
          </table:table-cell>
        </table:table-row>
        <table:table-row table:style-name="ro1">
          <table:table-cell office:value-type="float" office:value="29.83" calcext:value-type="float">
            <text:p>29.83</text:p>
          </table:table-cell>
          <table:table-cell office:value-type="float" office:value="-2.2436716557" calcext:value-type="float">
            <text:p>-2.243671655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3101" calcext:value-type="float">
            <text:p>0.03143101</text:p>
          </table:table-cell>
          <table:table-cell office:value-type="float" office:value="0.02892919" calcext:value-type="float">
            <text:p>0.0289291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392127755" calcext:value-type="float">
            <text:p>0.4392127755</text:p>
          </table:table-cell>
          <table:table-cell office:value-type="float" office:value="-9.7926085854" calcext:value-type="float">
            <text:p>-9.7926085854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H598]/[.I598]" office:value-type="float" office:value="-0.0448514582881247" calcext:value-type="float">
            <text:p>-0.0448514583</text:p>
          </table:table-cell>
          <table:table-cell table:formula="of:=[.D598]/[.M598]" office:value-type="float" office:value="-0.700780112835751" calcext:value-type="float">
            <text:p>-0.7007801128</text:p>
          </table:table-cell>
        </table:table-row>
        <table:table-row table:style-name="ro1">
          <table:table-cell office:value-type="float" office:value="29.88" calcext:value-type="float">
            <text:p>29.88</text:p>
          </table:table-cell>
          <table:table-cell office:value-type="float" office:value="-2.2436289787" calcext:value-type="float">
            <text:p>-2.243628978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561" calcext:value-type="float">
            <text:p>0.03142561</text:p>
          </table:table-cell>
          <table:table-cell office:value-type="float" office:value="0.02916035" calcext:value-type="float">
            <text:p>0.02916035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26498011" calcext:value-type="float">
            <text:p>0.4426498011</text:p>
          </table:table-cell>
          <table:table-cell office:value-type="float" office:value="-9.7910042191" calcext:value-type="float">
            <text:p>-9.791004219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[.H599]/[.I599]" office:value-type="float" office:value="-0.0452098468343515" calcext:value-type="float">
            <text:p>-0.0452098468</text:p>
          </table:table-cell>
          <table:table-cell table:formula="of:=[.D599]/[.M599]" office:value-type="float" office:value="-0.695105429468567" calcext:value-type="float">
            <text:p>-0.6951054295</text:p>
          </table:table-cell>
        </table:table-row>
        <table:table-row table:style-name="ro1">
          <table:table-cell office:value-type="float" office:value="29.93" calcext:value-type="float">
            <text:p>29.93</text:p>
          </table:table-cell>
          <table:table-cell office:value-type="float" office:value="-2.2437212467" calcext:value-type="float">
            <text:p>-2.2437212467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561" calcext:value-type="float">
            <text:p>0.03142561</text:p>
          </table:table-cell>
          <table:table-cell office:value-type="float" office:value="0.02929864" calcext:value-type="float">
            <text:p>0.02929864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47709951" calcext:value-type="float">
            <text:p>0.4447709951</text:p>
          </table:table-cell>
          <table:table-cell office:value-type="float" office:value="-9.7914872551" calcext:value-type="float">
            <text:p>-9.7914872551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599" calcext:value-type="float">
            <text:p>599</text:p>
          </table:table-cell>
          <table:table-cell/>
          <table:table-cell table:formula="of:=[.H600]/[.I600]" office:value-type="float" office:value="-0.0454242530794631" calcext:value-type="float">
            <text:p>-0.0454242531</text:p>
          </table:table-cell>
          <table:table-cell table:formula="of:=[.D600]/[.M600]" office:value-type="float" office:value="-0.691824474142161" calcext:value-type="float">
            <text:p>-0.6918244741</text:p>
          </table:table-cell>
        </table:table-row>
        <table:table-row table:style-name="ro1">
          <table:table-cell office:value-type="float" office:value="29.98" calcext:value-type="float">
            <text:p>29.98</text:p>
          </table:table-cell>
          <table:table-cell office:value-type="float" office:value="-2.243581295" calcext:value-type="float">
            <text:p>-2.243581295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3142036" calcext:value-type="float">
            <text:p>0.03142036</text:p>
          </table:table-cell>
          <table:table-cell office:value-type="float" office:value="0.02909481" calcext:value-type="float">
            <text:p>0.02909481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0.4417161041" calcext:value-type="float">
            <text:p>0.4417161041</text:p>
          </table:table-cell>
          <table:table-cell office:value-type="float" office:value="-9.7923603439" calcext:value-type="float">
            <text:p>-9.7923603439</text:p>
          </table:table-cell>
          <table:table-cell office:value-type="float" office:value="-0.1292388886" calcext:value-type="float">
            <text:p>-0.129238888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H601]/[.I601]" office:value-type="float" office:value="-0.0451082362767788" calcext:value-type="float">
            <text:p>-0.0451082363</text:p>
          </table:table-cell>
          <table:table-cell table:formula="of:=[.D601]/[.M601]" office:value-type="float" office:value="-0.696554833294931" calcext:value-type="float">
            <text:p>-0.69655483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3"/>
          <table:table-cell table:formula="of:=(SUM([.N500:.N600]))/101" office:value-type="float" office:value="-0.68784838361596" calcext:value-type="float">
            <text:p>-0.6878483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0:11:53.469368161</dc:date>
    <meta:editing-duration>PT1M44S</meta:editing-duration>
    <meta:editing-cycles>1</meta:editing-cycles>
    <meta:document-statistic meta:table-count="1" meta:cell-count="7814" meta:object-count="0"/>
    <meta:generator>LibreOffice/5.1.6.2$Linux_X86_64 LibreOffice_project/10m0$Build-2</meta:generator>
  </office:meta>
</office:document-meta>
</file>